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dotted #000000" style:vertical-align="middle" fo:background-color="transparent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order="thin solid #000000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4">
      <style:table-cell-properties fo:border="thin solid #000000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10" style:family="table-cell" style:parent-style-name="Default" style:data-style-name="N3">
      <style:table-cell-properties fo:border="thin solid #000000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order="thin solid #000000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border="thin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dotte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dotted #000000" fo:background-color="transparent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dotted #000000" style:vertical-align="middle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8.0697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84375cm" style:use-optimal-column-width="true"/>
    </style:style>
    <style:style style:name="co4" style:family="table-column">
      <style:table-column-properties fo:break-before="auto" style:column-width="0.2910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0.238125cm"/>
    </style:style>
    <style:style style:name="co9" style:family="table-column">
      <style:table-column-properties fo:break-before="auto" style:column-width="0.635cm"/>
    </style:style>
    <style:style style:name="co10" style:family="table-column">
      <style:table-column-properties fo:break-before="auto" style:column-width="12.0385416666667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0.555625cm"/>
    </style:style>
    <style:style style:name="co13" style:family="table-column">
      <style:table-column-properties fo:break-before="auto" style:column-width="11.509375cm"/>
    </style:style>
    <style:style style:name="co14" style:family="table-column">
      <style:table-column-properties fo:break-before="auto" style:column-width="1.53458333333333cm"/>
    </style:style>
    <style:style style:name="co15" style:family="table-column">
      <style:table-column-properties fo:break-before="auto" style:column-width="1.05833333333333cm"/>
    </style:style>
    <style:style style:name="co16" style:family="table-column">
      <style:table-column-properties fo:break-before="auto" style:column-width="1.984375cm"/>
    </style:style>
    <style:style style:name="co17" style:family="table-column">
      <style:table-column-properties fo:break-before="auto" style:column-width="11.58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ummary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1014" table:default-cell-style-name="ce1"/>
        <table:table-column table:style-name="co6" table:number-columns-repeated="15361" table:default-cell-style-name="ce1"/>
        <table:table-row table:style-name="ro1">
          <table:table-cell table:style-name="ce1"/>
          <table:table-cell table:style-name="ce2"/>
          <table:table-cell office:value-type="string" table:style-name="ce2">
            <text:p>Percentual</text:p>
          </table:table-cell>
          <table:table-cell office:value-type="string" table:style-name="ce2">
            <text:p>% Mínimo</text:p>
          </table:table-cell>
          <table:table-cell office:value-type="string" table:style-name="ce2">
            <text:p><text:span text:style-name="T1">%<text:s/></text:span>Máximo</text:p>
          </table:table-cell>
          <table:table-cell office:value-type="string" table:style-name="ce2">
            <text:p><text:span text:style-name="T1">%<text:s/></text:span>Media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otal de mutantes</text:p>
          </table:table-cell>
          <table:table-cell office:value-type="float" office:value="5669" table:number-columns-spanned="5" table:number-rows-spanned="1" table:style-name="ce15">
            <text:p>5669</text:p>
          </table:table-cell>
          <table:covered-table-cell table:number-columns-repeated="4"/>
          <table:table-cell table:number-columns-repeated="3" table:style-name="ce1"/>
          <table:table-cell office:value-type="string" table:style-name="ce1">
            <text:p>Total</text:p>
          </table:table-cell>
          <table:table-cell office:value-type="float" office:value="830" table:formula="of:=[.B2] - ([.B2]-[.B4]-[.B6])" table:style-name="ce1">
            <text:p>83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Mutantes nos arcos primitivos</text:p>
          </table:table-cell>
          <table:table-cell office:value-type="float" office:value="3705" table:style-name="ce1">
            <text:p>3705</text:p>
          </table:table-cell>
          <table:table-cell office:value-type="float" office:value="65.355441876874238" table:style-name="ce1">
            <text:p>65,35544188</text:p>
          </table:table-cell>
          <table:table-cell office:value-type="float" office:value="37.659999999999997" table:style-name="ce1">
            <text:p>37,66</text:p>
          </table:table-cell>
          <table:table-cell office:value-type="float" office:value="100" table:style-name="ce1">
            <text:p>100</text:p>
          </table:table-cell>
          <table:table-cell office:value-type="float" office:value="66.724999999999994" table:style-name="ce1">
            <text:p>66,725</text:p>
          </table:table-cell>
          <table:table-cell table:number-columns-repeated="3" table:style-name="ce1"/>
          <table:table-cell office:value-type="string" table:style-name="ce1">
            <text:p>Minimais</text:p>
          </table:table-cell>
          <table:table-cell office:value-type="float" office:value="387" table:formula="of:=[.B4]" table:style-name="ce1">
            <text:p>387</text:p>
          </table:table-cell>
          <table:table-cell office:value-type="float" office:value="46.626506024096386" table:formula="of:=[.K3]*100/[.K2]" table:style-name="ce1">
            <text:p>46,62650602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utantes minimais</text:p>
          </table:table-cell>
          <table:table-cell office:value-type="float" office:value="387" table:style-name="ce1">
            <text:p>387</text:p>
          </table:table-cell>
          <table:table-cell office:value-type="float" office:value="6.8266008114305876" table:style-name="ce1">
            <text:p>6,826600811</text:p>
          </table:table-cell>
          <table:table-cell office:value-type="float" office:value="1.17" table:style-name="ce1">
            <text:p>1,17</text:p>
          </table:table-cell>
          <table:table-cell office:value-type="float" office:value="30.77" table:style-name="ce1">
            <text:p>30,77</text:p>
          </table:table-cell>
          <table:table-cell office:value-type="float" office:value="5.9" table:style-name="ce1">
            <text:p>5,9</text:p>
          </table:table-cell>
          <table:table-cell table:number-columns-repeated="3" table:style-name="ce1"/>
          <table:table-cell office:value-type="string" table:style-name="ce1">
            <text:p>Equivalentes</text:p>
          </table:table-cell>
          <table:table-cell office:value-type="float" office:value="443" table:formula="of:=[.B6]" table:style-name="ce1">
            <text:p>443</text:p>
          </table:table-cell>
          <table:table-cell office:value-type="float" office:value="53.373493975903614" table:formula="of:=[.K4]*100/[.K2]" table:style-name="ce1">
            <text:p>53,37349398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inimais em arcos primitivos</text:p>
          </table:table-cell>
          <table:table-cell office:value-type="float" office:value="225" table:style-name="ce1">
            <text:p>225</text:p>
          </table:table-cell>
          <table:table-cell office:value-type="float" office:value="58.139534883720934" table:style-name="ce1">
            <text:p>58,13953488</text:p>
          </table:table-cell>
          <table:table-cell office:value-type="float" office:value="29.32" table:style-name="ce1">
            <text:p>29,32</text:p>
          </table:table-cell>
          <table:table-cell office:value-type="float" office:value="100" table:style-name="ce1">
            <text:p>100</text:p>
          </table:table-cell>
          <table:table-cell office:value-type="float" office:value="69.180000000000007" table:style-name="ce1">
            <text:p>69,18</text:p>
          </table:table-cell>
          <table:table-cell table:number-columns-repeated="3" table:style-name="ce1"/>
          <table:table-cell office:value-type="string" table:style-name="ce1">
            <text:p>M AP</text:p>
          </table:table-cell>
          <table:table-cell office:value-type="float" office:value="225" table:formula="of:=[.B5]" table:style-name="ce1">
            <text:p>225</text:p>
          </table:table-cell>
          <table:table-cell office:value-type="float" office:value="58.139534883720927" table:formula="of:=[.K5]*100/[.K3]" table:style-name="ce1">
            <text:p>58,13953488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utantes equivalentes</text:p>
          </table:table-cell>
          <table:table-cell office:value-type="float" office:value="443" table:style-name="ce1">
            <text:p>443</text:p>
          </table:table-cell>
          <table:table-cell office:value-type="float" office:value="7.8144293526195092" table:style-name="ce1">
            <text:p>7,814429353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12.05" table:style-name="ce1">
            <text:p>12,05</text:p>
          </table:table-cell>
          <table:table-cell office:value-type="float" office:value="7.15" table:style-name="ce1">
            <text:p>7,15</text:p>
          </table:table-cell>
          <table:table-cell table:number-columns-repeated="3" table:style-name="ce1"/>
          <table:table-cell office:value-type="string" table:style-name="ce1">
            <text:p>E AP</text:p>
          </table:table-cell>
          <table:table-cell office:value-type="float" office:value="271" table:formula="of:=[.B7]" table:style-name="ce1">
            <text:p>271</text:p>
          </table:table-cell>
          <table:table-cell office:value-type="float" office:value="61.173814898419863" table:formula="of:=[.K6]*100/[.K4]" table:style-name="ce1">
            <text:p>61,1738149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Equivalentes em arcos primitivos</text:p>
          </table:table-cell>
          <table:table-cell office:value-type="float" office:value="271" table:style-name="ce1">
            <text:p>271</text:p>
          </table:table-cell>
          <table:table-cell office:value-type="float" office:value="61.173814898419863" table:style-name="ce1">
            <text:p>61,1738149</text:p>
          </table:table-cell>
          <table:table-cell office:value-type="float" office:value="11.11" table:style-name="ce1">
            <text:p>11,11</text:p>
          </table:table-cell>
          <table:table-cell office:value-type="float" office:value="100" table:style-name="ce1">
            <text:p>100</text:p>
          </table:table-cell>
          <table:table-cell office:value-type="float" office:value="61.585000000000001" table:style-name="ce1">
            <text:p>61,585</text:p>
          </table:table-cell>
          <table:table-cell table:number-columns-repeated="16378" table:style-name="ce1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office:value-type="string" table:style-name="ce4">
            <text:p>Informação</text:p>
          </table:table-cell>
          <table:table-cell office:value-type="string" table:style-name="ce2">
            <text:p>Número</text:p>
          </table:table-cell>
          <table:table-cell office:value-type="string" table:style-name="ce2">
            <text:p>Média</text:p>
          </table:table-cell>
          <table:table-cell table:style-name="ce2"/>
          <table:table-cell office:value-type="string" table:style-name="ce2">
            <text:p>Total</text:p>
          </table:table-cell>
          <table:table-cell office:value-type="string" table:style-name="ce2">
            <text:p>Média</text:p>
          </table:table-cell>
          <table:table-cell table:style-name="ce2"/>
          <table:table-cell office:value-type="string" table:style-name="ce2">
            <text:p>Percentual</text:p>
          </table:table-cell>
          <table:table-cell table:style-name="ce2"/>
          <table:table-cell office:value-type="string" table:style-name="ce2">
            <text:p>% Mínimo</text:p>
          </table:table-cell>
          <table:table-cell office:value-type="string" table:style-name="ce2">
            <text:p><text:span text:style-name="T1">%<text:s/></text:span>Máximo</text:p>
          </table:table-cell>
          <table:table-cell office:value-type="string" table:style-name="ce2">
            <text:p><text:span text:style-name="T1">%<text:s/></text:span>Mediano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Mutantes minimais</text:p>
          </table:table-cell>
          <table:table-cell office:value-type="float" office:value="387" table:formula="of:=[Cal.B2] + [CheckIt.B2] + [CheckPalindrome.B2] + [CountPositive.B2] + [DigitReverser.B2] + [FindLast.B2] + [FindVal.B2] + [InversePermutation.B2] + [LastZero.B2] + [TestPad.B2] + [Power.B2] + [QuickSort.B2] + [RecursiveSelectionSort.B2] + [TwoPred.B2]" table:style-name="ce5">
            <text:p>387</text:p>
          </table:table-cell>
          <table:table-cell office:value-type="float" office:value="27.642857142857142" table:formula="of:=AVERAGE([Cal.B2]; [CheckIt.B2]; [CheckPalindrome.B2]; [CountPositive.B2]; [DigitReverser.B2]; [FindLast.B2]; [FindVal.B2]; [InversePermutation.B2]; [LastZero.B2]; [TestPad.B2]; [Power.B2]; [QuickSort.B2]; [RecursiveSelectionSort.B2]; [TwoPred.B2])" table:style-name="ce6">
            <text:p>27,6429</text:p>
          </table:table-cell>
          <table:table-cell table:style-name="ce7"/>
          <table:table-cell office:value-type="float" office:value="5669" table:formula="of:=[Cal.C2] + [CheckIt.C2] + [CheckPalindrome.C2] + [CountPositive.C2] + [DigitReverser.C2] + [FindLast.C2] + [FindVal.C2] + [InversePermutation.C2] + [LastZero.C2] + [TestPad.C2] + [Power.C2] + [QuickSort.C2] + [RecursiveSelectionSort.C2] + [TwoPred.C2]" table:style-name="ce5">
            <text:p>5.669</text:p>
          </table:table-cell>
          <table:table-cell office:value-type="float" office:value="404.92857142857144" table:formula="of:=AVERAGE([Cal.C2]; [CheckIt.C2]; [CheckPalindrome.C2]; [CountPositive.C2]; [DigitReverser.C2]; [FindLast.C2]; [FindVal.C2]; [InversePermutation.C2]; [LastZero.C2]; [TestPad.C2]; [Power.C2]; [QuickSort.C2]; [RecursiveSelectionSort.C2]; [TwoPred.C2])" table:style-name="ce6">
            <text:p>404,9286</text:p>
          </table:table-cell>
          <table:table-cell table:style-name="ce7"/>
          <table:table-cell office:value-type="float" office:value="6.8266008114305876" table:formula="of:=[.B15]/[.E15]*100" table:style-name="ce6">
            <text:p>6,8266</text:p>
          </table:table-cell>
          <table:table-cell table:style-name="ce6"/>
          <table:table-cell office:value-type="float" office:value="1.17" table:formula="of:=MIN([Cal.D2]; [CheckIt.D2]; [CheckPalindrome.D2]; [CountPositive.D2]; [DigitReverser.D2]; [FindLast.D2]; [FindVal.D2]; [InversePermutation.D2]; [LastZero.D2]; [TestPad.D2]; [Power.D2]; [QuickSort.D2]; [RecursiveSelectionSort.D2]; [TwoPred.D2])" table:style-name="ce8">
            <text:p>1,17</text:p>
          </table:table-cell>
          <table:table-cell office:value-type="float" office:value="30.77" table:formula="of:=MAX([Cal.D2]; [CheckIt.D2]; [CheckPalindrome.D2]; [CountPositive.D2]; [DigitReverser.D2]; [FindLast.D2]; [FindVal.D2]; [InversePermutation.D2]; [LastZero.D2]; [TestPad.D2]; [Power.D2]; [QuickSort.D2]; [RecursiveSelectionSort.D2]; [TwoPred.D2])" table:style-name="ce8">
            <text:p>30,77</text:p>
          </table:table-cell>
          <table:table-cell office:value-type="float" office:value="5.9" table:formula="of:=MEDIAN([Cal.D2]; [CheckIt.D2]; [CheckPalindrome.D2]; [CountPositive.D2]; [DigitReverser.D2]; [FindLast.D2]; [FindVal.D2]; [InversePermutation.D2]; [LastZero.D2]; [TestPad.D2]; [Power.D2]; [QuickSort.D2]; [RecursiveSelectionSort.D2]; [TwoPred.D2])" table:style-name="ce8">
            <text:p>5,9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Mutantes equivalentes</text:p>
          </table:table-cell>
          <table:table-cell office:value-type="float" office:value="443" table:formula="of:=[Cal.B3] + [CheckIt.B3] + [CheckPalindrome.B3] + [CountPositive.B3] + [DigitReverser.B3] + [FindLast.B3] + [FindVal.B3] + [InversePermutation.B3] + [LastZero.B3] + [TestPad.B3] + [Power.B3] + [QuickSort.B3] + [RecursiveSelectionSort.B3] + [TwoPred.B3]" table:style-name="ce5">
            <text:p>443</text:p>
          </table:table-cell>
          <table:table-cell office:value-type="float" office:value="31.642857142857142" table:formula="of:=AVERAGE([Cal.B3]; [CheckIt.B3]; [CheckPalindrome.B3]; [CountPositive.B3]; [DigitReverser.B3]; [FindLast.B3]; [FindVal.B3]; [InversePermutation.B3]; [LastZero.B3]; [TestPad.B3]; [Power.B3]; [QuickSort.B3]; [RecursiveSelectionSort.B3]; [TwoPred.B3])" table:style-name="ce6">
            <text:p>31,6429</text:p>
          </table:table-cell>
          <table:table-cell table:style-name="ce7"/>
          <table:table-cell office:value-type="float" office:value="5669" table:formula="of:=[Cal.C3] + [CheckIt.C3] + [CheckPalindrome.C3] + [CountPositive.C3] + [DigitReverser.C3] + [FindLast.C3] + [FindVal.C3] + [InversePermutation.C3] + [LastZero.C3] + [TestPad.C3] + [Power.C3] + [QuickSort.C3] + [RecursiveSelectionSort.C3] + [TwoPred.C3]" table:style-name="ce5">
            <text:p>5.669</text:p>
          </table:table-cell>
          <table:table-cell office:value-type="float" office:value="404.92857142857144" table:formula="of:=AVERAGE([Cal.C3]; [CheckIt.C3]; [CheckPalindrome.C3]; [CountPositive.C3]; [DigitReverser.C3]; [FindLast.C3]; [FindVal.C3]; [InversePermutation.C3]; [LastZero.C3]; [TestPad.C3]; [Power.C3]; [QuickSort.C3]; [RecursiveSelectionSort.C3]; [TwoPred.C3])" table:style-name="ce6">
            <text:p>404,9286</text:p>
          </table:table-cell>
          <table:table-cell table:style-name="ce7"/>
          <table:table-cell office:value-type="float" office:value="7.8144293526195092" table:formula="of:=[.B16]/[.E16]*100" table:style-name="ce6">
            <text:p>7,8144</text:p>
          </table:table-cell>
          <table:table-cell table:style-name="ce6"/>
          <table:table-cell office:value-type="float" office:value="2.2400000000000002" table:formula="of:=MIN([Cal.D3]; [CheckIt.D3]; [CheckPalindrome.D3]; [CountPositive.D3]; [DigitReverser.D3]; [FindLast.D3]; [FindVal.D3]; [InversePermutation.D3]; [LastZero.D3]; [TestPad.D3]; [Power.D3]; [QuickSort.D3]; [RecursiveSelectionSort.D3]; [TwoPred.D3])" table:style-name="ce8">
            <text:p>2,24</text:p>
          </table:table-cell>
          <table:table-cell office:value-type="float" office:value="12.05" table:formula="of:=MAX([Cal.D3]; [CheckIt.D3]; [CheckPalindrome.D3]; [CountPositive.D3]; [DigitReverser.D3]; [FindLast.D3]; [FindVal.D3]; [InversePermutation.D3]; [LastZero.D3]; [TestPad.D3]; [Power.D3]; [QuickSort.D3]; [RecursiveSelectionSort.D3]; [TwoPred.D3])" table:style-name="ce8">
            <text:p>12,05</text:p>
          </table:table-cell>
          <table:table-cell office:value-type="float" office:value="7.15" table:formula="of:=MEDIAN([Cal.D3]; [CheckIt.D3]; [CheckPalindrome.D3]; [CountPositive.D3]; [DigitReverser.D3]; [FindLast.D3]; [FindVal.D3]; [InversePermutation.D3]; [LastZero.D3]; [TestPad.D3]; [Power.D3]; [QuickSort.D3]; [RecursiveSelectionSort.D3]; [TwoPred.D3])" table:style-name="ce8">
            <text:p>7,15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Mutantes nos arcos primitivos</text:p>
          </table:table-cell>
          <table:table-cell office:value-type="float" office:value="3705" table:formula="of:=[Cal.B4] + [CheckIt.B4] + [CheckPalindrome.B4] + [CountPositive.B4] + [DigitReverser.B4] + [FindLast.B4] + [FindVal.B4] + [InversePermutation.B4] + [LastZero.B4] + [TestPad.B4] + [Power.B4] + [QuickSort.B4] + [RecursiveSelectionSort.B4] + [TwoPred.B4]" table:style-name="ce5">
            <text:p>3.705</text:p>
          </table:table-cell>
          <table:table-cell office:value-type="float" office:value="264.64285714285717" table:formula="of:=AVERAGE([Cal.B4]; [CheckIt.B4]; [CheckPalindrome.B4]; [CountPositive.B4]; [DigitReverser.B4]; [FindLast.B4]; [FindVal.B4]; [InversePermutation.B4]; [LastZero.B4]; [TestPad.B4]; [Power.B4]; [QuickSort.B4]; [RecursiveSelectionSort.B4]; [TwoPred.B4])" table:style-name="ce6">
            <text:p>264,6429</text:p>
          </table:table-cell>
          <table:table-cell table:style-name="ce7"/>
          <table:table-cell office:value-type="float" office:value="5669" table:formula="of:=[Cal.C4] + [CheckIt.C4] + [CheckPalindrome.C4] + [CountPositive.C4] + [DigitReverser.C4] + [FindLast.C4] + [FindVal.C4] + [InversePermutation.C4] + [LastZero.C4] + [TestPad.C4] + [Power.C4] + [QuickSort.C4] + [RecursiveSelectionSort.C4] + [TwoPred.C4]" table:style-name="ce5">
            <text:p>5.669</text:p>
          </table:table-cell>
          <table:table-cell office:value-type="float" office:value="404.92857142857144" table:formula="of:=AVERAGE([Cal.C4]; [CheckIt.C4]; [CheckPalindrome.C4]; [CountPositive.C4]; [DigitReverser.C4]; [FindLast.C4]; [FindVal.C4]; [InversePermutation.C4]; [LastZero.C4]; [TestPad.C4]; [Power.C4]; [QuickSort.C4]; [RecursiveSelectionSort.C4]; [TwoPred.C4])" table:style-name="ce6">
            <text:p>404,9286</text:p>
          </table:table-cell>
          <table:table-cell table:style-name="ce7"/>
          <table:table-cell office:value-type="float" office:value="65.355441876874238" table:formula="of:=[.B17]/[.E17]*100" table:style-name="ce6">
            <text:p>65,3554</text:p>
          </table:table-cell>
          <table:table-cell table:style-name="ce6"/>
          <table:table-cell office:value-type="float" office:value="37.659999999999997" table:formula="of:=MIN([Cal.D4]; [CheckIt.D4]; [CheckPalindrome.D4]; [CountPositive.D4]; [DigitReverser.D4]; [FindLast.D4]; [FindVal.D4]; [InversePermutation.D4]; [LastZero.D4]; [TestPad.D4]; [Power.D4]; [QuickSort.D4]; [RecursiveSelectionSort.D4]; [TwoPred.D4])" table:style-name="ce8">
            <text:p>37,66</text:p>
          </table:table-cell>
          <table:table-cell office:value-type="float" office:value="100" table:formula="of:=MAX([Cal.D4]; [CheckIt.D4]; [CheckPalindrome.D4]; [CountPositive.D4]; [DigitReverser.D4]; [FindLast.D4]; [FindVal.D4]; [InversePermutation.D4]; [LastZero.D4]; [TestPad.D4]; [Power.D4]; [QuickSort.D4]; [RecursiveSelectionSort.D4]; [TwoPred.D4])" table:style-name="ce8">
            <text:p>100</text:p>
          </table:table-cell>
          <table:table-cell office:value-type="float" office:value="66.724999999999994" table:formula="of:=MEDIAN([Cal.D4]; [CheckIt.D4]; [CheckPalindrome.D4]; [CountPositive.D4]; [DigitReverser.D4]; [FindLast.D4]; [FindVal.D4]; [InversePermutation.D4]; [LastZero.D4]; [TestPad.D4]; [Power.D4]; [QuickSort.D4]; [RecursiveSelectionSort.D4]; [TwoPred.D4])" table:style-name="ce8">
            <text:p>66,725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Mutantes na origem dos arcos primitivos</text:p>
          </table:table-cell>
          <table:table-cell office:value-type="float" office:value="2153" table:formula="of:=[Cal.B5] + [CheckIt.B5] + [CheckPalindrome.B5] + [CountPositive.B5] + [DigitReverser.B5] + [FindLast.B5] + [FindVal.B5] + [InversePermutation.B5] + [LastZero.B5] + [TestPad.B5] + [Power.B5] + [QuickSort.B5] + [RecursiveSelectionSort.B5] + [TwoPred.B5]" table:style-name="ce5">
            <text:p>2.153</text:p>
          </table:table-cell>
          <table:table-cell office:value-type="float" office:value="153.78571428571428" table:formula="of:=AVERAGE([Cal.B5]; [CheckIt.B5]; [CheckPalindrome.B5]; [CountPositive.B5]; [DigitReverser.B5]; [FindLast.B5]; [FindVal.B5]; [InversePermutation.B5]; [LastZero.B5]; [TestPad.B5]; [Power.B5]; [QuickSort.B5]; [RecursiveSelectionSort.B5]; [TwoPred.B5])" table:style-name="ce6">
            <text:p>153,7857</text:p>
          </table:table-cell>
          <table:table-cell table:style-name="ce7"/>
          <table:table-cell office:value-type="float" office:value="5669" table:formula="of:=[Cal.C5] + [CheckIt.C5] + [CheckPalindrome.C5] + [CountPositive.C5] + [DigitReverser.C5] + [FindLast.C5] + [FindVal.C5] + [InversePermutation.C5] + [LastZero.C5] + [TestPad.C5] + [Power.C5] + [QuickSort.C5] + [RecursiveSelectionSort.C5] + [TwoPred.C5]" table:style-name="ce5">
            <text:p>5.669</text:p>
          </table:table-cell>
          <table:table-cell office:value-type="float" office:value="404.92857142857144" table:formula="of:=AVERAGE([Cal.C5]; [CheckIt.C5]; [CheckPalindrome.C5]; [CountPositive.C5]; [DigitReverser.C5]; [FindLast.C5]; [FindVal.C5]; [InversePermutation.C5]; [LastZero.C5]; [TestPad.C5]; [Power.C5]; [QuickSort.C5]; [RecursiveSelectionSort.C5]; [TwoPred.C5])" table:style-name="ce6">
            <text:p>404,9286</text:p>
          </table:table-cell>
          <table:table-cell table:style-name="ce7"/>
          <table:table-cell office:value-type="float" office:value="37.978479449638385" table:formula="of:=[.B18]/[.E18]*100" table:style-name="ce6">
            <text:p>37,9785</text:p>
          </table:table-cell>
          <table:table-cell table:style-name="ce6"/>
          <table:table-cell office:value-type="float" office:value="16.53" table:formula="of:=MIN([Cal.D5]; [CheckIt.D5]; [CheckPalindrome.D5]; [CountPositive.D5]; [DigitReverser.D5]; [FindLast.D5]; [FindVal.D5]; [InversePermutation.D5]; [LastZero.D5]; [TestPad.D5]; [Power.D5]; [QuickSort.D5]; [RecursiveSelectionSort.D5]; [TwoPred.D5])" table:style-name="ce8">
            <text:p>16,53</text:p>
          </table:table-cell>
          <table:table-cell office:value-type="float" office:value="88.46" table:formula="of:=MAX([Cal.D5]; [CheckIt.D5]; [CheckPalindrome.D5]; [CountPositive.D5]; [DigitReverser.D5]; [FindLast.D5]; [FindVal.D5]; [InversePermutation.D5]; [LastZero.D5]; [TestPad.D5]; [Power.D5]; [QuickSort.D5]; [RecursiveSelectionSort.D5]; [TwoPred.D5])" table:style-name="ce8">
            <text:p>88,46</text:p>
          </table:table-cell>
          <table:table-cell office:value-type="float" office:value="41.61" table:formula="of:=MEDIAN([Cal.D5]; [CheckIt.D5]; [CheckPalindrome.D5]; [CountPositive.D5]; [DigitReverser.D5]; [FindLast.D5]; [FindVal.D5]; [InversePermutation.D5]; [LastZero.D5]; [TestPad.D5]; [Power.D5]; [QuickSort.D5]; [RecursiveSelectionSort.D5]; [TwoPred.D5])" table:style-name="ce8">
            <text:p>41,61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Mutantes no destino dos arcos primitivos</text:p>
          </table:table-cell>
          <table:table-cell office:value-type="float" office:value="1632" table:formula="of:=[Cal.B6] + [CheckIt.B6] + [CheckPalindrome.B6] + [CountPositive.B6] + [DigitReverser.B6] + [FindLast.B6] + [FindVal.B6] + [InversePermutation.B6] + [LastZero.B6] + [TestPad.B6] + [Power.B6] + [QuickSort.B6] + [RecursiveSelectionSort.B6] + [TwoPred.B6]" table:style-name="ce5">
            <text:p>1.632</text:p>
          </table:table-cell>
          <table:table-cell office:value-type="float" office:value="116.57142857142857" table:formula="of:=AVERAGE([Cal.B6]; [CheckIt.B6]; [CheckPalindrome.B6]; [CountPositive.B6]; [DigitReverser.B6]; [FindLast.B6]; [FindVal.B6]; [InversePermutation.B6]; [LastZero.B6]; [TestPad.B6]; [Power.B6]; [QuickSort.B6]; [RecursiveSelectionSort.B6]; [TwoPred.B6])" table:style-name="ce6">
            <text:p>116,5714</text:p>
          </table:table-cell>
          <table:table-cell table:style-name="ce7"/>
          <table:table-cell office:value-type="float" office:value="5669" table:formula="of:=[Cal.C6] + [CheckIt.C6] + [CheckPalindrome.C6] + [CountPositive.C6] + [DigitReverser.C6] + [FindLast.C6] + [FindVal.C6] + [InversePermutation.C6] + [LastZero.C6] + [TestPad.C6] + [Power.C6] + [QuickSort.C6] + [RecursiveSelectionSort.C6] + [TwoPred.C6]" table:style-name="ce5">
            <text:p>5.669</text:p>
          </table:table-cell>
          <table:table-cell office:value-type="float" office:value="404.92857142857144" table:formula="of:=AVERAGE([Cal.C6]; [CheckIt.C6]; [CheckPalindrome.C6]; [CountPositive.C6]; [DigitReverser.C6]; [FindLast.C6]; [FindVal.C6]; [InversePermutation.C6]; [LastZero.C6]; [TestPad.C6]; [Power.C6]; [QuickSort.C6]; [RecursiveSelectionSort.C6]; [TwoPred.C6])" table:style-name="ce6">
            <text:p>404,9286</text:p>
          </table:table-cell>
          <table:table-cell table:style-name="ce7"/>
          <table:table-cell office:value-type="float" office:value="28.788146057505731" table:formula="of:=[.B19]/[.E19]*100" table:style-name="ce6">
            <text:p>28,7881</text:p>
          </table:table-cell>
          <table:table-cell table:style-name="ce6"/>
          <table:table-cell office:value-type="float" office:value="5.69" table:formula="of:=MIN([Cal.D6]; [CheckIt.D6]; [CheckPalindrome.D6]; [CountPositive.D6]; [DigitReverser.D6]; [FindLast.D6]; [FindVal.D6]; [InversePermutation.D6]; [LastZero.D6]; [TestPad.D6]; [Power.D6]; [QuickSort.D6]; [RecursiveSelectionSort.D6]; [TwoPred.D6])" table:style-name="ce8">
            <text:p>5,69</text:p>
          </table:table-cell>
          <table:table-cell office:value-type="float" office:value="70.56" table:formula="of:=MAX([Cal.D6]; [CheckIt.D6]; [CheckPalindrome.D6]; [CountPositive.D6]; [DigitReverser.D6]; [FindLast.D6]; [FindVal.D6]; [InversePermutation.D6]; [LastZero.D6]; [TestPad.D6]; [Power.D6]; [QuickSort.D6]; [RecursiveSelectionSort.D6]; [TwoPred.D6])" table:style-name="ce8">
            <text:p>70,56</text:p>
          </table:table-cell>
          <table:table-cell office:value-type="float" office:value="16.855" table:formula="of:=MEDIAN([Cal.D6]; [CheckIt.D6]; [CheckPalindrome.D6]; [CountPositive.D6]; [DigitReverser.D6]; [FindLast.D6]; [FindVal.D6]; [InversePermutation.D6]; [LastZero.D6]; [TestPad.D6]; [Power.D6]; [QuickSort.D6]; [RecursiveSelectionSort.D6]; [TwoPred.D6])" table:style-name="ce8">
            <text:p>16,855</text:p>
          </table:table-cell>
          <table:table-cell table:number-columns-repeated="16372"/>
        </table:table-row>
        <table:table-row table:style-name="ro2">
          <table:table-cell table:style-name="ce9"/>
          <table:table-cell table:style-name="ce5"/>
          <table:table-cell table:style-name="ce6"/>
          <table:table-cell table:style-name="ce7"/>
          <table:table-cell table:style-name="ce5"/>
          <table:table-cell table:style-name="ce6"/>
          <table:table-cell table:style-name="ce7"/>
          <table:table-cell table:number-columns-repeated="2" table:style-name="ce6"/>
          <table:table-cell table:number-columns-repeated="3" table:style-name="ce8"/>
          <table:table-cell table:number-columns-repeated="16372"/>
        </table:table-row>
        <table:table-row table:style-name="ro1">
          <table:table-cell office:value-type="string" table:style-name="ce3">
            <text:p>Minimais em arcos primitivos</text:p>
          </table:table-cell>
          <table:table-cell office:value-type="float" office:value="225" table:formula="of:=[Cal.B8] + [CheckIt.B8] + [CheckPalindrome.B8] + [CountPositive.B8] + [DigitReverser.B8] + [FindLast.B8] + [FindVal.B8] + [InversePermutation.B8] + [LastZero.B8] + [TestPad.B8] + [Power.B8] + [QuickSort.B8] + [RecursiveSelectionSort.B8] + [TwoPred.B8]" table:style-name="ce10">
            <text:p>225</text:p>
          </table:table-cell>
          <table:table-cell office:value-type="float" office:value="16.071428571428573" table:formula="of:=AVERAGE([Cal.B8]; [CheckIt.B8]; [CheckPalindrome.B8]; [CountPositive.B8]; [DigitReverser.B8]; [FindLast.B8]; [FindVal.B8]; [InversePermutation.B8]; [LastZero.B8]; [TestPad.B8]; [Power.B8]; [QuickSort.B8]; [RecursiveSelectionSort.B8]; [TwoPred.B8])" table:style-name="ce11">
            <text:p>16,0714</text:p>
          </table:table-cell>
          <table:table-cell table:style-name="ce12"/>
          <table:table-cell office:value-type="float" office:value="387" table:formula="of:=[Cal.C8] + [CheckIt.C8] + [CheckPalindrome.C8] + [CountPositive.C8] + [DigitReverser.C8] + [FindLast.C8] + [FindVal.C8] + [InversePermutation.C8] + [LastZero.C8] + [TestPad.C8] + [Power.C8] + [QuickSort.C8] + [RecursiveSelectionSort.C8] + [TwoPred.C8]" table:style-name="ce10">
            <text:p>387</text:p>
          </table:table-cell>
          <table:table-cell office:value-type="float" office:value="27.642857142857142" table:formula="of:=AVERAGE([Cal.C8]; [CheckIt.C8]; [CheckPalindrome.C8]; [CountPositive.C8]; [DigitReverser.C8]; [FindLast.C8]; [FindVal.C8]; [InversePermutation.C8]; [LastZero.C8]; [TestPad.C8]; [Power.C8]; [QuickSort.C8]; [RecursiveSelectionSort.C8]; [TwoPred.C8])" table:style-name="ce11">
            <text:p>27,6429</text:p>
          </table:table-cell>
          <table:table-cell table:style-name="ce12"/>
          <table:table-cell office:value-type="float" office:value="58.139534883720934" table:formula="of:=[.B21]/[.E21]*100" table:style-name="ce11">
            <text:p>58,1395</text:p>
          </table:table-cell>
          <table:table-cell table:style-name="ce11"/>
          <table:table-cell office:value-type="float" office:value="29.32" table:formula="of:=MIN([Cal.D8]; [CheckIt.D8]; [CheckPalindrome.D8]; [CountPositive.D8]; [DigitReverser.D8]; [FindLast.D8]; [FindVal.D8]; [InversePermutation.D8]; [LastZero.D8]; [TestPad.D8]; [Power.D8]; [QuickSort.D8]; [RecursiveSelectionSort.D8]; [TwoPred.D8])" table:style-name="ce12">
            <text:p>29,32</text:p>
          </table:table-cell>
          <table:table-cell office:value-type="float" office:value="100" table:formula="of:=MAX([Cal.D8]; [CheckIt.D8]; [CheckPalindrome.D8]; [CountPositive.D8]; [DigitReverser.D8]; [FindLast.D8]; [FindVal.D8]; [InversePermutation.D8]; [LastZero.D8]; [TestPad.D8]; [Power.D8]; [QuickSort.D8]; [RecursiveSelectionSort.D8]; [TwoPred.D8])" table:style-name="ce12">
            <text:p>100,00</text:p>
          </table:table-cell>
          <table:table-cell office:value-type="float" office:value="69.180000000000007" table:formula="of:=MEDIAN([Cal.D8]; [CheckIt.D8]; [CheckPalindrome.D8]; [CountPositive.D8]; [DigitReverser.D8]; [FindLast.D8]; [FindVal.D8]; [InversePermutation.D8]; [LastZero.D8]; [TestPad.D8]; [Power.D8]; [QuickSort.D8]; [RecursiveSelectionSort.D8]; [TwoPred.D8])" table:style-name="ce12">
            <text:p>69,18</text:p>
          </table:table-cell>
          <table:table-cell table:number-columns-repeated="16372" table:style-name="ce13"/>
        </table:table-row>
        <table:table-row table:style-name="ro2">
          <table:table-cell office:value-type="string" table:style-name="ce3">
            <text:p>Minimais na origem dos arcos primitivos</text:p>
          </table:table-cell>
          <table:table-cell office:value-type="float" office:value="125" table:formula="of:=[Cal.B9] + [CheckIt.B9] + [CheckPalindrome.B9] + [CountPositive.B9] + [DigitReverser.B9] + [FindLast.B9] + [FindVal.B9] + [InversePermutation.B9] + [LastZero.B9] + [TestPad.B9] + [Power.B9] + [QuickSort.B9] + [RecursiveSelectionSort.B9] + [TwoPred.B9]" table:style-name="ce5">
            <text:p>125</text:p>
          </table:table-cell>
          <table:table-cell office:value-type="float" office:value="8.9285714285714288" table:formula="of:=AVERAGE([Cal.B9]; [CheckIt.B9]; [CheckPalindrome.B9]; [CountPositive.B9]; [DigitReverser.B9]; [FindLast.B9]; [FindVal.B9]; [InversePermutation.B9]; [LastZero.B9]; [TestPad.B9]; [Power.B9]; [QuickSort.B9]; [RecursiveSelectionSort.B9]; [TwoPred.B9])" table:style-name="ce6">
            <text:p>8,9286</text:p>
          </table:table-cell>
          <table:table-cell table:style-name="ce7"/>
          <table:table-cell office:value-type="float" office:value="387" table:formula="of:=[Cal.C9] + [CheckIt.C9] + [CheckPalindrome.C9] + [CountPositive.C9] + [DigitReverser.C9] + [FindLast.C9] + [FindVal.C9] + [InversePermutation.C9] + [LastZero.C9] + [TestPad.C9] + [Power.C9] + [QuickSort.C9] + [RecursiveSelectionSort.C9] + [TwoPred.C9]" table:style-name="ce5">
            <text:p>387</text:p>
          </table:table-cell>
          <table:table-cell office:value-type="float" office:value="27.642857142857142" table:formula="of:=AVERAGE([Cal.C9]; [CheckIt.C9]; [CheckPalindrome.C9]; [CountPositive.C9]; [DigitReverser.C9]; [FindLast.C9]; [FindVal.C9]; [InversePermutation.C9]; [LastZero.C9]; [TestPad.C9]; [Power.C9]; [QuickSort.C9]; [RecursiveSelectionSort.C9]; [TwoPred.C9])" table:style-name="ce6">
            <text:p>27,6429</text:p>
          </table:table-cell>
          <table:table-cell table:style-name="ce7"/>
          <table:table-cell office:value-type="float" office:value="32.299741602067186" table:formula="of:=[.B22]/[.E22]*100" table:style-name="ce6">
            <text:p>32,2997</text:p>
          </table:table-cell>
          <table:table-cell table:style-name="ce6"/>
          <table:table-cell office:value-type="float" office:value="0" table:formula="of:=MIN([Cal.D9]; [CheckIt.D9]; [CheckPalindrome.D9]; [CountPositive.D9]; [DigitReverser.D9]; [FindLast.D9]; [FindVal.D9]; [InversePermutation.D9]; [LastZero.D9]; [TestPad.D9]; [Power.D9]; [QuickSort.D9]; [RecursiveSelectionSort.D9]; [TwoPred.D9])" table:style-name="ce7">
            <text:p>0,00</text:p>
          </table:table-cell>
          <table:table-cell office:value-type="float" office:value="100" table:formula="of:=MAX([Cal.D9]; [CheckIt.D9]; [CheckPalindrome.D9]; [CountPositive.D9]; [DigitReverser.D9]; [FindLast.D9]; [FindVal.D9]; [InversePermutation.D9]; [LastZero.D9]; [TestPad.D9]; [Power.D9]; [QuickSort.D9]; [RecursiveSelectionSort.D9]; [TwoPred.D9])" table:style-name="ce7">
            <text:p>100,00</text:p>
          </table:table-cell>
          <table:table-cell office:value-type="float" office:value="33.33" table:formula="of:=MEDIAN([Cal.D9]; [CheckIt.D9]; [CheckPalindrome.D9]; [CountPositive.D9]; [DigitReverser.D9]; [FindLast.D9]; [FindVal.D9]; [InversePermutation.D9]; [LastZero.D9]; [TestPad.D9]; [Power.D9]; [QuickSort.D9]; [RecursiveSelectionSort.D9]; [TwoPred.D9])" table:style-name="ce7">
            <text:p>33,33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Minimais no destino dos arcos primitivos</text:p>
          </table:table-cell>
          <table:table-cell office:value-type="float" office:value="100" table:formula="of:=[Cal.B10] + [CheckIt.B10] + [CheckPalindrome.B10] + [CountPositive.B10] + [DigitReverser.B10] + [FindLast.B10] + [FindVal.B10] + [InversePermutation.B10] + [LastZero.B10] + [TestPad.B10] + [Power.B10] + [QuickSort.B10] + [RecursiveSelectionSort.B10] + [TwoPred.B10]" table:style-name="ce5">
            <text:p>100</text:p>
          </table:table-cell>
          <table:table-cell office:value-type="float" office:value="7.1428571428571432" table:formula="of:=AVERAGE([Cal.B10]; [CheckIt.B10]; [CheckPalindrome.B10]; [CountPositive.B10]; [DigitReverser.B10]; [FindLast.B10]; [FindVal.B10]; [InversePermutation.B10]; [LastZero.B10]; [TestPad.B10]; [Power.B10]; [QuickSort.B10]; [RecursiveSelectionSort.B10]; [TwoPred.B10])" table:style-name="ce6">
            <text:p>7,1429</text:p>
          </table:table-cell>
          <table:table-cell table:style-name="ce7"/>
          <table:table-cell office:value-type="float" office:value="387" table:formula="of:=[Cal.C10] + [CheckIt.C10] + [CheckPalindrome.C10] + [CountPositive.C10] + [DigitReverser.C10] + [FindLast.C10] + [FindVal.C10] + [InversePermutation.C10] + [LastZero.C10] + [TestPad.C10] + [Power.C10] + [QuickSort.C10] + [RecursiveSelectionSort.C10] + [TwoPred.C10]" table:style-name="ce5">
            <text:p>387</text:p>
          </table:table-cell>
          <table:table-cell office:value-type="float" office:value="27.642857142857142" table:formula="of:=AVERAGE([Cal.C10]; [CheckIt.C10]; [CheckPalindrome.C10]; [CountPositive.C10]; [DigitReverser.C10]; [FindLast.C10]; [FindVal.C10]; [InversePermutation.C10]; [LastZero.C10]; [TestPad.C10]; [Power.C10]; [QuickSort.C10]; [RecursiveSelectionSort.C10]; [TwoPred.C10])" table:style-name="ce6">
            <text:p>27,6429</text:p>
          </table:table-cell>
          <table:table-cell table:style-name="ce7"/>
          <table:table-cell office:value-type="float" office:value="25.839793281653744" table:formula="of:=[.B23]/[.E23]*100" table:style-name="ce6">
            <text:p>25,8398</text:p>
          </table:table-cell>
          <table:table-cell table:style-name="ce6"/>
          <table:table-cell office:value-type="float" office:value="0" table:formula="of:=MIN([Cal.D10]; [CheckIt.D10]; [CheckPalindrome.D10]; [CountPositive.D10]; [DigitReverser.D10]; [FindLast.D10]; [FindVal.D10]; [InversePermutation.D10]; [LastZero.D10]; [TestPad.D10]; [Power.D10]; [QuickSort.D10]; [RecursiveSelectionSort.D10]; [TwoPred.D10])" table:style-name="ce7">
            <text:p>0,00</text:p>
          </table:table-cell>
          <table:table-cell office:value-type="float" office:value="77.78" table:formula="of:=MAX([Cal.D10]; [CheckIt.D10]; [CheckPalindrome.D10]; [CountPositive.D10]; [DigitReverser.D10]; [FindLast.D10]; [FindVal.D10]; [InversePermutation.D10]; [LastZero.D10]; [TestPad.D10]; [Power.D10]; [QuickSort.D10]; [RecursiveSelectionSort.D10]; [TwoPred.D10])" table:style-name="ce7">
            <text:p>77,78</text:p>
          </table:table-cell>
          <table:table-cell office:value-type="float" office:value="17.21" table:formula="of:=MEDIAN([Cal.D10]; [CheckIt.D10]; [CheckPalindrome.D10]; [CountPositive.D10]; [DigitReverser.D10]; [FindLast.D10]; [FindVal.D10]; [InversePermutation.D10]; [LastZero.D10]; [TestPad.D10]; [Power.D10]; [QuickSort.D10]; [RecursiveSelectionSort.D10]; [TwoPred.D10])" table:style-name="ce7">
            <text:p>17,21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Minimais em primitivos ou com origem/destino em primitivos</text:p>
          </table:table-cell>
          <table:table-cell office:value-type="float" office:value="372" table:formula="of:=[Cal.B11] + [CheckIt.B11] + [CheckPalindrome.B11] + [CountPositive.B11] + [DigitReverser.B11] + [FindLast.B11] + [FindVal.B11] + [InversePermutation.B11] + [LastZero.B11] + [TestPad.B11] + [Power.B11] + [QuickSort.B11] + [RecursiveSelectionSort.B11] + [TwoPred.B11]" table:style-name="ce10">
            <text:p>372</text:p>
          </table:table-cell>
          <table:table-cell office:value-type="float" office:value="26.571428571428573" table:formula="of:=AVERAGE([Cal.B11]; [CheckIt.B11]; [CheckPalindrome.B11]; [CountPositive.B11]; [DigitReverser.B11]; [FindLast.B11]; [FindVal.B11]; [InversePermutation.B11]; [LastZero.B11]; [TestPad.B11]; [Power.B11]; [QuickSort.B11]; [RecursiveSelectionSort.B11]; [TwoPred.B11])" table:style-name="ce11">
            <text:p>26,5714</text:p>
          </table:table-cell>
          <table:table-cell table:style-name="ce12"/>
          <table:table-cell office:value-type="float" office:value="387" table:formula="of:=[Cal.C11] + [CheckIt.C11] + [CheckPalindrome.C11] + [CountPositive.C11] + [DigitReverser.C11] + [FindLast.C11] + [FindVal.C11] + [InversePermutation.C11] + [LastZero.C11] + [TestPad.C11] + [Power.C11] + [QuickSort.C11] + [RecursiveSelectionSort.C11] + [TwoPred.C11]" table:style-name="ce10">
            <text:p>387</text:p>
          </table:table-cell>
          <table:table-cell office:value-type="float" office:value="27.642857142857142" table:formula="of:=AVERAGE([Cal.C11]; [CheckIt.C11]; [CheckPalindrome.C11]; [CountPositive.C11]; [DigitReverser.C11]; [FindLast.C11]; [FindVal.C11]; [InversePermutation.C11]; [LastZero.C11]; [TestPad.C11]; [Power.C11]; [QuickSort.C11]; [RecursiveSelectionSort.C11]; [TwoPred.C11])" table:style-name="ce11">
            <text:p>27,6429</text:p>
          </table:table-cell>
          <table:table-cell table:style-name="ce12"/>
          <table:table-cell office:value-type="float" office:value="96.124031007751938" table:formula="of:=[.B24]/[.E24]*100" table:style-name="ce11">
            <text:p>96,1240</text:p>
          </table:table-cell>
          <table:table-cell table:style-name="ce11"/>
          <table:table-cell office:value-type="float" office:value="31.25" table:formula="of:=MIN([Cal.D11]; [CheckIt.D11]; [CheckPalindrome.D11]; [CountPositive.D11]; [DigitReverser.D11]; [FindLast.D11]; [FindVal.D11]; [InversePermutation.D11]; [LastZero.D11]; [TestPad.D11]; [Power.D11]; [QuickSort.D11]; [RecursiveSelectionSort.D11]; [TwoPred.D11])" table:style-name="ce12">
            <text:p>31,25</text:p>
          </table:table-cell>
          <table:table-cell office:value-type="float" office:value="100" table:formula="of:=MAX([Cal.D11]; [CheckIt.D11]; [CheckPalindrome.D11]; [CountPositive.D11]; [DigitReverser.D11]; [FindLast.D11]; [FindVal.D11]; [InversePermutation.D11]; [LastZero.D11]; [TestPad.D11]; [Power.D11]; [QuickSort.D11]; [RecursiveSelectionSort.D11]; [TwoPred.D11])" table:style-name="ce12">
            <text:p>100,00</text:p>
          </table:table-cell>
          <table:table-cell office:value-type="float" office:value="100" table:formula="of:=MEDIAN([Cal.D11]; [CheckIt.D11]; [CheckPalindrome.D11]; [CountPositive.D11]; [DigitReverser.D11]; [FindLast.D11]; [FindVal.D11]; [InversePermutation.D11]; [LastZero.D11]; [TestPad.D11]; [Power.D11]; [QuickSort.D11]; [RecursiveSelectionSort.D11]; [TwoPred.D11])" table:style-name="ce12">
            <text:p>100,00</text:p>
          </table:table-cell>
          <table:table-cell table:number-columns-repeated="16372" table:style-name="ce13"/>
        </table:table-row>
        <table:table-row table:style-name="ro2">
          <table:table-cell office:value-type="string" table:style-name="ce3">
            <text:p>Minimais com nó origem em arcos primitivos</text:p>
          </table:table-cell>
          <table:table-cell office:value-type="float" office:value="240" table:formula="of:=[Cal.B12] + [CheckIt.B12] + [CheckPalindrome.B12] + [CountPositive.B12] + [DigitReverser.B12] + [FindLast.B12] + [FindVal.B12] + [InversePermutation.B12] + [LastZero.B12] + [TestPad.B12] + [Power.B12] + [QuickSort.B12] + [RecursiveSelectionSort.B12] + [TwoPred.B12]" table:style-name="ce5">
            <text:p>240</text:p>
          </table:table-cell>
          <table:table-cell office:value-type="float" office:value="17.142857142857142" table:formula="of:=AVERAGE([Cal.B12]; [CheckIt.B12]; [CheckPalindrome.B12]; [CountPositive.B12]; [DigitReverser.B12]; [FindLast.B12]; [FindVal.B12]; [InversePermutation.B12]; [LastZero.B12]; [TestPad.B12]; [Power.B12]; [QuickSort.B12]; [RecursiveSelectionSort.B12]; [TwoPred.B12])" table:style-name="ce6">
            <text:p>17,1429</text:p>
          </table:table-cell>
          <table:table-cell table:style-name="ce7"/>
          <table:table-cell office:value-type="float" office:value="387" table:formula="of:=[Cal.C12] + [CheckIt.C12] + [CheckPalindrome.C12] + [CountPositive.C12] + [DigitReverser.C12] + [FindLast.C12] + [FindVal.C12] + [InversePermutation.C12] + [LastZero.C12] + [TestPad.C12] + [Power.C12] + [QuickSort.C12] + [RecursiveSelectionSort.C12] + [TwoPred.C12]" table:style-name="ce5">
            <text:p>387</text:p>
          </table:table-cell>
          <table:table-cell office:value-type="float" office:value="27.642857142857142" table:formula="of:=AVERAGE([Cal.C12]; [CheckIt.C12]; [CheckPalindrome.C12]; [CountPositive.C12]; [DigitReverser.C12]; [FindLast.C12]; [FindVal.C12]; [InversePermutation.C12]; [LastZero.C12]; [TestPad.C12]; [Power.C12]; [QuickSort.C12]; [RecursiveSelectionSort.C12]; [TwoPred.C12])" table:style-name="ce6">
            <text:p>27,6429</text:p>
          </table:table-cell>
          <table:table-cell table:style-name="ce7"/>
          <table:table-cell office:value-type="float" office:value="62.015503875968989" table:formula="of:=[.B25]/[.E25]*100" table:style-name="ce6">
            <text:p>62,0155</text:p>
          </table:table-cell>
          <table:table-cell table:style-name="ce6"/>
          <table:table-cell office:value-type="float" office:value="0" table:formula="of:=MIN([Cal.D12]; [CheckIt.D12]; [CheckPalindrome.D12]; [CountPositive.D12]; [DigitReverser.D12]; [FindLast.D12]; [FindVal.D12]; [InversePermutation.D12]; [LastZero.D12]; [TestPad.D12]; [Power.D12]; [QuickSort.D12]; [RecursiveSelectionSort.D12]; [TwoPred.D12])" table:style-name="ce7">
            <text:p>0,00</text:p>
          </table:table-cell>
          <table:table-cell office:value-type="float" office:value="100" table:formula="of:=MAX([Cal.D12]; [CheckIt.D12]; [CheckPalindrome.D12]; [CountPositive.D12]; [DigitReverser.D12]; [FindLast.D12]; [FindVal.D12]; [InversePermutation.D12]; [LastZero.D12]; [TestPad.D12]; [Power.D12]; [QuickSort.D12]; [RecursiveSelectionSort.D12]; [TwoPred.D12])" table:style-name="ce7">
            <text:p>100,00</text:p>
          </table:table-cell>
          <table:table-cell office:value-type="float" office:value="33.31" table:formula="of:=MEDIAN([Cal.D12]; [CheckIt.D12]; [CheckPalindrome.D12]; [CountPositive.D12]; [DigitReverser.D12]; [FindLast.D12]; [FindVal.D12]; [InversePermutation.D12]; [LastZero.D12]; [TestPad.D12]; [Power.D12]; [QuickSort.D12]; [RecursiveSelectionSort.D12]; [TwoPred.D12])" table:style-name="ce7">
            <text:p>33,31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Minimais com nó destino em arcos primitivos</text:p>
          </table:table-cell>
          <table:table-cell office:value-type="float" office:value="227" table:formula="of:=[Cal.B13] + [CheckIt.B13] + [CheckPalindrome.B13] + [CountPositive.B13] + [DigitReverser.B13] + [FindLast.B13] + [FindVal.B13] + [InversePermutation.B13] + [LastZero.B13] + [TestPad.B13] + [Power.B13] + [QuickSort.B13] + [RecursiveSelectionSort.B13] + [TwoPred.B13]" table:style-name="ce5">
            <text:p>227</text:p>
          </table:table-cell>
          <table:table-cell office:value-type="float" office:value="16.214285714285715" table:formula="of:=AVERAGE([Cal.B13]; [CheckIt.B13]; [CheckPalindrome.B13]; [CountPositive.B13]; [DigitReverser.B13]; [FindLast.B13]; [FindVal.B13]; [InversePermutation.B13]; [LastZero.B13]; [TestPad.B13]; [Power.B13]; [QuickSort.B13]; [RecursiveSelectionSort.B13]; [TwoPred.B13])" table:style-name="ce6">
            <text:p>16,2143</text:p>
          </table:table-cell>
          <table:table-cell table:style-name="ce7"/>
          <table:table-cell office:value-type="float" office:value="387" table:formula="of:=[Cal.C13] + [CheckIt.C13] + [CheckPalindrome.C13] + [CountPositive.C13] + [DigitReverser.C13] + [FindLast.C13] + [FindVal.C13] + [InversePermutation.C13] + [LastZero.C13] + [TestPad.C13] + [Power.C13] + [QuickSort.C13] + [RecursiveSelectionSort.C13] + [TwoPred.C13]" table:style-name="ce5">
            <text:p>387</text:p>
          </table:table-cell>
          <table:table-cell office:value-type="float" office:value="27.642857142857142" table:formula="of:=AVERAGE([Cal.C13]; [CheckIt.C13]; [CheckPalindrome.C13]; [CountPositive.C13]; [DigitReverser.C13]; [FindLast.C13]; [FindVal.C13]; [InversePermutation.C13]; [LastZero.C13]; [TestPad.C13]; [Power.C13]; [QuickSort.C13]; [RecursiveSelectionSort.C13]; [TwoPred.C13])" table:style-name="ce6">
            <text:p>27,6429</text:p>
          </table:table-cell>
          <table:table-cell table:style-name="ce7"/>
          <table:table-cell office:value-type="float" office:value="58.656330749354005" table:formula="of:=[.B26]/[.E26]*100" table:style-name="ce6">
            <text:p>58,6563</text:p>
          </table:table-cell>
          <table:table-cell table:style-name="ce6"/>
          <table:table-cell office:value-type="float" office:value="7.52" table:formula="of:=MIN([Cal.D13]; [CheckIt.D13]; [CheckPalindrome.D13]; [CountPositive.D13]; [DigitReverser.D13]; [FindLast.D13]; [FindVal.D13]; [InversePermutation.D13]; [LastZero.D13]; [TestPad.D13]; [Power.D13]; [QuickSort.D13]; [RecursiveSelectionSort.D13]; [TwoPred.D13])" table:style-name="ce7">
            <text:p>7,52</text:p>
          </table:table-cell>
          <table:table-cell office:value-type="float" office:value="100" table:formula="of:=MAX([Cal.D13]; [CheckIt.D13]; [CheckPalindrome.D13]; [CountPositive.D13]; [DigitReverser.D13]; [FindLast.D13]; [FindVal.D13]; [InversePermutation.D13]; [LastZero.D13]; [TestPad.D13]; [Power.D13]; [QuickSort.D13]; [RecursiveSelectionSort.D13]; [TwoPred.D13])" table:style-name="ce7">
            <text:p>100,00</text:p>
          </table:table-cell>
          <table:table-cell office:value-type="float" office:value="85.164999999999992" table:formula="of:=MEDIAN([Cal.D13]; [CheckIt.D13]; [CheckPalindrome.D13]; [CountPositive.D13]; [DigitReverser.D13]; [FindLast.D13]; [FindVal.D13]; [InversePermutation.D13]; [LastZero.D13]; [TestPad.D13]; [Power.D13]; [QuickSort.D13]; [RecursiveSelectionSort.D13]; [TwoPred.D13])" table:style-name="ce7">
            <text:p>85,17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Equivalentes em arcos primitivos</text:p>
          </table:table-cell>
          <table:table-cell office:value-type="float" office:value="271" table:formula="of:=[Cal.B14] + [CheckIt.B14] + [CheckPalindrome.B14] + [CountPositive.B14] + [DigitReverser.B14] + [FindLast.B14] + [FindVal.B14] + [InversePermutation.B14] + [LastZero.B14] + [TestPad.B14] + [Power.B14] + [QuickSort.B14] + [RecursiveSelectionSort.B14] + [TwoPred.B14]" table:style-name="ce10">
            <text:p>271</text:p>
          </table:table-cell>
          <table:table-cell office:value-type="float" office:value="19.357142857142858" table:formula="of:=AVERAGE([Cal.B14]; [CheckIt.B14]; [CheckPalindrome.B14]; [CountPositive.B14]; [DigitReverser.B14]; [FindLast.B14]; [FindVal.B14]; [InversePermutation.B14]; [LastZero.B14]; [TestPad.B14]; [Power.B14]; [QuickSort.B14]; [RecursiveSelectionSort.B14]; [TwoPred.B14])" table:style-name="ce11">
            <text:p>19,3571</text:p>
          </table:table-cell>
          <table:table-cell table:style-name="ce12"/>
          <table:table-cell office:value-type="float" office:value="443" table:formula="of:=[Cal.C14] + [CheckIt.C14] + [CheckPalindrome.C14] + [CountPositive.C14] + [DigitReverser.C14] + [FindLast.C14] + [FindVal.C14] + [InversePermutation.C14] + [LastZero.C14] + [TestPad.C14] + [Power.C14] + [QuickSort.C14] + [RecursiveSelectionSort.C14] + [TwoPred.C14]" table:style-name="ce10">
            <text:p>443</text:p>
          </table:table-cell>
          <table:table-cell office:value-type="float" office:value="31.642857142857142" table:formula="of:=AVERAGE([Cal.C14]; [CheckIt.C14]; [CheckPalindrome.C14]; [CountPositive.C14]; [DigitReverser.C14]; [FindLast.C14]; [FindVal.C14]; [InversePermutation.C14]; [LastZero.C14]; [TestPad.C14]; [Power.C14]; [QuickSort.C14]; [RecursiveSelectionSort.C14]; [TwoPred.C14])" table:style-name="ce11">
            <text:p>31,6429</text:p>
          </table:table-cell>
          <table:table-cell table:style-name="ce12"/>
          <table:table-cell office:value-type="float" office:value="61.173814898419863" table:formula="of:=[.B27]/[.E27]*100" table:style-name="ce11">
            <text:p>61,1738</text:p>
          </table:table-cell>
          <table:table-cell table:style-name="ce11"/>
          <table:table-cell office:value-type="float" office:value="11.11" table:formula="of:=MIN([Cal.D14]; [CheckIt.D14]; [CheckPalindrome.D14]; [CountPositive.D14]; [DigitReverser.D14]; [FindLast.D14]; [FindVal.D14]; [InversePermutation.D14]; [LastZero.D14]; [TestPad.D14]; [Power.D14]; [QuickSort.D14]; [RecursiveSelectionSort.D14]; [TwoPred.D14])" table:style-name="ce12">
            <text:p>11,11</text:p>
          </table:table-cell>
          <table:table-cell office:value-type="float" office:value="100" table:formula="of:=MAX([Cal.D14]; [CheckIt.D14]; [CheckPalindrome.D14]; [CountPositive.D14]; [DigitReverser.D14]; [FindLast.D14]; [FindVal.D14]; [InversePermutation.D14]; [LastZero.D14]; [TestPad.D14]; [Power.D14]; [QuickSort.D14]; [RecursiveSelectionSort.D14]; [TwoPred.D14])" table:style-name="ce12">
            <text:p>100,00</text:p>
          </table:table-cell>
          <table:table-cell office:value-type="float" office:value="61.585000000000001" table:formula="of:=MEDIAN([Cal.D14]; [CheckIt.D14]; [CheckPalindrome.D14]; [CountPositive.D14]; [DigitReverser.D14]; [FindLast.D14]; [FindVal.D14]; [InversePermutation.D14]; [LastZero.D14]; [TestPad.D14]; [Power.D14]; [QuickSort.D14]; [RecursiveSelectionSort.D14]; [TwoPred.D14])" table:style-name="ce12">
            <text:p>61,59</text:p>
          </table:table-cell>
          <table:table-cell table:number-columns-repeated="16372" table:style-name="ce13"/>
        </table:table-row>
        <table:table-row table:style-name="ro2">
          <table:table-cell office:value-type="string" table:style-name="ce3">
            <text:p>Equivalentes na origem dos arcos primitivos</text:p>
          </table:table-cell>
          <table:table-cell office:value-type="float" office:value="158" table:formula="of:=[Cal.B15] + [CheckIt.B15] + [CheckPalindrome.B15] + [CountPositive.B15] + [DigitReverser.B15] + [FindLast.B15] + [FindVal.B15] + [InversePermutation.B15] + [LastZero.B15] + [TestPad.B15] + [Power.B15] + [QuickSort.B15] + [RecursiveSelectionSort.B15] + [TwoPred.B15]" table:style-name="ce5">
            <text:p>158</text:p>
          </table:table-cell>
          <table:table-cell office:value-type="float" office:value="11.285714285714286" table:formula="of:=AVERAGE([Cal.B15]; [CheckIt.B15]; [CheckPalindrome.B15]; [CountPositive.B15]; [DigitReverser.B15]; [FindLast.B15]; [FindVal.B15]; [InversePermutation.B15]; [LastZero.B15]; [TestPad.B15]; [Power.B15]; [QuickSort.B15]; [RecursiveSelectionSort.B15]; [TwoPred.B15])" table:style-name="ce6">
            <text:p>11,2857</text:p>
          </table:table-cell>
          <table:table-cell table:style-name="ce7"/>
          <table:table-cell office:value-type="float" office:value="443" table:formula="of:=[Cal.C15] + [CheckIt.C15] + [CheckPalindrome.C15] + [CountPositive.C15] + [DigitReverser.C15] + [FindLast.C15] + [FindVal.C15] + [InversePermutation.C15] + [LastZero.C15] + [TestPad.C15] + [Power.C15] + [QuickSort.C15] + [RecursiveSelectionSort.C15] + [TwoPred.C15]" table:style-name="ce5">
            <text:p>443</text:p>
          </table:table-cell>
          <table:table-cell office:value-type="float" office:value="31.642857142857142" table:formula="of:=AVERAGE([Cal.C15]; [CheckIt.C15]; [CheckPalindrome.C15]; [CountPositive.C15]; [DigitReverser.C15]; [FindLast.C15]; [FindVal.C15]; [InversePermutation.C15]; [LastZero.C15]; [TestPad.C15]; [Power.C15]; [QuickSort.C15]; [RecursiveSelectionSort.C15]; [TwoPred.C15])" table:style-name="ce6">
            <text:p>31,6429</text:p>
          </table:table-cell>
          <table:table-cell table:style-name="ce7"/>
          <table:table-cell office:value-type="float" office:value="35.665914221218962" table:formula="of:=[.B28]/[.E28]*100" table:style-name="ce6">
            <text:p>35,6659</text:p>
          </table:table-cell>
          <table:table-cell table:style-name="ce6"/>
          <table:table-cell office:value-type="float" office:value="10" table:formula="of:=MIN([Cal.D15]; [CheckIt.D15]; [CheckPalindrome.D15]; [CountPositive.D15]; [DigitReverser.D15]; [FindLast.D15]; [FindVal.D15]; [InversePermutation.D15]; [LastZero.D15]; [TestPad.D15]; [Power.D15]; [QuickSort.D15]; [RecursiveSelectionSort.D15]; [TwoPred.D15])" table:style-name="ce7">
            <text:p>10,00</text:p>
          </table:table-cell>
          <table:table-cell office:value-type="float" office:value="100" table:formula="of:=MAX([Cal.D15]; [CheckIt.D15]; [CheckPalindrome.D15]; [CountPositive.D15]; [DigitReverser.D15]; [FindLast.D15]; [FindVal.D15]; [InversePermutation.D15]; [LastZero.D15]; [TestPad.D15]; [Power.D15]; [QuickSort.D15]; [RecursiveSelectionSort.D15]; [TwoPred.D15])" table:style-name="ce7">
            <text:p>100,00</text:p>
          </table:table-cell>
          <table:table-cell office:value-type="float" office:value="28.645" table:formula="of:=MEDIAN([Cal.D15]; [CheckIt.D15]; [CheckPalindrome.D15]; [CountPositive.D15]; [DigitReverser.D15]; [FindLast.D15]; [FindVal.D15]; [InversePermutation.D15]; [LastZero.D15]; [TestPad.D15]; [Power.D15]; [QuickSort.D15]; [RecursiveSelectionSort.D15]; [TwoPred.D15])" table:style-name="ce7">
            <text:p>28,65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Equivalentes no destino dos arcos primitivos</text:p>
          </table:table-cell>
          <table:table-cell office:value-type="float" office:value="119" table:formula="of:=[Cal.B16] + [CheckIt.B16] + [CheckPalindrome.B16] + [CountPositive.B16] + [DigitReverser.B16] + [FindLast.B16] + [FindVal.B16] + [InversePermutation.B16] + [LastZero.B16] + [TestPad.B16] + [Power.B16] + [QuickSort.B16] + [RecursiveSelectionSort.B16] + [TwoPred.B16]" table:style-name="ce5">
            <text:p>119</text:p>
          </table:table-cell>
          <table:table-cell office:value-type="float" office:value="8.5" table:formula="of:=AVERAGE([Cal.B16]; [CheckIt.B16]; [CheckPalindrome.B16]; [CountPositive.B16]; [DigitReverser.B16]; [FindLast.B16]; [FindVal.B16]; [InversePermutation.B16]; [LastZero.B16]; [TestPad.B16]; [Power.B16]; [QuickSort.B16]; [RecursiveSelectionSort.B16]; [TwoPred.B16])" table:style-name="ce6">
            <text:p>8,5000</text:p>
          </table:table-cell>
          <table:table-cell table:style-name="ce7"/>
          <table:table-cell office:value-type="float" office:value="443" table:formula="of:=[Cal.C16] + [CheckIt.C16] + [CheckPalindrome.C16] + [CountPositive.C16] + [DigitReverser.C16] + [FindLast.C16] + [FindVal.C16] + [InversePermutation.C16] + [LastZero.C16] + [TestPad.C16] + [Power.C16] + [QuickSort.C16] + [RecursiveSelectionSort.C16] + [TwoPred.C16]" table:style-name="ce5">
            <text:p>443</text:p>
          </table:table-cell>
          <table:table-cell office:value-type="float" office:value="31.642857142857142" table:formula="of:=AVERAGE([Cal.C16]; [CheckIt.C16]; [CheckPalindrome.C16]; [CountPositive.C16]; [DigitReverser.C16]; [FindLast.C16]; [FindVal.C16]; [InversePermutation.C16]; [LastZero.C16]; [TestPad.C16]; [Power.C16]; [QuickSort.C16]; [RecursiveSelectionSort.C16]; [TwoPred.C16])" table:style-name="ce6">
            <text:p>31,6429</text:p>
          </table:table-cell>
          <table:table-cell table:style-name="ce7"/>
          <table:table-cell office:value-type="float" office:value="26.862302483069978" table:formula="of:=[.B29]/[.E29]*100" table:style-name="ce6">
            <text:p>26,8623</text:p>
          </table:table-cell>
          <table:table-cell table:style-name="ce6"/>
          <table:table-cell office:value-type="float" office:value="0" table:formula="of:=MIN([Cal.D16]; [CheckIt.D16]; [CheckPalindrome.D16]; [CountPositive.D16]; [DigitReverser.D16]; [FindLast.D16]; [FindVal.D16]; [InversePermutation.D16]; [LastZero.D16]; [TestPad.D16]; [Power.D16]; [QuickSort.D16]; [RecursiveSelectionSort.D16]; [TwoPred.D16])" table:style-name="ce7">
            <text:p>0,00</text:p>
          </table:table-cell>
          <table:table-cell office:value-type="float" office:value="50.88" table:formula="of:=MAX([Cal.D16]; [CheckIt.D16]; [CheckPalindrome.D16]; [CountPositive.D16]; [DigitReverser.D16]; [FindLast.D16]; [FindVal.D16]; [InversePermutation.D16]; [LastZero.D16]; [TestPad.D16]; [Power.D16]; [QuickSort.D16]; [RecursiveSelectionSort.D16]; [TwoPred.D16])" table:style-name="ce7">
            <text:p>50,88</text:p>
          </table:table-cell>
          <table:table-cell office:value-type="float" office:value="14.154999999999999" table:formula="of:=MEDIAN([Cal.D16]; [CheckIt.D16]; [CheckPalindrome.D16]; [CountPositive.D16]; [DigitReverser.D16]; [FindLast.D16]; [FindVal.D16]; [InversePermutation.D16]; [LastZero.D16]; [TestPad.D16]; [Power.D16]; [QuickSort.D16]; [RecursiveSelectionSort.D16]; [TwoPred.D16])" table:style-name="ce7">
            <text:p>14,16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Equivalentes em primitivos ou com origem/destino em primitivos</text:p>
          </table:table-cell>
          <table:table-cell office:value-type="float" office:value="428" table:formula="of:=[Cal.B17] + [CheckIt.B17] + [CheckPalindrome.B17] + [CountPositive.B17] + [DigitReverser.B17] + [FindLast.B17] + [FindVal.B17] + [InversePermutation.B17] + [LastZero.B17] + [TestPad.B17] + [Power.B17] + [QuickSort.B17] + [RecursiveSelectionSort.B17] + [TwoPred.B17]" table:style-name="ce10">
            <text:p>428</text:p>
          </table:table-cell>
          <table:table-cell office:value-type="float" office:value="30.571428571428573" table:formula="of:=AVERAGE([Cal.B17]; [CheckIt.B17]; [CheckPalindrome.B17]; [CountPositive.B17]; [DigitReverser.B17]; [FindLast.B17]; [FindVal.B17]; [InversePermutation.B17]; [LastZero.B17]; [TestPad.B17]; [Power.B17]; [QuickSort.B17]; [RecursiveSelectionSort.B17]; [TwoPred.B17])" table:style-name="ce11">
            <text:p>30,5714</text:p>
          </table:table-cell>
          <table:table-cell table:style-name="ce12"/>
          <table:table-cell office:value-type="float" office:value="443" table:formula="of:=[Cal.C17] + [CheckIt.C17] + [CheckPalindrome.C17] + [CountPositive.C17] + [DigitReverser.C17] + [FindLast.C17] + [FindVal.C17] + [InversePermutation.C17] + [LastZero.C17] + [TestPad.C17] + [Power.C17] + [QuickSort.C17] + [RecursiveSelectionSort.C17] + [TwoPred.C17]" table:style-name="ce10">
            <text:p>443</text:p>
          </table:table-cell>
          <table:table-cell office:value-type="float" office:value="31.642857142857142" table:formula="of:=AVERAGE([Cal.C17]; [CheckIt.C17]; [CheckPalindrome.C17]; [CountPositive.C17]; [DigitReverser.C17]; [FindLast.C17]; [FindVal.C17]; [InversePermutation.C17]; [LastZero.C17]; [TestPad.C17]; [Power.C17]; [QuickSort.C17]; [RecursiveSelectionSort.C17]; [TwoPred.C17])" table:style-name="ce11">
            <text:p>31,6429</text:p>
          </table:table-cell>
          <table:table-cell table:style-name="ce12"/>
          <table:table-cell office:value-type="float" office:value="96.613995485327308" table:formula="of:=[.B30]/[.E30]*100" table:style-name="ce11">
            <text:p>96,6140</text:p>
          </table:table-cell>
          <table:table-cell table:style-name="ce11"/>
          <table:table-cell office:value-type="float" office:value="66.67" table:formula="of:=MIN([Cal.D17]; [CheckIt.D17]; [CheckPalindrome.D17]; [CountPositive.D17]; [DigitReverser.D17]; [FindLast.D17]; [FindVal.D17]; [InversePermutation.D17]; [LastZero.D17]; [TestPad.D17]; [Power.D17]; [QuickSort.D17]; [RecursiveSelectionSort.D17]; [TwoPred.D17])" table:style-name="ce12">
            <text:p>66,67</text:p>
          </table:table-cell>
          <table:table-cell office:value-type="float" office:value="100" table:formula="of:=MAX([Cal.D17]; [CheckIt.D17]; [CheckPalindrome.D17]; [CountPositive.D17]; [DigitReverser.D17]; [FindLast.D17]; [FindVal.D17]; [InversePermutation.D17]; [LastZero.D17]; [TestPad.D17]; [Power.D17]; [QuickSort.D17]; [RecursiveSelectionSort.D17]; [TwoPred.D17])" table:style-name="ce12">
            <text:p>100,00</text:p>
          </table:table-cell>
          <table:table-cell office:value-type="float" office:value="100" table:formula="of:=MEDIAN([Cal.D17]; [CheckIt.D17]; [CheckPalindrome.D17]; [CountPositive.D17]; [DigitReverser.D17]; [FindLast.D17]; [FindVal.D17]; [InversePermutation.D17]; [LastZero.D17]; [TestPad.D17]; [Power.D17]; [QuickSort.D17]; [RecursiveSelectionSort.D17]; [TwoPred.D17])" table:style-name="ce12">
            <text:p>100,00</text:p>
          </table:table-cell>
          <table:table-cell table:number-columns-repeated="16372" table:style-name="ce13"/>
        </table:table-row>
        <table:table-row table:style-name="ro2">
          <table:table-cell office:value-type="string" table:style-name="ce3">
            <text:p>Equivalentes com nó origem em arcos primitivos</text:p>
          </table:table-cell>
          <table:table-cell office:value-type="float" office:value="268" table:formula="of:=[Cal.B18] + [CheckIt.B18] + [CheckPalindrome.B18] + [CountPositive.B18] + [DigitReverser.B18] + [FindLast.B18] + [FindVal.B18] + [InversePermutation.B18] + [LastZero.B18] + [TestPad.B18] + [Power.B18] + [QuickSort.B18] + [RecursiveSelectionSort.B18] + [TwoPred.B18]" table:style-name="ce5">
            <text:p>268</text:p>
          </table:table-cell>
          <table:table-cell office:value-type="float" office:value="19.142857142857142" table:formula="of:=AVERAGE([Cal.B18]; [CheckIt.B18]; [CheckPalindrome.B18]; [CountPositive.B18]; [DigitReverser.B18]; [FindLast.B18]; [FindVal.B18]; [InversePermutation.B18]; [LastZero.B18]; [TestPad.B18]; [Power.B18]; [QuickSort.B18]; [RecursiveSelectionSort.B18]; [TwoPred.B18])" table:style-name="ce6">
            <text:p>19,1429</text:p>
          </table:table-cell>
          <table:table-cell table:style-name="ce7"/>
          <table:table-cell office:value-type="float" office:value="443" table:formula="of:=[Cal.C18] + [CheckIt.C18] + [CheckPalindrome.C18] + [CountPositive.C18] + [DigitReverser.C18] + [FindLast.C18] + [FindVal.C18] + [InversePermutation.C18] + [LastZero.C18] + [TestPad.C18] + [Power.C18] + [QuickSort.C18] + [RecursiveSelectionSort.C18] + [TwoPred.C18]" table:style-name="ce5">
            <text:p>443</text:p>
          </table:table-cell>
          <table:table-cell office:value-type="float" office:value="31.642857142857142" table:formula="of:=AVERAGE([Cal.C18]; [CheckIt.C18]; [CheckPalindrome.C18]; [CountPositive.C18]; [DigitReverser.C18]; [FindLast.C18]; [FindVal.C18]; [InversePermutation.C18]; [LastZero.C18]; [TestPad.C18]; [Power.C18]; [QuickSort.C18]; [RecursiveSelectionSort.C18]; [TwoPred.C18])" table:style-name="ce6">
            <text:p>31,6429</text:p>
          </table:table-cell>
          <table:table-cell table:style-name="ce7"/>
          <table:table-cell office:value-type="float" office:value="60.496613995485326" table:formula="of:=[.B31]/[.E31]*100" table:style-name="ce6">
            <text:p>60,4966</text:p>
          </table:table-cell>
          <table:table-cell table:style-name="ce6"/>
          <table:table-cell office:value-type="float" office:value="0" table:formula="of:=MIN([Cal.D18]; [CheckIt.D18]; [CheckPalindrome.D18]; [CountPositive.D18]; [DigitReverser.D18]; [FindLast.D18]; [FindVal.D18]; [InversePermutation.D18]; [LastZero.D18]; [TestPad.D18]; [Power.D18]; [QuickSort.D18]; [RecursiveSelectionSort.D18]; [TwoPred.D18])" table:style-name="ce7">
            <text:p>0,00</text:p>
          </table:table-cell>
          <table:table-cell office:value-type="float" office:value="100" table:formula="of:=MAX([Cal.D18]; [CheckIt.D18]; [CheckPalindrome.D18]; [CountPositive.D18]; [DigitReverser.D18]; [FindLast.D18]; [FindVal.D18]; [InversePermutation.D18]; [LastZero.D18]; [TestPad.D18]; [Power.D18]; [QuickSort.D18]; [RecursiveSelectionSort.D18]; [TwoPred.D18])" table:style-name="ce7">
            <text:p>100,00</text:p>
          </table:table-cell>
          <table:table-cell office:value-type="float" office:value="42.019999999999996" table:formula="of:=MEDIAN([Cal.D18]; [CheckIt.D18]; [CheckPalindrome.D18]; [CountPositive.D18]; [DigitReverser.D18]; [FindLast.D18]; [FindVal.D18]; [InversePermutation.D18]; [LastZero.D18]; [TestPad.D18]; [Power.D18]; [QuickSort.D18]; [RecursiveSelectionSort.D18]; [TwoPred.D18])" table:style-name="ce7">
            <text:p>42,02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Equivalentes com nó destino em arcos primitivos</text:p>
          </table:table-cell>
          <table:table-cell office:value-type="float" office:value="327" table:formula="of:=[Cal.B19] + [CheckIt.B19] + [CheckPalindrome.B19] + [CountPositive.B19] + [DigitReverser.B19] + [FindLast.B19] + [FindVal.B19] + [InversePermutation.B19] + [LastZero.B19] + [TestPad.B19] + [Power.B19] + [QuickSort.B19] + [RecursiveSelectionSort.B19] + [TwoPred.B19]" table:style-name="ce5">
            <text:p>327</text:p>
          </table:table-cell>
          <table:table-cell office:value-type="float" office:value="23.357142857142858" table:formula="of:=AVERAGE([Cal.B19]; [CheckIt.B19]; [CheckPalindrome.B19]; [CountPositive.B19]; [DigitReverser.B19]; [FindLast.B19]; [FindVal.B19]; [InversePermutation.B19]; [LastZero.B19]; [TestPad.B19]; [Power.B19]; [QuickSort.B19]; [RecursiveSelectionSort.B19]; [TwoPred.B19])" table:style-name="ce6">
            <text:p>23,3571</text:p>
          </table:table-cell>
          <table:table-cell table:style-name="ce7"/>
          <table:table-cell office:value-type="float" office:value="443" table:formula="of:=[Cal.C19] + [CheckIt.C19] + [CheckPalindrome.C19] + [CountPositive.C19] + [DigitReverser.C19] + [FindLast.C19] + [FindVal.C19] + [InversePermutation.C19] + [LastZero.C19] + [TestPad.C19] + [Power.C19] + [QuickSort.C19] + [RecursiveSelectionSort.C19] + [TwoPred.C19]" table:style-name="ce5">
            <text:p>443</text:p>
          </table:table-cell>
          <table:table-cell office:value-type="float" office:value="31.642857142857142" table:formula="of:=AVERAGE([Cal.C19]; [CheckIt.C19]; [CheckPalindrome.C19]; [CountPositive.C19]; [DigitReverser.C19]; [FindLast.C19]; [FindVal.C19]; [InversePermutation.C19]; [LastZero.C19]; [TestPad.C19]; [Power.C19]; [QuickSort.C19]; [RecursiveSelectionSort.C19]; [TwoPred.C19])" table:style-name="ce6">
            <text:p>31,6429</text:p>
          </table:table-cell>
          <table:table-cell table:style-name="ce7"/>
          <table:table-cell office:value-type="float" office:value="73.814898419864562" table:formula="of:=[.B32]/[.E32]*100" table:style-name="ce6">
            <text:p>73,8149</text:p>
          </table:table-cell>
          <table:table-cell table:style-name="ce6"/>
          <table:table-cell office:value-type="float" office:value="32.47" table:formula="of:=MIN([Cal.D19]; [CheckIt.D19]; [CheckPalindrome.D19]; [CountPositive.D19]; [DigitReverser.D19]; [FindLast.D19]; [FindVal.D19]; [InversePermutation.D19]; [LastZero.D19]; [TestPad.D19]; [Power.D19]; [QuickSort.D19]; [RecursiveSelectionSort.D19]; [TwoPred.D19])" table:style-name="ce7">
            <text:p>32,47</text:p>
          </table:table-cell>
          <table:table-cell office:value-type="float" office:value="100" table:formula="of:=MAX([Cal.D19]; [CheckIt.D19]; [CheckPalindrome.D19]; [CountPositive.D19]; [DigitReverser.D19]; [FindLast.D19]; [FindVal.D19]; [InversePermutation.D19]; [LastZero.D19]; [TestPad.D19]; [Power.D19]; [QuickSort.D19]; [RecursiveSelectionSort.D19]; [TwoPred.D19])" table:style-name="ce7">
            <text:p>100,00</text:p>
          </table:table-cell>
          <table:table-cell office:value-type="float" office:value="80.835000000000008" table:formula="of:=MEDIAN([Cal.D19]; [CheckIt.D19]; [CheckPalindrome.D19]; [CountPositive.D19]; [DigitReverser.D19]; [FindLast.D19]; [FindVal.D19]; [InversePermutation.D19]; [LastZero.D19]; [TestPad.D19]; [Power.D19]; [QuickSort.D19]; [RecursiveSelectionSort.D19]; [TwoPred.D19])" table:style-name="ce7">
            <text:p>80,84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4">
            <text:p>MM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14">
            <text:p>ME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14">
            <text:p>M_AP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14">
            <text:p>M_OriAP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14">
            <text:p>M_DesAP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table:style-name="ce14"/>
          <table:table-cell table:number-columns-spanned="11" table:number-rows-spanned="1" table:style-name="ce16"/>
          <table:covered-table-cell table:number-columns-repeated="10"/>
          <table:table-cell table:number-columns-repeated="16372"/>
        </table:table-row>
        <table:table-row table:style-name="ro1">
          <table:table-cell office:value-type="string" table:style-name="ce14">
            <text:p>MM_AP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14">
            <text:p>MM_OriAP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14">
            <text:p>MM_DesAP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14">
            <text:p>MM_NoOriDes_AP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14">
            <text:p>MM_NoOri_AP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14">
            <text:p>MM_NoDes_AP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14">
            <text:p>ME_AP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14">
            <text:p>ME_OriAP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14">
            <text:p>ME_DesAP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14">
            <text:p>ME_NoOrides_AP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14">
            <text:p>ME_NoOri_AP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14">
            <text:p>ME_NoDes_DAP</text:p>
          </table:table-cell>
          <table:table-cell table:number-columns-repeated="11" table:style-name="ce3"/>
          <table:table-cell table:number-columns-repeated="16372"/>
        </table:table-row>
        <table:table-row table:number-rows-repeated="1048525" table:style-name="ro2">
          <table:table-cell table:number-columns-repeated="16384"/>
        </table:table-row>
      </table:table>
      <table:table table:name="Summary" table:style-name="ta1">
        <table:table-column table:style-name="co7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9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1014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2" table:number-rows-spanned="1" table:style-name="ce17">
            <text:p>Informação</text:p>
          </table:table-cell>
          <table:covered-table-cell/>
          <table:table-cell office:value-type="string" table:style-name="ce2">
            <text:p>Número</text:p>
          </table:table-cell>
          <table:table-cell office:value-type="string" table:style-name="ce2">
            <text:p>Média</text:p>
          </table:table-cell>
          <table:table-cell table:style-name="ce2"/>
          <table:table-cell office:value-type="string" table:style-name="ce2">
            <text:p>Total</text:p>
          </table:table-cell>
          <table:table-cell office:value-type="string" table:style-name="ce2">
            <text:p>Média</text:p>
          </table:table-cell>
          <table:table-cell table:style-name="ce2"/>
          <table:table-cell office:value-type="string" table:style-name="ce2">
            <text:p>Percentual</text:p>
          </table:table-cell>
          <table:table-cell table:style-name="ce2"/>
          <table:table-cell office:value-type="string" table:style-name="ce2">
            <text:p>% Mínimo</text:p>
          </table:table-cell>
          <table:table-cell office:value-type="string" table:style-name="ce2">
            <text:p><text:span text:style-name="T1">%<text:s/></text:span>Máximo</text:p>
          </table:table-cell>
          <table:table-cell office:value-type="string" table:style-name="ce2">
            <text:p><text:span text:style-name="T1">%<text:s/></text:span>Mediano</text:p>
          </table:table-cell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7">
            <text:p>MM</text:p>
          </table:table-cell>
          <table:covered-table-cell/>
          <table:table-cell office:value-type="float" office:value="387" table:formula="of:=[Cal.B2] + [CheckIt.B2] + [CheckPalindrome.B2] + [CountPositive.B2] + [DigitReverser.B2] + [FindLast.B2] + [FindVal.B2] + [InversePermutation.B2] + [LastZero.B2] + [TestPad.B2] + [Power.B2] + [QuickSort.B2] + [RecursiveSelectionSort.B2] + [TwoPred.B2]" table:style-name="ce5">
            <text:p>387</text:p>
          </table:table-cell>
          <table:table-cell office:value-type="float" office:value="27.642857142857142" table:formula="of:=AVERAGE([Cal.B2]; [CheckIt.B2]; [CheckPalindrome.B2]; [CountPositive.B2]; [DigitReverser.B2]; [FindLast.B2]; [FindVal.B2]; [InversePermutation.B2]; [LastZero.B2]; [TestPad.B2]; [Power.B2]; [QuickSort.B2]; [RecursiveSelectionSort.B2]; [TwoPred.B2])" table:style-name="ce6">
            <text:p>27,6429</text:p>
          </table:table-cell>
          <table:table-cell table:style-name="ce7"/>
          <table:table-cell office:value-type="float" office:value="5669" table:formula="of:=[Cal.C2] + [CheckIt.C2] + [CheckPalindrome.C2] + [CountPositive.C2] + [DigitReverser.C2] + [FindLast.C2] + [FindVal.C2] + [InversePermutation.C2] + [LastZero.C2] + [TestPad.C2] + [Power.C2] + [QuickSort.C2] + [RecursiveSelectionSort.C2] + [TwoPred.C2]" table:style-name="ce5">
            <text:p>5.669</text:p>
          </table:table-cell>
          <table:table-cell office:value-type="float" office:value="404.92857142857144" table:formula="of:=AVERAGE([Cal.C2]; [CheckIt.C2]; [CheckPalindrome.C2]; [CountPositive.C2]; [DigitReverser.C2]; [FindLast.C2]; [FindVal.C2]; [InversePermutation.C2]; [LastZero.C2]; [TestPad.C2]; [Power.C2]; [QuickSort.C2]; [RecursiveSelectionSort.C2]; [TwoPred.C2])" table:style-name="ce6">
            <text:p>404,9286</text:p>
          </table:table-cell>
          <table:table-cell table:style-name="ce7"/>
          <table:table-cell office:value-type="float" office:value="6.8266008114305876" table:formula="of:=[.C2]/[.F2]*100" table:style-name="ce6">
            <text:p>6,8266</text:p>
          </table:table-cell>
          <table:table-cell table:style-name="ce6"/>
          <table:table-cell office:value-type="float" office:value="1.17" table:formula="of:=MIN([Cal.D2]; [CheckIt.D2]; [CheckPalindrome.D2]; [CountPositive.D2]; [DigitReverser.D2]; [FindLast.D2]; [FindVal.D2]; [InversePermutation.D2]; [LastZero.D2]; [TestPad.D2]; [Power.D2]; [QuickSort.D2]; [RecursiveSelectionSort.D2]; [TwoPred.D2])" table:style-name="ce8">
            <text:p>1,17</text:p>
          </table:table-cell>
          <table:table-cell office:value-type="float" office:value="30.77" table:formula="of:=MAX([Cal.D2]; [CheckIt.D2]; [CheckPalindrome.D2]; [CountPositive.D2]; [DigitReverser.D2]; [FindLast.D2]; [FindVal.D2]; [InversePermutation.D2]; [LastZero.D2]; [TestPad.D2]; [Power.D2]; [QuickSort.D2]; [RecursiveSelectionSort.D2]; [TwoPred.D2])" table:style-name="ce8">
            <text:p>30,77</text:p>
          </table:table-cell>
          <table:table-cell office:value-type="float" office:value="5.9" table:formula="of:=MEDIAN([Cal.D2]; [CheckIt.D2]; [CheckPalindrome.D2]; [CountPositive.D2]; [DigitReverser.D2]; [FindLast.D2]; [FindVal.D2]; [InversePermutation.D2]; [LastZero.D2]; [TestPad.D2]; [Power.D2]; [QuickSort.D2]; [RecursiveSelectionSort.D2]; [TwoPred.D2])" table:style-name="ce8">
            <text:p>5,9</text:p>
          </table:table-cell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7">
            <text:p>ME</text:p>
          </table:table-cell>
          <table:covered-table-cell/>
          <table:table-cell office:value-type="float" office:value="443" table:formula="of:=[Cal.B3] + [CheckIt.B3] + [CheckPalindrome.B3] + [CountPositive.B3] + [DigitReverser.B3] + [FindLast.B3] + [FindVal.B3] + [InversePermutation.B3] + [LastZero.B3] + [TestPad.B3] + [Power.B3] + [QuickSort.B3] + [RecursiveSelectionSort.B3] + [TwoPred.B3]" table:style-name="ce5">
            <text:p>443</text:p>
          </table:table-cell>
          <table:table-cell office:value-type="float" office:value="31.642857142857142" table:formula="of:=AVERAGE([Cal.B3]; [CheckIt.B3]; [CheckPalindrome.B3]; [CountPositive.B3]; [DigitReverser.B3]; [FindLast.B3]; [FindVal.B3]; [InversePermutation.B3]; [LastZero.B3]; [TestPad.B3]; [Power.B3]; [QuickSort.B3]; [RecursiveSelectionSort.B3]; [TwoPred.B3])" table:style-name="ce6">
            <text:p>31,6429</text:p>
          </table:table-cell>
          <table:table-cell table:style-name="ce7"/>
          <table:table-cell office:value-type="float" office:value="5669" table:formula="of:=[Cal.C3] + [CheckIt.C3] + [CheckPalindrome.C3] + [CountPositive.C3] + [DigitReverser.C3] + [FindLast.C3] + [FindVal.C3] + [InversePermutation.C3] + [LastZero.C3] + [TestPad.C3] + [Power.C3] + [QuickSort.C3] + [RecursiveSelectionSort.C3] + [TwoPred.C3]" table:style-name="ce5">
            <text:p>5.669</text:p>
          </table:table-cell>
          <table:table-cell office:value-type="float" office:value="404.92857142857144" table:formula="of:=AVERAGE([Cal.C3]; [CheckIt.C3]; [CheckPalindrome.C3]; [CountPositive.C3]; [DigitReverser.C3]; [FindLast.C3]; [FindVal.C3]; [InversePermutation.C3]; [LastZero.C3]; [TestPad.C3]; [Power.C3]; [QuickSort.C3]; [RecursiveSelectionSort.C3]; [TwoPred.C3])" table:style-name="ce6">
            <text:p>404,9286</text:p>
          </table:table-cell>
          <table:table-cell table:style-name="ce7"/>
          <table:table-cell office:value-type="float" office:value="7.8144293526195092" table:formula="of:=[.C3]/[.F3]*100" table:style-name="ce6">
            <text:p>7,8144</text:p>
          </table:table-cell>
          <table:table-cell table:style-name="ce6"/>
          <table:table-cell office:value-type="float" office:value="2.2400000000000002" table:formula="of:=MIN([Cal.D3]; [CheckIt.D3]; [CheckPalindrome.D3]; [CountPositive.D3]; [DigitReverser.D3]; [FindLast.D3]; [FindVal.D3]; [InversePermutation.D3]; [LastZero.D3]; [TestPad.D3]; [Power.D3]; [QuickSort.D3]; [RecursiveSelectionSort.D3]; [TwoPred.D3])" table:style-name="ce8">
            <text:p>2,24</text:p>
          </table:table-cell>
          <table:table-cell office:value-type="float" office:value="12.05" table:formula="of:=MAX([Cal.D3]; [CheckIt.D3]; [CheckPalindrome.D3]; [CountPositive.D3]; [DigitReverser.D3]; [FindLast.D3]; [FindVal.D3]; [InversePermutation.D3]; [LastZero.D3]; [TestPad.D3]; [Power.D3]; [QuickSort.D3]; [RecursiveSelectionSort.D3]; [TwoPred.D3])" table:style-name="ce8">
            <text:p>12,05</text:p>
          </table:table-cell>
          <table:table-cell office:value-type="float" office:value="7.15" table:formula="of:=MEDIAN([Cal.D3]; [CheckIt.D3]; [CheckPalindrome.D3]; [CountPositive.D3]; [DigitReverser.D3]; [FindLast.D3]; [FindVal.D3]; [InversePermutation.D3]; [LastZero.D3]; [TestPad.D3]; [Power.D3]; [QuickSort.D3]; [RecursiveSelectionSort.D3]; [TwoPred.D3])" table:style-name="ce8">
            <text:p>7,15</text:p>
          </table:table-cell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7">
            <text:p>M_AP</text:p>
          </table:table-cell>
          <table:covered-table-cell/>
          <table:table-cell office:value-type="float" office:value="3705" table:formula="of:=[Cal.B4] + [CheckIt.B4] + [CheckPalindrome.B4] + [CountPositive.B4] + [DigitReverser.B4] + [FindLast.B4] + [FindVal.B4] + [InversePermutation.B4] + [LastZero.B4] + [TestPad.B4] + [Power.B4] + [QuickSort.B4] + [RecursiveSelectionSort.B4] + [TwoPred.B4]" table:style-name="ce5">
            <text:p>3.705</text:p>
          </table:table-cell>
          <table:table-cell office:value-type="float" office:value="264.64285714285717" table:formula="of:=AVERAGE([Cal.B4]; [CheckIt.B4]; [CheckPalindrome.B4]; [CountPositive.B4]; [DigitReverser.B4]; [FindLast.B4]; [FindVal.B4]; [InversePermutation.B4]; [LastZero.B4]; [TestPad.B4]; [Power.B4]; [QuickSort.B4]; [RecursiveSelectionSort.B4]; [TwoPred.B4])" table:style-name="ce6">
            <text:p>264,6429</text:p>
          </table:table-cell>
          <table:table-cell table:style-name="ce7"/>
          <table:table-cell office:value-type="float" office:value="5669" table:formula="of:=[Cal.C4] + [CheckIt.C4] + [CheckPalindrome.C4] + [CountPositive.C4] + [DigitReverser.C4] + [FindLast.C4] + [FindVal.C4] + [InversePermutation.C4] + [LastZero.C4] + [TestPad.C4] + [Power.C4] + [QuickSort.C4] + [RecursiveSelectionSort.C4] + [TwoPred.C4]" table:style-name="ce5">
            <text:p>5.669</text:p>
          </table:table-cell>
          <table:table-cell office:value-type="float" office:value="404.92857142857144" table:formula="of:=AVERAGE([Cal.C4]; [CheckIt.C4]; [CheckPalindrome.C4]; [CountPositive.C4]; [DigitReverser.C4]; [FindLast.C4]; [FindVal.C4]; [InversePermutation.C4]; [LastZero.C4]; [TestPad.C4]; [Power.C4]; [QuickSort.C4]; [RecursiveSelectionSort.C4]; [TwoPred.C4])" table:style-name="ce6">
            <text:p>404,9286</text:p>
          </table:table-cell>
          <table:table-cell table:style-name="ce7"/>
          <table:table-cell office:value-type="float" office:value="65.355441876874238" table:formula="of:=[.C4]/[.F4]*100" table:style-name="ce6">
            <text:p>65,3554</text:p>
          </table:table-cell>
          <table:table-cell table:style-name="ce6"/>
          <table:table-cell office:value-type="float" office:value="37.659999999999997" table:formula="of:=MIN([Cal.D4]; [CheckIt.D4]; [CheckPalindrome.D4]; [CountPositive.D4]; [DigitReverser.D4]; [FindLast.D4]; [FindVal.D4]; [InversePermutation.D4]; [LastZero.D4]; [TestPad.D4]; [Power.D4]; [QuickSort.D4]; [RecursiveSelectionSort.D4]; [TwoPred.D4])" table:style-name="ce8">
            <text:p>37,66</text:p>
          </table:table-cell>
          <table:table-cell office:value-type="float" office:value="100" table:formula="of:=MAX([Cal.D4]; [CheckIt.D4]; [CheckPalindrome.D4]; [CountPositive.D4]; [DigitReverser.D4]; [FindLast.D4]; [FindVal.D4]; [InversePermutation.D4]; [LastZero.D4]; [TestPad.D4]; [Power.D4]; [QuickSort.D4]; [RecursiveSelectionSort.D4]; [TwoPred.D4])" table:style-name="ce8">
            <text:p>100</text:p>
          </table:table-cell>
          <table:table-cell office:value-type="float" office:value="66.724999999999994" table:formula="of:=MEDIAN([Cal.D4]; [CheckIt.D4]; [CheckPalindrome.D4]; [CountPositive.D4]; [DigitReverser.D4]; [FindLast.D4]; [FindVal.D4]; [InversePermutation.D4]; [LastZero.D4]; [TestPad.D4]; [Power.D4]; [QuickSort.D4]; [RecursiveSelectionSort.D4]; [TwoPred.D4])" table:style-name="ce8">
            <text:p>66,725</text:p>
          </table:table-cell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7">
            <text:p>M_OriAP</text:p>
          </table:table-cell>
          <table:covered-table-cell/>
          <table:table-cell office:value-type="float" office:value="2153" table:formula="of:=[Cal.B5] + [CheckIt.B5] + [CheckPalindrome.B5] + [CountPositive.B5] + [DigitReverser.B5] + [FindLast.B5] + [FindVal.B5] + [InversePermutation.B5] + [LastZero.B5] + [TestPad.B5] + [Power.B5] + [QuickSort.B5] + [RecursiveSelectionSort.B5] + [TwoPred.B5]" table:style-name="ce5">
            <text:p>2.153</text:p>
          </table:table-cell>
          <table:table-cell office:value-type="float" office:value="153.78571428571428" table:formula="of:=AVERAGE([Cal.B5]; [CheckIt.B5]; [CheckPalindrome.B5]; [CountPositive.B5]; [DigitReverser.B5]; [FindLast.B5]; [FindVal.B5]; [InversePermutation.B5]; [LastZero.B5]; [TestPad.B5]; [Power.B5]; [QuickSort.B5]; [RecursiveSelectionSort.B5]; [TwoPred.B5])" table:style-name="ce6">
            <text:p>153,7857</text:p>
          </table:table-cell>
          <table:table-cell table:style-name="ce7"/>
          <table:table-cell office:value-type="float" office:value="5669" table:formula="of:=[Cal.C5] + [CheckIt.C5] + [CheckPalindrome.C5] + [CountPositive.C5] + [DigitReverser.C5] + [FindLast.C5] + [FindVal.C5] + [InversePermutation.C5] + [LastZero.C5] + [TestPad.C5] + [Power.C5] + [QuickSort.C5] + [RecursiveSelectionSort.C5] + [TwoPred.C5]" table:style-name="ce5">
            <text:p>5.669</text:p>
          </table:table-cell>
          <table:table-cell office:value-type="float" office:value="404.92857142857144" table:formula="of:=AVERAGE([Cal.C5]; [CheckIt.C5]; [CheckPalindrome.C5]; [CountPositive.C5]; [DigitReverser.C5]; [FindLast.C5]; [FindVal.C5]; [InversePermutation.C5]; [LastZero.C5]; [TestPad.C5]; [Power.C5]; [QuickSort.C5]; [RecursiveSelectionSort.C5]; [TwoPred.C5])" table:style-name="ce6">
            <text:p>404,9286</text:p>
          </table:table-cell>
          <table:table-cell table:style-name="ce7"/>
          <table:table-cell office:value-type="float" office:value="37.978479449638385" table:formula="of:=[.C5]/[.F5]*100" table:style-name="ce6">
            <text:p>37,9785</text:p>
          </table:table-cell>
          <table:table-cell table:style-name="ce6"/>
          <table:table-cell office:value-type="float" office:value="16.53" table:formula="of:=MIN([Cal.D5]; [CheckIt.D5]; [CheckPalindrome.D5]; [CountPositive.D5]; [DigitReverser.D5]; [FindLast.D5]; [FindVal.D5]; [InversePermutation.D5]; [LastZero.D5]; [TestPad.D5]; [Power.D5]; [QuickSort.D5]; [RecursiveSelectionSort.D5]; [TwoPred.D5])" table:style-name="ce8">
            <text:p>16,53</text:p>
          </table:table-cell>
          <table:table-cell office:value-type="float" office:value="88.46" table:formula="of:=MAX([Cal.D5]; [CheckIt.D5]; [CheckPalindrome.D5]; [CountPositive.D5]; [DigitReverser.D5]; [FindLast.D5]; [FindVal.D5]; [InversePermutation.D5]; [LastZero.D5]; [TestPad.D5]; [Power.D5]; [QuickSort.D5]; [RecursiveSelectionSort.D5]; [TwoPred.D5])" table:style-name="ce8">
            <text:p>88,46</text:p>
          </table:table-cell>
          <table:table-cell office:value-type="float" office:value="41.61" table:formula="of:=MEDIAN([Cal.D5]; [CheckIt.D5]; [CheckPalindrome.D5]; [CountPositive.D5]; [DigitReverser.D5]; [FindLast.D5]; [FindVal.D5]; [InversePermutation.D5]; [LastZero.D5]; [TestPad.D5]; [Power.D5]; [QuickSort.D5]; [RecursiveSelectionSort.D5]; [TwoPred.D5])" table:style-name="ce8">
            <text:p>41,61</text:p>
          </table:table-cell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7">
            <text:p>M_DesAP</text:p>
          </table:table-cell>
          <table:covered-table-cell/>
          <table:table-cell office:value-type="float" office:value="1632" table:formula="of:=[Cal.B6] + [CheckIt.B6] + [CheckPalindrome.B6] + [CountPositive.B6] + [DigitReverser.B6] + [FindLast.B6] + [FindVal.B6] + [InversePermutation.B6] + [LastZero.B6] + [TestPad.B6] + [Power.B6] + [QuickSort.B6] + [RecursiveSelectionSort.B6] + [TwoPred.B6]" table:style-name="ce5">
            <text:p>1.632</text:p>
          </table:table-cell>
          <table:table-cell office:value-type="float" office:value="116.57142857142857" table:formula="of:=AVERAGE([Cal.B6]; [CheckIt.B6]; [CheckPalindrome.B6]; [CountPositive.B6]; [DigitReverser.B6]; [FindLast.B6]; [FindVal.B6]; [InversePermutation.B6]; [LastZero.B6]; [TestPad.B6]; [Power.B6]; [QuickSort.B6]; [RecursiveSelectionSort.B6]; [TwoPred.B6])" table:style-name="ce6">
            <text:p>116,5714</text:p>
          </table:table-cell>
          <table:table-cell table:style-name="ce7"/>
          <table:table-cell office:value-type="float" office:value="5669" table:formula="of:=[Cal.C6] + [CheckIt.C6] + [CheckPalindrome.C6] + [CountPositive.C6] + [DigitReverser.C6] + [FindLast.C6] + [FindVal.C6] + [InversePermutation.C6] + [LastZero.C6] + [TestPad.C6] + [Power.C6] + [QuickSort.C6] + [RecursiveSelectionSort.C6] + [TwoPred.C6]" table:style-name="ce5">
            <text:p>5.669</text:p>
          </table:table-cell>
          <table:table-cell office:value-type="float" office:value="404.92857142857144" table:formula="of:=AVERAGE([Cal.C6]; [CheckIt.C6]; [CheckPalindrome.C6]; [CountPositive.C6]; [DigitReverser.C6]; [FindLast.C6]; [FindVal.C6]; [InversePermutation.C6]; [LastZero.C6]; [TestPad.C6]; [Power.C6]; [QuickSort.C6]; [RecursiveSelectionSort.C6]; [TwoPred.C6])" table:style-name="ce6">
            <text:p>404,9286</text:p>
          </table:table-cell>
          <table:table-cell table:style-name="ce7"/>
          <table:table-cell office:value-type="float" office:value="28.788146057505731" table:formula="of:=[.C6]/[.F6]*100" table:style-name="ce6">
            <text:p>28,7881</text:p>
          </table:table-cell>
          <table:table-cell table:style-name="ce6"/>
          <table:table-cell office:value-type="float" office:value="5.69" table:formula="of:=MIN([Cal.D6]; [CheckIt.D6]; [CheckPalindrome.D6]; [CountPositive.D6]; [DigitReverser.D6]; [FindLast.D6]; [FindVal.D6]; [InversePermutation.D6]; [LastZero.D6]; [TestPad.D6]; [Power.D6]; [QuickSort.D6]; [RecursiveSelectionSort.D6]; [TwoPred.D6])" table:style-name="ce8">
            <text:p>5,69</text:p>
          </table:table-cell>
          <table:table-cell office:value-type="float" office:value="70.56" table:formula="of:=MAX([Cal.D6]; [CheckIt.D6]; [CheckPalindrome.D6]; [CountPositive.D6]; [DigitReverser.D6]; [FindLast.D6]; [FindVal.D6]; [InversePermutation.D6]; [LastZero.D6]; [TestPad.D6]; [Power.D6]; [QuickSort.D6]; [RecursiveSelectionSort.D6]; [TwoPred.D6])" table:style-name="ce8">
            <text:p>70,56</text:p>
          </table:table-cell>
          <table:table-cell office:value-type="float" office:value="16.855" table:formula="of:=MEDIAN([Cal.D6]; [CheckIt.D6]; [CheckPalindrome.D6]; [CountPositive.D6]; [DigitReverser.D6]; [FindLast.D6]; [FindVal.D6]; [InversePermutation.D6]; [LastZero.D6]; [TestPad.D6]; [Power.D6]; [QuickSort.D6]; [RecursiveSelectionSort.D6]; [TwoPred.D6])" table:style-name="ce8">
            <text:p>16,855</text:p>
          </table:table-cell>
          <table:table-cell table:number-columns-repeated="16371"/>
        </table:table-row>
        <table:table-row table:style-name="ro2">
          <table:table-cell table:number-columns-spanned="2" table:number-rows-spanned="1" table:style-name="ce18"/>
          <table:covered-table-cell/>
          <table:table-cell table:style-name="ce5"/>
          <table:table-cell table:style-name="ce6"/>
          <table:table-cell table:style-name="ce7"/>
          <table:table-cell table:style-name="ce5"/>
          <table:table-cell table:style-name="ce6"/>
          <table:table-cell table:style-name="ce7"/>
          <table:table-cell table:number-columns-repeated="2" table:style-name="ce6"/>
          <table:table-cell table:number-columns-repeated="3" table:style-name="ce8"/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7">
            <text:p>MM_AP</text:p>
          </table:table-cell>
          <table:covered-table-cell/>
          <table:table-cell office:value-type="float" office:value="225" table:formula="of:=[Cal.B8] + [CheckIt.B8] + [CheckPalindrome.B8] + [CountPositive.B8] + [DigitReverser.B8] + [FindLast.B8] + [FindVal.B8] + [InversePermutation.B8] + [LastZero.B8] + [TestPad.B8] + [Power.B8] + [QuickSort.B8] + [RecursiveSelectionSort.B8] + [TwoPred.B8]" table:style-name="ce10">
            <text:p>225</text:p>
          </table:table-cell>
          <table:table-cell office:value-type="float" office:value="16.071428571428573" table:formula="of:=AVERAGE([Cal.B8]; [CheckIt.B8]; [CheckPalindrome.B8]; [CountPositive.B8]; [DigitReverser.B8]; [FindLast.B8]; [FindVal.B8]; [InversePermutation.B8]; [LastZero.B8]; [TestPad.B8]; [Power.B8]; [QuickSort.B8]; [RecursiveSelectionSort.B8]; [TwoPred.B8])" table:style-name="ce11">
            <text:p>16,0714</text:p>
          </table:table-cell>
          <table:table-cell table:style-name="ce12"/>
          <table:table-cell office:value-type="float" office:value="387" table:formula="of:=[Cal.C8] + [CheckIt.C8] + [CheckPalindrome.C8] + [CountPositive.C8] + [DigitReverser.C8] + [FindLast.C8] + [FindVal.C8] + [InversePermutation.C8] + [LastZero.C8] + [TestPad.C8] + [Power.C8] + [QuickSort.C8] + [RecursiveSelectionSort.C8] + [TwoPred.C8]" table:style-name="ce10">
            <text:p>387</text:p>
          </table:table-cell>
          <table:table-cell office:value-type="float" office:value="27.642857142857142" table:formula="of:=AVERAGE([Cal.C8]; [CheckIt.C8]; [CheckPalindrome.C8]; [CountPositive.C8]; [DigitReverser.C8]; [FindLast.C8]; [FindVal.C8]; [InversePermutation.C8]; [LastZero.C8]; [TestPad.C8]; [Power.C8]; [QuickSort.C8]; [RecursiveSelectionSort.C8]; [TwoPred.C8])" table:style-name="ce11">
            <text:p>27,6429</text:p>
          </table:table-cell>
          <table:table-cell table:style-name="ce12"/>
          <table:table-cell office:value-type="float" office:value="58.139534883720934" table:formula="of:=[.C8]/[.F8]*100" table:style-name="ce11">
            <text:p>58,1395</text:p>
          </table:table-cell>
          <table:table-cell table:style-name="ce11"/>
          <table:table-cell office:value-type="float" office:value="29.32" table:formula="of:=MIN([Cal.D8]; [CheckIt.D8]; [CheckPalindrome.D8]; [CountPositive.D8]; [DigitReverser.D8]; [FindLast.D8]; [FindVal.D8]; [InversePermutation.D8]; [LastZero.D8]; [TestPad.D8]; [Power.D8]; [QuickSort.D8]; [RecursiveSelectionSort.D8]; [TwoPred.D8])" table:style-name="ce12">
            <text:p>29,32</text:p>
          </table:table-cell>
          <table:table-cell office:value-type="float" office:value="100" table:formula="of:=MAX([Cal.D8]; [CheckIt.D8]; [CheckPalindrome.D8]; [CountPositive.D8]; [DigitReverser.D8]; [FindLast.D8]; [FindVal.D8]; [InversePermutation.D8]; [LastZero.D8]; [TestPad.D8]; [Power.D8]; [QuickSort.D8]; [RecursiveSelectionSort.D8]; [TwoPred.D8])" table:style-name="ce12">
            <text:p>100,00</text:p>
          </table:table-cell>
          <table:table-cell office:value-type="float" office:value="69.180000000000007" table:formula="of:=MEDIAN([Cal.D8]; [CheckIt.D8]; [CheckPalindrome.D8]; [CountPositive.D8]; [DigitReverser.D8]; [FindLast.D8]; [FindVal.D8]; [InversePermutation.D8]; [LastZero.D8]; [TestPad.D8]; [Power.D8]; [QuickSort.D8]; [RecursiveSelectionSort.D8]; [TwoPred.D8])" table:style-name="ce12">
            <text:p>69,18</text:p>
          </table:table-cell>
          <table:table-cell table:number-columns-repeated="16371" table:style-name="ce13"/>
        </table:table-row>
        <table:table-row table:style-name="ro2">
          <table:table-cell office:value-type="string" table:number-columns-spanned="2" table:number-rows-spanned="1" table:style-name="ce19">
            <text:p>MM_OriAP</text:p>
          </table:table-cell>
          <table:covered-table-cell/>
          <table:table-cell office:value-type="float" office:value="125" table:formula="of:=[Cal.B9] + [CheckIt.B9] + [CheckPalindrome.B9] + [CountPositive.B9] + [DigitReverser.B9] + [FindLast.B9] + [FindVal.B9] + [InversePermutation.B9] + [LastZero.B9] + [TestPad.B9] + [Power.B9] + [QuickSort.B9] + [RecursiveSelectionSort.B9] + [TwoPred.B9]" table:style-name="ce5">
            <text:p>125</text:p>
          </table:table-cell>
          <table:table-cell office:value-type="float" office:value="8.9285714285714288" table:formula="of:=AVERAGE([Cal.B9]; [CheckIt.B9]; [CheckPalindrome.B9]; [CountPositive.B9]; [DigitReverser.B9]; [FindLast.B9]; [FindVal.B9]; [InversePermutation.B9]; [LastZero.B9]; [TestPad.B9]; [Power.B9]; [QuickSort.B9]; [RecursiveSelectionSort.B9]; [TwoPred.B9])" table:style-name="ce6">
            <text:p>8,9286</text:p>
          </table:table-cell>
          <table:table-cell table:style-name="ce7"/>
          <table:table-cell office:value-type="float" office:value="387" table:formula="of:=[Cal.C9] + [CheckIt.C9] + [CheckPalindrome.C9] + [CountPositive.C9] + [DigitReverser.C9] + [FindLast.C9] + [FindVal.C9] + [InversePermutation.C9] + [LastZero.C9] + [TestPad.C9] + [Power.C9] + [QuickSort.C9] + [RecursiveSelectionSort.C9] + [TwoPred.C9]" table:style-name="ce5">
            <text:p>387</text:p>
          </table:table-cell>
          <table:table-cell office:value-type="float" office:value="27.642857142857142" table:formula="of:=AVERAGE([Cal.C9]; [CheckIt.C9]; [CheckPalindrome.C9]; [CountPositive.C9]; [DigitReverser.C9]; [FindLast.C9]; [FindVal.C9]; [InversePermutation.C9]; [LastZero.C9]; [TestPad.C9]; [Power.C9]; [QuickSort.C9]; [RecursiveSelectionSort.C9]; [TwoPred.C9])" table:style-name="ce6">
            <text:p>27,6429</text:p>
          </table:table-cell>
          <table:table-cell table:style-name="ce7"/>
          <table:table-cell office:value-type="float" office:value="32.299741602067186" table:formula="of:=[.C9]/[.F9]*100" table:style-name="ce6">
            <text:p>32,2997</text:p>
          </table:table-cell>
          <table:table-cell table:style-name="ce6"/>
          <table:table-cell office:value-type="float" office:value="0" table:formula="of:=MIN([Cal.D9]; [CheckIt.D9]; [CheckPalindrome.D9]; [CountPositive.D9]; [DigitReverser.D9]; [FindLast.D9]; [FindVal.D9]; [InversePermutation.D9]; [LastZero.D9]; [TestPad.D9]; [Power.D9]; [QuickSort.D9]; [RecursiveSelectionSort.D9]; [TwoPred.D9])" table:style-name="ce7">
            <text:p>0,00</text:p>
          </table:table-cell>
          <table:table-cell office:value-type="float" office:value="100" table:formula="of:=MAX([Cal.D9]; [CheckIt.D9]; [CheckPalindrome.D9]; [CountPositive.D9]; [DigitReverser.D9]; [FindLast.D9]; [FindVal.D9]; [InversePermutation.D9]; [LastZero.D9]; [TestPad.D9]; [Power.D9]; [QuickSort.D9]; [RecursiveSelectionSort.D9]; [TwoPred.D9])" table:style-name="ce7">
            <text:p>100,00</text:p>
          </table:table-cell>
          <table:table-cell office:value-type="float" office:value="33.33" table:formula="of:=MEDIAN([Cal.D9]; [CheckIt.D9]; [CheckPalindrome.D9]; [CountPositive.D9]; [DigitReverser.D9]; [FindLast.D9]; [FindVal.D9]; [InversePermutation.D9]; [LastZero.D9]; [TestPad.D9]; [Power.D9]; [QuickSort.D9]; [RecursiveSelectionSort.D9]; [TwoPred.D9])" table:style-name="ce7">
            <text:p>33,33</text:p>
          </table:table-cell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9">
            <text:p>MM_DesAP</text:p>
          </table:table-cell>
          <table:covered-table-cell/>
          <table:table-cell office:value-type="float" office:value="100" table:formula="of:=[Cal.B10] + [CheckIt.B10] + [CheckPalindrome.B10] + [CountPositive.B10] + [DigitReverser.B10] + [FindLast.B10] + [FindVal.B10] + [InversePermutation.B10] + [LastZero.B10] + [TestPad.B10] + [Power.B10] + [QuickSort.B10] + [RecursiveSelectionSort.B10] + [TwoPred.B10]" table:style-name="ce5">
            <text:p>100</text:p>
          </table:table-cell>
          <table:table-cell office:value-type="float" office:value="7.1428571428571432" table:formula="of:=AVERAGE([Cal.B10]; [CheckIt.B10]; [CheckPalindrome.B10]; [CountPositive.B10]; [DigitReverser.B10]; [FindLast.B10]; [FindVal.B10]; [InversePermutation.B10]; [LastZero.B10]; [TestPad.B10]; [Power.B10]; [QuickSort.B10]; [RecursiveSelectionSort.B10]; [TwoPred.B10])" table:style-name="ce6">
            <text:p>7,1429</text:p>
          </table:table-cell>
          <table:table-cell table:style-name="ce7"/>
          <table:table-cell office:value-type="float" office:value="387" table:formula="of:=[Cal.C10] + [CheckIt.C10] + [CheckPalindrome.C10] + [CountPositive.C10] + [DigitReverser.C10] + [FindLast.C10] + [FindVal.C10] + [InversePermutation.C10] + [LastZero.C10] + [TestPad.C10] + [Power.C10] + [QuickSort.C10] + [RecursiveSelectionSort.C10] + [TwoPred.C10]" table:style-name="ce5">
            <text:p>387</text:p>
          </table:table-cell>
          <table:table-cell office:value-type="float" office:value="27.642857142857142" table:formula="of:=AVERAGE([Cal.C10]; [CheckIt.C10]; [CheckPalindrome.C10]; [CountPositive.C10]; [DigitReverser.C10]; [FindLast.C10]; [FindVal.C10]; [InversePermutation.C10]; [LastZero.C10]; [TestPad.C10]; [Power.C10]; [QuickSort.C10]; [RecursiveSelectionSort.C10]; [TwoPred.C10])" table:style-name="ce6">
            <text:p>27,6429</text:p>
          </table:table-cell>
          <table:table-cell table:style-name="ce7"/>
          <table:table-cell office:value-type="float" office:value="25.839793281653744" table:formula="of:=[.C10]/[.F10]*100" table:style-name="ce6">
            <text:p>25,8398</text:p>
          </table:table-cell>
          <table:table-cell table:style-name="ce6"/>
          <table:table-cell office:value-type="float" office:value="0" table:formula="of:=MIN([Cal.D10]; [CheckIt.D10]; [CheckPalindrome.D10]; [CountPositive.D10]; [DigitReverser.D10]; [FindLast.D10]; [FindVal.D10]; [InversePermutation.D10]; [LastZero.D10]; [TestPad.D10]; [Power.D10]; [QuickSort.D10]; [RecursiveSelectionSort.D10]; [TwoPred.D10])" table:style-name="ce7">
            <text:p>0,00</text:p>
          </table:table-cell>
          <table:table-cell office:value-type="float" office:value="77.78" table:formula="of:=MAX([Cal.D10]; [CheckIt.D10]; [CheckPalindrome.D10]; [CountPositive.D10]; [DigitReverser.D10]; [FindLast.D10]; [FindVal.D10]; [InversePermutation.D10]; [LastZero.D10]; [TestPad.D10]; [Power.D10]; [QuickSort.D10]; [RecursiveSelectionSort.D10]; [TwoPred.D10])" table:style-name="ce7">
            <text:p>77,78</text:p>
          </table:table-cell>
          <table:table-cell office:value-type="float" office:value="17.21" table:formula="of:=MEDIAN([Cal.D10]; [CheckIt.D10]; [CheckPalindrome.D10]; [CountPositive.D10]; [DigitReverser.D10]; [FindLast.D10]; [FindVal.D10]; [InversePermutation.D10]; [LastZero.D10]; [TestPad.D10]; [Power.D10]; [QuickSort.D10]; [RecursiveSelectionSort.D10]; [TwoPred.D10])" table:style-name="ce7">
            <text:p>17,21</text:p>
          </table:table-cell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7">
            <text:p>MM_NoOriDes_AP</text:p>
          </table:table-cell>
          <table:covered-table-cell/>
          <table:table-cell office:value-type="float" office:value="372" table:formula="of:=[Cal.B11] + [CheckIt.B11] + [CheckPalindrome.B11] + [CountPositive.B11] + [DigitReverser.B11] + [FindLast.B11] + [FindVal.B11] + [InversePermutation.B11] + [LastZero.B11] + [TestPad.B11] + [Power.B11] + [QuickSort.B11] + [RecursiveSelectionSort.B11] + [TwoPred.B11]" table:style-name="ce10">
            <text:p>372</text:p>
          </table:table-cell>
          <table:table-cell office:value-type="float" office:value="26.571428571428573" table:formula="of:=AVERAGE([Cal.B11]; [CheckIt.B11]; [CheckPalindrome.B11]; [CountPositive.B11]; [DigitReverser.B11]; [FindLast.B11]; [FindVal.B11]; [InversePermutation.B11]; [LastZero.B11]; [TestPad.B11]; [Power.B11]; [QuickSort.B11]; [RecursiveSelectionSort.B11]; [TwoPred.B11])" table:style-name="ce11">
            <text:p>26,5714</text:p>
          </table:table-cell>
          <table:table-cell table:style-name="ce12"/>
          <table:table-cell office:value-type="float" office:value="387" table:formula="of:=[Cal.C11] + [CheckIt.C11] + [CheckPalindrome.C11] + [CountPositive.C11] + [DigitReverser.C11] + [FindLast.C11] + [FindVal.C11] + [InversePermutation.C11] + [LastZero.C11] + [TestPad.C11] + [Power.C11] + [QuickSort.C11] + [RecursiveSelectionSort.C11] + [TwoPred.C11]" table:style-name="ce10">
            <text:p>387</text:p>
          </table:table-cell>
          <table:table-cell office:value-type="float" office:value="27.642857142857142" table:formula="of:=AVERAGE([Cal.C11]; [CheckIt.C11]; [CheckPalindrome.C11]; [CountPositive.C11]; [DigitReverser.C11]; [FindLast.C11]; [FindVal.C11]; [InversePermutation.C11]; [LastZero.C11]; [TestPad.C11]; [Power.C11]; [QuickSort.C11]; [RecursiveSelectionSort.C11]; [TwoPred.C11])" table:style-name="ce11">
            <text:p>27,6429</text:p>
          </table:table-cell>
          <table:table-cell table:style-name="ce12"/>
          <table:table-cell office:value-type="float" office:value="96.124031007751938" table:formula="of:=[.C11]/[.F11]*100" table:style-name="ce11">
            <text:p>96,1240</text:p>
          </table:table-cell>
          <table:table-cell table:style-name="ce11"/>
          <table:table-cell office:value-type="float" office:value="31.25" table:formula="of:=MIN([Cal.D11]; [CheckIt.D11]; [CheckPalindrome.D11]; [CountPositive.D11]; [DigitReverser.D11]; [FindLast.D11]; [FindVal.D11]; [InversePermutation.D11]; [LastZero.D11]; [TestPad.D11]; [Power.D11]; [QuickSort.D11]; [RecursiveSelectionSort.D11]; [TwoPred.D11])" table:style-name="ce12">
            <text:p>31,25</text:p>
          </table:table-cell>
          <table:table-cell office:value-type="float" office:value="100" table:formula="of:=MAX([Cal.D11]; [CheckIt.D11]; [CheckPalindrome.D11]; [CountPositive.D11]; [DigitReverser.D11]; [FindLast.D11]; [FindVal.D11]; [InversePermutation.D11]; [LastZero.D11]; [TestPad.D11]; [Power.D11]; [QuickSort.D11]; [RecursiveSelectionSort.D11]; [TwoPred.D11])" table:style-name="ce12">
            <text:p>100,00</text:p>
          </table:table-cell>
          <table:table-cell office:value-type="float" office:value="100" table:formula="of:=MEDIAN([Cal.D11]; [CheckIt.D11]; [CheckPalindrome.D11]; [CountPositive.D11]; [DigitReverser.D11]; [FindLast.D11]; [FindVal.D11]; [InversePermutation.D11]; [LastZero.D11]; [TestPad.D11]; [Power.D11]; [QuickSort.D11]; [RecursiveSelectionSort.D11]; [TwoPred.D11])" table:style-name="ce12">
            <text:p>100,00</text:p>
          </table:table-cell>
          <table:table-cell table:number-columns-repeated="16371" table:style-name="ce13"/>
        </table:table-row>
        <table:table-row table:style-name="ro2">
          <table:table-cell office:value-type="string" table:number-columns-spanned="2" table:number-rows-spanned="1" table:style-name="ce19">
            <text:p>MM_NoOri_AP</text:p>
          </table:table-cell>
          <table:covered-table-cell/>
          <table:table-cell office:value-type="float" office:value="240" table:formula="of:=[Cal.B12] + [CheckIt.B12] + [CheckPalindrome.B12] + [CountPositive.B12] + [DigitReverser.B12] + [FindLast.B12] + [FindVal.B12] + [InversePermutation.B12] + [LastZero.B12] + [TestPad.B12] + [Power.B12] + [QuickSort.B12] + [RecursiveSelectionSort.B12] + [TwoPred.B12]" table:style-name="ce5">
            <text:p>240</text:p>
          </table:table-cell>
          <table:table-cell office:value-type="float" office:value="17.142857142857142" table:formula="of:=AVERAGE([Cal.B12]; [CheckIt.B12]; [CheckPalindrome.B12]; [CountPositive.B12]; [DigitReverser.B12]; [FindLast.B12]; [FindVal.B12]; [InversePermutation.B12]; [LastZero.B12]; [TestPad.B12]; [Power.B12]; [QuickSort.B12]; [RecursiveSelectionSort.B12]; [TwoPred.B12])" table:style-name="ce6">
            <text:p>17,1429</text:p>
          </table:table-cell>
          <table:table-cell table:style-name="ce7"/>
          <table:table-cell office:value-type="float" office:value="387" table:formula="of:=[Cal.C12] + [CheckIt.C12] + [CheckPalindrome.C12] + [CountPositive.C12] + [DigitReverser.C12] + [FindLast.C12] + [FindVal.C12] + [InversePermutation.C12] + [LastZero.C12] + [TestPad.C12] + [Power.C12] + [QuickSort.C12] + [RecursiveSelectionSort.C12] + [TwoPred.C12]" table:style-name="ce5">
            <text:p>387</text:p>
          </table:table-cell>
          <table:table-cell office:value-type="float" office:value="27.642857142857142" table:formula="of:=AVERAGE([Cal.C12]; [CheckIt.C12]; [CheckPalindrome.C12]; [CountPositive.C12]; [DigitReverser.C12]; [FindLast.C12]; [FindVal.C12]; [InversePermutation.C12]; [LastZero.C12]; [TestPad.C12]; [Power.C12]; [QuickSort.C12]; [RecursiveSelectionSort.C12]; [TwoPred.C12])" table:style-name="ce6">
            <text:p>27,6429</text:p>
          </table:table-cell>
          <table:table-cell table:style-name="ce7"/>
          <table:table-cell office:value-type="float" office:value="62.015503875968989" table:formula="of:=[.C12]/[.F12]*100" table:style-name="ce6">
            <text:p>62,0155</text:p>
          </table:table-cell>
          <table:table-cell table:style-name="ce6"/>
          <table:table-cell office:value-type="float" office:value="0" table:formula="of:=MIN([Cal.D12]; [CheckIt.D12]; [CheckPalindrome.D12]; [CountPositive.D12]; [DigitReverser.D12]; [FindLast.D12]; [FindVal.D12]; [InversePermutation.D12]; [LastZero.D12]; [TestPad.D12]; [Power.D12]; [QuickSort.D12]; [RecursiveSelectionSort.D12]; [TwoPred.D12])" table:style-name="ce7">
            <text:p>0,00</text:p>
          </table:table-cell>
          <table:table-cell office:value-type="float" office:value="100" table:formula="of:=MAX([Cal.D12]; [CheckIt.D12]; [CheckPalindrome.D12]; [CountPositive.D12]; [DigitReverser.D12]; [FindLast.D12]; [FindVal.D12]; [InversePermutation.D12]; [LastZero.D12]; [TestPad.D12]; [Power.D12]; [QuickSort.D12]; [RecursiveSelectionSort.D12]; [TwoPred.D12])" table:style-name="ce7">
            <text:p>100,00</text:p>
          </table:table-cell>
          <table:table-cell office:value-type="float" office:value="33.31" table:formula="of:=MEDIAN([Cal.D12]; [CheckIt.D12]; [CheckPalindrome.D12]; [CountPositive.D12]; [DigitReverser.D12]; [FindLast.D12]; [FindVal.D12]; [InversePermutation.D12]; [LastZero.D12]; [TestPad.D12]; [Power.D12]; [QuickSort.D12]; [RecursiveSelectionSort.D12]; [TwoPred.D12])" table:style-name="ce7">
            <text:p>33,31</text:p>
          </table:table-cell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9">
            <text:p>MM_NoDes_AP</text:p>
          </table:table-cell>
          <table:covered-table-cell/>
          <table:table-cell office:value-type="float" office:value="227" table:formula="of:=[Cal.B13] + [CheckIt.B13] + [CheckPalindrome.B13] + [CountPositive.B13] + [DigitReverser.B13] + [FindLast.B13] + [FindVal.B13] + [InversePermutation.B13] + [LastZero.B13] + [TestPad.B13] + [Power.B13] + [QuickSort.B13] + [RecursiveSelectionSort.B13] + [TwoPred.B13]" table:style-name="ce5">
            <text:p>227</text:p>
          </table:table-cell>
          <table:table-cell office:value-type="float" office:value="16.214285714285715" table:formula="of:=AVERAGE([Cal.B13]; [CheckIt.B13]; [CheckPalindrome.B13]; [CountPositive.B13]; [DigitReverser.B13]; [FindLast.B13]; [FindVal.B13]; [InversePermutation.B13]; [LastZero.B13]; [TestPad.B13]; [Power.B13]; [QuickSort.B13]; [RecursiveSelectionSort.B13]; [TwoPred.B13])" table:style-name="ce6">
            <text:p>16,2143</text:p>
          </table:table-cell>
          <table:table-cell table:style-name="ce7"/>
          <table:table-cell office:value-type="float" office:value="387" table:formula="of:=[Cal.C13] + [CheckIt.C13] + [CheckPalindrome.C13] + [CountPositive.C13] + [DigitReverser.C13] + [FindLast.C13] + [FindVal.C13] + [InversePermutation.C13] + [LastZero.C13] + [TestPad.C13] + [Power.C13] + [QuickSort.C13] + [RecursiveSelectionSort.C13] + [TwoPred.C13]" table:style-name="ce5">
            <text:p>387</text:p>
          </table:table-cell>
          <table:table-cell office:value-type="float" office:value="27.642857142857142" table:formula="of:=AVERAGE([Cal.C13]; [CheckIt.C13]; [CheckPalindrome.C13]; [CountPositive.C13]; [DigitReverser.C13]; [FindLast.C13]; [FindVal.C13]; [InversePermutation.C13]; [LastZero.C13]; [TestPad.C13]; [Power.C13]; [QuickSort.C13]; [RecursiveSelectionSort.C13]; [TwoPred.C13])" table:style-name="ce6">
            <text:p>27,6429</text:p>
          </table:table-cell>
          <table:table-cell table:style-name="ce7"/>
          <table:table-cell office:value-type="float" office:value="58.656330749354005" table:formula="of:=[.C13]/[.F13]*100" table:style-name="ce6">
            <text:p>58,6563</text:p>
          </table:table-cell>
          <table:table-cell table:style-name="ce6"/>
          <table:table-cell office:value-type="float" office:value="7.52" table:formula="of:=MIN([Cal.D13]; [CheckIt.D13]; [CheckPalindrome.D13]; [CountPositive.D13]; [DigitReverser.D13]; [FindLast.D13]; [FindVal.D13]; [InversePermutation.D13]; [LastZero.D13]; [TestPad.D13]; [Power.D13]; [QuickSort.D13]; [RecursiveSelectionSort.D13]; [TwoPred.D13])" table:style-name="ce7">
            <text:p>7,52</text:p>
          </table:table-cell>
          <table:table-cell office:value-type="float" office:value="100" table:formula="of:=MAX([Cal.D13]; [CheckIt.D13]; [CheckPalindrome.D13]; [CountPositive.D13]; [DigitReverser.D13]; [FindLast.D13]; [FindVal.D13]; [InversePermutation.D13]; [LastZero.D13]; [TestPad.D13]; [Power.D13]; [QuickSort.D13]; [RecursiveSelectionSort.D13]; [TwoPred.D13])" table:style-name="ce7">
            <text:p>100,00</text:p>
          </table:table-cell>
          <table:table-cell office:value-type="float" office:value="85.164999999999992" table:formula="of:=MEDIAN([Cal.D13]; [CheckIt.D13]; [CheckPalindrome.D13]; [CountPositive.D13]; [DigitReverser.D13]; [FindLast.D13]; [FindVal.D13]; [InversePermutation.D13]; [LastZero.D13]; [TestPad.D13]; [Power.D13]; [QuickSort.D13]; [RecursiveSelectionSort.D13]; [TwoPred.D13])" table:style-name="ce7">
            <text:p>85,17</text:p>
          </table:table-cell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7">
            <text:p>ME_AP</text:p>
          </table:table-cell>
          <table:covered-table-cell/>
          <table:table-cell office:value-type="float" office:value="271" table:formula="of:=[Cal.B14] + [CheckIt.B14] + [CheckPalindrome.B14] + [CountPositive.B14] + [DigitReverser.B14] + [FindLast.B14] + [FindVal.B14] + [InversePermutation.B14] + [LastZero.B14] + [TestPad.B14] + [Power.B14] + [QuickSort.B14] + [RecursiveSelectionSort.B14] + [TwoPred.B14]" table:style-name="ce10">
            <text:p>271</text:p>
          </table:table-cell>
          <table:table-cell office:value-type="float" office:value="19.357142857142858" table:formula="of:=AVERAGE([Cal.B14]; [CheckIt.B14]; [CheckPalindrome.B14]; [CountPositive.B14]; [DigitReverser.B14]; [FindLast.B14]; [FindVal.B14]; [InversePermutation.B14]; [LastZero.B14]; [TestPad.B14]; [Power.B14]; [QuickSort.B14]; [RecursiveSelectionSort.B14]; [TwoPred.B14])" table:style-name="ce11">
            <text:p>19,3571</text:p>
          </table:table-cell>
          <table:table-cell table:style-name="ce12"/>
          <table:table-cell office:value-type="float" office:value="443" table:formula="of:=[Cal.C14] + [CheckIt.C14] + [CheckPalindrome.C14] + [CountPositive.C14] + [DigitReverser.C14] + [FindLast.C14] + [FindVal.C14] + [InversePermutation.C14] + [LastZero.C14] + [TestPad.C14] + [Power.C14] + [QuickSort.C14] + [RecursiveSelectionSort.C14] + [TwoPred.C14]" table:style-name="ce10">
            <text:p>443</text:p>
          </table:table-cell>
          <table:table-cell office:value-type="float" office:value="31.642857142857142" table:formula="of:=AVERAGE([Cal.C14]; [CheckIt.C14]; [CheckPalindrome.C14]; [CountPositive.C14]; [DigitReverser.C14]; [FindLast.C14]; [FindVal.C14]; [InversePermutation.C14]; [LastZero.C14]; [TestPad.C14]; [Power.C14]; [QuickSort.C14]; [RecursiveSelectionSort.C14]; [TwoPred.C14])" table:style-name="ce11">
            <text:p>31,6429</text:p>
          </table:table-cell>
          <table:table-cell table:style-name="ce12"/>
          <table:table-cell office:value-type="float" office:value="61.173814898419863" table:formula="of:=[.C14]/[.F14]*100" table:style-name="ce11">
            <text:p>61,1738</text:p>
          </table:table-cell>
          <table:table-cell table:style-name="ce11"/>
          <table:table-cell office:value-type="float" office:value="11.11" table:formula="of:=MIN([Cal.D14]; [CheckIt.D14]; [CheckPalindrome.D14]; [CountPositive.D14]; [DigitReverser.D14]; [FindLast.D14]; [FindVal.D14]; [InversePermutation.D14]; [LastZero.D14]; [TestPad.D14]; [Power.D14]; [QuickSort.D14]; [RecursiveSelectionSort.D14]; [TwoPred.D14])" table:style-name="ce12">
            <text:p>11,11</text:p>
          </table:table-cell>
          <table:table-cell office:value-type="float" office:value="100" table:formula="of:=MAX([Cal.D14]; [CheckIt.D14]; [CheckPalindrome.D14]; [CountPositive.D14]; [DigitReverser.D14]; [FindLast.D14]; [FindVal.D14]; [InversePermutation.D14]; [LastZero.D14]; [TestPad.D14]; [Power.D14]; [QuickSort.D14]; [RecursiveSelectionSort.D14]; [TwoPred.D14])" table:style-name="ce12">
            <text:p>100,00</text:p>
          </table:table-cell>
          <table:table-cell office:value-type="float" office:value="61.585000000000001" table:formula="of:=MEDIAN([Cal.D14]; [CheckIt.D14]; [CheckPalindrome.D14]; [CountPositive.D14]; [DigitReverser.D14]; [FindLast.D14]; [FindVal.D14]; [InversePermutation.D14]; [LastZero.D14]; [TestPad.D14]; [Power.D14]; [QuickSort.D14]; [RecursiveSelectionSort.D14]; [TwoPred.D14])" table:style-name="ce12">
            <text:p>61,59</text:p>
          </table:table-cell>
          <table:table-cell table:number-columns-repeated="16371" table:style-name="ce13"/>
        </table:table-row>
        <table:table-row table:style-name="ro2">
          <table:table-cell office:value-type="string" table:number-columns-spanned="2" table:number-rows-spanned="1" table:style-name="ce19">
            <text:p>ME_OriAP</text:p>
          </table:table-cell>
          <table:covered-table-cell/>
          <table:table-cell office:value-type="float" office:value="158" table:formula="of:=[Cal.B15] + [CheckIt.B15] + [CheckPalindrome.B15] + [CountPositive.B15] + [DigitReverser.B15] + [FindLast.B15] + [FindVal.B15] + [InversePermutation.B15] + [LastZero.B15] + [TestPad.B15] + [Power.B15] + [QuickSort.B15] + [RecursiveSelectionSort.B15] + [TwoPred.B15]" table:style-name="ce5">
            <text:p>158</text:p>
          </table:table-cell>
          <table:table-cell office:value-type="float" office:value="11.285714285714286" table:formula="of:=AVERAGE([Cal.B15]; [CheckIt.B15]; [CheckPalindrome.B15]; [CountPositive.B15]; [DigitReverser.B15]; [FindLast.B15]; [FindVal.B15]; [InversePermutation.B15]; [LastZero.B15]; [TestPad.B15]; [Power.B15]; [QuickSort.B15]; [RecursiveSelectionSort.B15]; [TwoPred.B15])" table:style-name="ce6">
            <text:p>11,2857</text:p>
          </table:table-cell>
          <table:table-cell table:style-name="ce7"/>
          <table:table-cell office:value-type="float" office:value="443" table:formula="of:=[Cal.C15] + [CheckIt.C15] + [CheckPalindrome.C15] + [CountPositive.C15] + [DigitReverser.C15] + [FindLast.C15] + [FindVal.C15] + [InversePermutation.C15] + [LastZero.C15] + [TestPad.C15] + [Power.C15] + [QuickSort.C15] + [RecursiveSelectionSort.C15] + [TwoPred.C15]" table:style-name="ce5">
            <text:p>443</text:p>
          </table:table-cell>
          <table:table-cell office:value-type="float" office:value="31.642857142857142" table:formula="of:=AVERAGE([Cal.C15]; [CheckIt.C15]; [CheckPalindrome.C15]; [CountPositive.C15]; [DigitReverser.C15]; [FindLast.C15]; [FindVal.C15]; [InversePermutation.C15]; [LastZero.C15]; [TestPad.C15]; [Power.C15]; [QuickSort.C15]; [RecursiveSelectionSort.C15]; [TwoPred.C15])" table:style-name="ce6">
            <text:p>31,6429</text:p>
          </table:table-cell>
          <table:table-cell table:style-name="ce7"/>
          <table:table-cell office:value-type="float" office:value="35.665914221218962" table:formula="of:=[.C15]/[.F15]*100" table:style-name="ce6">
            <text:p>35,6659</text:p>
          </table:table-cell>
          <table:table-cell table:style-name="ce6"/>
          <table:table-cell office:value-type="float" office:value="10" table:formula="of:=MIN([Cal.D15]; [CheckIt.D15]; [CheckPalindrome.D15]; [CountPositive.D15]; [DigitReverser.D15]; [FindLast.D15]; [FindVal.D15]; [InversePermutation.D15]; [LastZero.D15]; [TestPad.D15]; [Power.D15]; [QuickSort.D15]; [RecursiveSelectionSort.D15]; [TwoPred.D15])" table:style-name="ce7">
            <text:p>10,00</text:p>
          </table:table-cell>
          <table:table-cell office:value-type="float" office:value="100" table:formula="of:=MAX([Cal.D15]; [CheckIt.D15]; [CheckPalindrome.D15]; [CountPositive.D15]; [DigitReverser.D15]; [FindLast.D15]; [FindVal.D15]; [InversePermutation.D15]; [LastZero.D15]; [TestPad.D15]; [Power.D15]; [QuickSort.D15]; [RecursiveSelectionSort.D15]; [TwoPred.D15])" table:style-name="ce7">
            <text:p>100,00</text:p>
          </table:table-cell>
          <table:table-cell office:value-type="float" office:value="28.645" table:formula="of:=MEDIAN([Cal.D15]; [CheckIt.D15]; [CheckPalindrome.D15]; [CountPositive.D15]; [DigitReverser.D15]; [FindLast.D15]; [FindVal.D15]; [InversePermutation.D15]; [LastZero.D15]; [TestPad.D15]; [Power.D15]; [QuickSort.D15]; [RecursiveSelectionSort.D15]; [TwoPred.D15])" table:style-name="ce7">
            <text:p>28,65</text:p>
          </table:table-cell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9">
            <text:p>ME_DesAP</text:p>
          </table:table-cell>
          <table:covered-table-cell/>
          <table:table-cell office:value-type="float" office:value="119" table:formula="of:=[Cal.B16] + [CheckIt.B16] + [CheckPalindrome.B16] + [CountPositive.B16] + [DigitReverser.B16] + [FindLast.B16] + [FindVal.B16] + [InversePermutation.B16] + [LastZero.B16] + [TestPad.B16] + [Power.B16] + [QuickSort.B16] + [RecursiveSelectionSort.B16] + [TwoPred.B16]" table:style-name="ce5">
            <text:p>119</text:p>
          </table:table-cell>
          <table:table-cell office:value-type="float" office:value="8.5" table:formula="of:=AVERAGE([Cal.B16]; [CheckIt.B16]; [CheckPalindrome.B16]; [CountPositive.B16]; [DigitReverser.B16]; [FindLast.B16]; [FindVal.B16]; [InversePermutation.B16]; [LastZero.B16]; [TestPad.B16]; [Power.B16]; [QuickSort.B16]; [RecursiveSelectionSort.B16]; [TwoPred.B16])" table:style-name="ce6">
            <text:p>8,5000</text:p>
          </table:table-cell>
          <table:table-cell table:style-name="ce7"/>
          <table:table-cell office:value-type="float" office:value="443" table:formula="of:=[Cal.C16] + [CheckIt.C16] + [CheckPalindrome.C16] + [CountPositive.C16] + [DigitReverser.C16] + [FindLast.C16] + [FindVal.C16] + [InversePermutation.C16] + [LastZero.C16] + [TestPad.C16] + [Power.C16] + [QuickSort.C16] + [RecursiveSelectionSort.C16] + [TwoPred.C16]" table:style-name="ce5">
            <text:p>443</text:p>
          </table:table-cell>
          <table:table-cell office:value-type="float" office:value="31.642857142857142" table:formula="of:=AVERAGE([Cal.C16]; [CheckIt.C16]; [CheckPalindrome.C16]; [CountPositive.C16]; [DigitReverser.C16]; [FindLast.C16]; [FindVal.C16]; [InversePermutation.C16]; [LastZero.C16]; [TestPad.C16]; [Power.C16]; [QuickSort.C16]; [RecursiveSelectionSort.C16]; [TwoPred.C16])" table:style-name="ce6">
            <text:p>31,6429</text:p>
          </table:table-cell>
          <table:table-cell table:style-name="ce7"/>
          <table:table-cell office:value-type="float" office:value="26.862302483069978" table:formula="of:=[.C16]/[.F16]*100" table:style-name="ce6">
            <text:p>26,8623</text:p>
          </table:table-cell>
          <table:table-cell table:style-name="ce6"/>
          <table:table-cell office:value-type="float" office:value="0" table:formula="of:=MIN([Cal.D16]; [CheckIt.D16]; [CheckPalindrome.D16]; [CountPositive.D16]; [DigitReverser.D16]; [FindLast.D16]; [FindVal.D16]; [InversePermutation.D16]; [LastZero.D16]; [TestPad.D16]; [Power.D16]; [QuickSort.D16]; [RecursiveSelectionSort.D16]; [TwoPred.D16])" table:style-name="ce7">
            <text:p>0,00</text:p>
          </table:table-cell>
          <table:table-cell office:value-type="float" office:value="50.88" table:formula="of:=MAX([Cal.D16]; [CheckIt.D16]; [CheckPalindrome.D16]; [CountPositive.D16]; [DigitReverser.D16]; [FindLast.D16]; [FindVal.D16]; [InversePermutation.D16]; [LastZero.D16]; [TestPad.D16]; [Power.D16]; [QuickSort.D16]; [RecursiveSelectionSort.D16]; [TwoPred.D16])" table:style-name="ce7">
            <text:p>50,88</text:p>
          </table:table-cell>
          <table:table-cell office:value-type="float" office:value="14.154999999999999" table:formula="of:=MEDIAN([Cal.D16]; [CheckIt.D16]; [CheckPalindrome.D16]; [CountPositive.D16]; [DigitReverser.D16]; [FindLast.D16]; [FindVal.D16]; [InversePermutation.D16]; [LastZero.D16]; [TestPad.D16]; [Power.D16]; [QuickSort.D16]; [RecursiveSelectionSort.D16]; [TwoPred.D16])" table:style-name="ce7">
            <text:p>14,16</text:p>
          </table:table-cell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7">
            <text:p>ME_NoOrides_AP</text:p>
          </table:table-cell>
          <table:covered-table-cell/>
          <table:table-cell office:value-type="float" office:value="428" table:formula="of:=[Cal.B17] + [CheckIt.B17] + [CheckPalindrome.B17] + [CountPositive.B17] + [DigitReverser.B17] + [FindLast.B17] + [FindVal.B17] + [InversePermutation.B17] + [LastZero.B17] + [TestPad.B17] + [Power.B17] + [QuickSort.B17] + [RecursiveSelectionSort.B17] + [TwoPred.B17]" table:style-name="ce10">
            <text:p>428</text:p>
          </table:table-cell>
          <table:table-cell office:value-type="float" office:value="30.571428571428573" table:formula="of:=AVERAGE([Cal.B17]; [CheckIt.B17]; [CheckPalindrome.B17]; [CountPositive.B17]; [DigitReverser.B17]; [FindLast.B17]; [FindVal.B17]; [InversePermutation.B17]; [LastZero.B17]; [TestPad.B17]; [Power.B17]; [QuickSort.B17]; [RecursiveSelectionSort.B17]; [TwoPred.B17])" table:style-name="ce11">
            <text:p>30,5714</text:p>
          </table:table-cell>
          <table:table-cell table:style-name="ce12"/>
          <table:table-cell office:value-type="float" office:value="443" table:formula="of:=[Cal.C17] + [CheckIt.C17] + [CheckPalindrome.C17] + [CountPositive.C17] + [DigitReverser.C17] + [FindLast.C17] + [FindVal.C17] + [InversePermutation.C17] + [LastZero.C17] + [TestPad.C17] + [Power.C17] + [QuickSort.C17] + [RecursiveSelectionSort.C17] + [TwoPred.C17]" table:style-name="ce10">
            <text:p>443</text:p>
          </table:table-cell>
          <table:table-cell office:value-type="float" office:value="31.642857142857142" table:formula="of:=AVERAGE([Cal.C17]; [CheckIt.C17]; [CheckPalindrome.C17]; [CountPositive.C17]; [DigitReverser.C17]; [FindLast.C17]; [FindVal.C17]; [InversePermutation.C17]; [LastZero.C17]; [TestPad.C17]; [Power.C17]; [QuickSort.C17]; [RecursiveSelectionSort.C17]; [TwoPred.C17])" table:style-name="ce11">
            <text:p>31,6429</text:p>
          </table:table-cell>
          <table:table-cell table:style-name="ce12"/>
          <table:table-cell office:value-type="float" office:value="96.613995485327308" table:formula="of:=[.C17]/[.F17]*100" table:style-name="ce11">
            <text:p>96,6140</text:p>
          </table:table-cell>
          <table:table-cell table:style-name="ce11"/>
          <table:table-cell office:value-type="float" office:value="66.67" table:formula="of:=MIN([Cal.D17]; [CheckIt.D17]; [CheckPalindrome.D17]; [CountPositive.D17]; [DigitReverser.D17]; [FindLast.D17]; [FindVal.D17]; [InversePermutation.D17]; [LastZero.D17]; [TestPad.D17]; [Power.D17]; [QuickSort.D17]; [RecursiveSelectionSort.D17]; [TwoPred.D17])" table:style-name="ce12">
            <text:p>66,67</text:p>
          </table:table-cell>
          <table:table-cell office:value-type="float" office:value="100" table:formula="of:=MAX([Cal.D17]; [CheckIt.D17]; [CheckPalindrome.D17]; [CountPositive.D17]; [DigitReverser.D17]; [FindLast.D17]; [FindVal.D17]; [InversePermutation.D17]; [LastZero.D17]; [TestPad.D17]; [Power.D17]; [QuickSort.D17]; [RecursiveSelectionSort.D17]; [TwoPred.D17])" table:style-name="ce12">
            <text:p>100,00</text:p>
          </table:table-cell>
          <table:table-cell office:value-type="float" office:value="100" table:formula="of:=MEDIAN([Cal.D17]; [CheckIt.D17]; [CheckPalindrome.D17]; [CountPositive.D17]; [DigitReverser.D17]; [FindLast.D17]; [FindVal.D17]; [InversePermutation.D17]; [LastZero.D17]; [TestPad.D17]; [Power.D17]; [QuickSort.D17]; [RecursiveSelectionSort.D17]; [TwoPred.D17])" table:style-name="ce12">
            <text:p>100,00</text:p>
          </table:table-cell>
          <table:table-cell table:number-columns-repeated="16371" table:style-name="ce13"/>
        </table:table-row>
        <table:table-row table:style-name="ro2">
          <table:table-cell office:value-type="string" table:number-columns-spanned="2" table:number-rows-spanned="1" table:style-name="ce19">
            <text:p>ME_NoOri_AP</text:p>
          </table:table-cell>
          <table:covered-table-cell/>
          <table:table-cell office:value-type="float" office:value="268" table:formula="of:=[Cal.B18] + [CheckIt.B18] + [CheckPalindrome.B18] + [CountPositive.B18] + [DigitReverser.B18] + [FindLast.B18] + [FindVal.B18] + [InversePermutation.B18] + [LastZero.B18] + [TestPad.B18] + [Power.B18] + [QuickSort.B18] + [RecursiveSelectionSort.B18] + [TwoPred.B18]" table:style-name="ce5">
            <text:p>268</text:p>
          </table:table-cell>
          <table:table-cell office:value-type="float" office:value="19.142857142857142" table:formula="of:=AVERAGE([Cal.B18]; [CheckIt.B18]; [CheckPalindrome.B18]; [CountPositive.B18]; [DigitReverser.B18]; [FindLast.B18]; [FindVal.B18]; [InversePermutation.B18]; [LastZero.B18]; [TestPad.B18]; [Power.B18]; [QuickSort.B18]; [RecursiveSelectionSort.B18]; [TwoPred.B18])" table:style-name="ce6">
            <text:p>19,1429</text:p>
          </table:table-cell>
          <table:table-cell table:style-name="ce7"/>
          <table:table-cell office:value-type="float" office:value="443" table:formula="of:=[Cal.C18] + [CheckIt.C18] + [CheckPalindrome.C18] + [CountPositive.C18] + [DigitReverser.C18] + [FindLast.C18] + [FindVal.C18] + [InversePermutation.C18] + [LastZero.C18] + [TestPad.C18] + [Power.C18] + [QuickSort.C18] + [RecursiveSelectionSort.C18] + [TwoPred.C18]" table:style-name="ce5">
            <text:p>443</text:p>
          </table:table-cell>
          <table:table-cell office:value-type="float" office:value="31.642857142857142" table:formula="of:=AVERAGE([Cal.C18]; [CheckIt.C18]; [CheckPalindrome.C18]; [CountPositive.C18]; [DigitReverser.C18]; [FindLast.C18]; [FindVal.C18]; [InversePermutation.C18]; [LastZero.C18]; [TestPad.C18]; [Power.C18]; [QuickSort.C18]; [RecursiveSelectionSort.C18]; [TwoPred.C18])" table:style-name="ce6">
            <text:p>31,6429</text:p>
          </table:table-cell>
          <table:table-cell table:style-name="ce7"/>
          <table:table-cell office:value-type="float" office:value="60.496613995485326" table:formula="of:=[.C18]/[.F18]*100" table:style-name="ce6">
            <text:p>60,4966</text:p>
          </table:table-cell>
          <table:table-cell table:style-name="ce6"/>
          <table:table-cell office:value-type="float" office:value="0" table:formula="of:=MIN([Cal.D18]; [CheckIt.D18]; [CheckPalindrome.D18]; [CountPositive.D18]; [DigitReverser.D18]; [FindLast.D18]; [FindVal.D18]; [InversePermutation.D18]; [LastZero.D18]; [TestPad.D18]; [Power.D18]; [QuickSort.D18]; [RecursiveSelectionSort.D18]; [TwoPred.D18])" table:style-name="ce7">
            <text:p>0,00</text:p>
          </table:table-cell>
          <table:table-cell office:value-type="float" office:value="100" table:formula="of:=MAX([Cal.D18]; [CheckIt.D18]; [CheckPalindrome.D18]; [CountPositive.D18]; [DigitReverser.D18]; [FindLast.D18]; [FindVal.D18]; [InversePermutation.D18]; [LastZero.D18]; [TestPad.D18]; [Power.D18]; [QuickSort.D18]; [RecursiveSelectionSort.D18]; [TwoPred.D18])" table:style-name="ce7">
            <text:p>100,00</text:p>
          </table:table-cell>
          <table:table-cell office:value-type="float" office:value="42.019999999999996" table:formula="of:=MEDIAN([Cal.D18]; [CheckIt.D18]; [CheckPalindrome.D18]; [CountPositive.D18]; [DigitReverser.D18]; [FindLast.D18]; [FindVal.D18]; [InversePermutation.D18]; [LastZero.D18]; [TestPad.D18]; [Power.D18]; [QuickSort.D18]; [RecursiveSelectionSort.D18]; [TwoPred.D18])" table:style-name="ce7">
            <text:p>42,02</text:p>
          </table:table-cell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9">
            <text:p>ME_NoDes_DAP</text:p>
          </table:table-cell>
          <table:covered-table-cell/>
          <table:table-cell office:value-type="float" office:value="327" table:formula="of:=[Cal.B19] + [CheckIt.B19] + [CheckPalindrome.B19] + [CountPositive.B19] + [DigitReverser.B19] + [FindLast.B19] + [FindVal.B19] + [InversePermutation.B19] + [LastZero.B19] + [TestPad.B19] + [Power.B19] + [QuickSort.B19] + [RecursiveSelectionSort.B19] + [TwoPred.B19]" table:style-name="ce5">
            <text:p>327</text:p>
          </table:table-cell>
          <table:table-cell office:value-type="float" office:value="23.357142857142858" table:formula="of:=AVERAGE([Cal.B19]; [CheckIt.B19]; [CheckPalindrome.B19]; [CountPositive.B19]; [DigitReverser.B19]; [FindLast.B19]; [FindVal.B19]; [InversePermutation.B19]; [LastZero.B19]; [TestPad.B19]; [Power.B19]; [QuickSort.B19]; [RecursiveSelectionSort.B19]; [TwoPred.B19])" table:style-name="ce6">
            <text:p>23,3571</text:p>
          </table:table-cell>
          <table:table-cell table:style-name="ce7"/>
          <table:table-cell office:value-type="float" office:value="443" table:formula="of:=[Cal.C19] + [CheckIt.C19] + [CheckPalindrome.C19] + [CountPositive.C19] + [DigitReverser.C19] + [FindLast.C19] + [FindVal.C19] + [InversePermutation.C19] + [LastZero.C19] + [TestPad.C19] + [Power.C19] + [QuickSort.C19] + [RecursiveSelectionSort.C19] + [TwoPred.C19]" table:style-name="ce5">
            <text:p>443</text:p>
          </table:table-cell>
          <table:table-cell office:value-type="float" office:value="31.642857142857142" table:formula="of:=AVERAGE([Cal.C19]; [CheckIt.C19]; [CheckPalindrome.C19]; [CountPositive.C19]; [DigitReverser.C19]; [FindLast.C19]; [FindVal.C19]; [InversePermutation.C19]; [LastZero.C19]; [TestPad.C19]; [Power.C19]; [QuickSort.C19]; [RecursiveSelectionSort.C19]; [TwoPred.C19])" table:style-name="ce6">
            <text:p>31,6429</text:p>
          </table:table-cell>
          <table:table-cell table:style-name="ce7"/>
          <table:table-cell office:value-type="float" office:value="73.814898419864562" table:formula="of:=[.C19]/[.F19]*100" table:style-name="ce6">
            <text:p>73,8149</text:p>
          </table:table-cell>
          <table:table-cell table:style-name="ce6"/>
          <table:table-cell office:value-type="float" office:value="32.47" table:formula="of:=MIN([Cal.D19]; [CheckIt.D19]; [CheckPalindrome.D19]; [CountPositive.D19]; [DigitReverser.D19]; [FindLast.D19]; [FindVal.D19]; [InversePermutation.D19]; [LastZero.D19]; [TestPad.D19]; [Power.D19]; [QuickSort.D19]; [RecursiveSelectionSort.D19]; [TwoPred.D19])" table:style-name="ce7">
            <text:p>32,47</text:p>
          </table:table-cell>
          <table:table-cell office:value-type="float" office:value="100" table:formula="of:=MAX([Cal.D19]; [CheckIt.D19]; [CheckPalindrome.D19]; [CountPositive.D19]; [DigitReverser.D19]; [FindLast.D19]; [FindVal.D19]; [InversePermutation.D19]; [LastZero.D19]; [TestPad.D19]; [Power.D19]; [QuickSort.D19]; [RecursiveSelectionSort.D19]; [TwoPred.D19])" table:style-name="ce7">
            <text:p>100,00</text:p>
          </table:table-cell>
          <table:table-cell office:value-type="float" office:value="80.835000000000008" table:formula="of:=MEDIAN([Cal.D19]; [CheckIt.D19]; [CheckPalindrome.D19]; [CountPositive.D19]; [DigitReverser.D19]; [FindLast.D19]; [FindVal.D19]; [InversePermutation.D19]; [LastZero.D19]; [TestPad.D19]; [Power.D19]; [QuickSort.D19]; [RecursiveSelectionSort.D19]; [TwoPred.D19])" table:style-name="ce7">
            <text:p>80,84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4">
            <text:p>MM</text:p>
          </table:table-cell>
          <table:table-cell office:value-type="string" table:number-columns-spanned="12" table:number-rows-spanned="1" table:style-name="ce20">
            <text:p>Mutantes minimai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14">
            <text:p>ME</text:p>
          </table:table-cell>
          <table:table-cell office:value-type="string" table:number-columns-spanned="12" table:number-rows-spanned="1" table:style-name="ce20">
            <text:p>Mutantes equivalente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14">
            <text:p>M_AP</text:p>
          </table:table-cell>
          <table:table-cell office:value-type="string" table:number-columns-spanned="12" table:number-rows-spanned="1" table:style-name="ce20">
            <text:p>Mutantes nos arcos primitivo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14">
            <text:p>M_OriAP</text:p>
          </table:table-cell>
          <table:table-cell office:value-type="string" table:number-columns-spanned="12" table:number-rows-spanned="1" table:style-name="ce20">
            <text:p>Mutantes na origem dos arcos primitivo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14">
            <text:p>M_DesAP</text:p>
          </table:table-cell>
          <table:table-cell office:value-type="string" table:number-columns-spanned="12" table:number-rows-spanned="1" table:style-name="ce20">
            <text:p>Mutantes no destino dos arcos primitivo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table:style-name="ce14"/>
          <table:table-cell table:number-columns-spanned="12" table:number-rows-spanned="1" table:style-name="ce16"/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14">
            <text:p>MM_AP</text:p>
          </table:table-cell>
          <table:table-cell office:value-type="string" table:number-columns-spanned="12" table:number-rows-spanned="1" table:style-name="ce20">
            <text:p>Minimais em arcos primitivo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14">
            <text:p>MM_OriAP</text:p>
          </table:table-cell>
          <table:table-cell office:value-type="string" table:number-columns-spanned="12" table:number-rows-spanned="1" table:style-name="ce20">
            <text:p>Minimais na origem dos arcos primitivo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14">
            <text:p>MM_DesAP</text:p>
          </table:table-cell>
          <table:table-cell office:value-type="string" table:number-columns-spanned="12" table:number-rows-spanned="1" table:style-name="ce20">
            <text:p>Minimais no destino dos arcos primitivo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14">
            <text:p>MM_NoOriDes_AP</text:p>
          </table:table-cell>
          <table:table-cell office:value-type="string" table:number-columns-spanned="12" table:number-rows-spanned="1" table:style-name="ce20">
            <text:p>Minimais em primitivos ou com origem/destino em primitivo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14">
            <text:p>MM_NoOri_AP</text:p>
          </table:table-cell>
          <table:table-cell office:value-type="string" table:number-columns-spanned="12" table:number-rows-spanned="1" table:style-name="ce20">
            <text:p>Minimais com nó origem em arcos primitivo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14">
            <text:p>MM_NoDes_AP</text:p>
          </table:table-cell>
          <table:table-cell office:value-type="string" table:number-columns-spanned="12" table:number-rows-spanned="1" table:style-name="ce20">
            <text:p>Minimais com nó destino em arcos primitivo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14">
            <text:p>ME_AP</text:p>
          </table:table-cell>
          <table:table-cell office:value-type="string" table:number-columns-spanned="12" table:number-rows-spanned="1" table:style-name="ce20">
            <text:p>Equivalentes em arcos primitivo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14">
            <text:p>ME_OriAP</text:p>
          </table:table-cell>
          <table:table-cell office:value-type="string" table:number-columns-spanned="12" table:number-rows-spanned="1" table:style-name="ce20">
            <text:p>Equivalentes na origem dos arcos primitivo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14">
            <text:p>ME_DesAP</text:p>
          </table:table-cell>
          <table:table-cell office:value-type="string" table:number-columns-spanned="12" table:number-rows-spanned="1" table:style-name="ce20">
            <text:p>Equivalentes no destino dos arcos primitivo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14">
            <text:p>ME_NoOrides_AP</text:p>
          </table:table-cell>
          <table:table-cell office:value-type="string" table:number-columns-spanned="12" table:number-rows-spanned="1" table:style-name="ce20">
            <text:p>Equivalentes em primitivos ou com origem/destino em primitivo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14">
            <text:p>ME_NoOri_AP</text:p>
          </table:table-cell>
          <table:table-cell office:value-type="string" table:number-columns-spanned="12" table:number-rows-spanned="1" table:style-name="ce20">
            <text:p>Equivalentes com nó origem em arcos primitivo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14">
            <text:p>ME_NoDes_DAP</text:p>
          </table:table-cell>
          <table:table-cell office:value-type="string" table:number-columns-spanned="12" table:number-rows-spanned="1" table:style-name="ce20">
            <text:p>Equivalentes com nó destino em arcos primitivos</text:p>
          </table:table-cell>
          <table:covered-table-cell table:number-columns-repeated="11"/>
          <table:table-cell table:number-columns-repeated="16371"/>
        </table:table-row>
        <table:table-row table:number-rows-repeated="1048538" table:style-name="ro2">
          <table:table-cell table:number-columns-repeated="16384"/>
        </table:table-row>
      </table:table>
      <table:table table:name="DetailedSummary" table:style-name="ta1"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0" table:default-cell-style-name="ce1"/>
        <table:table-column table:style-name="co11" table:number-columns-repeated="3" table:default-cell-style-name="ce1"/>
        <table:table-column table:style-name="co5" table:number-columns-repeated="1015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4" table:number-rows-spanned="1" table:style-name="ce21">
            <text:p>Cal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21">
            <text:p>CheckIt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office:value-type="string" table:style-name="ce2">
            <text:p>Informação</text:p>
          </table:table-cell>
          <table:table-cell office:value-type="string" table:style-name="ce2">
            <text:p>Número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Percentual</text:p>
          </table:table-cell>
          <table:table-cell table:style-name="ce1"/>
          <table:table-cell office:value-type="string" table:style-name="ce2">
            <text:p>Informação</text:p>
          </table:table-cell>
          <table:table-cell office:value-type="string" table:style-name="ce2">
            <text:p>Número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Percentual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minimais</text:p>
          </table:table-cell>
          <table:table-cell office:value-type="float" office:value="133" table:formula="of:=[Cal.B2]" table:style-name="ce8">
            <text:p>133</text:p>
          </table:table-cell>
          <table:table-cell office:value-type="float" office:value="891" table:formula="of:=[Cal.C2]" table:style-name="ce8">
            <text:p>891</text:p>
          </table:table-cell>
          <table:table-cell office:value-type="float" office:value="14.93" table:formula="of:=[Cal.D2]" table:style-name="ce8">
            <text:p>14,93</text:p>
          </table:table-cell>
          <table:table-cell table:style-name="ce1"/>
          <table:table-cell office:value-type="string" table:style-name="ce8">
            <text:p>Mutantes minimais</text:p>
          </table:table-cell>
          <table:table-cell office:value-type="float" office:value="32" table:formula="of:=[CheckIt.B2]" table:style-name="ce8">
            <text:p>32</text:p>
          </table:table-cell>
          <table:table-cell office:value-type="float" office:value="104" table:formula="of:=[CheckIt.C2]" table:style-name="ce8">
            <text:p>104</text:p>
          </table:table-cell>
          <table:table-cell office:value-type="float" office:value="30.77" table:formula="of:=[CheckIt.D2]" table:style-name="ce8">
            <text:p>30,77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equivalentes</text:p>
          </table:table-cell>
          <table:table-cell office:value-type="float" office:value="77" table:formula="of:=[Cal.B3]" table:style-name="ce8">
            <text:p>77</text:p>
          </table:table-cell>
          <table:table-cell office:value-type="float" office:value="891" table:formula="of:=[Cal.C3]" table:style-name="ce8">
            <text:p>891</text:p>
          </table:table-cell>
          <table:table-cell office:value-type="float" office:value="8.64" table:formula="of:=[Cal.D3]" table:style-name="ce8">
            <text:p>8,64</text:p>
          </table:table-cell>
          <table:table-cell table:style-name="ce1"/>
          <table:table-cell office:value-type="string" table:style-name="ce8">
            <text:p>Mutantes equivalentes</text:p>
          </table:table-cell>
          <table:table-cell office:value-type="float" office:value="3" table:formula="of:=[CheckIt.B3]" table:style-name="ce8">
            <text:p>3</text:p>
          </table:table-cell>
          <table:table-cell office:value-type="float" office:value="104" table:formula="of:=[CheckIt.C3]" table:style-name="ce8">
            <text:p>104</text:p>
          </table:table-cell>
          <table:table-cell office:value-type="float" office:value="2.88" table:formula="of:=[CheckIt.D3]" table:style-name="ce8">
            <text:p>2,88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os arcos primitivos</text:p>
          </table:table-cell>
          <table:table-cell office:value-type="float" office:value="363" table:formula="of:=[Cal.B4]" table:style-name="ce8">
            <text:p>363</text:p>
          </table:table-cell>
          <table:table-cell office:value-type="float" office:value="891" table:formula="of:=[Cal.C4]" table:style-name="ce8">
            <text:p>891</text:p>
          </table:table-cell>
          <table:table-cell office:value-type="float" office:value="40.74" table:formula="of:=[Cal.D4]" table:style-name="ce8">
            <text:p>40,74</text:p>
          </table:table-cell>
          <table:table-cell table:style-name="ce1"/>
          <table:table-cell office:value-type="string" table:style-name="ce8">
            <text:p>Mutantes nos arcos primitivos</text:p>
          </table:table-cell>
          <table:table-cell office:value-type="float" office:value="104" table:formula="of:=[CheckIt.B4]" table:style-name="ce8">
            <text:p>104</text:p>
          </table:table-cell>
          <table:table-cell office:value-type="float" office:value="104" table:formula="of:=[CheckIt.C4]" table:style-name="ce8">
            <text:p>104</text:p>
          </table:table-cell>
          <table:table-cell office:value-type="float" office:value="100" table:formula="of:=[CheckIt.D4]" table:style-name="ce8">
            <text:p>100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a origem dos arcos primitivos</text:p>
          </table:table-cell>
          <table:table-cell office:value-type="float" office:value="165" table:formula="of:=[Cal.B5]" table:style-name="ce8">
            <text:p>165</text:p>
          </table:table-cell>
          <table:table-cell office:value-type="float" office:value="891" table:formula="of:=[Cal.C5]" table:style-name="ce8">
            <text:p>891</text:p>
          </table:table-cell>
          <table:table-cell office:value-type="float" office:value="18.52" table:formula="of:=[Cal.D5]" table:style-name="ce8">
            <text:p>18,52</text:p>
          </table:table-cell>
          <table:table-cell table:style-name="ce1"/>
          <table:table-cell office:value-type="string" table:style-name="ce8">
            <text:p>Mutantes na origem dos arcos primitivos</text:p>
          </table:table-cell>
          <table:table-cell office:value-type="float" office:value="92" table:formula="of:=[CheckIt.B5]" table:style-name="ce8">
            <text:p>92</text:p>
          </table:table-cell>
          <table:table-cell office:value-type="float" office:value="104" table:formula="of:=[CheckIt.C5]" table:style-name="ce8">
            <text:p>104</text:p>
          </table:table-cell>
          <table:table-cell office:value-type="float" office:value="88.46" table:formula="of:=[CheckIt.D5]" table:style-name="ce8">
            <text:p>88,46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o destino dos arcos primitivos</text:p>
          </table:table-cell>
          <table:table-cell office:value-type="float" office:value="198" table:formula="of:=[Cal.B6]" table:style-name="ce8">
            <text:p>198</text:p>
          </table:table-cell>
          <table:table-cell office:value-type="float" office:value="891" table:formula="of:=[Cal.C6]" table:style-name="ce8">
            <text:p>891</text:p>
          </table:table-cell>
          <table:table-cell office:value-type="float" office:value="22.22" table:formula="of:=[Cal.D6]" table:style-name="ce8">
            <text:p>22,22</text:p>
          </table:table-cell>
          <table:table-cell table:style-name="ce1"/>
          <table:table-cell office:value-type="string" table:style-name="ce8">
            <text:p>Mutantes no destino dos arcos primitivos</text:p>
          </table:table-cell>
          <table:table-cell office:value-type="float" office:value="12" table:formula="of:=[CheckIt.B6]" table:style-name="ce8">
            <text:p>12</text:p>
          </table:table-cell>
          <table:table-cell office:value-type="float" office:value="104" table:formula="of:=[CheckIt.C6]" table:style-name="ce8">
            <text:p>104</text:p>
          </table:table-cell>
          <table:table-cell office:value-type="float" office:value="11.54" table:formula="of:=[CheckIt.D6]" table:style-name="ce8">
            <text:p>11,54</text:p>
          </table:table-cell>
          <table:table-cell table:number-columns-repeated="16375"/>
        </table:table-row>
        <table:table-row table:style-name="ro2">
          <table:table-cell table:number-columns-repeated="4" table:style-name="ce8"/>
          <table:table-cell table:style-name="ce1"/>
          <table:table-cell table:number-columns-repeated="4" table:style-name="ce8"/>
          <table:table-cell table:number-columns-repeated="16375"/>
        </table:table-row>
        <table:table-row table:style-name="ro1">
          <table:table-cell office:value-type="string" table:style-name="ce2">
            <text:p>Minimais em arcos primitivos</text:p>
          </table:table-cell>
          <table:table-cell office:value-type="float" office:value="39" table:formula="of:=[Cal.B8]" table:style-name="ce2">
            <text:p>39</text:p>
          </table:table-cell>
          <table:table-cell office:value-type="float" office:value="133" table:formula="of:=[Cal.C8]" table:style-name="ce2">
            <text:p>133</text:p>
          </table:table-cell>
          <table:table-cell office:value-type="float" office:value="29.32" table:formula="of:=[Cal.D8]" table:style-name="ce2">
            <text:p>29,32</text:p>
          </table:table-cell>
          <table:table-cell table:style-name="ce13"/>
          <table:table-cell office:value-type="string" table:style-name="ce2">
            <text:p>Minimais em arcos primitivos</text:p>
          </table:table-cell>
          <table:table-cell office:value-type="float" office:value="32" table:formula="of:=[CheckIt.B8]" table:style-name="ce2">
            <text:p>32</text:p>
          </table:table-cell>
          <table:table-cell office:value-type="float" office:value="32" table:formula="of:=[CheckIt.C8]" table:style-name="ce2">
            <text:p>32</text:p>
          </table:table-cell>
          <table:table-cell office:value-type="float" office:value="100" table:formula="of:=[CheckIt.D8]" table:style-name="ce2">
            <text:p>100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Minimais na origem dos arcos primitivos</text:p>
          </table:table-cell>
          <table:table-cell office:value-type="float" office:value="8" table:formula="of:=[Cal.B9]" table:style-name="ce8">
            <text:p>8</text:p>
          </table:table-cell>
          <table:table-cell office:value-type="float" office:value="133" table:formula="of:=[Cal.C9]" table:style-name="ce8">
            <text:p>133</text:p>
          </table:table-cell>
          <table:table-cell office:value-type="float" office:value="6.02" table:formula="of:=[Cal.D9]" table:style-name="ce8">
            <text:p>6,02</text:p>
          </table:table-cell>
          <table:table-cell table:style-name="ce1"/>
          <table:table-cell office:value-type="string" table:style-name="ce8">
            <text:p>Minimais na origem dos arcos primitivos</text:p>
          </table:table-cell>
          <table:table-cell office:value-type="float" office:value="32" table:formula="of:=[CheckIt.B9]" table:style-name="ce8">
            <text:p>32</text:p>
          </table:table-cell>
          <table:table-cell office:value-type="float" office:value="32" table:formula="of:=[CheckIt.C9]" table:style-name="ce8">
            <text:p>32</text:p>
          </table:table-cell>
          <table:table-cell office:value-type="float" office:value="100" table:formula="of:=[CheckIt.D9]" table:style-name="ce8">
            <text:p>100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inimais no destino dos arcos primitivos</text:p>
          </table:table-cell>
          <table:table-cell office:value-type="float" office:value="31" table:formula="of:=[Cal.B10]" table:style-name="ce8">
            <text:p>31</text:p>
          </table:table-cell>
          <table:table-cell office:value-type="float" office:value="133" table:formula="of:=[Cal.C10]" table:style-name="ce8">
            <text:p>133</text:p>
          </table:table-cell>
          <table:table-cell office:value-type="float" office:value="23.31" table:formula="of:=[Cal.D10]" table:style-name="ce8">
            <text:p>23,31</text:p>
          </table:table-cell>
          <table:table-cell table:style-name="ce1"/>
          <table:table-cell office:value-type="string" table:style-name="ce8">
            <text:p>Minimais no destino dos arcos primitivos</text:p>
          </table:table-cell>
          <table:table-cell office:value-type="float" office:value="0" table:formula="of:=[CheckIt.B10]" table:style-name="ce8">
            <text:p>0</text:p>
          </table:table-cell>
          <table:table-cell office:value-type="float" office:value="32" table:formula="of:=[CheckIt.C10]" table:style-name="ce8">
            <text:p>32</text:p>
          </table:table-cell>
          <table:table-cell office:value-type="float" office:value="0" table:formula="of:=[CheckIt.D10]" table:style-name="ce8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inimais em primitivos ou com origem/destino em primitivos</text:p>
          </table:table-cell>
          <table:table-cell office:value-type="float" office:value="133" table:formula="of:=[Cal.B11]" table:style-name="ce2">
            <text:p>133</text:p>
          </table:table-cell>
          <table:table-cell office:value-type="float" office:value="133" table:formula="of:=[Cal.C11]" table:style-name="ce2">
            <text:p>133</text:p>
          </table:table-cell>
          <table:table-cell office:value-type="float" office:value="100" table:formula="of:=[Cal.D11]" table:style-name="ce2">
            <text:p>100</text:p>
          </table:table-cell>
          <table:table-cell table:style-name="ce13"/>
          <table:table-cell office:value-type="string" table:style-name="ce2">
            <text:p>Minimais em primitivos ou com origem/destino em primitivos</text:p>
          </table:table-cell>
          <table:table-cell office:value-type="float" office:value="32" table:formula="of:=[CheckIt.B11]" table:style-name="ce2">
            <text:p>32</text:p>
          </table:table-cell>
          <table:table-cell office:value-type="float" office:value="32" table:formula="of:=[CheckIt.C11]" table:style-name="ce2">
            <text:p>32</text:p>
          </table:table-cell>
          <table:table-cell office:value-type="float" office:value="100" table:formula="of:=[CheckIt.D11]" table:style-name="ce2">
            <text:p>100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Minimais com nó origem em arcos primitivos</text:p>
          </table:table-cell>
          <table:table-cell office:value-type="float" office:value="123" table:formula="of:=[Cal.B12]" table:style-name="ce8">
            <text:p>123</text:p>
          </table:table-cell>
          <table:table-cell office:value-type="float" office:value="133" table:formula="of:=[Cal.C12]" table:style-name="ce8">
            <text:p>133</text:p>
          </table:table-cell>
          <table:table-cell office:value-type="float" office:value="92.48" table:formula="of:=[Cal.D12]" table:style-name="ce8">
            <text:p>92,48</text:p>
          </table:table-cell>
          <table:table-cell table:style-name="ce1"/>
          <table:table-cell office:value-type="string" table:style-name="ce8">
            <text:p>Minimais com nó origem em arcos primitivos</text:p>
          </table:table-cell>
          <table:table-cell office:value-type="float" office:value="0" table:formula="of:=[CheckIt.B12]" table:style-name="ce8">
            <text:p>0</text:p>
          </table:table-cell>
          <table:table-cell office:value-type="float" office:value="32" table:formula="of:=[CheckIt.C12]" table:style-name="ce8">
            <text:p>32</text:p>
          </table:table-cell>
          <table:table-cell office:value-type="float" office:value="0" table:formula="of:=[CheckIt.D12]" table:style-name="ce8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inimais com nó destino em arcos primitivos</text:p>
          </table:table-cell>
          <table:table-cell office:value-type="float" office:value="10" table:formula="of:=[Cal.B13]" table:style-name="ce8">
            <text:p>10</text:p>
          </table:table-cell>
          <table:table-cell office:value-type="float" office:value="133" table:formula="of:=[Cal.C13]" table:style-name="ce8">
            <text:p>133</text:p>
          </table:table-cell>
          <table:table-cell office:value-type="float" office:value="7.52" table:formula="of:=[Cal.D13]" table:style-name="ce8">
            <text:p>7,52</text:p>
          </table:table-cell>
          <table:table-cell table:style-name="ce1"/>
          <table:table-cell office:value-type="string" table:style-name="ce8">
            <text:p>Minimais com nó destino em arcos primitivos</text:p>
          </table:table-cell>
          <table:table-cell office:value-type="float" office:value="32" table:formula="of:=[CheckIt.B13]" table:style-name="ce8">
            <text:p>32</text:p>
          </table:table-cell>
          <table:table-cell office:value-type="float" office:value="32" table:formula="of:=[CheckIt.C13]" table:style-name="ce8">
            <text:p>32</text:p>
          </table:table-cell>
          <table:table-cell office:value-type="float" office:value="100" table:formula="of:=[CheckIt.D13]" table:style-name="ce8">
            <text:p>1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quivalentes em arcos primitivos</text:p>
          </table:table-cell>
          <table:table-cell office:value-type="float" office:value="22" table:formula="of:=[Cal.B14]" table:style-name="ce2">
            <text:p>22</text:p>
          </table:table-cell>
          <table:table-cell office:value-type="float" office:value="77" table:formula="of:=[Cal.C14]" table:style-name="ce2">
            <text:p>77</text:p>
          </table:table-cell>
          <table:table-cell office:value-type="float" office:value="28.57" table:formula="of:=[Cal.D14]" table:style-name="ce2">
            <text:p>28,57</text:p>
          </table:table-cell>
          <table:table-cell table:style-name="ce13"/>
          <table:table-cell office:value-type="string" table:style-name="ce2">
            <text:p>Equivalentes em arcos primitivos</text:p>
          </table:table-cell>
          <table:table-cell office:value-type="float" office:value="3" table:formula="of:=[CheckIt.B14]" table:style-name="ce2">
            <text:p>3</text:p>
          </table:table-cell>
          <table:table-cell office:value-type="float" office:value="3" table:formula="of:=[CheckIt.C14]" table:style-name="ce2">
            <text:p>3</text:p>
          </table:table-cell>
          <table:table-cell office:value-type="float" office:value="100" table:formula="of:=[CheckIt.D14]" table:style-name="ce2">
            <text:p>100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Equivalentes na origem dos arcos primitivos</text:p>
          </table:table-cell>
          <table:table-cell office:value-type="float" office:value="9" table:formula="of:=[Cal.B15]" table:style-name="ce8">
            <text:p>9</text:p>
          </table:table-cell>
          <table:table-cell office:value-type="float" office:value="77" table:formula="of:=[Cal.C15]" table:style-name="ce8">
            <text:p>77</text:p>
          </table:table-cell>
          <table:table-cell office:value-type="float" office:value="11.69" table:formula="of:=[Cal.D15]" table:style-name="ce8">
            <text:p>11,69</text:p>
          </table:table-cell>
          <table:table-cell table:style-name="ce1"/>
          <table:table-cell office:value-type="string" table:style-name="ce8">
            <text:p>Equivalentes na origem dos arcos primitivos</text:p>
          </table:table-cell>
          <table:table-cell office:value-type="float" office:value="3" table:formula="of:=[CheckIt.B15]" table:style-name="ce8">
            <text:p>3</text:p>
          </table:table-cell>
          <table:table-cell office:value-type="float" office:value="3" table:formula="of:=[CheckIt.C15]" table:style-name="ce8">
            <text:p>3</text:p>
          </table:table-cell>
          <table:table-cell office:value-type="float" office:value="100" table:formula="of:=[CheckIt.D15]" table:style-name="ce8">
            <text:p>100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Equivalentes no destino dos arcos primitivos</text:p>
          </table:table-cell>
          <table:table-cell office:value-type="float" office:value="13" table:formula="of:=[Cal.B16]" table:style-name="ce8">
            <text:p>13</text:p>
          </table:table-cell>
          <table:table-cell office:value-type="float" office:value="77" table:formula="of:=[Cal.C16]" table:style-name="ce8">
            <text:p>77</text:p>
          </table:table-cell>
          <table:table-cell office:value-type="float" office:value="16.88" table:formula="of:=[Cal.D16]" table:style-name="ce8">
            <text:p>16,88</text:p>
          </table:table-cell>
          <table:table-cell table:style-name="ce1"/>
          <table:table-cell office:value-type="string" table:style-name="ce8">
            <text:p>Equivalentes no destino dos arcos primitivos</text:p>
          </table:table-cell>
          <table:table-cell office:value-type="float" office:value="0" table:formula="of:=[CheckIt.B16]" table:style-name="ce8">
            <text:p>0</text:p>
          </table:table-cell>
          <table:table-cell office:value-type="float" office:value="3" table:formula="of:=[CheckIt.C16]" table:style-name="ce8">
            <text:p>3</text:p>
          </table:table-cell>
          <table:table-cell office:value-type="float" office:value="0" table:formula="of:=[CheckIt.D16]" table:style-name="ce8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quivalentes em primitivos ou com origem/destino em primitivos</text:p>
          </table:table-cell>
          <table:table-cell office:value-type="float" office:value="71" table:formula="of:=[Cal.B17]" table:style-name="ce2">
            <text:p>71</text:p>
          </table:table-cell>
          <table:table-cell office:value-type="float" office:value="77" table:formula="of:=[Cal.C17]" table:style-name="ce2">
            <text:p>77</text:p>
          </table:table-cell>
          <table:table-cell office:value-type="float" office:value="92.21" table:formula="of:=[Cal.D17]" table:style-name="ce2">
            <text:p>92,21</text:p>
          </table:table-cell>
          <table:table-cell table:style-name="ce13"/>
          <table:table-cell office:value-type="string" table:style-name="ce2">
            <text:p>Equivalentes em primitivos ou com origem/destino em primitivos</text:p>
          </table:table-cell>
          <table:table-cell office:value-type="float" office:value="3" table:formula="of:=[CheckIt.B17]" table:style-name="ce2">
            <text:p>3</text:p>
          </table:table-cell>
          <table:table-cell office:value-type="float" office:value="3" table:formula="of:=[CheckIt.C17]" table:style-name="ce2">
            <text:p>3</text:p>
          </table:table-cell>
          <table:table-cell office:value-type="float" office:value="100" table:formula="of:=[CheckIt.D17]" table:style-name="ce2">
            <text:p>100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Equivalentes com nó origem em arcos primitivos</text:p>
          </table:table-cell>
          <table:table-cell office:value-type="float" office:value="46" table:formula="of:=[Cal.B18]" table:style-name="ce8">
            <text:p>46</text:p>
          </table:table-cell>
          <table:table-cell office:value-type="float" office:value="77" table:formula="of:=[Cal.C18]" table:style-name="ce8">
            <text:p>77</text:p>
          </table:table-cell>
          <table:table-cell office:value-type="float" office:value="59.74" table:formula="of:=[Cal.D18]" table:style-name="ce8">
            <text:p>59,74</text:p>
          </table:table-cell>
          <table:table-cell table:style-name="ce1"/>
          <table:table-cell office:value-type="string" table:style-name="ce8">
            <text:p>Equivalentes com nó origem em arcos primitivos</text:p>
          </table:table-cell>
          <table:table-cell office:value-type="float" office:value="0" table:formula="of:=[CheckIt.B18]" table:style-name="ce8">
            <text:p>0</text:p>
          </table:table-cell>
          <table:table-cell office:value-type="float" office:value="3" table:formula="of:=[CheckIt.C18]" table:style-name="ce8">
            <text:p>3</text:p>
          </table:table-cell>
          <table:table-cell office:value-type="float" office:value="0" table:formula="of:=[CheckIt.D18]" table:style-name="ce8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Equivalentes com nó destino em arcos primitivos</text:p>
          </table:table-cell>
          <table:table-cell office:value-type="float" office:value="25" table:formula="of:=[Cal.B19]" table:style-name="ce8">
            <text:p>25</text:p>
          </table:table-cell>
          <table:table-cell office:value-type="float" office:value="77" table:formula="of:=[Cal.C19]" table:style-name="ce8">
            <text:p>77</text:p>
          </table:table-cell>
          <table:table-cell office:value-type="float" office:value="32.47" table:formula="of:=[Cal.D19]" table:style-name="ce8">
            <text:p>32,47</text:p>
          </table:table-cell>
          <table:table-cell table:style-name="ce1"/>
          <table:table-cell office:value-type="string" table:style-name="ce8">
            <text:p>Equivalentes com nó destino em arcos primitivos</text:p>
          </table:table-cell>
          <table:table-cell office:value-type="float" office:value="3" table:formula="of:=[CheckIt.B19]" table:style-name="ce8">
            <text:p>3</text:p>
          </table:table-cell>
          <table:table-cell office:value-type="float" office:value="3" table:formula="of:=[CheckIt.C19]" table:style-name="ce8">
            <text:p>3</text:p>
          </table:table-cell>
          <table:table-cell office:value-type="float" office:value="100" table:formula="of:=[CheckIt.D19]" table:style-name="ce8">
            <text:p>100</text:p>
          </table:table-cell>
          <table:table-cell table:number-columns-repeated="16375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21">
            <text:p>CheckPalindrome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21">
            <text:p>CountPositive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office:value-type="string" table:style-name="ce2">
            <text:p>Informação</text:p>
          </table:table-cell>
          <table:table-cell office:value-type="string" table:style-name="ce2">
            <text:p>Número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Percentual</text:p>
          </table:table-cell>
          <table:table-cell table:style-name="ce1"/>
          <table:table-cell office:value-type="string" table:style-name="ce2">
            <text:p>Informação</text:p>
          </table:table-cell>
          <table:table-cell office:value-type="string" table:style-name="ce2">
            <text:p>Número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Percentual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minimais</text:p>
          </table:table-cell>
          <table:table-cell office:value-type="float" office:value="13" table:formula="of:=[CheckPalindrome.B2]" table:style-name="ce8">
            <text:p>13</text:p>
          </table:table-cell>
          <table:table-cell office:value-type="float" office:value="166" table:formula="of:=[CheckPalindrome.C2]" table:style-name="ce8">
            <text:p>166</text:p>
          </table:table-cell>
          <table:table-cell office:value-type="float" office:value="7.83" table:formula="of:=[CheckPalindrome.D2]" table:style-name="ce8">
            <text:p>7,83</text:p>
          </table:table-cell>
          <table:table-cell table:style-name="ce1"/>
          <table:table-cell office:value-type="string" table:style-name="ce8">
            <text:p>Mutantes minimais</text:p>
          </table:table-cell>
          <table:table-cell office:value-type="float" office:value="8" table:formula="of:=[CountPositive.B2]" table:style-name="ce8">
            <text:p>8</text:p>
          </table:table-cell>
          <table:table-cell office:value-type="float" office:value="151" table:formula="of:=[CountPositive.C2]" table:style-name="ce8">
            <text:p>151</text:p>
          </table:table-cell>
          <table:table-cell office:value-type="float" office:value="5.3" table:formula="of:=[CountPositive.D2]" table:style-name="ce8">
            <text:p>5,3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equivalentes</text:p>
          </table:table-cell>
          <table:table-cell office:value-type="float" office:value="20" table:formula="of:=[CheckPalindrome.B3]" table:style-name="ce8">
            <text:p>20</text:p>
          </table:table-cell>
          <table:table-cell office:value-type="float" office:value="166" table:formula="of:=[CheckPalindrome.C3]" table:style-name="ce8">
            <text:p>166</text:p>
          </table:table-cell>
          <table:table-cell office:value-type="float" office:value="12.05" table:formula="of:=[CheckPalindrome.D3]" table:style-name="ce8">
            <text:p>12,05</text:p>
          </table:table-cell>
          <table:table-cell table:style-name="ce1"/>
          <table:table-cell office:value-type="string" table:style-name="ce8">
            <text:p>Mutantes equivalentes</text:p>
          </table:table-cell>
          <table:table-cell office:value-type="float" office:value="9" table:formula="of:=[CountPositive.B3]" table:style-name="ce8">
            <text:p>9</text:p>
          </table:table-cell>
          <table:table-cell office:value-type="float" office:value="151" table:formula="of:=[CountPositive.C3]" table:style-name="ce8">
            <text:p>151</text:p>
          </table:table-cell>
          <table:table-cell office:value-type="float" office:value="5.96" table:formula="of:=[CountPositive.D3]" table:style-name="ce8">
            <text:p>5,96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os arcos primitivos</text:p>
          </table:table-cell>
          <table:table-cell office:value-type="float" office:value="158" table:formula="of:=[CheckPalindrome.B4]" table:style-name="ce8">
            <text:p>158</text:p>
          </table:table-cell>
          <table:table-cell office:value-type="float" office:value="166" table:formula="of:=[CheckPalindrome.C4]" table:style-name="ce8">
            <text:p>166</text:p>
          </table:table-cell>
          <table:table-cell office:value-type="float" office:value="95.18" table:formula="of:=[CheckPalindrome.D4]" table:style-name="ce8">
            <text:p>95,18</text:p>
          </table:table-cell>
          <table:table-cell table:style-name="ce1"/>
          <table:table-cell office:value-type="string" table:style-name="ce8">
            <text:p>Mutantes nos arcos primitivos</text:p>
          </table:table-cell>
          <table:table-cell office:value-type="float" office:value="66" table:formula="of:=[CountPositive.B4]" table:style-name="ce8">
            <text:p>66</text:p>
          </table:table-cell>
          <table:table-cell office:value-type="float" office:value="151" table:formula="of:=[CountPositive.C4]" table:style-name="ce8">
            <text:p>151</text:p>
          </table:table-cell>
          <table:table-cell office:value-type="float" office:value="43.71" table:formula="of:=[CountPositive.D4]" table:style-name="ce8">
            <text:p>43,71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a origem dos arcos primitivos</text:p>
          </table:table-cell>
          <table:table-cell office:value-type="float" office:value="134" table:formula="of:=[CheckPalindrome.B5]" table:style-name="ce8">
            <text:p>134</text:p>
          </table:table-cell>
          <table:table-cell office:value-type="float" office:value="166" table:formula="of:=[CheckPalindrome.C5]" table:style-name="ce8">
            <text:p>166</text:p>
          </table:table-cell>
          <table:table-cell office:value-type="float" office:value="80.72" table:formula="of:=[CheckPalindrome.D5]" table:style-name="ce8">
            <text:p>80,72</text:p>
          </table:table-cell>
          <table:table-cell table:style-name="ce1"/>
          <table:table-cell office:value-type="string" table:style-name="ce8">
            <text:p>Mutantes na origem dos arcos primitivos</text:p>
          </table:table-cell>
          <table:table-cell office:value-type="float" office:value="57" table:formula="of:=[CountPositive.B5]" table:style-name="ce8">
            <text:p>57</text:p>
          </table:table-cell>
          <table:table-cell office:value-type="float" office:value="151" table:formula="of:=[CountPositive.C5]" table:style-name="ce8">
            <text:p>151</text:p>
          </table:table-cell>
          <table:table-cell office:value-type="float" office:value="37.75" table:formula="of:=[CountPositive.D5]" table:style-name="ce8">
            <text:p>37,75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o destino dos arcos primitivos</text:p>
          </table:table-cell>
          <table:table-cell office:value-type="float" office:value="24" table:formula="of:=[CheckPalindrome.B6]" table:style-name="ce8">
            <text:p>24</text:p>
          </table:table-cell>
          <table:table-cell office:value-type="float" office:value="166" table:formula="of:=[CheckPalindrome.C6]" table:style-name="ce8">
            <text:p>166</text:p>
          </table:table-cell>
          <table:table-cell office:value-type="float" office:value="14.46" table:formula="of:=[CheckPalindrome.D6]" table:style-name="ce8">
            <text:p>14,46</text:p>
          </table:table-cell>
          <table:table-cell table:style-name="ce1"/>
          <table:table-cell office:value-type="string" table:style-name="ce8">
            <text:p>Mutantes no destino dos arcos primitivos</text:p>
          </table:table-cell>
          <table:table-cell office:value-type="float" office:value="9" table:formula="of:=[CountPositive.B6]" table:style-name="ce8">
            <text:p>9</text:p>
          </table:table-cell>
          <table:table-cell office:value-type="float" office:value="151" table:formula="of:=[CountPositive.C6]" table:style-name="ce8">
            <text:p>151</text:p>
          </table:table-cell>
          <table:table-cell office:value-type="float" office:value="5.96" table:formula="of:=[CountPositive.D6]" table:style-name="ce8">
            <text:p>5,96</text:p>
          </table:table-cell>
          <table:table-cell table:number-columns-repeated="16375"/>
        </table:table-row>
        <table:table-row table:style-name="ro2">
          <table:table-cell table:number-columns-repeated="4" table:style-name="ce8"/>
          <table:table-cell table:style-name="ce1"/>
          <table:table-cell table:number-columns-repeated="4" table:style-name="ce8"/>
          <table:table-cell table:number-columns-repeated="16375"/>
        </table:table-row>
        <table:table-row table:style-name="ro1">
          <table:table-cell office:value-type="string" table:style-name="ce2">
            <text:p>Minimais em arcos primitivos</text:p>
          </table:table-cell>
          <table:table-cell office:value-type="float" office:value="13" table:formula="of:=[CheckPalindrome.B8]" table:style-name="ce2">
            <text:p>13</text:p>
          </table:table-cell>
          <table:table-cell office:value-type="float" office:value="13" table:formula="of:=[CheckPalindrome.C8]" table:style-name="ce2">
            <text:p>13</text:p>
          </table:table-cell>
          <table:table-cell office:value-type="float" office:value="100" table:formula="of:=[CheckPalindrome.D8]" table:style-name="ce2">
            <text:p>100</text:p>
          </table:table-cell>
          <table:table-cell table:style-name="ce13"/>
          <table:table-cell office:value-type="string" table:style-name="ce2">
            <text:p>Minimais em arcos primitivos</text:p>
          </table:table-cell>
          <table:table-cell office:value-type="float" office:value="7" table:formula="of:=[CountPositive.B8]" table:style-name="ce2">
            <text:p>7</text:p>
          </table:table-cell>
          <table:table-cell office:value-type="float" office:value="8" table:formula="of:=[CountPositive.C8]" table:style-name="ce2">
            <text:p>8</text:p>
          </table:table-cell>
          <table:table-cell office:value-type="float" office:value="87.5" table:formula="of:=[CountPositive.D8]" table:style-name="ce2">
            <text:p>87,5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Minimais na origem dos arcos primitivos</text:p>
          </table:table-cell>
          <table:table-cell office:value-type="float" office:value="9" table:formula="of:=[CheckPalindrome.B9]" table:style-name="ce8">
            <text:p>9</text:p>
          </table:table-cell>
          <table:table-cell office:value-type="float" office:value="13" table:formula="of:=[CheckPalindrome.C9]" table:style-name="ce8">
            <text:p>13</text:p>
          </table:table-cell>
          <table:table-cell office:value-type="float" office:value="69.23" table:formula="of:=[CheckPalindrome.D9]" table:style-name="ce8">
            <text:p>69,23</text:p>
          </table:table-cell>
          <table:table-cell table:style-name="ce1"/>
          <table:table-cell office:value-type="string" table:style-name="ce8">
            <text:p>Minimais na origem dos arcos primitivos</text:p>
          </table:table-cell>
          <table:table-cell office:value-type="float" office:value="7" table:formula="of:=[CountPositive.B9]" table:style-name="ce8">
            <text:p>7</text:p>
          </table:table-cell>
          <table:table-cell office:value-type="float" office:value="8" table:formula="of:=[CountPositive.C9]" table:style-name="ce8">
            <text:p>8</text:p>
          </table:table-cell>
          <table:table-cell office:value-type="float" office:value="87.5" table:formula="of:=[CountPositive.D9]" table:style-name="ce8">
            <text:p>87,5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inimais no destino dos arcos primitivos</text:p>
          </table:table-cell>
          <table:table-cell office:value-type="float" office:value="4" table:formula="of:=[CheckPalindrome.B10]" table:style-name="ce8">
            <text:p>4</text:p>
          </table:table-cell>
          <table:table-cell office:value-type="float" office:value="13" table:formula="of:=[CheckPalindrome.C10]" table:style-name="ce8">
            <text:p>13</text:p>
          </table:table-cell>
          <table:table-cell office:value-type="float" office:value="30.77" table:formula="of:=[CheckPalindrome.D10]" table:style-name="ce8">
            <text:p>30,77</text:p>
          </table:table-cell>
          <table:table-cell table:style-name="ce1"/>
          <table:table-cell office:value-type="string" table:style-name="ce8">
            <text:p>Minimais no destino dos arcos primitivos</text:p>
          </table:table-cell>
          <table:table-cell office:value-type="float" office:value="0" table:formula="of:=[CountPositive.B10]" table:style-name="ce8">
            <text:p>0</text:p>
          </table:table-cell>
          <table:table-cell office:value-type="float" office:value="8" table:formula="of:=[CountPositive.C10]" table:style-name="ce8">
            <text:p>8</text:p>
          </table:table-cell>
          <table:table-cell office:value-type="float" office:value="0" table:formula="of:=[CountPositive.D10]" table:style-name="ce8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inimais em primitivos ou com origem/destino em primitivos</text:p>
          </table:table-cell>
          <table:table-cell office:value-type="float" office:value="13" table:formula="of:=[CheckPalindrome.B11]" table:style-name="ce2">
            <text:p>13</text:p>
          </table:table-cell>
          <table:table-cell office:value-type="float" office:value="13" table:formula="of:=[CheckPalindrome.C11]" table:style-name="ce2">
            <text:p>13</text:p>
          </table:table-cell>
          <table:table-cell office:value-type="float" office:value="100" table:formula="of:=[CheckPalindrome.D11]" table:style-name="ce2">
            <text:p>100</text:p>
          </table:table-cell>
          <table:table-cell table:style-name="ce13"/>
          <table:table-cell office:value-type="string" table:style-name="ce2">
            <text:p>Minimais em primitivos ou com origem/destino em primitivos</text:p>
          </table:table-cell>
          <table:table-cell office:value-type="float" office:value="8" table:formula="of:=[CountPositive.B11]" table:style-name="ce2">
            <text:p>8</text:p>
          </table:table-cell>
          <table:table-cell office:value-type="float" office:value="8" table:formula="of:=[CountPositive.C11]" table:style-name="ce2">
            <text:p>8</text:p>
          </table:table-cell>
          <table:table-cell office:value-type="float" office:value="100" table:formula="of:=[CountPositive.D11]" table:style-name="ce2">
            <text:p>100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Minimais com nó origem em arcos primitivos</text:p>
          </table:table-cell>
          <table:table-cell office:value-type="float" office:value="13" table:formula="of:=[CheckPalindrome.B12]" table:style-name="ce8">
            <text:p>13</text:p>
          </table:table-cell>
          <table:table-cell office:value-type="float" office:value="13" table:formula="of:=[CheckPalindrome.C12]" table:style-name="ce8">
            <text:p>13</text:p>
          </table:table-cell>
          <table:table-cell office:value-type="float" office:value="100" table:formula="of:=[CheckPalindrome.D12]" table:style-name="ce8">
            <text:p>100</text:p>
          </table:table-cell>
          <table:table-cell table:style-name="ce1"/>
          <table:table-cell office:value-type="string" table:style-name="ce8">
            <text:p>Minimais com nó origem em arcos primitivos</text:p>
          </table:table-cell>
          <table:table-cell office:value-type="float" office:value="0" table:formula="of:=[CountPositive.B12]" table:style-name="ce8">
            <text:p>0</text:p>
          </table:table-cell>
          <table:table-cell office:value-type="float" office:value="8" table:formula="of:=[CountPositive.C12]" table:style-name="ce8">
            <text:p>8</text:p>
          </table:table-cell>
          <table:table-cell office:value-type="float" office:value="0" table:formula="of:=[CountPositive.D12]" table:style-name="ce8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inimais com nó destino em arcos primitivos</text:p>
          </table:table-cell>
          <table:table-cell office:value-type="float" office:value="11" table:formula="of:=[CheckPalindrome.B13]" table:style-name="ce8">
            <text:p>11</text:p>
          </table:table-cell>
          <table:table-cell office:value-type="float" office:value="13" table:formula="of:=[CheckPalindrome.C13]" table:style-name="ce8">
            <text:p>13</text:p>
          </table:table-cell>
          <table:table-cell office:value-type="float" office:value="84.62" table:formula="of:=[CheckPalindrome.D13]" table:style-name="ce8">
            <text:p>84,62</text:p>
          </table:table-cell>
          <table:table-cell table:style-name="ce1"/>
          <table:table-cell office:value-type="string" table:style-name="ce8">
            <text:p>Minimais com nó destino em arcos primitivos</text:p>
          </table:table-cell>
          <table:table-cell office:value-type="float" office:value="8" table:formula="of:=[CountPositive.B13]" table:style-name="ce8">
            <text:p>8</text:p>
          </table:table-cell>
          <table:table-cell office:value-type="float" office:value="8" table:formula="of:=[CountPositive.C13]" table:style-name="ce8">
            <text:p>8</text:p>
          </table:table-cell>
          <table:table-cell office:value-type="float" office:value="100" table:formula="of:=[CountPositive.D13]" table:style-name="ce8">
            <text:p>1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quivalentes em arcos primitivos</text:p>
          </table:table-cell>
          <table:table-cell office:value-type="float" office:value="20" table:formula="of:=[CheckPalindrome.B14]" table:style-name="ce2">
            <text:p>20</text:p>
          </table:table-cell>
          <table:table-cell office:value-type="float" office:value="20" table:formula="of:=[CheckPalindrome.C14]" table:style-name="ce2">
            <text:p>20</text:p>
          </table:table-cell>
          <table:table-cell office:value-type="float" office:value="100" table:formula="of:=[CheckPalindrome.D14]" table:style-name="ce2">
            <text:p>100</text:p>
          </table:table-cell>
          <table:table-cell table:style-name="ce13"/>
          <table:table-cell office:value-type="string" table:style-name="ce2">
            <text:p>Equivalentes em arcos primitivos</text:p>
          </table:table-cell>
          <table:table-cell office:value-type="float" office:value="1" table:formula="of:=[CountPositive.B14]" table:style-name="ce2">
            <text:p>1</text:p>
          </table:table-cell>
          <table:table-cell office:value-type="float" office:value="9" table:formula="of:=[CountPositive.C14]" table:style-name="ce2">
            <text:p>9</text:p>
          </table:table-cell>
          <table:table-cell office:value-type="float" office:value="11.11" table:formula="of:=[CountPositive.D14]" table:style-name="ce2">
            <text:p>11,11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Equivalentes na origem dos arcos primitivos</text:p>
          </table:table-cell>
          <table:table-cell office:value-type="float" office:value="19" table:formula="of:=[CheckPalindrome.B15]" table:style-name="ce8">
            <text:p>19</text:p>
          </table:table-cell>
          <table:table-cell office:value-type="float" office:value="20" table:formula="of:=[CheckPalindrome.C15]" table:style-name="ce8">
            <text:p>20</text:p>
          </table:table-cell>
          <table:table-cell office:value-type="float" office:value="95" table:formula="of:=[CheckPalindrome.D15]" table:style-name="ce8">
            <text:p>95</text:p>
          </table:table-cell>
          <table:table-cell table:style-name="ce1"/>
          <table:table-cell office:value-type="string" table:style-name="ce8">
            <text:p>Equivalentes na origem dos arcos primitivos</text:p>
          </table:table-cell>
          <table:table-cell office:value-type="float" office:value="1" table:formula="of:=[CountPositive.B15]" table:style-name="ce8">
            <text:p>1</text:p>
          </table:table-cell>
          <table:table-cell office:value-type="float" office:value="9" table:formula="of:=[CountPositive.C15]" table:style-name="ce8">
            <text:p>9</text:p>
          </table:table-cell>
          <table:table-cell office:value-type="float" office:value="11.11" table:formula="of:=[CountPositive.D15]" table:style-name="ce8">
            <text:p>11,11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Equivalentes no destino dos arcos primitivos</text:p>
          </table:table-cell>
          <table:table-cell office:value-type="float" office:value="1" table:formula="of:=[CheckPalindrome.B16]" table:style-name="ce8">
            <text:p>1</text:p>
          </table:table-cell>
          <table:table-cell office:value-type="float" office:value="20" table:formula="of:=[CheckPalindrome.C16]" table:style-name="ce8">
            <text:p>20</text:p>
          </table:table-cell>
          <table:table-cell office:value-type="float" office:value="5" table:formula="of:=[CheckPalindrome.D16]" table:style-name="ce8">
            <text:p>5</text:p>
          </table:table-cell>
          <table:table-cell table:style-name="ce1"/>
          <table:table-cell office:value-type="string" table:style-name="ce8">
            <text:p>Equivalentes no destino dos arcos primitivos</text:p>
          </table:table-cell>
          <table:table-cell office:value-type="float" office:value="0" table:formula="of:=[CountPositive.B16]" table:style-name="ce8">
            <text:p>0</text:p>
          </table:table-cell>
          <table:table-cell office:value-type="float" office:value="9" table:formula="of:=[CountPositive.C16]" table:style-name="ce8">
            <text:p>9</text:p>
          </table:table-cell>
          <table:table-cell office:value-type="float" office:value="0" table:formula="of:=[CountPositive.D16]" table:style-name="ce8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quivalentes em primitivos ou com origem/destino em primitivos</text:p>
          </table:table-cell>
          <table:table-cell office:value-type="float" office:value="20" table:formula="of:=[CheckPalindrome.B17]" table:style-name="ce2">
            <text:p>20</text:p>
          </table:table-cell>
          <table:table-cell office:value-type="float" office:value="20" table:formula="of:=[CheckPalindrome.C17]" table:style-name="ce2">
            <text:p>20</text:p>
          </table:table-cell>
          <table:table-cell office:value-type="float" office:value="100" table:formula="of:=[CheckPalindrome.D17]" table:style-name="ce2">
            <text:p>100</text:p>
          </table:table-cell>
          <table:table-cell table:style-name="ce13"/>
          <table:table-cell office:value-type="string" table:style-name="ce2">
            <text:p>Equivalentes em primitivos ou com origem/destino em primitivos</text:p>
          </table:table-cell>
          <table:table-cell office:value-type="float" office:value="6" table:formula="of:=[CountPositive.B17]" table:style-name="ce2">
            <text:p>6</text:p>
          </table:table-cell>
          <table:table-cell office:value-type="float" office:value="9" table:formula="of:=[CountPositive.C17]" table:style-name="ce2">
            <text:p>9</text:p>
          </table:table-cell>
          <table:table-cell office:value-type="float" office:value="66.67" table:formula="of:=[CountPositive.D17]" table:style-name="ce2">
            <text:p>66,67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Equivalentes com nó origem em arcos primitivos</text:p>
          </table:table-cell>
          <table:table-cell office:value-type="float" office:value="20" table:formula="of:=[CheckPalindrome.B18]" table:style-name="ce8">
            <text:p>20</text:p>
          </table:table-cell>
          <table:table-cell office:value-type="float" office:value="20" table:formula="of:=[CheckPalindrome.C18]" table:style-name="ce8">
            <text:p>20</text:p>
          </table:table-cell>
          <table:table-cell office:value-type="float" office:value="100" table:formula="of:=[CheckPalindrome.D18]" table:style-name="ce8">
            <text:p>100</text:p>
          </table:table-cell>
          <table:table-cell table:style-name="ce1"/>
          <table:table-cell office:value-type="string" table:style-name="ce8">
            <text:p>Equivalentes com nó origem em arcos primitivos</text:p>
          </table:table-cell>
          <table:table-cell office:value-type="float" office:value="0" table:formula="of:=[CountPositive.B18]" table:style-name="ce8">
            <text:p>0</text:p>
          </table:table-cell>
          <table:table-cell office:value-type="float" office:value="9" table:formula="of:=[CountPositive.C18]" table:style-name="ce8">
            <text:p>9</text:p>
          </table:table-cell>
          <table:table-cell office:value-type="float" office:value="0" table:formula="of:=[CountPositive.D18]" table:style-name="ce8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Equivalentes com nó destino em arcos primitivos</text:p>
          </table:table-cell>
          <table:table-cell office:value-type="float" office:value="19" table:formula="of:=[CheckPalindrome.B19]" table:style-name="ce8">
            <text:p>19</text:p>
          </table:table-cell>
          <table:table-cell office:value-type="float" office:value="20" table:formula="of:=[CheckPalindrome.C19]" table:style-name="ce8">
            <text:p>20</text:p>
          </table:table-cell>
          <table:table-cell office:value-type="float" office:value="95" table:formula="of:=[CheckPalindrome.D19]" table:style-name="ce8">
            <text:p>95</text:p>
          </table:table-cell>
          <table:table-cell table:style-name="ce1"/>
          <table:table-cell office:value-type="string" table:style-name="ce8">
            <text:p>Equivalentes com nó destino em arcos primitivos</text:p>
          </table:table-cell>
          <table:table-cell office:value-type="float" office:value="6" table:formula="of:=[CountPositive.B19]" table:style-name="ce8">
            <text:p>6</text:p>
          </table:table-cell>
          <table:table-cell office:value-type="float" office:value="9" table:formula="of:=[CountPositive.C19]" table:style-name="ce8">
            <text:p>9</text:p>
          </table:table-cell>
          <table:table-cell office:value-type="float" office:value="66.67" table:formula="of:=[CountPositive.D19]" table:style-name="ce8">
            <text:p>66,67</text:p>
          </table:table-cell>
          <table:table-cell table:number-columns-repeated="16375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21">
            <text:p>DigitReverser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21">
            <text:p>FindLast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office:value-type="string" table:style-name="ce2">
            <text:p>Informação</text:p>
          </table:table-cell>
          <table:table-cell office:value-type="string" table:style-name="ce2">
            <text:p>Número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Percentual</text:p>
          </table:table-cell>
          <table:table-cell table:style-name="ce1"/>
          <table:table-cell office:value-type="string" table:style-name="ce2">
            <text:p>Informação</text:p>
          </table:table-cell>
          <table:table-cell office:value-type="string" table:style-name="ce2">
            <text:p>Número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Percentual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minimais</text:p>
          </table:table-cell>
          <table:table-cell office:value-type="float" office:value="8" table:formula="of:=[DigitReverser.B2]" table:style-name="ce8">
            <text:p>8</text:p>
          </table:table-cell>
          <table:table-cell office:value-type="float" office:value="496" table:formula="of:=[DigitReverser.C2]" table:style-name="ce8">
            <text:p>496</text:p>
          </table:table-cell>
          <table:table-cell office:value-type="float" office:value="1.61" table:formula="of:=[DigitReverser.D2]" table:style-name="ce8">
            <text:p>1,61</text:p>
          </table:table-cell>
          <table:table-cell table:style-name="ce1"/>
          <table:table-cell office:value-type="string" table:style-name="ce8">
            <text:p>Mutantes minimais</text:p>
          </table:table-cell>
          <table:table-cell office:value-type="float" office:value="32" table:formula="of:=[FindLast.B2]" table:style-name="ce8">
            <text:p>32</text:p>
          </table:table-cell>
          <table:table-cell office:value-type="float" office:value="198" table:formula="of:=[FindLast.C2]" table:style-name="ce8">
            <text:p>198</text:p>
          </table:table-cell>
          <table:table-cell office:value-type="float" office:value="16.16" table:formula="of:=[FindLast.D2]" table:style-name="ce8">
            <text:p>16,16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equivalentes</text:p>
          </table:table-cell>
          <table:table-cell office:value-type="float" office:value="43" table:formula="of:=[DigitReverser.B3]" table:style-name="ce8">
            <text:p>43</text:p>
          </table:table-cell>
          <table:table-cell office:value-type="float" office:value="496" table:formula="of:=[DigitReverser.C3]" table:style-name="ce8">
            <text:p>496</text:p>
          </table:table-cell>
          <table:table-cell office:value-type="float" office:value="8.67" table:formula="of:=[DigitReverser.D3]" table:style-name="ce8">
            <text:p>8,67</text:p>
          </table:table-cell>
          <table:table-cell table:style-name="ce1"/>
          <table:table-cell office:value-type="string" table:style-name="ce8">
            <text:p>Mutantes equivalentes</text:p>
          </table:table-cell>
          <table:table-cell office:value-type="float" office:value="8" table:formula="of:=[FindLast.B3]" table:style-name="ce8">
            <text:p>8</text:p>
          </table:table-cell>
          <table:table-cell office:value-type="float" office:value="198" table:formula="of:=[FindLast.C3]" table:style-name="ce8">
            <text:p>198</text:p>
          </table:table-cell>
          <table:table-cell office:value-type="float" office:value="4.04" table:formula="of:=[FindLast.D3]" table:style-name="ce8">
            <text:p>4,04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os arcos primitivos</text:p>
          </table:table-cell>
          <table:table-cell office:value-type="float" office:value="432" table:formula="of:=[DigitReverser.B4]" table:style-name="ce8">
            <text:p>432</text:p>
          </table:table-cell>
          <table:table-cell office:value-type="float" office:value="496" table:formula="of:=[DigitReverser.C4]" table:style-name="ce8">
            <text:p>496</text:p>
          </table:table-cell>
          <table:table-cell office:value-type="float" office:value="87.1" table:formula="of:=[DigitReverser.D4]" table:style-name="ce8">
            <text:p>87,1</text:p>
          </table:table-cell>
          <table:table-cell table:style-name="ce1"/>
          <table:table-cell office:value-type="string" table:style-name="ce8">
            <text:p>Mutantes nos arcos primitivos</text:p>
          </table:table-cell>
          <table:table-cell office:value-type="float" office:value="133" table:formula="of:=[FindLast.B4]" table:style-name="ce8">
            <text:p>133</text:p>
          </table:table-cell>
          <table:table-cell office:value-type="float" office:value="198" table:formula="of:=[FindLast.C4]" table:style-name="ce8">
            <text:p>198</text:p>
          </table:table-cell>
          <table:table-cell office:value-type="float" office:value="67.17" table:formula="of:=[FindLast.D4]" table:style-name="ce8">
            <text:p>67,17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a origem dos arcos primitivos</text:p>
          </table:table-cell>
          <table:table-cell office:value-type="float" office:value="82" table:formula="of:=[DigitReverser.B5]" table:style-name="ce8">
            <text:p>82</text:p>
          </table:table-cell>
          <table:table-cell office:value-type="float" office:value="496" table:formula="of:=[DigitReverser.C5]" table:style-name="ce8">
            <text:p>496</text:p>
          </table:table-cell>
          <table:table-cell office:value-type="float" office:value="16.53" table:formula="of:=[DigitReverser.D5]" table:style-name="ce8">
            <text:p>16,53</text:p>
          </table:table-cell>
          <table:table-cell table:style-name="ce1"/>
          <table:table-cell office:value-type="string" table:style-name="ce8">
            <text:p>Mutantes na origem dos arcos primitivos</text:p>
          </table:table-cell>
          <table:table-cell office:value-type="float" office:value="112" table:formula="of:=[FindLast.B5]" table:style-name="ce8">
            <text:p>112</text:p>
          </table:table-cell>
          <table:table-cell office:value-type="float" office:value="198" table:formula="of:=[FindLast.C5]" table:style-name="ce8">
            <text:p>198</text:p>
          </table:table-cell>
          <table:table-cell office:value-type="float" office:value="56.57" table:formula="of:=[FindLast.D5]" table:style-name="ce8">
            <text:p>56,57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o destino dos arcos primitivos</text:p>
          </table:table-cell>
          <table:table-cell office:value-type="float" office:value="350" table:formula="of:=[DigitReverser.B6]" table:style-name="ce8">
            <text:p>350</text:p>
          </table:table-cell>
          <table:table-cell office:value-type="float" office:value="496" table:formula="of:=[DigitReverser.C6]" table:style-name="ce8">
            <text:p>496</text:p>
          </table:table-cell>
          <table:table-cell office:value-type="float" office:value="70.56" table:formula="of:=[DigitReverser.D6]" table:style-name="ce8">
            <text:p>70,56</text:p>
          </table:table-cell>
          <table:table-cell table:style-name="ce1"/>
          <table:table-cell office:value-type="string" table:style-name="ce8">
            <text:p>Mutantes no destino dos arcos primitivos</text:p>
          </table:table-cell>
          <table:table-cell office:value-type="float" office:value="21" table:formula="of:=[FindLast.B6]" table:style-name="ce8">
            <text:p>21</text:p>
          </table:table-cell>
          <table:table-cell office:value-type="float" office:value="198" table:formula="of:=[FindLast.C6]" table:style-name="ce8">
            <text:p>198</text:p>
          </table:table-cell>
          <table:table-cell office:value-type="float" office:value="10.61" table:formula="of:=[FindLast.D6]" table:style-name="ce8">
            <text:p>10,61</text:p>
          </table:table-cell>
          <table:table-cell table:number-columns-repeated="16375"/>
        </table:table-row>
        <table:table-row table:style-name="ro2">
          <table:table-cell table:number-columns-repeated="4" table:style-name="ce8"/>
          <table:table-cell table:style-name="ce1"/>
          <table:table-cell table:number-columns-repeated="4" table:style-name="ce8"/>
          <table:table-cell table:number-columns-repeated="16375"/>
        </table:table-row>
        <table:table-row table:style-name="ro1">
          <table:table-cell office:value-type="string" table:style-name="ce2">
            <text:p>Minimais em arcos primitivos</text:p>
          </table:table-cell>
          <table:table-cell office:value-type="float" office:value="4" table:formula="of:=[DigitReverser.B8]" table:style-name="ce2">
            <text:p>4</text:p>
          </table:table-cell>
          <table:table-cell office:value-type="float" office:value="8" table:formula="of:=[DigitReverser.C8]" table:style-name="ce2">
            <text:p>8</text:p>
          </table:table-cell>
          <table:table-cell office:value-type="float" office:value="50" table:formula="of:=[DigitReverser.D8]" table:style-name="ce2">
            <text:p>50</text:p>
          </table:table-cell>
          <table:table-cell table:style-name="ce13"/>
          <table:table-cell office:value-type="string" table:style-name="ce2">
            <text:p>Minimais em arcos primitivos</text:p>
          </table:table-cell>
          <table:table-cell office:value-type="float" office:value="12" table:formula="of:=[FindLast.B8]" table:style-name="ce2">
            <text:p>12</text:p>
          </table:table-cell>
          <table:table-cell office:value-type="float" office:value="32" table:formula="of:=[FindLast.C8]" table:style-name="ce2">
            <text:p>32</text:p>
          </table:table-cell>
          <table:table-cell office:value-type="float" office:value="37.5" table:formula="of:=[FindLast.D8]" table:style-name="ce2">
            <text:p>37,5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Minimais na origem dos arcos primitivos</text:p>
          </table:table-cell>
          <table:table-cell office:value-type="float" office:value="0" table:formula="of:=[DigitReverser.B9]" table:style-name="ce8">
            <text:p>0</text:p>
          </table:table-cell>
          <table:table-cell office:value-type="float" office:value="8" table:formula="of:=[DigitReverser.C9]" table:style-name="ce8">
            <text:p>8</text:p>
          </table:table-cell>
          <table:table-cell office:value-type="float" office:value="0" table:formula="of:=[DigitReverser.D9]" table:style-name="ce8">
            <text:p>0</text:p>
          </table:table-cell>
          <table:table-cell table:style-name="ce1"/>
          <table:table-cell office:value-type="string" table:style-name="ce8">
            <text:p>Minimais na origem dos arcos primitivos</text:p>
          </table:table-cell>
          <table:table-cell office:value-type="float" office:value="12" table:formula="of:=[FindLast.B9]" table:style-name="ce8">
            <text:p>12</text:p>
          </table:table-cell>
          <table:table-cell office:value-type="float" office:value="32" table:formula="of:=[FindLast.C9]" table:style-name="ce8">
            <text:p>32</text:p>
          </table:table-cell>
          <table:table-cell office:value-type="float" office:value="37.5" table:formula="of:=[FindLast.D9]" table:style-name="ce8">
            <text:p>37,5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inimais no destino dos arcos primitivos</text:p>
          </table:table-cell>
          <table:table-cell office:value-type="float" office:value="4" table:formula="of:=[DigitReverser.B10]" table:style-name="ce8">
            <text:p>4</text:p>
          </table:table-cell>
          <table:table-cell office:value-type="float" office:value="8" table:formula="of:=[DigitReverser.C10]" table:style-name="ce8">
            <text:p>8</text:p>
          </table:table-cell>
          <table:table-cell office:value-type="float" office:value="50" table:formula="of:=[DigitReverser.D10]" table:style-name="ce8">
            <text:p>50</text:p>
          </table:table-cell>
          <table:table-cell table:style-name="ce1"/>
          <table:table-cell office:value-type="string" table:style-name="ce8">
            <text:p>Minimais no destino dos arcos primitivos</text:p>
          </table:table-cell>
          <table:table-cell office:value-type="float" office:value="0" table:formula="of:=[FindLast.B10]" table:style-name="ce8">
            <text:p>0</text:p>
          </table:table-cell>
          <table:table-cell office:value-type="float" office:value="32" table:formula="of:=[FindLast.C10]" table:style-name="ce8">
            <text:p>32</text:p>
          </table:table-cell>
          <table:table-cell office:value-type="float" office:value="0" table:formula="of:=[FindLast.D10]" table:style-name="ce8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inimais em primitivos ou com origem/destino em primitivos</text:p>
          </table:table-cell>
          <table:table-cell office:value-type="float" office:value="8" table:formula="of:=[DigitReverser.B11]" table:style-name="ce2">
            <text:p>8</text:p>
          </table:table-cell>
          <table:table-cell office:value-type="float" office:value="8" table:formula="of:=[DigitReverser.C11]" table:style-name="ce2">
            <text:p>8</text:p>
          </table:table-cell>
          <table:table-cell office:value-type="float" office:value="100" table:formula="of:=[DigitReverser.D11]" table:style-name="ce2">
            <text:p>100</text:p>
          </table:table-cell>
          <table:table-cell table:style-name="ce13"/>
          <table:table-cell office:value-type="string" table:style-name="ce2">
            <text:p>Minimais em primitivos ou com origem/destino em primitivos</text:p>
          </table:table-cell>
          <table:table-cell office:value-type="float" office:value="32" table:formula="of:=[FindLast.B11]" table:style-name="ce2">
            <text:p>32</text:p>
          </table:table-cell>
          <table:table-cell office:value-type="float" office:value="32" table:formula="of:=[FindLast.C11]" table:style-name="ce2">
            <text:p>32</text:p>
          </table:table-cell>
          <table:table-cell office:value-type="float" office:value="100" table:formula="of:=[FindLast.D11]" table:style-name="ce2">
            <text:p>100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Minimais com nó origem em arcos primitivos</text:p>
          </table:table-cell>
          <table:table-cell office:value-type="float" office:value="8" table:formula="of:=[DigitReverser.B12]" table:style-name="ce8">
            <text:p>8</text:p>
          </table:table-cell>
          <table:table-cell office:value-type="float" office:value="8" table:formula="of:=[DigitReverser.C12]" table:style-name="ce8">
            <text:p>8</text:p>
          </table:table-cell>
          <table:table-cell office:value-type="float" office:value="100" table:formula="of:=[DigitReverser.D12]" table:style-name="ce8">
            <text:p>100</text:p>
          </table:table-cell>
          <table:table-cell table:style-name="ce1"/>
          <table:table-cell office:value-type="string" table:style-name="ce8">
            <text:p>Minimais com nó origem em arcos primitivos</text:p>
          </table:table-cell>
          <table:table-cell office:value-type="float" office:value="7" table:formula="of:=[FindLast.B12]" table:style-name="ce8">
            <text:p>7</text:p>
          </table:table-cell>
          <table:table-cell office:value-type="float" office:value="32" table:formula="of:=[FindLast.C12]" table:style-name="ce8">
            <text:p>32</text:p>
          </table:table-cell>
          <table:table-cell office:value-type="float" office:value="21.88" table:formula="of:=[FindLast.D12]" table:style-name="ce8">
            <text:p>21,88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inimais com nó destino em arcos primitivos</text:p>
          </table:table-cell>
          <table:table-cell office:value-type="float" office:value="5" table:formula="of:=[DigitReverser.B13]" table:style-name="ce8">
            <text:p>5</text:p>
          </table:table-cell>
          <table:table-cell office:value-type="float" office:value="8" table:formula="of:=[DigitReverser.C13]" table:style-name="ce8">
            <text:p>8</text:p>
          </table:table-cell>
          <table:table-cell office:value-type="float" office:value="62.5" table:formula="of:=[DigitReverser.D13]" table:style-name="ce8">
            <text:p>62,5</text:p>
          </table:table-cell>
          <table:table-cell table:style-name="ce1"/>
          <table:table-cell office:value-type="string" table:style-name="ce8">
            <text:p>Minimais com nó destino em arcos primitivos</text:p>
          </table:table-cell>
          <table:table-cell office:value-type="float" office:value="32" table:formula="of:=[FindLast.B13]" table:style-name="ce8">
            <text:p>32</text:p>
          </table:table-cell>
          <table:table-cell office:value-type="float" office:value="32" table:formula="of:=[FindLast.C13]" table:style-name="ce8">
            <text:p>32</text:p>
          </table:table-cell>
          <table:table-cell office:value-type="float" office:value="100" table:formula="of:=[FindLast.D13]" table:style-name="ce8">
            <text:p>1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quivalentes em arcos primitivos</text:p>
          </table:table-cell>
          <table:table-cell office:value-type="float" office:value="37" table:formula="of:=[DigitReverser.B14]" table:style-name="ce2">
            <text:p>37</text:p>
          </table:table-cell>
          <table:table-cell office:value-type="float" office:value="43" table:formula="of:=[DigitReverser.C14]" table:style-name="ce2">
            <text:p>43</text:p>
          </table:table-cell>
          <table:table-cell office:value-type="float" office:value="86.05" table:formula="of:=[DigitReverser.D14]" table:style-name="ce2">
            <text:p>86,05</text:p>
          </table:table-cell>
          <table:table-cell table:style-name="ce13"/>
          <table:table-cell office:value-type="string" table:style-name="ce2">
            <text:p>Equivalentes em arcos primitivos</text:p>
          </table:table-cell>
          <table:table-cell office:value-type="float" office:value="4" table:formula="of:=[FindLast.B14]" table:style-name="ce2">
            <text:p>4</text:p>
          </table:table-cell>
          <table:table-cell office:value-type="float" office:value="8" table:formula="of:=[FindLast.C14]" table:style-name="ce2">
            <text:p>8</text:p>
          </table:table-cell>
          <table:table-cell office:value-type="float" office:value="50" table:formula="of:=[FindLast.D14]" table:style-name="ce2">
            <text:p>50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Equivalentes na origem dos arcos primitivos</text:p>
          </table:table-cell>
          <table:table-cell office:value-type="float" office:value="24" table:formula="of:=[DigitReverser.B15]" table:style-name="ce8">
            <text:p>24</text:p>
          </table:table-cell>
          <table:table-cell office:value-type="float" office:value="43" table:formula="of:=[DigitReverser.C15]" table:style-name="ce8">
            <text:p>43</text:p>
          </table:table-cell>
          <table:table-cell office:value-type="float" office:value="55.81" table:formula="of:=[DigitReverser.D15]" table:style-name="ce8">
            <text:p>55,81</text:p>
          </table:table-cell>
          <table:table-cell table:style-name="ce1"/>
          <table:table-cell office:value-type="string" table:style-name="ce8">
            <text:p>Equivalentes na origem dos arcos primitivos</text:p>
          </table:table-cell>
          <table:table-cell office:value-type="float" office:value="2" table:formula="of:=[FindLast.B15]" table:style-name="ce8">
            <text:p>2</text:p>
          </table:table-cell>
          <table:table-cell office:value-type="float" office:value="8" table:formula="of:=[FindLast.C15]" table:style-name="ce8">
            <text:p>8</text:p>
          </table:table-cell>
          <table:table-cell office:value-type="float" office:value="25" table:formula="of:=[FindLast.D15]" table:style-name="ce8">
            <text:p>25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Equivalentes no destino dos arcos primitivos</text:p>
          </table:table-cell>
          <table:table-cell office:value-type="float" office:value="13" table:formula="of:=[DigitReverser.B16]" table:style-name="ce8">
            <text:p>13</text:p>
          </table:table-cell>
          <table:table-cell office:value-type="float" office:value="43" table:formula="of:=[DigitReverser.C16]" table:style-name="ce8">
            <text:p>43</text:p>
          </table:table-cell>
          <table:table-cell office:value-type="float" office:value="30.23" table:formula="of:=[DigitReverser.D16]" table:style-name="ce8">
            <text:p>30,23</text:p>
          </table:table-cell>
          <table:table-cell table:style-name="ce1"/>
          <table:table-cell office:value-type="string" table:style-name="ce8">
            <text:p>Equivalentes no destino dos arcos primitivos</text:p>
          </table:table-cell>
          <table:table-cell office:value-type="float" office:value="2" table:formula="of:=[FindLast.B16]" table:style-name="ce8">
            <text:p>2</text:p>
          </table:table-cell>
          <table:table-cell office:value-type="float" office:value="8" table:formula="of:=[FindLast.C16]" table:style-name="ce8">
            <text:p>8</text:p>
          </table:table-cell>
          <table:table-cell office:value-type="float" office:value="25" table:formula="of:=[FindLast.D16]" table:style-name="ce8">
            <text:p>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quivalentes em primitivos ou com origem/destino em primitivos</text:p>
          </table:table-cell>
          <table:table-cell office:value-type="float" office:value="43" table:formula="of:=[DigitReverser.B17]" table:style-name="ce2">
            <text:p>43</text:p>
          </table:table-cell>
          <table:table-cell office:value-type="float" office:value="43" table:formula="of:=[DigitReverser.C17]" table:style-name="ce2">
            <text:p>43</text:p>
          </table:table-cell>
          <table:table-cell office:value-type="float" office:value="100" table:formula="of:=[DigitReverser.D17]" table:style-name="ce2">
            <text:p>100</text:p>
          </table:table-cell>
          <table:table-cell table:style-name="ce13"/>
          <table:table-cell office:value-type="string" table:style-name="ce2">
            <text:p>Equivalentes em primitivos ou com origem/destino em primitivos</text:p>
          </table:table-cell>
          <table:table-cell office:value-type="float" office:value="8" table:formula="of:=[FindLast.B17]" table:style-name="ce2">
            <text:p>8</text:p>
          </table:table-cell>
          <table:table-cell office:value-type="float" office:value="8" table:formula="of:=[FindLast.C17]" table:style-name="ce2">
            <text:p>8</text:p>
          </table:table-cell>
          <table:table-cell office:value-type="float" office:value="100" table:formula="of:=[FindLast.D17]" table:style-name="ce2">
            <text:p>100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Equivalentes com nó origem em arcos primitivos</text:p>
          </table:table-cell>
          <table:table-cell office:value-type="float" office:value="43" table:formula="of:=[DigitReverser.B18]" table:style-name="ce8">
            <text:p>43</text:p>
          </table:table-cell>
          <table:table-cell office:value-type="float" office:value="43" table:formula="of:=[DigitReverser.C18]" table:style-name="ce8">
            <text:p>43</text:p>
          </table:table-cell>
          <table:table-cell office:value-type="float" office:value="100" table:formula="of:=[DigitReverser.D18]" table:style-name="ce8">
            <text:p>100</text:p>
          </table:table-cell>
          <table:table-cell table:style-name="ce1"/>
          <table:table-cell office:value-type="string" table:style-name="ce8">
            <text:p>Equivalentes com nó origem em arcos primitivos</text:p>
          </table:table-cell>
          <table:table-cell office:value-type="float" office:value="4" table:formula="of:=[FindLast.B18]" table:style-name="ce8">
            <text:p>4</text:p>
          </table:table-cell>
          <table:table-cell office:value-type="float" office:value="8" table:formula="of:=[FindLast.C18]" table:style-name="ce8">
            <text:p>8</text:p>
          </table:table-cell>
          <table:table-cell office:value-type="float" office:value="50" table:formula="of:=[FindLast.D18]" table:style-name="ce8">
            <text:p>50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Equivalentes com nó destino em arcos primitivos</text:p>
          </table:table-cell>
          <table:table-cell office:value-type="float" office:value="39" table:formula="of:=[DigitReverser.B19]" table:style-name="ce8">
            <text:p>39</text:p>
          </table:table-cell>
          <table:table-cell office:value-type="float" office:value="43" table:formula="of:=[DigitReverser.C19]" table:style-name="ce8">
            <text:p>43</text:p>
          </table:table-cell>
          <table:table-cell office:value-type="float" office:value="90.7" table:formula="of:=[DigitReverser.D19]" table:style-name="ce8">
            <text:p>90,7</text:p>
          </table:table-cell>
          <table:table-cell table:style-name="ce1"/>
          <table:table-cell office:value-type="string" table:style-name="ce8">
            <text:p>Equivalentes com nó destino em arcos primitivos</text:p>
          </table:table-cell>
          <table:table-cell office:value-type="float" office:value="6" table:formula="of:=[FindLast.B19]" table:style-name="ce8">
            <text:p>6</text:p>
          </table:table-cell>
          <table:table-cell office:value-type="float" office:value="8" table:formula="of:=[FindLast.C19]" table:style-name="ce8">
            <text:p>8</text:p>
          </table:table-cell>
          <table:table-cell office:value-type="float" office:value="75" table:formula="of:=[FindLast.D19]" table:style-name="ce8">
            <text:p>75</text:p>
          </table:table-cell>
          <table:table-cell table:number-columns-repeated="16375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21">
            <text:p>FindVal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21">
            <text:p>InversePermutation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office:value-type="string" table:style-name="ce2">
            <text:p>Informação</text:p>
          </table:table-cell>
          <table:table-cell office:value-type="string" table:style-name="ce2">
            <text:p>Número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Percentual</text:p>
          </table:table-cell>
          <table:table-cell table:style-name="ce1"/>
          <table:table-cell office:value-type="string" table:style-name="ce2">
            <text:p>Informação</text:p>
          </table:table-cell>
          <table:table-cell office:value-type="string" table:style-name="ce2">
            <text:p>Número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Percentual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minimais</text:p>
          </table:table-cell>
          <table:table-cell office:value-type="float" office:value="9" table:formula="of:=[FindVal.B2]" table:style-name="ce8">
            <text:p>9</text:p>
          </table:table-cell>
          <table:table-cell office:value-type="float" office:value="190" table:formula="of:=[FindVal.C2]" table:style-name="ce8">
            <text:p>190</text:p>
          </table:table-cell>
          <table:table-cell office:value-type="float" office:value="4.74" table:formula="of:=[FindVal.D2]" table:style-name="ce8">
            <text:p>4,74</text:p>
          </table:table-cell>
          <table:table-cell table:style-name="ce1"/>
          <table:table-cell office:value-type="string" table:style-name="ce8">
            <text:p>Mutantes minimais</text:p>
          </table:table-cell>
          <table:table-cell office:value-type="float" office:value="38" table:formula="of:=[InversePermutation.B2]" table:style-name="ce8">
            <text:p>38</text:p>
          </table:table-cell>
          <table:table-cell office:value-type="float" office:value="576" table:formula="of:=[InversePermutation.C2]" table:style-name="ce8">
            <text:p>576</text:p>
          </table:table-cell>
          <table:table-cell office:value-type="float" office:value="6.6" table:formula="of:=[InversePermutation.D2]" table:style-name="ce8">
            <text:p>6,6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equivalentes</text:p>
          </table:table-cell>
          <table:table-cell office:value-type="float" office:value="10" table:formula="of:=[FindVal.B3]" table:style-name="ce8">
            <text:p>10</text:p>
          </table:table-cell>
          <table:table-cell office:value-type="float" office:value="190" table:formula="of:=[FindVal.C3]" table:style-name="ce8">
            <text:p>190</text:p>
          </table:table-cell>
          <table:table-cell office:value-type="float" office:value="5.26" table:formula="of:=[FindVal.D3]" table:style-name="ce8">
            <text:p>5,26</text:p>
          </table:table-cell>
          <table:table-cell table:style-name="ce1"/>
          <table:table-cell office:value-type="string" table:style-name="ce8">
            <text:p>Mutantes equivalentes</text:p>
          </table:table-cell>
          <table:table-cell office:value-type="float" office:value="60" table:formula="of:=[InversePermutation.B3]" table:style-name="ce8">
            <text:p>60</text:p>
          </table:table-cell>
          <table:table-cell office:value-type="float" office:value="576" table:formula="of:=[InversePermutation.C3]" table:style-name="ce8">
            <text:p>576</text:p>
          </table:table-cell>
          <table:table-cell office:value-type="float" office:value="10.42" table:formula="of:=[InversePermutation.D3]" table:style-name="ce8">
            <text:p>10,42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os arcos primitivos</text:p>
          </table:table-cell>
          <table:table-cell office:value-type="float" office:value="100" table:formula="of:=[FindVal.B4]" table:style-name="ce8">
            <text:p>100</text:p>
          </table:table-cell>
          <table:table-cell office:value-type="float" office:value="190" table:formula="of:=[FindVal.C4]" table:style-name="ce8">
            <text:p>190</text:p>
          </table:table-cell>
          <table:table-cell office:value-type="float" office:value="52.63" table:formula="of:=[FindVal.D4]" table:style-name="ce8">
            <text:p>52,63</text:p>
          </table:table-cell>
          <table:table-cell table:style-name="ce1"/>
          <table:table-cell office:value-type="string" table:style-name="ce8">
            <text:p>Mutantes nos arcos primitivos</text:p>
          </table:table-cell>
          <table:table-cell office:value-type="float" office:value="485" table:formula="of:=[InversePermutation.B4]" table:style-name="ce8">
            <text:p>485</text:p>
          </table:table-cell>
          <table:table-cell office:value-type="float" office:value="576" table:formula="of:=[InversePermutation.C4]" table:style-name="ce8">
            <text:p>576</text:p>
          </table:table-cell>
          <table:table-cell office:value-type="float" office:value="84.2" table:formula="of:=[InversePermutation.D4]" table:style-name="ce8">
            <text:p>84,2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a origem dos arcos primitivos</text:p>
          </table:table-cell>
          <table:table-cell office:value-type="float" office:value="70" table:formula="of:=[FindVal.B5]" table:style-name="ce8">
            <text:p>70</text:p>
          </table:table-cell>
          <table:table-cell office:value-type="float" office:value="190" table:formula="of:=[FindVal.C5]" table:style-name="ce8">
            <text:p>190</text:p>
          </table:table-cell>
          <table:table-cell office:value-type="float" office:value="36.840000000000003" table:formula="of:=[FindVal.D5]" table:style-name="ce8">
            <text:p>36,84</text:p>
          </table:table-cell>
          <table:table-cell table:style-name="ce1"/>
          <table:table-cell office:value-type="string" table:style-name="ce8">
            <text:p>Mutantes na origem dos arcos primitivos</text:p>
          </table:table-cell>
          <table:table-cell office:value-type="float" office:value="333" table:formula="of:=[InversePermutation.B5]" table:style-name="ce8">
            <text:p>333</text:p>
          </table:table-cell>
          <table:table-cell office:value-type="float" office:value="576" table:formula="of:=[InversePermutation.C5]" table:style-name="ce8">
            <text:p>576</text:p>
          </table:table-cell>
          <table:table-cell office:value-type="float" office:value="57.81" table:formula="of:=[InversePermutation.D5]" table:style-name="ce8">
            <text:p>57,81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o destino dos arcos primitivos</text:p>
          </table:table-cell>
          <table:table-cell office:value-type="float" office:value="30" table:formula="of:=[FindVal.B6]" table:style-name="ce8">
            <text:p>30</text:p>
          </table:table-cell>
          <table:table-cell office:value-type="float" office:value="190" table:formula="of:=[FindVal.C6]" table:style-name="ce8">
            <text:p>190</text:p>
          </table:table-cell>
          <table:table-cell office:value-type="float" office:value="15.79" table:formula="of:=[FindVal.D6]" table:style-name="ce8">
            <text:p>15,79</text:p>
          </table:table-cell>
          <table:table-cell table:style-name="ce1"/>
          <table:table-cell office:value-type="string" table:style-name="ce8">
            <text:p>Mutantes no destino dos arcos primitivos</text:p>
          </table:table-cell>
          <table:table-cell office:value-type="float" office:value="170" table:formula="of:=[InversePermutation.B6]" table:style-name="ce8">
            <text:p>170</text:p>
          </table:table-cell>
          <table:table-cell office:value-type="float" office:value="576" table:formula="of:=[InversePermutation.C6]" table:style-name="ce8">
            <text:p>576</text:p>
          </table:table-cell>
          <table:table-cell office:value-type="float" office:value="29.51" table:formula="of:=[InversePermutation.D6]" table:style-name="ce8">
            <text:p>29,51</text:p>
          </table:table-cell>
          <table:table-cell table:number-columns-repeated="16375"/>
        </table:table-row>
        <table:table-row table:style-name="ro2">
          <table:table-cell table:number-columns-repeated="4" table:style-name="ce8"/>
          <table:table-cell table:style-name="ce1"/>
          <table:table-cell table:number-columns-repeated="4" table:style-name="ce8"/>
          <table:table-cell table:number-columns-repeated="16375"/>
        </table:table-row>
        <table:table-row table:style-name="ro1">
          <table:table-cell office:value-type="string" table:style-name="ce2">
            <text:p>Minimais em arcos primitivos</text:p>
          </table:table-cell>
          <table:table-cell office:value-type="float" office:value="4" table:formula="of:=[FindVal.B8]" table:style-name="ce2">
            <text:p>4</text:p>
          </table:table-cell>
          <table:table-cell office:value-type="float" office:value="9" table:formula="of:=[FindVal.C8]" table:style-name="ce2">
            <text:p>9</text:p>
          </table:table-cell>
          <table:table-cell office:value-type="float" office:value="44.44" table:formula="of:=[FindVal.D8]" table:style-name="ce2">
            <text:p>44,44</text:p>
          </table:table-cell>
          <table:table-cell table:style-name="ce13"/>
          <table:table-cell office:value-type="string" table:style-name="ce2">
            <text:p>Minimais em arcos primitivos</text:p>
          </table:table-cell>
          <table:table-cell office:value-type="float" office:value="37" table:formula="of:=[InversePermutation.B8]" table:style-name="ce2">
            <text:p>37</text:p>
          </table:table-cell>
          <table:table-cell office:value-type="float" office:value="38" table:formula="of:=[InversePermutation.C8]" table:style-name="ce2">
            <text:p>38</text:p>
          </table:table-cell>
          <table:table-cell office:value-type="float" office:value="97.37" table:formula="of:=[InversePermutation.D8]" table:style-name="ce2">
            <text:p>97,37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Minimais na origem dos arcos primitivos</text:p>
          </table:table-cell>
          <table:table-cell office:value-type="float" office:value="3" table:formula="of:=[FindVal.B9]" table:style-name="ce8">
            <text:p>3</text:p>
          </table:table-cell>
          <table:table-cell office:value-type="float" office:value="9" table:formula="of:=[FindVal.C9]" table:style-name="ce8">
            <text:p>9</text:p>
          </table:table-cell>
          <table:table-cell office:value-type="float" office:value="33.33" table:formula="of:=[FindVal.D9]" table:style-name="ce8">
            <text:p>33,33</text:p>
          </table:table-cell>
          <table:table-cell table:style-name="ce1"/>
          <table:table-cell office:value-type="string" table:style-name="ce8">
            <text:p>Minimais na origem dos arcos primitivos</text:p>
          </table:table-cell>
          <table:table-cell office:value-type="float" office:value="21" table:formula="of:=[InversePermutation.B9]" table:style-name="ce8">
            <text:p>21</text:p>
          </table:table-cell>
          <table:table-cell office:value-type="float" office:value="38" table:formula="of:=[InversePermutation.C9]" table:style-name="ce8">
            <text:p>38</text:p>
          </table:table-cell>
          <table:table-cell office:value-type="float" office:value="55.26" table:formula="of:=[InversePermutation.D9]" table:style-name="ce8">
            <text:p>55,26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inimais no destino dos arcos primitivos</text:p>
          </table:table-cell>
          <table:table-cell office:value-type="float" office:value="1" table:formula="of:=[FindVal.B10]" table:style-name="ce8">
            <text:p>1</text:p>
          </table:table-cell>
          <table:table-cell office:value-type="float" office:value="9" table:formula="of:=[FindVal.C10]" table:style-name="ce8">
            <text:p>9</text:p>
          </table:table-cell>
          <table:table-cell office:value-type="float" office:value="11.11" table:formula="of:=[FindVal.D10]" table:style-name="ce8">
            <text:p>11,11</text:p>
          </table:table-cell>
          <table:table-cell table:style-name="ce1"/>
          <table:table-cell office:value-type="string" table:style-name="ce8">
            <text:p>Minimais no destino dos arcos primitivos</text:p>
          </table:table-cell>
          <table:table-cell office:value-type="float" office:value="16" table:formula="of:=[InversePermutation.B10]" table:style-name="ce8">
            <text:p>16</text:p>
          </table:table-cell>
          <table:table-cell office:value-type="float" office:value="38" table:formula="of:=[InversePermutation.C10]" table:style-name="ce8">
            <text:p>38</text:p>
          </table:table-cell>
          <table:table-cell office:value-type="float" office:value="42.11" table:formula="of:=[InversePermutation.D10]" table:style-name="ce8">
            <text:p>42,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inimais em primitivos ou com origem/destino em primitivos</text:p>
          </table:table-cell>
          <table:table-cell office:value-type="float" office:value="8" table:formula="of:=[FindVal.B11]" table:style-name="ce2">
            <text:p>8</text:p>
          </table:table-cell>
          <table:table-cell office:value-type="float" office:value="9" table:formula="of:=[FindVal.C11]" table:style-name="ce2">
            <text:p>9</text:p>
          </table:table-cell>
          <table:table-cell office:value-type="float" office:value="88.89" table:formula="of:=[FindVal.D11]" table:style-name="ce2">
            <text:p>88,89</text:p>
          </table:table-cell>
          <table:table-cell table:style-name="ce13"/>
          <table:table-cell office:value-type="string" table:style-name="ce2">
            <text:p>Minimais em primitivos ou com origem/destino em primitivos</text:p>
          </table:table-cell>
          <table:table-cell office:value-type="float" office:value="38" table:formula="of:=[InversePermutation.B11]" table:style-name="ce2">
            <text:p>38</text:p>
          </table:table-cell>
          <table:table-cell office:value-type="float" office:value="38" table:formula="of:=[InversePermutation.C11]" table:style-name="ce2">
            <text:p>38</text:p>
          </table:table-cell>
          <table:table-cell office:value-type="float" office:value="100" table:formula="of:=[InversePermutation.D11]" table:style-name="ce2">
            <text:p>100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Minimais com nó origem em arcos primitivos</text:p>
          </table:table-cell>
          <table:table-cell office:value-type="float" office:value="1" table:formula="of:=[FindVal.B12]" table:style-name="ce8">
            <text:p>1</text:p>
          </table:table-cell>
          <table:table-cell office:value-type="float" office:value="9" table:formula="of:=[FindVal.C12]" table:style-name="ce8">
            <text:p>9</text:p>
          </table:table-cell>
          <table:table-cell office:value-type="float" office:value="11.11" table:formula="of:=[FindVal.D12]" table:style-name="ce8">
            <text:p>11,11</text:p>
          </table:table-cell>
          <table:table-cell table:style-name="ce1"/>
          <table:table-cell office:value-type="string" table:style-name="ce8">
            <text:p>Minimais com nó origem em arcos primitivos</text:p>
          </table:table-cell>
          <table:table-cell office:value-type="float" office:value="17" table:formula="of:=[InversePermutation.B12]" table:style-name="ce8">
            <text:p>17</text:p>
          </table:table-cell>
          <table:table-cell office:value-type="float" office:value="38" table:formula="of:=[InversePermutation.C12]" table:style-name="ce8">
            <text:p>38</text:p>
          </table:table-cell>
          <table:table-cell office:value-type="float" office:value="44.74" table:formula="of:=[InversePermutation.D12]" table:style-name="ce8">
            <text:p>44,74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inimais com nó destino em arcos primitivos</text:p>
          </table:table-cell>
          <table:table-cell office:value-type="float" office:value="8" table:formula="of:=[FindVal.B13]" table:style-name="ce8">
            <text:p>8</text:p>
          </table:table-cell>
          <table:table-cell office:value-type="float" office:value="9" table:formula="of:=[FindVal.C13]" table:style-name="ce8">
            <text:p>9</text:p>
          </table:table-cell>
          <table:table-cell office:value-type="float" office:value="88.89" table:formula="of:=[FindVal.D13]" table:style-name="ce8">
            <text:p>88,89</text:p>
          </table:table-cell>
          <table:table-cell table:style-name="ce1"/>
          <table:table-cell office:value-type="string" table:style-name="ce8">
            <text:p>Minimais com nó destino em arcos primitivos</text:p>
          </table:table-cell>
          <table:table-cell office:value-type="float" office:value="36" table:formula="of:=[InversePermutation.B13]" table:style-name="ce8">
            <text:p>36</text:p>
          </table:table-cell>
          <table:table-cell office:value-type="float" office:value="38" table:formula="of:=[InversePermutation.C13]" table:style-name="ce8">
            <text:p>38</text:p>
          </table:table-cell>
          <table:table-cell office:value-type="float" office:value="94.74" table:formula="of:=[InversePermutation.D13]" table:style-name="ce8">
            <text:p>94,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quivalentes em arcos primitivos</text:p>
          </table:table-cell>
          <table:table-cell office:value-type="float" office:value="3" table:formula="of:=[FindVal.B14]" table:style-name="ce2">
            <text:p>3</text:p>
          </table:table-cell>
          <table:table-cell office:value-type="float" office:value="10" table:formula="of:=[FindVal.C14]" table:style-name="ce2">
            <text:p>10</text:p>
          </table:table-cell>
          <table:table-cell office:value-type="float" office:value="30" table:formula="of:=[FindVal.D14]" table:style-name="ce2">
            <text:p>30</text:p>
          </table:table-cell>
          <table:table-cell table:style-name="ce13"/>
          <table:table-cell office:value-type="string" table:style-name="ce2">
            <text:p>Equivalentes em arcos primitivos</text:p>
          </table:table-cell>
          <table:table-cell office:value-type="float" office:value="50" table:formula="of:=[InversePermutation.B14]" table:style-name="ce2">
            <text:p>50</text:p>
          </table:table-cell>
          <table:table-cell office:value-type="float" office:value="60" table:formula="of:=[InversePermutation.C14]" table:style-name="ce2">
            <text:p>60</text:p>
          </table:table-cell>
          <table:table-cell office:value-type="float" office:value="83.33" table:formula="of:=[InversePermutation.D14]" table:style-name="ce2">
            <text:p>83,33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Equivalentes na origem dos arcos primitivos</text:p>
          </table:table-cell>
          <table:table-cell office:value-type="float" office:value="1" table:formula="of:=[FindVal.B15]" table:style-name="ce8">
            <text:p>1</text:p>
          </table:table-cell>
          <table:table-cell office:value-type="float" office:value="10" table:formula="of:=[FindVal.C15]" table:style-name="ce8">
            <text:p>10</text:p>
          </table:table-cell>
          <table:table-cell office:value-type="float" office:value="10" table:formula="of:=[FindVal.D15]" table:style-name="ce8">
            <text:p>10</text:p>
          </table:table-cell>
          <table:table-cell table:style-name="ce1"/>
          <table:table-cell office:value-type="string" table:style-name="ce8">
            <text:p>Equivalentes na origem dos arcos primitivos</text:p>
          </table:table-cell>
          <table:table-cell office:value-type="float" office:value="34" table:formula="of:=[InversePermutation.B15]" table:style-name="ce8">
            <text:p>34</text:p>
          </table:table-cell>
          <table:table-cell office:value-type="float" office:value="60" table:formula="of:=[InversePermutation.C15]" table:style-name="ce8">
            <text:p>60</text:p>
          </table:table-cell>
          <table:table-cell office:value-type="float" office:value="56.67" table:formula="of:=[InversePermutation.D15]" table:style-name="ce8">
            <text:p>56,67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Equivalentes no destino dos arcos primitivos</text:p>
          </table:table-cell>
          <table:table-cell office:value-type="float" office:value="2" table:formula="of:=[FindVal.B16]" table:style-name="ce8">
            <text:p>2</text:p>
          </table:table-cell>
          <table:table-cell office:value-type="float" office:value="10" table:formula="of:=[FindVal.C16]" table:style-name="ce8">
            <text:p>10</text:p>
          </table:table-cell>
          <table:table-cell office:value-type="float" office:value="20" table:formula="of:=[FindVal.D16]" table:style-name="ce8">
            <text:p>20</text:p>
          </table:table-cell>
          <table:table-cell table:style-name="ce1"/>
          <table:table-cell office:value-type="string" table:style-name="ce8">
            <text:p>Equivalentes no destino dos arcos primitivos</text:p>
          </table:table-cell>
          <table:table-cell office:value-type="float" office:value="18" table:formula="of:=[InversePermutation.B16]" table:style-name="ce8">
            <text:p>18</text:p>
          </table:table-cell>
          <table:table-cell office:value-type="float" office:value="60" table:formula="of:=[InversePermutation.C16]" table:style-name="ce8">
            <text:p>60</text:p>
          </table:table-cell>
          <table:table-cell office:value-type="float" office:value="30" table:formula="of:=[InversePermutation.D16]" table:style-name="ce8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quivalentes em primitivos ou com origem/destino em primitivos</text:p>
          </table:table-cell>
          <table:table-cell office:value-type="float" office:value="8" table:formula="of:=[FindVal.B17]" table:style-name="ce2">
            <text:p>8</text:p>
          </table:table-cell>
          <table:table-cell office:value-type="float" office:value="10" table:formula="of:=[FindVal.C17]" table:style-name="ce2">
            <text:p>10</text:p>
          </table:table-cell>
          <table:table-cell office:value-type="float" office:value="80" table:formula="of:=[FindVal.D17]" table:style-name="ce2">
            <text:p>80</text:p>
          </table:table-cell>
          <table:table-cell table:style-name="ce13"/>
          <table:table-cell office:value-type="string" table:style-name="ce2">
            <text:p>Equivalentes em primitivos ou com origem/destino em primitivos</text:p>
          </table:table-cell>
          <table:table-cell office:value-type="float" office:value="60" table:formula="of:=[InversePermutation.B17]" table:style-name="ce2">
            <text:p>60</text:p>
          </table:table-cell>
          <table:table-cell office:value-type="float" office:value="60" table:formula="of:=[InversePermutation.C17]" table:style-name="ce2">
            <text:p>60</text:p>
          </table:table-cell>
          <table:table-cell office:value-type="float" office:value="100" table:formula="of:=[InversePermutation.D17]" table:style-name="ce2">
            <text:p>100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Equivalentes com nó origem em arcos primitivos</text:p>
          </table:table-cell>
          <table:table-cell office:value-type="float" office:value="2" table:formula="of:=[FindVal.B18]" table:style-name="ce8">
            <text:p>2</text:p>
          </table:table-cell>
          <table:table-cell office:value-type="float" office:value="10" table:formula="of:=[FindVal.C18]" table:style-name="ce8">
            <text:p>10</text:p>
          </table:table-cell>
          <table:table-cell office:value-type="float" office:value="20" table:formula="of:=[FindVal.D18]" table:style-name="ce8">
            <text:p>20</text:p>
          </table:table-cell>
          <table:table-cell table:style-name="ce1"/>
          <table:table-cell office:value-type="string" table:style-name="ce8">
            <text:p>Equivalentes com nó origem em arcos primitivos</text:p>
          </table:table-cell>
          <table:table-cell office:value-type="float" office:value="23" table:formula="of:=[InversePermutation.B18]" table:style-name="ce8">
            <text:p>23</text:p>
          </table:table-cell>
          <table:table-cell office:value-type="float" office:value="60" table:formula="of:=[InversePermutation.C18]" table:style-name="ce8">
            <text:p>60</text:p>
          </table:table-cell>
          <table:table-cell office:value-type="float" office:value="38.33" table:formula="of:=[InversePermutation.D18]" table:style-name="ce8">
            <text:p>38,33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Equivalentes com nó destino em arcos primitivos</text:p>
          </table:table-cell>
          <table:table-cell office:value-type="float" office:value="8" table:formula="of:=[FindVal.B19]" table:style-name="ce8">
            <text:p>8</text:p>
          </table:table-cell>
          <table:table-cell office:value-type="float" office:value="10" table:formula="of:=[FindVal.C19]" table:style-name="ce8">
            <text:p>10</text:p>
          </table:table-cell>
          <table:table-cell office:value-type="float" office:value="80" table:formula="of:=[FindVal.D19]" table:style-name="ce8">
            <text:p>80</text:p>
          </table:table-cell>
          <table:table-cell table:style-name="ce1"/>
          <table:table-cell office:value-type="string" table:style-name="ce8">
            <text:p>Equivalentes com nó destino em arcos primitivos</text:p>
          </table:table-cell>
          <table:table-cell office:value-type="float" office:value="49" table:formula="of:=[InversePermutation.B19]" table:style-name="ce8">
            <text:p>49</text:p>
          </table:table-cell>
          <table:table-cell office:value-type="float" office:value="60" table:formula="of:=[InversePermutation.C19]" table:style-name="ce8">
            <text:p>60</text:p>
          </table:table-cell>
          <table:table-cell office:value-type="float" office:value="81.67" table:formula="of:=[InversePermutation.D19]" table:style-name="ce8">
            <text:p>81,67</text:p>
          </table:table-cell>
          <table:table-cell table:number-columns-repeated="16375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21">
            <text:p>LastZero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21">
            <text:p>TestPad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office:value-type="string" table:style-name="ce2">
            <text:p>Informação</text:p>
          </table:table-cell>
          <table:table-cell office:value-type="string" table:style-name="ce2">
            <text:p>Número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Percentual</text:p>
          </table:table-cell>
          <table:table-cell table:style-name="ce1"/>
          <table:table-cell office:value-type="string" table:style-name="ce2">
            <text:p>Informação</text:p>
          </table:table-cell>
          <table:table-cell office:value-type="string" table:style-name="ce2">
            <text:p>Número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Percentual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minimais</text:p>
          </table:table-cell>
          <table:table-cell office:value-type="float" office:value="9" table:formula="of:=[LastZero.B2]" table:style-name="ce8">
            <text:p>9</text:p>
          </table:table-cell>
          <table:table-cell office:value-type="float" office:value="173" table:formula="of:=[LastZero.C2]" table:style-name="ce8">
            <text:p>173</text:p>
          </table:table-cell>
          <table:table-cell office:value-type="float" office:value="5.2" table:formula="of:=[LastZero.D2]" table:style-name="ce8">
            <text:p>5,2</text:p>
          </table:table-cell>
          <table:table-cell table:style-name="ce1"/>
          <table:table-cell office:value-type="string" table:style-name="ce8">
            <text:p>Mutantes minimais</text:p>
          </table:table-cell>
          <table:table-cell office:value-type="float" office:value="54" table:formula="of:=[TestPad.B2]" table:style-name="ce8">
            <text:p>54</text:p>
          </table:table-cell>
          <table:table-cell office:value-type="float" office:value="629" table:formula="of:=[TestPad.C2]" table:style-name="ce8">
            <text:p>629</text:p>
          </table:table-cell>
          <table:table-cell office:value-type="float" office:value="8.59" table:formula="of:=[TestPad.D2]" table:style-name="ce8">
            <text:p>8,59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equivalentes</text:p>
          </table:table-cell>
          <table:table-cell office:value-type="float" office:value="9" table:formula="of:=[LastZero.B3]" table:style-name="ce8">
            <text:p>9</text:p>
          </table:table-cell>
          <table:table-cell office:value-type="float" office:value="173" table:formula="of:=[LastZero.C3]" table:style-name="ce8">
            <text:p>173</text:p>
          </table:table-cell>
          <table:table-cell office:value-type="float" office:value="5.2" table:formula="of:=[LastZero.D3]" table:style-name="ce8">
            <text:p>5,2</text:p>
          </table:table-cell>
          <table:table-cell table:style-name="ce1"/>
          <table:table-cell office:value-type="string" table:style-name="ce8">
            <text:p>Mutantes equivalentes</text:p>
          </table:table-cell>
          <table:table-cell office:value-type="float" office:value="57" table:formula="of:=[TestPad.B3]" table:style-name="ce8">
            <text:p>57</text:p>
          </table:table-cell>
          <table:table-cell office:value-type="float" office:value="629" table:formula="of:=[TestPad.C3]" table:style-name="ce8">
            <text:p>629</text:p>
          </table:table-cell>
          <table:table-cell office:value-type="float" office:value="9.06" table:formula="of:=[TestPad.D3]" table:style-name="ce8">
            <text:p>9,06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os arcos primitivos</text:p>
          </table:table-cell>
          <table:table-cell office:value-type="float" office:value="88" table:formula="of:=[LastZero.B4]" table:style-name="ce8">
            <text:p>88</text:p>
          </table:table-cell>
          <table:table-cell office:value-type="float" office:value="173" table:formula="of:=[LastZero.C4]" table:style-name="ce8">
            <text:p>173</text:p>
          </table:table-cell>
          <table:table-cell office:value-type="float" office:value="50.87" table:formula="of:=[LastZero.D4]" table:style-name="ce8">
            <text:p>50,87</text:p>
          </table:table-cell>
          <table:table-cell table:style-name="ce1"/>
          <table:table-cell office:value-type="string" table:style-name="ce8">
            <text:p>Mutantes nos arcos primitivos</text:p>
          </table:table-cell>
          <table:table-cell office:value-type="float" office:value="524" table:formula="of:=[TestPad.B4]" table:style-name="ce8">
            <text:p>524</text:p>
          </table:table-cell>
          <table:table-cell office:value-type="float" office:value="629" table:formula="of:=[TestPad.C4]" table:style-name="ce8">
            <text:p>629</text:p>
          </table:table-cell>
          <table:table-cell office:value-type="float" office:value="83.31" table:formula="of:=[TestPad.D4]" table:style-name="ce8">
            <text:p>83,31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a origem dos arcos primitivos</text:p>
          </table:table-cell>
          <table:table-cell office:value-type="float" office:value="57" table:formula="of:=[LastZero.B5]" table:style-name="ce8">
            <text:p>57</text:p>
          </table:table-cell>
          <table:table-cell office:value-type="float" office:value="173" table:formula="of:=[LastZero.C5]" table:style-name="ce8">
            <text:p>173</text:p>
          </table:table-cell>
          <table:table-cell office:value-type="float" office:value="32.950000000000003" table:formula="of:=[LastZero.D5]" table:style-name="ce8">
            <text:p>32,95</text:p>
          </table:table-cell>
          <table:table-cell table:style-name="ce1"/>
          <table:table-cell office:value-type="string" table:style-name="ce8">
            <text:p>Mutantes na origem dos arcos primitivos</text:p>
          </table:table-cell>
          <table:table-cell office:value-type="float" office:value="286" table:formula="of:=[TestPad.B5]" table:style-name="ce8">
            <text:p>286</text:p>
          </table:table-cell>
          <table:table-cell office:value-type="float" office:value="629" table:formula="of:=[TestPad.C5]" table:style-name="ce8">
            <text:p>629</text:p>
          </table:table-cell>
          <table:table-cell office:value-type="float" office:value="45.47" table:formula="of:=[TestPad.D5]" table:style-name="ce8">
            <text:p>45,47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o destino dos arcos primitivos</text:p>
          </table:table-cell>
          <table:table-cell office:value-type="float" office:value="31" table:formula="of:=[LastZero.B6]" table:style-name="ce8">
            <text:p>31</text:p>
          </table:table-cell>
          <table:table-cell office:value-type="float" office:value="173" table:formula="of:=[LastZero.C6]" table:style-name="ce8">
            <text:p>173</text:p>
          </table:table-cell>
          <table:table-cell office:value-type="float" office:value="17.920000000000002" table:formula="of:=[LastZero.D6]" table:style-name="ce8">
            <text:p>17,92</text:p>
          </table:table-cell>
          <table:table-cell table:style-name="ce1"/>
          <table:table-cell office:value-type="string" table:style-name="ce8">
            <text:p>Mutantes no destino dos arcos primitivos</text:p>
          </table:table-cell>
          <table:table-cell office:value-type="float" office:value="238" table:formula="of:=[TestPad.B6]" table:style-name="ce8">
            <text:p>238</text:p>
          </table:table-cell>
          <table:table-cell office:value-type="float" office:value="629" table:formula="of:=[TestPad.C6]" table:style-name="ce8">
            <text:p>629</text:p>
          </table:table-cell>
          <table:table-cell office:value-type="float" office:value="37.840000000000003" table:formula="of:=[TestPad.D6]" table:style-name="ce8">
            <text:p>37,84</text:p>
          </table:table-cell>
          <table:table-cell table:number-columns-repeated="16375"/>
        </table:table-row>
        <table:table-row table:style-name="ro2">
          <table:table-cell table:number-columns-repeated="4" table:style-name="ce8"/>
          <table:table-cell table:style-name="ce1"/>
          <table:table-cell table:number-columns-repeated="4" table:style-name="ce8"/>
          <table:table-cell table:number-columns-repeated="16375"/>
        </table:table-row>
        <table:table-row table:style-name="ro1">
          <table:table-cell office:value-type="string" table:style-name="ce2">
            <text:p>Minimais em arcos primitivos</text:p>
          </table:table-cell>
          <table:table-cell office:value-type="float" office:value="3" table:formula="of:=[LastZero.B8]" table:style-name="ce2">
            <text:p>3</text:p>
          </table:table-cell>
          <table:table-cell office:value-type="float" office:value="9" table:formula="of:=[LastZero.C8]" table:style-name="ce2">
            <text:p>9</text:p>
          </table:table-cell>
          <table:table-cell office:value-type="float" office:value="33.33" table:formula="of:=[LastZero.D8]" table:style-name="ce2">
            <text:p>33,33</text:p>
          </table:table-cell>
          <table:table-cell table:style-name="ce13"/>
          <table:table-cell office:value-type="string" table:style-name="ce2">
            <text:p>Minimais em arcos primitivos</text:p>
          </table:table-cell>
          <table:table-cell office:value-type="float" office:value="40" table:formula="of:=[TestPad.B8]" table:style-name="ce2">
            <text:p>40</text:p>
          </table:table-cell>
          <table:table-cell office:value-type="float" office:value="54" table:formula="of:=[TestPad.C8]" table:style-name="ce2">
            <text:p>54</text:p>
          </table:table-cell>
          <table:table-cell office:value-type="float" office:value="74.069999999999993" table:formula="of:=[TestPad.D8]" table:style-name="ce2">
            <text:p>74,07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Minimais na origem dos arcos primitivos</text:p>
          </table:table-cell>
          <table:table-cell office:value-type="float" office:value="2" table:formula="of:=[LastZero.B9]" table:style-name="ce8">
            <text:p>2</text:p>
          </table:table-cell>
          <table:table-cell office:value-type="float" office:value="9" table:formula="of:=[LastZero.C9]" table:style-name="ce8">
            <text:p>9</text:p>
          </table:table-cell>
          <table:table-cell office:value-type="float" office:value="22.22" table:formula="of:=[LastZero.D9]" table:style-name="ce8">
            <text:p>22,22</text:p>
          </table:table-cell>
          <table:table-cell table:style-name="ce1"/>
          <table:table-cell office:value-type="string" table:style-name="ce8">
            <text:p>Minimais na origem dos arcos primitivos</text:p>
          </table:table-cell>
          <table:table-cell office:value-type="float" office:value="13" table:formula="of:=[TestPad.B9]" table:style-name="ce8">
            <text:p>13</text:p>
          </table:table-cell>
          <table:table-cell office:value-type="float" office:value="54" table:formula="of:=[TestPad.C9]" table:style-name="ce8">
            <text:p>54</text:p>
          </table:table-cell>
          <table:table-cell office:value-type="float" office:value="24.07" table:formula="of:=[TestPad.D9]" table:style-name="ce8">
            <text:p>24,07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inimais no destino dos arcos primitivos</text:p>
          </table:table-cell>
          <table:table-cell office:value-type="float" office:value="1" table:formula="of:=[LastZero.B10]" table:style-name="ce8">
            <text:p>1</text:p>
          </table:table-cell>
          <table:table-cell office:value-type="float" office:value="9" table:formula="of:=[LastZero.C10]" table:style-name="ce8">
            <text:p>9</text:p>
          </table:table-cell>
          <table:table-cell office:value-type="float" office:value="11.11" table:formula="of:=[LastZero.D10]" table:style-name="ce8">
            <text:p>11,11</text:p>
          </table:table-cell>
          <table:table-cell table:style-name="ce1"/>
          <table:table-cell office:value-type="string" table:style-name="ce8">
            <text:p>Minimais no destino dos arcos primitivos</text:p>
          </table:table-cell>
          <table:table-cell office:value-type="float" office:value="27" table:formula="of:=[TestPad.B10]" table:style-name="ce8">
            <text:p>27</text:p>
          </table:table-cell>
          <table:table-cell office:value-type="float" office:value="54" table:formula="of:=[TestPad.C10]" table:style-name="ce8">
            <text:p>54</text:p>
          </table:table-cell>
          <table:table-cell office:value-type="float" office:value="50" table:formula="of:=[TestPad.D10]" table:style-name="ce8">
            <text:p>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inimais em primitivos ou com origem/destino em primitivos</text:p>
          </table:table-cell>
          <table:table-cell office:value-type="float" office:value="6" table:formula="of:=[LastZero.B11]" table:style-name="ce2">
            <text:p>6</text:p>
          </table:table-cell>
          <table:table-cell office:value-type="float" office:value="9" table:formula="of:=[LastZero.C11]" table:style-name="ce2">
            <text:p>9</text:p>
          </table:table-cell>
          <table:table-cell office:value-type="float" office:value="66.67" table:formula="of:=[LastZero.D11]" table:style-name="ce2">
            <text:p>66,67</text:p>
          </table:table-cell>
          <table:table-cell table:style-name="ce13"/>
          <table:table-cell office:value-type="string" table:style-name="ce2">
            <text:p>Minimais em primitivos ou com origem/destino em primitivos</text:p>
          </table:table-cell>
          <table:table-cell office:value-type="float" office:value="54" table:formula="of:=[TestPad.B11]" table:style-name="ce2">
            <text:p>54</text:p>
          </table:table-cell>
          <table:table-cell office:value-type="float" office:value="54" table:formula="of:=[TestPad.C11]" table:style-name="ce2">
            <text:p>54</text:p>
          </table:table-cell>
          <table:table-cell office:value-type="float" office:value="100" table:formula="of:=[TestPad.D11]" table:style-name="ce2">
            <text:p>100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Minimais com nó origem em arcos primitivos</text:p>
          </table:table-cell>
          <table:table-cell office:value-type="float" office:value="1" table:formula="of:=[LastZero.B12]" table:style-name="ce8">
            <text:p>1</text:p>
          </table:table-cell>
          <table:table-cell office:value-type="float" office:value="9" table:formula="of:=[LastZero.C12]" table:style-name="ce8">
            <text:p>9</text:p>
          </table:table-cell>
          <table:table-cell office:value-type="float" office:value="11.11" table:formula="of:=[LastZero.D12]" table:style-name="ce8">
            <text:p>11,11</text:p>
          </table:table-cell>
          <table:table-cell table:style-name="ce1"/>
          <table:table-cell office:value-type="string" table:style-name="ce8">
            <text:p>Minimais com nó origem em arcos primitivos</text:p>
          </table:table-cell>
          <table:table-cell office:value-type="float" office:value="47" table:formula="of:=[TestPad.B12]" table:style-name="ce8">
            <text:p>47</text:p>
          </table:table-cell>
          <table:table-cell office:value-type="float" office:value="54" table:formula="of:=[TestPad.C12]" table:style-name="ce8">
            <text:p>54</text:p>
          </table:table-cell>
          <table:table-cell office:value-type="float" office:value="87.04" table:formula="of:=[TestPad.D12]" table:style-name="ce8">
            <text:p>87,04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inimais com nó destino em arcos primitivos</text:p>
          </table:table-cell>
          <table:table-cell office:value-type="float" office:value="6" table:formula="of:=[LastZero.B13]" table:style-name="ce8">
            <text:p>6</text:p>
          </table:table-cell>
          <table:table-cell office:value-type="float" office:value="9" table:formula="of:=[LastZero.C13]" table:style-name="ce8">
            <text:p>9</text:p>
          </table:table-cell>
          <table:table-cell office:value-type="float" office:value="66.67" table:formula="of:=[LastZero.D13]" table:style-name="ce8">
            <text:p>66,67</text:p>
          </table:table-cell>
          <table:table-cell table:style-name="ce1"/>
          <table:table-cell office:value-type="string" table:style-name="ce8">
            <text:p>Minimais com nó destino em arcos primitivos</text:p>
          </table:table-cell>
          <table:table-cell office:value-type="float" office:value="52" table:formula="of:=[TestPad.B13]" table:style-name="ce8">
            <text:p>52</text:p>
          </table:table-cell>
          <table:table-cell office:value-type="float" office:value="54" table:formula="of:=[TestPad.C13]" table:style-name="ce8">
            <text:p>54</text:p>
          </table:table-cell>
          <table:table-cell office:value-type="float" office:value="96.3" table:formula="of:=[TestPad.D13]" table:style-name="ce8">
            <text:p>96,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quivalentes em arcos primitivos</text:p>
          </table:table-cell>
          <table:table-cell office:value-type="float" office:value="2" table:formula="of:=[LastZero.B14]" table:style-name="ce2">
            <text:p>2</text:p>
          </table:table-cell>
          <table:table-cell office:value-type="float" office:value="9" table:formula="of:=[LastZero.C14]" table:style-name="ce2">
            <text:p>9</text:p>
          </table:table-cell>
          <table:table-cell office:value-type="float" office:value="22.22" table:formula="of:=[LastZero.D14]" table:style-name="ce2">
            <text:p>22,22</text:p>
          </table:table-cell>
          <table:table-cell table:style-name="ce13"/>
          <table:table-cell office:value-type="string" table:style-name="ce2">
            <text:p>Equivalentes em arcos primitivos</text:p>
          </table:table-cell>
          <table:table-cell office:value-type="float" office:value="47" table:formula="of:=[TestPad.B14]" table:style-name="ce2">
            <text:p>47</text:p>
          </table:table-cell>
          <table:table-cell office:value-type="float" office:value="57" table:formula="of:=[TestPad.C14]" table:style-name="ce2">
            <text:p>57</text:p>
          </table:table-cell>
          <table:table-cell office:value-type="float" office:value="82.46" table:formula="of:=[TestPad.D14]" table:style-name="ce2">
            <text:p>82,46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Equivalentes na origem dos arcos primitivos</text:p>
          </table:table-cell>
          <table:table-cell office:value-type="float" office:value="1" table:formula="of:=[LastZero.B15]" table:style-name="ce8">
            <text:p>1</text:p>
          </table:table-cell>
          <table:table-cell office:value-type="float" office:value="9" table:formula="of:=[LastZero.C15]" table:style-name="ce8">
            <text:p>9</text:p>
          </table:table-cell>
          <table:table-cell office:value-type="float" office:value="11.11" table:formula="of:=[LastZero.D15]" table:style-name="ce8">
            <text:p>11,11</text:p>
          </table:table-cell>
          <table:table-cell table:style-name="ce1"/>
          <table:table-cell office:value-type="string" table:style-name="ce8">
            <text:p>Equivalentes na origem dos arcos primitivos</text:p>
          </table:table-cell>
          <table:table-cell office:value-type="float" office:value="18" table:formula="of:=[TestPad.B15]" table:style-name="ce8">
            <text:p>18</text:p>
          </table:table-cell>
          <table:table-cell office:value-type="float" office:value="57" table:formula="of:=[TestPad.C15]" table:style-name="ce8">
            <text:p>57</text:p>
          </table:table-cell>
          <table:table-cell office:value-type="float" office:value="31.58" table:formula="of:=[TestPad.D15]" table:style-name="ce8">
            <text:p>31,58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Equivalentes no destino dos arcos primitivos</text:p>
          </table:table-cell>
          <table:table-cell office:value-type="float" office:value="1" table:formula="of:=[LastZero.B16]" table:style-name="ce8">
            <text:p>1</text:p>
          </table:table-cell>
          <table:table-cell office:value-type="float" office:value="9" table:formula="of:=[LastZero.C16]" table:style-name="ce8">
            <text:p>9</text:p>
          </table:table-cell>
          <table:table-cell office:value-type="float" office:value="11.11" table:formula="of:=[LastZero.D16]" table:style-name="ce8">
            <text:p>11,11</text:p>
          </table:table-cell>
          <table:table-cell table:style-name="ce1"/>
          <table:table-cell office:value-type="string" table:style-name="ce8">
            <text:p>Equivalentes no destino dos arcos primitivos</text:p>
          </table:table-cell>
          <table:table-cell office:value-type="float" office:value="29" table:formula="of:=[TestPad.B16]" table:style-name="ce8">
            <text:p>29</text:p>
          </table:table-cell>
          <table:table-cell office:value-type="float" office:value="57" table:formula="of:=[TestPad.C16]" table:style-name="ce8">
            <text:p>57</text:p>
          </table:table-cell>
          <table:table-cell office:value-type="float" office:value="50.88" table:formula="of:=[TestPad.D16]" table:style-name="ce8">
            <text:p>50,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quivalentes em primitivos ou com origem/destino em primitivos</text:p>
          </table:table-cell>
          <table:table-cell office:value-type="float" office:value="7" table:formula="of:=[LastZero.B17]" table:style-name="ce2">
            <text:p>7</text:p>
          </table:table-cell>
          <table:table-cell office:value-type="float" office:value="9" table:formula="of:=[LastZero.C17]" table:style-name="ce2">
            <text:p>9</text:p>
          </table:table-cell>
          <table:table-cell office:value-type="float" office:value="77.78" table:formula="of:=[LastZero.D17]" table:style-name="ce2">
            <text:p>77,78</text:p>
          </table:table-cell>
          <table:table-cell table:style-name="ce13"/>
          <table:table-cell office:value-type="string" table:style-name="ce2">
            <text:p>Equivalentes em primitivos ou com origem/destino em primitivos</text:p>
          </table:table-cell>
          <table:table-cell office:value-type="float" office:value="57" table:formula="of:=[TestPad.B17]" table:style-name="ce2">
            <text:p>57</text:p>
          </table:table-cell>
          <table:table-cell office:value-type="float" office:value="57" table:formula="of:=[TestPad.C17]" table:style-name="ce2">
            <text:p>57</text:p>
          </table:table-cell>
          <table:table-cell office:value-type="float" office:value="100" table:formula="of:=[TestPad.D17]" table:style-name="ce2">
            <text:p>100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Equivalentes com nó origem em arcos primitivos</text:p>
          </table:table-cell>
          <table:table-cell office:value-type="float" office:value="1" table:formula="of:=[LastZero.B18]" table:style-name="ce8">
            <text:p>1</text:p>
          </table:table-cell>
          <table:table-cell office:value-type="float" office:value="9" table:formula="of:=[LastZero.C18]" table:style-name="ce8">
            <text:p>9</text:p>
          </table:table-cell>
          <table:table-cell office:value-type="float" office:value="11.11" table:formula="of:=[LastZero.D18]" table:style-name="ce8">
            <text:p>11,11</text:p>
          </table:table-cell>
          <table:table-cell table:style-name="ce1"/>
          <table:table-cell office:value-type="string" table:style-name="ce8">
            <text:p>Equivalentes com nó origem em arcos primitivos</text:p>
          </table:table-cell>
          <table:table-cell office:value-type="float" office:value="54" table:formula="of:=[TestPad.B18]" table:style-name="ce8">
            <text:p>54</text:p>
          </table:table-cell>
          <table:table-cell office:value-type="float" office:value="57" table:formula="of:=[TestPad.C18]" table:style-name="ce8">
            <text:p>57</text:p>
          </table:table-cell>
          <table:table-cell office:value-type="float" office:value="94.74" table:formula="of:=[TestPad.D18]" table:style-name="ce8">
            <text:p>94,74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Equivalentes com nó destino em arcos primitivos</text:p>
          </table:table-cell>
          <table:table-cell office:value-type="float" office:value="7" table:formula="of:=[LastZero.B19]" table:style-name="ce8">
            <text:p>7</text:p>
          </table:table-cell>
          <table:table-cell office:value-type="float" office:value="9" table:formula="of:=[LastZero.C19]" table:style-name="ce8">
            <text:p>9</text:p>
          </table:table-cell>
          <table:table-cell office:value-type="float" office:value="77.78" table:formula="of:=[LastZero.D19]" table:style-name="ce8">
            <text:p>77,78</text:p>
          </table:table-cell>
          <table:table-cell table:style-name="ce1"/>
          <table:table-cell office:value-type="string" table:style-name="ce8">
            <text:p>Equivalentes com nó destino em arcos primitivos</text:p>
          </table:table-cell>
          <table:table-cell office:value-type="float" office:value="56" table:formula="of:=[TestPad.B19]" table:style-name="ce8">
            <text:p>56</text:p>
          </table:table-cell>
          <table:table-cell office:value-type="float" office:value="57" table:formula="of:=[TestPad.C19]" table:style-name="ce8">
            <text:p>57</text:p>
          </table:table-cell>
          <table:table-cell office:value-type="float" office:value="98.25" table:formula="of:=[TestPad.D19]" table:style-name="ce8">
            <text:p>98,25</text:p>
          </table:table-cell>
          <table:table-cell table:number-columns-repeated="16375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21">
            <text:p>Power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21">
            <text:p>QuickSort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office:value-type="string" table:style-name="ce2">
            <text:p>Informação</text:p>
          </table:table-cell>
          <table:table-cell office:value-type="string" table:style-name="ce2">
            <text:p>Número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Percentual</text:p>
          </table:table-cell>
          <table:table-cell table:style-name="ce1"/>
          <table:table-cell office:value-type="string" table:style-name="ce2">
            <text:p>Informação</text:p>
          </table:table-cell>
          <table:table-cell office:value-type="string" table:style-name="ce2">
            <text:p>Número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Percentual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minimais</text:p>
          </table:table-cell>
          <table:table-cell office:value-type="float" office:value="9" table:formula="of:=[Power.B2]" table:style-name="ce8">
            <text:p>9</text:p>
          </table:table-cell>
          <table:table-cell office:value-type="float" office:value="268" table:formula="of:=[Power.C2]" table:style-name="ce8">
            <text:p>268</text:p>
          </table:table-cell>
          <table:table-cell office:value-type="float" office:value="3.36" table:formula="of:=[Power.D2]" table:style-name="ce8">
            <text:p>3,36</text:p>
          </table:table-cell>
          <table:table-cell table:style-name="ce1"/>
          <table:table-cell office:value-type="string" table:style-name="ce8">
            <text:p>Mutantes minimais</text:p>
          </table:table-cell>
          <table:table-cell office:value-type="float" office:value="12" table:formula="of:=[QuickSort.B2]" table:style-name="ce8">
            <text:p>12</text:p>
          </table:table-cell>
          <table:table-cell office:value-type="float" office:value="1026" table:formula="of:=[QuickSort.C2]" table:style-name="ce8">
            <text:p>1026</text:p>
          </table:table-cell>
          <table:table-cell office:value-type="float" office:value="1.17" table:formula="of:=[QuickSort.D2]" table:style-name="ce8">
            <text:p>1,17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equivalentes</text:p>
          </table:table-cell>
          <table:table-cell office:value-type="float" office:value="6" table:formula="of:=[Power.B3]" table:style-name="ce8">
            <text:p>6</text:p>
          </table:table-cell>
          <table:table-cell office:value-type="float" office:value="268" table:formula="of:=[Power.C3]" table:style-name="ce8">
            <text:p>268</text:p>
          </table:table-cell>
          <table:table-cell office:value-type="float" office:value="2.2400000000000002" table:formula="of:=[Power.D3]" table:style-name="ce8">
            <text:p>2,24</text:p>
          </table:table-cell>
          <table:table-cell table:style-name="ce1"/>
          <table:table-cell office:value-type="string" table:style-name="ce8">
            <text:p>Mutantes equivalentes</text:p>
          </table:table-cell>
          <table:table-cell office:value-type="float" office:value="82" table:formula="of:=[QuickSort.B3]" table:style-name="ce8">
            <text:p>82</text:p>
          </table:table-cell>
          <table:table-cell office:value-type="float" office:value="1026" table:formula="of:=[QuickSort.C3]" table:style-name="ce8">
            <text:p>1026</text:p>
          </table:table-cell>
          <table:table-cell office:value-type="float" office:value="7.99" table:formula="of:=[QuickSort.D3]" table:style-name="ce8">
            <text:p>7,99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os arcos primitivos</text:p>
          </table:table-cell>
          <table:table-cell office:value-type="float" office:value="223" table:formula="of:=[Power.B4]" table:style-name="ce8">
            <text:p>223</text:p>
          </table:table-cell>
          <table:table-cell office:value-type="float" office:value="268" table:formula="of:=[Power.C4]" table:style-name="ce8">
            <text:p>268</text:p>
          </table:table-cell>
          <table:table-cell office:value-type="float" office:value="83.21" table:formula="of:=[Power.D4]" table:style-name="ce8">
            <text:p>83,21</text:p>
          </table:table-cell>
          <table:table-cell table:style-name="ce1"/>
          <table:table-cell office:value-type="string" table:style-name="ce8">
            <text:p>Mutantes nos arcos primitivos</text:p>
          </table:table-cell>
          <table:table-cell office:value-type="float" office:value="680" table:formula="of:=[QuickSort.B4]" table:style-name="ce8">
            <text:p>680</text:p>
          </table:table-cell>
          <table:table-cell office:value-type="float" office:value="1026" table:formula="of:=[QuickSort.C4]" table:style-name="ce8">
            <text:p>1026</text:p>
          </table:table-cell>
          <table:table-cell office:value-type="float" office:value="66.28" table:formula="of:=[QuickSort.D4]" table:style-name="ce8">
            <text:p>66,28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a origem dos arcos primitivos</text:p>
          </table:table-cell>
          <table:table-cell office:value-type="float" office:value="133" table:formula="of:=[Power.B5]" table:style-name="ce8">
            <text:p>133</text:p>
          </table:table-cell>
          <table:table-cell office:value-type="float" office:value="268" table:formula="of:=[Power.C5]" table:style-name="ce8">
            <text:p>268</text:p>
          </table:table-cell>
          <table:table-cell office:value-type="float" office:value="49.63" table:formula="of:=[Power.D5]" table:style-name="ce8">
            <text:p>49,63</text:p>
          </table:table-cell>
          <table:table-cell table:style-name="ce1"/>
          <table:table-cell office:value-type="string" table:style-name="ce8">
            <text:p>Mutantes na origem dos arcos primitivos</text:p>
          </table:table-cell>
          <table:table-cell office:value-type="float" office:value="375" table:formula="of:=[QuickSort.B5]" table:style-name="ce8">
            <text:p>375</text:p>
          </table:table-cell>
          <table:table-cell office:value-type="float" office:value="1026" table:formula="of:=[QuickSort.C5]" table:style-name="ce8">
            <text:p>1026</text:p>
          </table:table-cell>
          <table:table-cell office:value-type="float" office:value="36.549999999999997" table:formula="of:=[QuickSort.D5]" table:style-name="ce8">
            <text:p>36,55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o destino dos arcos primitivos</text:p>
          </table:table-cell>
          <table:table-cell office:value-type="float" office:value="90" table:formula="of:=[Power.B6]" table:style-name="ce8">
            <text:p>90</text:p>
          </table:table-cell>
          <table:table-cell office:value-type="float" office:value="268" table:formula="of:=[Power.C6]" table:style-name="ce8">
            <text:p>268</text:p>
          </table:table-cell>
          <table:table-cell office:value-type="float" office:value="33.58" table:formula="of:=[Power.D6]" table:style-name="ce8">
            <text:p>33,58</text:p>
          </table:table-cell>
          <table:table-cell table:style-name="ce1"/>
          <table:table-cell office:value-type="string" table:style-name="ce8">
            <text:p>Mutantes no destino dos arcos primitivos</text:p>
          </table:table-cell>
          <table:table-cell office:value-type="float" office:value="367" table:formula="of:=[QuickSort.B6]" table:style-name="ce8">
            <text:p>367</text:p>
          </table:table-cell>
          <table:table-cell office:value-type="float" office:value="1026" table:formula="of:=[QuickSort.C6]" table:style-name="ce8">
            <text:p>1026</text:p>
          </table:table-cell>
          <table:table-cell office:value-type="float" office:value="35.770000000000003" table:formula="of:=[QuickSort.D6]" table:style-name="ce8">
            <text:p>35,77</text:p>
          </table:table-cell>
          <table:table-cell table:number-columns-repeated="16375"/>
        </table:table-row>
        <table:table-row table:style-name="ro2">
          <table:table-cell table:number-columns-repeated="4" table:style-name="ce8"/>
          <table:table-cell table:style-name="ce1"/>
          <table:table-cell table:number-columns-repeated="4" table:style-name="ce8"/>
          <table:table-cell table:number-columns-repeated="16375"/>
        </table:table-row>
        <table:table-row table:style-name="ro1">
          <table:table-cell office:value-type="string" table:style-name="ce2">
            <text:p>Minimais em arcos primitivos</text:p>
          </table:table-cell>
          <table:table-cell office:value-type="float" office:value="8" table:formula="of:=[Power.B8]" table:style-name="ce2">
            <text:p>8</text:p>
          </table:table-cell>
          <table:table-cell office:value-type="float" office:value="9" table:formula="of:=[Power.C8]" table:style-name="ce2">
            <text:p>9</text:p>
          </table:table-cell>
          <table:table-cell office:value-type="float" office:value="88.89" table:formula="of:=[Power.D8]" table:style-name="ce2">
            <text:p>88,89</text:p>
          </table:table-cell>
          <table:table-cell table:style-name="ce13"/>
          <table:table-cell office:value-type="string" table:style-name="ce2">
            <text:p>Minimais em arcos primitivos</text:p>
          </table:table-cell>
          <table:table-cell office:value-type="float" office:value="12" table:formula="of:=[QuickSort.B8]" table:style-name="ce2">
            <text:p>12</text:p>
          </table:table-cell>
          <table:table-cell office:value-type="float" office:value="12" table:formula="of:=[QuickSort.C8]" table:style-name="ce2">
            <text:p>12</text:p>
          </table:table-cell>
          <table:table-cell office:value-type="float" office:value="100" table:formula="of:=[QuickSort.D8]" table:style-name="ce2">
            <text:p>100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Minimais na origem dos arcos primitivos</text:p>
          </table:table-cell>
          <table:table-cell office:value-type="float" office:value="1" table:formula="of:=[Power.B9]" table:style-name="ce8">
            <text:p>1</text:p>
          </table:table-cell>
          <table:table-cell office:value-type="float" office:value="9" table:formula="of:=[Power.C9]" table:style-name="ce8">
            <text:p>9</text:p>
          </table:table-cell>
          <table:table-cell office:value-type="float" office:value="11.11" table:formula="of:=[Power.D9]" table:style-name="ce8">
            <text:p>11,11</text:p>
          </table:table-cell>
          <table:table-cell table:style-name="ce1"/>
          <table:table-cell office:value-type="string" table:style-name="ce8">
            <text:p>Minimais na origem dos arcos primitivos</text:p>
          </table:table-cell>
          <table:table-cell office:value-type="float" office:value="4" table:formula="of:=[QuickSort.B9]" table:style-name="ce8">
            <text:p>4</text:p>
          </table:table-cell>
          <table:table-cell office:value-type="float" office:value="12" table:formula="of:=[QuickSort.C9]" table:style-name="ce8">
            <text:p>12</text:p>
          </table:table-cell>
          <table:table-cell office:value-type="float" office:value="33.33" table:formula="of:=[QuickSort.D9]" table:style-name="ce8">
            <text:p>33,33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inimais no destino dos arcos primitivos</text:p>
          </table:table-cell>
          <table:table-cell office:value-type="float" office:value="7" table:formula="of:=[Power.B10]" table:style-name="ce8">
            <text:p>7</text:p>
          </table:table-cell>
          <table:table-cell office:value-type="float" office:value="9" table:formula="of:=[Power.C10]" table:style-name="ce8">
            <text:p>9</text:p>
          </table:table-cell>
          <table:table-cell office:value-type="float" office:value="77.78" table:formula="of:=[Power.D10]" table:style-name="ce8">
            <text:p>77,78</text:p>
          </table:table-cell>
          <table:table-cell table:style-name="ce1"/>
          <table:table-cell office:value-type="string" table:style-name="ce8">
            <text:p>Minimais no destino dos arcos primitivos</text:p>
          </table:table-cell>
          <table:table-cell office:value-type="float" office:value="8" table:formula="of:=[QuickSort.B10]" table:style-name="ce8">
            <text:p>8</text:p>
          </table:table-cell>
          <table:table-cell office:value-type="float" office:value="12" table:formula="of:=[QuickSort.C10]" table:style-name="ce8">
            <text:p>12</text:p>
          </table:table-cell>
          <table:table-cell office:value-type="float" office:value="66.67" table:formula="of:=[QuickSort.D10]" table:style-name="ce8">
            <text:p>66,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inimais em primitivos ou com origem/destino em primitivos</text:p>
          </table:table-cell>
          <table:table-cell office:value-type="float" office:value="9" table:formula="of:=[Power.B11]" table:style-name="ce2">
            <text:p>9</text:p>
          </table:table-cell>
          <table:table-cell office:value-type="float" office:value="9" table:formula="of:=[Power.C11]" table:style-name="ce2">
            <text:p>9</text:p>
          </table:table-cell>
          <table:table-cell office:value-type="float" office:value="100" table:formula="of:=[Power.D11]" table:style-name="ce2">
            <text:p>100</text:p>
          </table:table-cell>
          <table:table-cell table:style-name="ce13"/>
          <table:table-cell office:value-type="string" table:style-name="ce2">
            <text:p>Minimais em primitivos ou com origem/destino em primitivos</text:p>
          </table:table-cell>
          <table:table-cell office:value-type="float" office:value="12" table:formula="of:=[QuickSort.B11]" table:style-name="ce2">
            <text:p>12</text:p>
          </table:table-cell>
          <table:table-cell office:value-type="float" office:value="12" table:formula="of:=[QuickSort.C11]" table:style-name="ce2">
            <text:p>12</text:p>
          </table:table-cell>
          <table:table-cell office:value-type="float" office:value="100" table:formula="of:=[QuickSort.D11]" table:style-name="ce2">
            <text:p>100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Minimais com nó origem em arcos primitivos</text:p>
          </table:table-cell>
          <table:table-cell office:value-type="float" office:value="8" table:formula="of:=[Power.B12]" table:style-name="ce8">
            <text:p>8</text:p>
          </table:table-cell>
          <table:table-cell office:value-type="float" office:value="9" table:formula="of:=[Power.C12]" table:style-name="ce8">
            <text:p>9</text:p>
          </table:table-cell>
          <table:table-cell office:value-type="float" office:value="88.89" table:formula="of:=[Power.D12]" table:style-name="ce8">
            <text:p>88,89</text:p>
          </table:table-cell>
          <table:table-cell table:style-name="ce1"/>
          <table:table-cell office:value-type="string" table:style-name="ce8">
            <text:p>Minimais com nó origem em arcos primitivos</text:p>
          </table:table-cell>
          <table:table-cell office:value-type="float" office:value="12" table:formula="of:=[QuickSort.B12]" table:style-name="ce8">
            <text:p>12</text:p>
          </table:table-cell>
          <table:table-cell office:value-type="float" office:value="12" table:formula="of:=[QuickSort.C12]" table:style-name="ce8">
            <text:p>12</text:p>
          </table:table-cell>
          <table:table-cell office:value-type="float" office:value="100" table:formula="of:=[QuickSort.D12]" table:style-name="ce8">
            <text:p>100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inimais com nó destino em arcos primitivos</text:p>
          </table:table-cell>
          <table:table-cell office:value-type="float" office:value="1" table:formula="of:=[Power.B13]" table:style-name="ce8">
            <text:p>1</text:p>
          </table:table-cell>
          <table:table-cell office:value-type="float" office:value="9" table:formula="of:=[Power.C13]" table:style-name="ce8">
            <text:p>9</text:p>
          </table:table-cell>
          <table:table-cell office:value-type="float" office:value="11.11" table:formula="of:=[Power.D13]" table:style-name="ce8">
            <text:p>11,11</text:p>
          </table:table-cell>
          <table:table-cell table:style-name="ce1"/>
          <table:table-cell office:value-type="string" table:style-name="ce8">
            <text:p>Minimais com nó destino em arcos primitivos</text:p>
          </table:table-cell>
          <table:table-cell office:value-type="float" office:value="9" table:formula="of:=[QuickSort.B13]" table:style-name="ce8">
            <text:p>9</text:p>
          </table:table-cell>
          <table:table-cell office:value-type="float" office:value="12" table:formula="of:=[QuickSort.C13]" table:style-name="ce8">
            <text:p>12</text:p>
          </table:table-cell>
          <table:table-cell office:value-type="float" office:value="75" table:formula="of:=[QuickSort.D13]" table:style-name="ce8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quivalentes em arcos primitivos</text:p>
          </table:table-cell>
          <table:table-cell office:value-type="float" office:value="6" table:formula="of:=[Power.B14]" table:style-name="ce2">
            <text:p>6</text:p>
          </table:table-cell>
          <table:table-cell office:value-type="float" office:value="6" table:formula="of:=[Power.C14]" table:style-name="ce2">
            <text:p>6</text:p>
          </table:table-cell>
          <table:table-cell office:value-type="float" office:value="100" table:formula="of:=[Power.D14]" table:style-name="ce2">
            <text:p>100</text:p>
          </table:table-cell>
          <table:table-cell table:style-name="ce13"/>
          <table:table-cell office:value-type="string" table:style-name="ce2">
            <text:p>Equivalentes em arcos primitivos</text:p>
          </table:table-cell>
          <table:table-cell office:value-type="float" office:value="60" table:formula="of:=[QuickSort.B14]" table:style-name="ce2">
            <text:p>60</text:p>
          </table:table-cell>
          <table:table-cell office:value-type="float" office:value="82" table:formula="of:=[QuickSort.C14]" table:style-name="ce2">
            <text:p>82</text:p>
          </table:table-cell>
          <table:table-cell office:value-type="float" office:value="73.17" table:formula="of:=[QuickSort.D14]" table:style-name="ce2">
            <text:p>73,17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Equivalentes na origem dos arcos primitivos</text:p>
          </table:table-cell>
          <table:table-cell office:value-type="float" office:value="6" table:formula="of:=[Power.B15]" table:style-name="ce8">
            <text:p>6</text:p>
          </table:table-cell>
          <table:table-cell office:value-type="float" office:value="6" table:formula="of:=[Power.C15]" table:style-name="ce8">
            <text:p>6</text:p>
          </table:table-cell>
          <table:table-cell office:value-type="float" office:value="100" table:formula="of:=[Power.D15]" table:style-name="ce8">
            <text:p>100</text:p>
          </table:table-cell>
          <table:table-cell table:style-name="ce1"/>
          <table:table-cell office:value-type="string" table:style-name="ce8">
            <text:p>Equivalentes na origem dos arcos primitivos</text:p>
          </table:table-cell>
          <table:table-cell office:value-type="float" office:value="28" table:formula="of:=[QuickSort.B15]" table:style-name="ce8">
            <text:p>28</text:p>
          </table:table-cell>
          <table:table-cell office:value-type="float" office:value="82" table:formula="of:=[QuickSort.C15]" table:style-name="ce8">
            <text:p>82</text:p>
          </table:table-cell>
          <table:table-cell office:value-type="float" office:value="34.15" table:formula="of:=[QuickSort.D15]" table:style-name="ce8">
            <text:p>34,15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Equivalentes no destino dos arcos primitivos</text:p>
          </table:table-cell>
          <table:table-cell office:value-type="float" office:value="0" table:formula="of:=[Power.B16]" table:style-name="ce8">
            <text:p>0</text:p>
          </table:table-cell>
          <table:table-cell office:value-type="float" office:value="6" table:formula="of:=[Power.C16]" table:style-name="ce8">
            <text:p>6</text:p>
          </table:table-cell>
          <table:table-cell office:value-type="float" office:value="0" table:formula="of:=[Power.D16]" table:style-name="ce8">
            <text:p>0</text:p>
          </table:table-cell>
          <table:table-cell table:style-name="ce1"/>
          <table:table-cell office:value-type="string" table:style-name="ce8">
            <text:p>Equivalentes no destino dos arcos primitivos</text:p>
          </table:table-cell>
          <table:table-cell office:value-type="float" office:value="36" table:formula="of:=[QuickSort.B16]" table:style-name="ce8">
            <text:p>36</text:p>
          </table:table-cell>
          <table:table-cell office:value-type="float" office:value="82" table:formula="of:=[QuickSort.C16]" table:style-name="ce8">
            <text:p>82</text:p>
          </table:table-cell>
          <table:table-cell office:value-type="float" office:value="43.9" table:formula="of:=[QuickSort.D16]" table:style-name="ce8">
            <text:p>43,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quivalentes em primitivos ou com origem/destino em primitivos</text:p>
          </table:table-cell>
          <table:table-cell office:value-type="float" office:value="6" table:formula="of:=[Power.B17]" table:style-name="ce2">
            <text:p>6</text:p>
          </table:table-cell>
          <table:table-cell office:value-type="float" office:value="6" table:formula="of:=[Power.C17]" table:style-name="ce2">
            <text:p>6</text:p>
          </table:table-cell>
          <table:table-cell office:value-type="float" office:value="100" table:formula="of:=[Power.D17]" table:style-name="ce2">
            <text:p>100</text:p>
          </table:table-cell>
          <table:table-cell table:style-name="ce13"/>
          <table:table-cell office:value-type="string" table:style-name="ce2">
            <text:p>Equivalentes em primitivos ou com origem/destino em primitivos</text:p>
          </table:table-cell>
          <table:table-cell office:value-type="float" office:value="82" table:formula="of:=[QuickSort.B17]" table:style-name="ce2">
            <text:p>82</text:p>
          </table:table-cell>
          <table:table-cell office:value-type="float" office:value="82" table:formula="of:=[QuickSort.C17]" table:style-name="ce2">
            <text:p>82</text:p>
          </table:table-cell>
          <table:table-cell office:value-type="float" office:value="100" table:formula="of:=[QuickSort.D17]" table:style-name="ce2">
            <text:p>100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Equivalentes com nó origem em arcos primitivos</text:p>
          </table:table-cell>
          <table:table-cell office:value-type="float" office:value="0" table:formula="of:=[Power.B18]" table:style-name="ce8">
            <text:p>0</text:p>
          </table:table-cell>
          <table:table-cell office:value-type="float" office:value="6" table:formula="of:=[Power.C18]" table:style-name="ce8">
            <text:p>6</text:p>
          </table:table-cell>
          <table:table-cell office:value-type="float" office:value="0" table:formula="of:=[Power.D18]" table:style-name="ce8">
            <text:p>0</text:p>
          </table:table-cell>
          <table:table-cell table:style-name="ce1"/>
          <table:table-cell office:value-type="string" table:style-name="ce8">
            <text:p>Equivalentes com nó origem em arcos primitivos</text:p>
          </table:table-cell>
          <table:table-cell office:value-type="float" office:value="59" table:formula="of:=[QuickSort.B18]" table:style-name="ce8">
            <text:p>59</text:p>
          </table:table-cell>
          <table:table-cell office:value-type="float" office:value="82" table:formula="of:=[QuickSort.C18]" table:style-name="ce8">
            <text:p>82</text:p>
          </table:table-cell>
          <table:table-cell office:value-type="float" office:value="71.95" table:formula="of:=[QuickSort.D18]" table:style-name="ce8">
            <text:p>71,95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Equivalentes com nó destino em arcos primitivos</text:p>
          </table:table-cell>
          <table:table-cell office:value-type="float" office:value="6" table:formula="of:=[Power.B19]" table:style-name="ce8">
            <text:p>6</text:p>
          </table:table-cell>
          <table:table-cell office:value-type="float" office:value="6" table:formula="of:=[Power.C19]" table:style-name="ce8">
            <text:p>6</text:p>
          </table:table-cell>
          <table:table-cell office:value-type="float" office:value="100" table:formula="of:=[Power.D19]" table:style-name="ce8">
            <text:p>100</text:p>
          </table:table-cell>
          <table:table-cell table:style-name="ce1"/>
          <table:table-cell office:value-type="string" table:style-name="ce8">
            <text:p>Equivalentes com nó destino em arcos primitivos</text:p>
          </table:table-cell>
          <table:table-cell office:value-type="float" office:value="58" table:formula="of:=[QuickSort.B19]" table:style-name="ce8">
            <text:p>58</text:p>
          </table:table-cell>
          <table:table-cell office:value-type="float" office:value="82" table:formula="of:=[QuickSort.C19]" table:style-name="ce8">
            <text:p>82</text:p>
          </table:table-cell>
          <table:table-cell office:value-type="float" office:value="70.73" table:formula="of:=[QuickSort.D19]" table:style-name="ce8">
            <text:p>70,73</text:p>
          </table:table-cell>
          <table:table-cell table:number-columns-repeated="16375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21">
            <text:p>RecursiveSelectionSort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21">
            <text:p>TwoPred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office:value-type="string" table:style-name="ce2">
            <text:p>Informação</text:p>
          </table:table-cell>
          <table:table-cell office:value-type="string" table:style-name="ce2">
            <text:p>Número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Percentual</text:p>
          </table:table-cell>
          <table:table-cell table:style-name="ce1"/>
          <table:table-cell office:value-type="string" table:style-name="ce2">
            <text:p>Informação</text:p>
          </table:table-cell>
          <table:table-cell office:value-type="string" table:style-name="ce2">
            <text:p>Número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Percentual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minimais</text:p>
          </table:table-cell>
          <table:table-cell office:value-type="float" office:value="14" table:formula="of:=[RecursiveSelectionSort.B2]" table:style-name="ce8">
            <text:p>14</text:p>
          </table:table-cell>
          <table:table-cell office:value-type="float" office:value="555" table:formula="of:=[RecursiveSelectionSort.C2]" table:style-name="ce8">
            <text:p>555</text:p>
          </table:table-cell>
          <table:table-cell office:value-type="float" office:value="2.52" table:formula="of:=[RecursiveSelectionSort.D2]" table:style-name="ce8">
            <text:p>2,52</text:p>
          </table:table-cell>
          <table:table-cell table:style-name="ce1"/>
          <table:table-cell office:value-type="string" table:style-name="ce8">
            <text:p>Mutantes minimais</text:p>
          </table:table-cell>
          <table:table-cell office:value-type="float" office:value="16" table:formula="of:=[TwoPred.B2]" table:style-name="ce8">
            <text:p>16</text:p>
          </table:table-cell>
          <table:table-cell office:value-type="float" office:value="246" table:formula="of:=[TwoPred.C2]" table:style-name="ce8">
            <text:p>246</text:p>
          </table:table-cell>
          <table:table-cell office:value-type="float" office:value="6.5" table:formula="of:=[TwoPred.D2]" table:style-name="ce8">
            <text:p>6,5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equivalentes</text:p>
          </table:table-cell>
          <table:table-cell office:value-type="float" office:value="35" table:formula="of:=[RecursiveSelectionSort.B3]" table:style-name="ce8">
            <text:p>35</text:p>
          </table:table-cell>
          <table:table-cell office:value-type="float" office:value="555" table:formula="of:=[RecursiveSelectionSort.C3]" table:style-name="ce8">
            <text:p>555</text:p>
          </table:table-cell>
          <table:table-cell office:value-type="float" office:value="6.31" table:formula="of:=[RecursiveSelectionSort.D3]" table:style-name="ce8">
            <text:p>6,31</text:p>
          </table:table-cell>
          <table:table-cell table:style-name="ce1"/>
          <table:table-cell office:value-type="string" table:style-name="ce8">
            <text:p>Mutantes equivalentes</text:p>
          </table:table-cell>
          <table:table-cell office:value-type="float" office:value="24" table:formula="of:=[TwoPred.B3]" table:style-name="ce8">
            <text:p>24</text:p>
          </table:table-cell>
          <table:table-cell office:value-type="float" office:value="246" table:formula="of:=[TwoPred.C3]" table:style-name="ce8">
            <text:p>246</text:p>
          </table:table-cell>
          <table:table-cell office:value-type="float" office:value="9.76" table:formula="of:=[TwoPred.D3]" table:style-name="ce8">
            <text:p>9,76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os arcos primitivos</text:p>
          </table:table-cell>
          <table:table-cell office:value-type="float" office:value="209" table:formula="of:=[RecursiveSelectionSort.B4]" table:style-name="ce8">
            <text:p>209</text:p>
          </table:table-cell>
          <table:table-cell office:value-type="float" office:value="555" table:formula="of:=[RecursiveSelectionSort.C4]" table:style-name="ce8">
            <text:p>555</text:p>
          </table:table-cell>
          <table:table-cell office:value-type="float" office:value="37.659999999999997" table:formula="of:=[RecursiveSelectionSort.D4]" table:style-name="ce8">
            <text:p>37,66</text:p>
          </table:table-cell>
          <table:table-cell table:style-name="ce1"/>
          <table:table-cell office:value-type="string" table:style-name="ce8">
            <text:p>Mutantes nos arcos primitivos</text:p>
          </table:table-cell>
          <table:table-cell office:value-type="float" office:value="140" table:formula="of:=[TwoPred.B4]" table:style-name="ce8">
            <text:p>140</text:p>
          </table:table-cell>
          <table:table-cell office:value-type="float" office:value="246" table:formula="of:=[TwoPred.C4]" table:style-name="ce8">
            <text:p>246</text:p>
          </table:table-cell>
          <table:table-cell office:value-type="float" office:value="56.91" table:formula="of:=[TwoPred.D4]" table:style-name="ce8">
            <text:p>56,91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a origem dos arcos primitivos</text:p>
          </table:table-cell>
          <table:table-cell office:value-type="float" office:value="131" table:formula="of:=[RecursiveSelectionSort.B5]" table:style-name="ce8">
            <text:p>131</text:p>
          </table:table-cell>
          <table:table-cell office:value-type="float" office:value="555" table:formula="of:=[RecursiveSelectionSort.C5]" table:style-name="ce8">
            <text:p>555</text:p>
          </table:table-cell>
          <table:table-cell office:value-type="float" office:value="23.6" table:formula="of:=[RecursiveSelectionSort.D5]" table:style-name="ce8">
            <text:p>23,6</text:p>
          </table:table-cell>
          <table:table-cell table:style-name="ce1"/>
          <table:table-cell office:value-type="string" table:style-name="ce8">
            <text:p>Mutantes na origem dos arcos primitivos</text:p>
          </table:table-cell>
          <table:table-cell office:value-type="float" office:value="126" table:formula="of:=[TwoPred.B5]" table:style-name="ce8">
            <text:p>126</text:p>
          </table:table-cell>
          <table:table-cell office:value-type="float" office:value="246" table:formula="of:=[TwoPred.C5]" table:style-name="ce8">
            <text:p>246</text:p>
          </table:table-cell>
          <table:table-cell office:value-type="float" office:value="51.22" table:formula="of:=[TwoPred.D5]" table:style-name="ce8">
            <text:p>51,22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utantes no destino dos arcos primitivos</text:p>
          </table:table-cell>
          <table:table-cell office:value-type="float" office:value="78" table:formula="of:=[RecursiveSelectionSort.B6]" table:style-name="ce8">
            <text:p>78</text:p>
          </table:table-cell>
          <table:table-cell office:value-type="float" office:value="555" table:formula="of:=[RecursiveSelectionSort.C6]" table:style-name="ce8">
            <text:p>555</text:p>
          </table:table-cell>
          <table:table-cell office:value-type="float" office:value="14.05" table:formula="of:=[RecursiveSelectionSort.D6]" table:style-name="ce8">
            <text:p>14,05</text:p>
          </table:table-cell>
          <table:table-cell table:style-name="ce1"/>
          <table:table-cell office:value-type="string" table:style-name="ce8">
            <text:p>Mutantes no destino dos arcos primitivos</text:p>
          </table:table-cell>
          <table:table-cell office:value-type="float" office:value="14" table:formula="of:=[TwoPred.B6]" table:style-name="ce8">
            <text:p>14</text:p>
          </table:table-cell>
          <table:table-cell office:value-type="float" office:value="246" table:formula="of:=[TwoPred.C6]" table:style-name="ce8">
            <text:p>246</text:p>
          </table:table-cell>
          <table:table-cell office:value-type="float" office:value="5.69" table:formula="of:=[TwoPred.D6]" table:style-name="ce8">
            <text:p>5,69</text:p>
          </table:table-cell>
          <table:table-cell table:number-columns-repeated="16375"/>
        </table:table-row>
        <table:table-row table:style-name="ro2">
          <table:table-cell table:number-columns-repeated="4" table:style-name="ce8"/>
          <table:table-cell table:style-name="ce1"/>
          <table:table-cell table:number-columns-repeated="4" table:style-name="ce8"/>
          <table:table-cell table:number-columns-repeated="16375"/>
        </table:table-row>
        <table:table-row table:style-name="ro1">
          <table:table-cell office:value-type="string" table:style-name="ce2">
            <text:p>Minimais em arcos primitivos</text:p>
          </table:table-cell>
          <table:table-cell office:value-type="float" office:value="9" table:formula="of:=[RecursiveSelectionSort.B8]" table:style-name="ce2">
            <text:p>9</text:p>
          </table:table-cell>
          <table:table-cell office:value-type="float" office:value="14" table:formula="of:=[RecursiveSelectionSort.C8]" table:style-name="ce2">
            <text:p>14</text:p>
          </table:table-cell>
          <table:table-cell office:value-type="float" office:value="64.290000000000006" table:formula="of:=[RecursiveSelectionSort.D8]" table:style-name="ce2">
            <text:p>64,29</text:p>
          </table:table-cell>
          <table:table-cell table:style-name="ce13"/>
          <table:table-cell office:value-type="string" table:style-name="ce2">
            <text:p>Minimais em arcos primitivos</text:p>
          </table:table-cell>
          <table:table-cell office:value-type="float" office:value="5" table:formula="of:=[TwoPred.B8]" table:style-name="ce2">
            <text:p>5</text:p>
          </table:table-cell>
          <table:table-cell office:value-type="float" office:value="16" table:formula="of:=[TwoPred.C8]" table:style-name="ce2">
            <text:p>16</text:p>
          </table:table-cell>
          <table:table-cell office:value-type="float" office:value="31.25" table:formula="of:=[TwoPred.D8]" table:style-name="ce2">
            <text:p>31,25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Minimais na origem dos arcos primitivos</text:p>
          </table:table-cell>
          <table:table-cell office:value-type="float" office:value="8" table:formula="of:=[RecursiveSelectionSort.B9]" table:style-name="ce8">
            <text:p>8</text:p>
          </table:table-cell>
          <table:table-cell office:value-type="float" office:value="14" table:formula="of:=[RecursiveSelectionSort.C9]" table:style-name="ce8">
            <text:p>14</text:p>
          </table:table-cell>
          <table:table-cell office:value-type="float" office:value="57.14" table:formula="of:=[RecursiveSelectionSort.D9]" table:style-name="ce8">
            <text:p>57,14</text:p>
          </table:table-cell>
          <table:table-cell table:style-name="ce1"/>
          <table:table-cell office:value-type="string" table:style-name="ce8">
            <text:p>Minimais na origem dos arcos primitivos</text:p>
          </table:table-cell>
          <table:table-cell office:value-type="float" office:value="5" table:formula="of:=[TwoPred.B9]" table:style-name="ce8">
            <text:p>5</text:p>
          </table:table-cell>
          <table:table-cell office:value-type="float" office:value="16" table:formula="of:=[TwoPred.C9]" table:style-name="ce8">
            <text:p>16</text:p>
          </table:table-cell>
          <table:table-cell office:value-type="float" office:value="31.25" table:formula="of:=[TwoPred.D9]" table:style-name="ce8">
            <text:p>31,25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inimais no destino dos arcos primitivos</text:p>
          </table:table-cell>
          <table:table-cell office:value-type="float" office:value="1" table:formula="of:=[RecursiveSelectionSort.B10]" table:style-name="ce8">
            <text:p>1</text:p>
          </table:table-cell>
          <table:table-cell office:value-type="float" office:value="14" table:formula="of:=[RecursiveSelectionSort.C10]" table:style-name="ce8">
            <text:p>14</text:p>
          </table:table-cell>
          <table:table-cell office:value-type="float" office:value="7.14" table:formula="of:=[RecursiveSelectionSort.D10]" table:style-name="ce8">
            <text:p>7,14</text:p>
          </table:table-cell>
          <table:table-cell table:style-name="ce1"/>
          <table:table-cell office:value-type="string" table:style-name="ce8">
            <text:p>Minimais no destino dos arcos primitivos</text:p>
          </table:table-cell>
          <table:table-cell office:value-type="float" office:value="0" table:formula="of:=[TwoPred.B10]" table:style-name="ce8">
            <text:p>0</text:p>
          </table:table-cell>
          <table:table-cell office:value-type="float" office:value="16" table:formula="of:=[TwoPred.C10]" table:style-name="ce8">
            <text:p>16</text:p>
          </table:table-cell>
          <table:table-cell office:value-type="float" office:value="0" table:formula="of:=[TwoPred.D10]" table:style-name="ce8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inimais em primitivos ou com origem/destino em primitivos</text:p>
          </table:table-cell>
          <table:table-cell office:value-type="float" office:value="14" table:formula="of:=[RecursiveSelectionSort.B11]" table:style-name="ce2">
            <text:p>14</text:p>
          </table:table-cell>
          <table:table-cell office:value-type="float" office:value="14" table:formula="of:=[RecursiveSelectionSort.C11]" table:style-name="ce2">
            <text:p>14</text:p>
          </table:table-cell>
          <table:table-cell office:value-type="float" office:value="100" table:formula="of:=[RecursiveSelectionSort.D11]" table:style-name="ce2">
            <text:p>100</text:p>
          </table:table-cell>
          <table:table-cell table:style-name="ce13"/>
          <table:table-cell office:value-type="string" table:style-name="ce2">
            <text:p>Minimais em primitivos ou com origem/destino em primitivos</text:p>
          </table:table-cell>
          <table:table-cell office:value-type="float" office:value="5" table:formula="of:=[TwoPred.B11]" table:style-name="ce2">
            <text:p>5</text:p>
          </table:table-cell>
          <table:table-cell office:value-type="float" office:value="16" table:formula="of:=[TwoPred.C11]" table:style-name="ce2">
            <text:p>16</text:p>
          </table:table-cell>
          <table:table-cell office:value-type="float" office:value="31.25" table:formula="of:=[TwoPred.D11]" table:style-name="ce2">
            <text:p>31,25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Minimais com nó origem em arcos primitivos</text:p>
          </table:table-cell>
          <table:table-cell office:value-type="float" office:value="3" table:formula="of:=[RecursiveSelectionSort.B12]" table:style-name="ce8">
            <text:p>3</text:p>
          </table:table-cell>
          <table:table-cell office:value-type="float" office:value="14" table:formula="of:=[RecursiveSelectionSort.C12]" table:style-name="ce8">
            <text:p>14</text:p>
          </table:table-cell>
          <table:table-cell office:value-type="float" office:value="21.43" table:formula="of:=[RecursiveSelectionSort.D12]" table:style-name="ce8">
            <text:p>21,43</text:p>
          </table:table-cell>
          <table:table-cell table:style-name="ce1"/>
          <table:table-cell office:value-type="string" table:style-name="ce8">
            <text:p>Minimais com nó origem em arcos primitivos</text:p>
          </table:table-cell>
          <table:table-cell office:value-type="float" office:value="0" table:formula="of:=[TwoPred.B12]" table:style-name="ce8">
            <text:p>0</text:p>
          </table:table-cell>
          <table:table-cell office:value-type="float" office:value="16" table:formula="of:=[TwoPred.C12]" table:style-name="ce8">
            <text:p>16</text:p>
          </table:table-cell>
          <table:table-cell office:value-type="float" office:value="0" table:formula="of:=[TwoPred.D12]" table:style-name="ce8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inimais com nó destino em arcos primitivos</text:p>
          </table:table-cell>
          <table:table-cell office:value-type="float" office:value="12" table:formula="of:=[RecursiveSelectionSort.B13]" table:style-name="ce8">
            <text:p>12</text:p>
          </table:table-cell>
          <table:table-cell office:value-type="float" office:value="14" table:formula="of:=[RecursiveSelectionSort.C13]" table:style-name="ce8">
            <text:p>14</text:p>
          </table:table-cell>
          <table:table-cell office:value-type="float" office:value="85.71" table:formula="of:=[RecursiveSelectionSort.D13]" table:style-name="ce8">
            <text:p>85,71</text:p>
          </table:table-cell>
          <table:table-cell table:style-name="ce1"/>
          <table:table-cell office:value-type="string" table:style-name="ce8">
            <text:p>Minimais com nó destino em arcos primitivos</text:p>
          </table:table-cell>
          <table:table-cell office:value-type="float" office:value="5" table:formula="of:=[TwoPred.B13]" table:style-name="ce8">
            <text:p>5</text:p>
          </table:table-cell>
          <table:table-cell office:value-type="float" office:value="16" table:formula="of:=[TwoPred.C13]" table:style-name="ce8">
            <text:p>16</text:p>
          </table:table-cell>
          <table:table-cell office:value-type="float" office:value="31.25" table:formula="of:=[TwoPred.D13]" table:style-name="ce8">
            <text:p>31,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quivalentes em arcos primitivos</text:p>
          </table:table-cell>
          <table:table-cell office:value-type="float" office:value="13" table:formula="of:=[RecursiveSelectionSort.B14]" table:style-name="ce2">
            <text:p>13</text:p>
          </table:table-cell>
          <table:table-cell office:value-type="float" office:value="35" table:formula="of:=[RecursiveSelectionSort.C14]" table:style-name="ce2">
            <text:p>35</text:p>
          </table:table-cell>
          <table:table-cell office:value-type="float" office:value="37.14" table:formula="of:=[RecursiveSelectionSort.D14]" table:style-name="ce2">
            <text:p>37,14</text:p>
          </table:table-cell>
          <table:table-cell table:style-name="ce13"/>
          <table:table-cell office:value-type="string" table:style-name="ce2">
            <text:p>Equivalentes em arcos primitivos</text:p>
          </table:table-cell>
          <table:table-cell office:value-type="float" office:value="3" table:formula="of:=[TwoPred.B14]" table:style-name="ce2">
            <text:p>3</text:p>
          </table:table-cell>
          <table:table-cell office:value-type="float" office:value="24" table:formula="of:=[TwoPred.C14]" table:style-name="ce2">
            <text:p>24</text:p>
          </table:table-cell>
          <table:table-cell office:value-type="float" office:value="12.5" table:formula="of:=[TwoPred.D14]" table:style-name="ce2">
            <text:p>12,5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Equivalentes na origem dos arcos primitivos</text:p>
          </table:table-cell>
          <table:table-cell office:value-type="float" office:value="9" table:formula="of:=[RecursiveSelectionSort.B15]" table:style-name="ce8">
            <text:p>9</text:p>
          </table:table-cell>
          <table:table-cell office:value-type="float" office:value="35" table:formula="of:=[RecursiveSelectionSort.C15]" table:style-name="ce8">
            <text:p>35</text:p>
          </table:table-cell>
          <table:table-cell office:value-type="float" office:value="25.71" table:formula="of:=[RecursiveSelectionSort.D15]" table:style-name="ce8">
            <text:p>25,71</text:p>
          </table:table-cell>
          <table:table-cell table:style-name="ce1"/>
          <table:table-cell office:value-type="string" table:style-name="ce8">
            <text:p>Equivalentes na origem dos arcos primitivos</text:p>
          </table:table-cell>
          <table:table-cell office:value-type="float" office:value="3" table:formula="of:=[TwoPred.B15]" table:style-name="ce8">
            <text:p>3</text:p>
          </table:table-cell>
          <table:table-cell office:value-type="float" office:value="24" table:formula="of:=[TwoPred.C15]" table:style-name="ce8">
            <text:p>24</text:p>
          </table:table-cell>
          <table:table-cell office:value-type="float" office:value="12.5" table:formula="of:=[TwoPred.D15]" table:style-name="ce8">
            <text:p>12,5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Equivalentes no destino dos arcos primitivos</text:p>
          </table:table-cell>
          <table:table-cell office:value-type="float" office:value="4" table:formula="of:=[RecursiveSelectionSort.B16]" table:style-name="ce8">
            <text:p>4</text:p>
          </table:table-cell>
          <table:table-cell office:value-type="float" office:value="35" table:formula="of:=[RecursiveSelectionSort.C16]" table:style-name="ce8">
            <text:p>35</text:p>
          </table:table-cell>
          <table:table-cell office:value-type="float" office:value="11.43" table:formula="of:=[RecursiveSelectionSort.D16]" table:style-name="ce8">
            <text:p>11,43</text:p>
          </table:table-cell>
          <table:table-cell table:style-name="ce1"/>
          <table:table-cell office:value-type="string" table:style-name="ce8">
            <text:p>Equivalentes no destino dos arcos primitivos</text:p>
          </table:table-cell>
          <table:table-cell office:value-type="float" office:value="0" table:formula="of:=[TwoPred.B16]" table:style-name="ce8">
            <text:p>0</text:p>
          </table:table-cell>
          <table:table-cell office:value-type="float" office:value="24" table:formula="of:=[TwoPred.C16]" table:style-name="ce8">
            <text:p>24</text:p>
          </table:table-cell>
          <table:table-cell office:value-type="float" office:value="0" table:formula="of:=[TwoPred.D16]" table:style-name="ce8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quivalentes em primitivos ou com origem/destino em primitivos</text:p>
          </table:table-cell>
          <table:table-cell office:value-type="float" office:value="35" table:formula="of:=[RecursiveSelectionSort.B17]" table:style-name="ce2">
            <text:p>35</text:p>
          </table:table-cell>
          <table:table-cell office:value-type="float" office:value="35" table:formula="of:=[RecursiveSelectionSort.C17]" table:style-name="ce2">
            <text:p>35</text:p>
          </table:table-cell>
          <table:table-cell office:value-type="float" office:value="100" table:formula="of:=[RecursiveSelectionSort.D17]" table:style-name="ce2">
            <text:p>100</text:p>
          </table:table-cell>
          <table:table-cell table:style-name="ce13"/>
          <table:table-cell office:value-type="string" table:style-name="ce2">
            <text:p>Equivalentes em primitivos ou com origem/destino em primitivos</text:p>
          </table:table-cell>
          <table:table-cell office:value-type="float" office:value="22" table:formula="of:=[TwoPred.B17]" table:style-name="ce2">
            <text:p>22</text:p>
          </table:table-cell>
          <table:table-cell office:value-type="float" office:value="24" table:formula="of:=[TwoPred.C17]" table:style-name="ce2">
            <text:p>24</text:p>
          </table:table-cell>
          <table:table-cell office:value-type="float" office:value="91.67" table:formula="of:=[TwoPred.D17]" table:style-name="ce2">
            <text:p>91,67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8">
            <text:p>Equivalentes com nó origem em arcos primitivos</text:p>
          </table:table-cell>
          <table:table-cell office:value-type="float" office:value="16" table:formula="of:=[RecursiveSelectionSort.B18]" table:style-name="ce8">
            <text:p>16</text:p>
          </table:table-cell>
          <table:table-cell office:value-type="float" office:value="35" table:formula="of:=[RecursiveSelectionSort.C18]" table:style-name="ce8">
            <text:p>35</text:p>
          </table:table-cell>
          <table:table-cell office:value-type="float" office:value="45.71" table:formula="of:=[RecursiveSelectionSort.D18]" table:style-name="ce8">
            <text:p>45,71</text:p>
          </table:table-cell>
          <table:table-cell table:style-name="ce1"/>
          <table:table-cell office:value-type="string" table:style-name="ce8">
            <text:p>Equivalentes com nó origem em arcos primitivos</text:p>
          </table:table-cell>
          <table:table-cell office:value-type="float" office:value="0" table:formula="of:=[TwoPred.B18]" table:style-name="ce8">
            <text:p>0</text:p>
          </table:table-cell>
          <table:table-cell office:value-type="float" office:value="24" table:formula="of:=[TwoPred.C18]" table:style-name="ce8">
            <text:p>24</text:p>
          </table:table-cell>
          <table:table-cell office:value-type="float" office:value="0" table:formula="of:=[TwoPred.D18]" table:style-name="ce8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Equivalentes com nó destino em arcos primitivos</text:p>
          </table:table-cell>
          <table:table-cell office:value-type="float" office:value="23" table:formula="of:=[RecursiveSelectionSort.B19]" table:style-name="ce8">
            <text:p>23</text:p>
          </table:table-cell>
          <table:table-cell office:value-type="float" office:value="35" table:formula="of:=[RecursiveSelectionSort.C19]" table:style-name="ce8">
            <text:p>35</text:p>
          </table:table-cell>
          <table:table-cell office:value-type="float" office:value="65.709999999999994" table:formula="of:=[RecursiveSelectionSort.D19]" table:style-name="ce8">
            <text:p>65,71</text:p>
          </table:table-cell>
          <table:table-cell table:style-name="ce1"/>
          <table:table-cell office:value-type="string" table:style-name="ce8">
            <text:p>Equivalentes com nó destino em arcos primitivos</text:p>
          </table:table-cell>
          <table:table-cell office:value-type="float" office:value="22" table:formula="of:=[TwoPred.B19]" table:style-name="ce8">
            <text:p>22</text:p>
          </table:table-cell>
          <table:table-cell office:value-type="float" office:value="24" table:formula="of:=[TwoPred.C19]" table:style-name="ce8">
            <text:p>24</text:p>
          </table:table-cell>
          <table:table-cell office:value-type="float" office:value="91.67" table:formula="of:=[TwoPred.D19]" table:style-name="ce8">
            <text:p>91,67</text:p>
          </table:table-cell>
          <table:table-cell table:number-columns-repeated="16375"/>
        </table:table-row>
        <table:table-row table:number-rows-repeated="1048409" table:style-name="ro2">
          <table:table-cell table:number-columns-repeated="16384"/>
        </table:table-row>
      </table:table>
      <table:table table:name="Cal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3">
            <text:p>Informação</text:p>
          </table:table-cell>
          <table:table-cell office:value-type="string" table:style-name="ce13">
            <text:p>Número</text:p>
          </table:table-cell>
          <table:table-cell office:value-type="string" table:style-name="ce13">
            <text:p>Total</text:p>
          </table:table-cell>
          <table:table-cell office:value-type="string" table:style-name="ce13">
            <text:p>Percentua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minimais</text:p>
          </table:table-cell>
          <table:table-cell office:value-type="float" office:value="133" table:formula="of:=['file:///C:/Users/ClaudineiBJr/Documents/Repositories/Mestrado/RelationshipBetweenMutationAndGFC/Results/Summary/cal_summary_results.csv'#cal_summary_results.B2]" table:style-name="ce1">
            <text:p>133</text:p>
          </table:table-cell>
          <table:table-cell office:value-type="float" office:value="891" table:formula="of:=['file:///C:/Users/ClaudineiBJr/Documents/Repositories/Mestrado/RelationshipBetweenMutationAndGFC/Results/Summary/cal_summary_results.csv'#cal_summary_results.C2]" table:style-name="ce1">
            <text:p>891</text:p>
          </table:table-cell>
          <table:table-cell office:value-type="float" office:value="14.93" table:formula="of:=['file:///C:/Users/ClaudineiBJr/Documents/Repositories/Mestrado/RelationshipBetweenMutationAndGFC/Results/Summary/cal_summary_results.csv'#cal_summary_results.D2]" table:style-name="ce1">
            <text:p>14,9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equivalentes</text:p>
          </table:table-cell>
          <table:table-cell office:value-type="float" office:value="77" table:formula="of:=['file:///C:/Users/ClaudineiBJr/Documents/Repositories/Mestrado/RelationshipBetweenMutationAndGFC/Results/Summary/cal_summary_results.csv'#cal_summary_results.B3]" table:style-name="ce1">
            <text:p>77</text:p>
          </table:table-cell>
          <table:table-cell office:value-type="float" office:value="891" table:formula="of:=['file:///C:/Users/ClaudineiBJr/Documents/Repositories/Mestrado/RelationshipBetweenMutationAndGFC/Results/Summary/cal_summary_results.csv'#cal_summary_results.C3]" table:style-name="ce1">
            <text:p>891</text:p>
          </table:table-cell>
          <table:table-cell office:value-type="float" office:value="8.64" table:formula="of:=['file:///C:/Users/ClaudineiBJr/Documents/Repositories/Mestrado/RelationshipBetweenMutationAndGFC/Results/Summary/cal_summary_results.csv'#cal_summary_results.D3]" table:style-name="ce1">
            <text:p>8,6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s arcos primitivos</text:p>
          </table:table-cell>
          <table:table-cell office:value-type="float" office:value="363" table:formula="of:=['file:///C:/Users/ClaudineiBJr/Documents/Repositories/Mestrado/RelationshipBetweenMutationAndGFC/Results/Summary/cal_summary_results.csv'#cal_summary_results.B4]" table:style-name="ce1">
            <text:p>363</text:p>
          </table:table-cell>
          <table:table-cell office:value-type="float" office:value="891" table:formula="of:=['file:///C:/Users/ClaudineiBJr/Documents/Repositories/Mestrado/RelationshipBetweenMutationAndGFC/Results/Summary/cal_summary_results.csv'#cal_summary_results.C4]" table:style-name="ce1">
            <text:p>891</text:p>
          </table:table-cell>
          <table:table-cell office:value-type="float" office:value="40.74" table:formula="of:=['file:///C:/Users/ClaudineiBJr/Documents/Repositories/Mestrado/RelationshipBetweenMutationAndGFC/Results/Summary/cal_summary_results.csv'#cal_summary_results.D4]" table:style-name="ce1">
            <text:p>40,7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a origem dos arcos primitivos</text:p>
          </table:table-cell>
          <table:table-cell office:value-type="float" office:value="165" table:formula="of:=['file:///C:/Users/ClaudineiBJr/Documents/Repositories/Mestrado/RelationshipBetweenMutationAndGFC/Results/Summary/cal_summary_results.csv'#cal_summary_results.B5]" table:style-name="ce1">
            <text:p>165</text:p>
          </table:table-cell>
          <table:table-cell office:value-type="float" office:value="891" table:formula="of:=['file:///C:/Users/ClaudineiBJr/Documents/Repositories/Mestrado/RelationshipBetweenMutationAndGFC/Results/Summary/cal_summary_results.csv'#cal_summary_results.C5]" table:style-name="ce1">
            <text:p>891</text:p>
          </table:table-cell>
          <table:table-cell office:value-type="float" office:value="18.52" table:formula="of:=['file:///C:/Users/ClaudineiBJr/Documents/Repositories/Mestrado/RelationshipBetweenMutationAndGFC/Results/Summary/cal_summary_results.csv'#cal_summary_results.D5]" table:style-name="ce1">
            <text:p>18,5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 destino dos arcos primitivos</text:p>
          </table:table-cell>
          <table:table-cell office:value-type="float" office:value="198" table:formula="of:=['file:///C:/Users/ClaudineiBJr/Documents/Repositories/Mestrado/RelationshipBetweenMutationAndGFC/Results/Summary/cal_summary_results.csv'#cal_summary_results.B6]" table:style-name="ce1">
            <text:p>198</text:p>
          </table:table-cell>
          <table:table-cell office:value-type="float" office:value="891" table:formula="of:=['file:///C:/Users/ClaudineiBJr/Documents/Repositories/Mestrado/RelationshipBetweenMutationAndGFC/Results/Summary/cal_summary_results.csv'#cal_summary_results.C6]" table:style-name="ce1">
            <text:p>891</text:p>
          </table:table-cell>
          <table:table-cell office:value-type="float" office:value="22.22" table:formula="of:=['file:///C:/Users/ClaudineiBJr/Documents/Repositories/Mestrado/RelationshipBetweenMutationAndGFC/Results/Summary/cal_summary_results.csv'#cal_summary_results.D6]" table:style-name="ce1">
            <text:p>22,22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3">
            <text:p>Minimais em arcos primitivos</text:p>
          </table:table-cell>
          <table:table-cell office:value-type="float" office:value="39" table:formula="of:=['file:///C:/Users/ClaudineiBJr/Documents/Repositories/Mestrado/RelationshipBetweenMutationAndGFC/Results/Summary/cal_summary_results.csv'#cal_summary_results.B8]" table:style-name="ce1">
            <text:p>39</text:p>
          </table:table-cell>
          <table:table-cell office:value-type="float" office:value="133" table:formula="of:=['file:///C:/Users/ClaudineiBJr/Documents/Repositories/Mestrado/RelationshipBetweenMutationAndGFC/Results/Summary/cal_summary_results.csv'#cal_summary_results.C8]" table:style-name="ce1">
            <text:p>133</text:p>
          </table:table-cell>
          <table:table-cell office:value-type="float" office:value="29.32" table:formula="of:=['file:///C:/Users/ClaudineiBJr/Documents/Repositories/Mestrado/RelationshipBetweenMutationAndGFC/Results/Summary/cal_summary_results.csv'#cal_summary_results.D8]" table:style-name="ce1">
            <text:p>29,32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na origem dos arcos primitivos</text:p>
          </table:table-cell>
          <table:table-cell office:value-type="float" office:value="8" table:formula="of:=['file:///C:/Users/ClaudineiBJr/Documents/Repositories/Mestrado/RelationshipBetweenMutationAndGFC/Results/Summary/cal_summary_results.csv'#cal_summary_results.B9]" table:style-name="ce1">
            <text:p>8</text:p>
          </table:table-cell>
          <table:table-cell office:value-type="float" office:value="133" table:formula="of:=['file:///C:/Users/ClaudineiBJr/Documents/Repositories/Mestrado/RelationshipBetweenMutationAndGFC/Results/Summary/cal_summary_results.csv'#cal_summary_results.C9]" table:style-name="ce1">
            <text:p>133</text:p>
          </table:table-cell>
          <table:table-cell office:value-type="float" office:value="6.02" table:formula="of:=['file:///C:/Users/ClaudineiBJr/Documents/Repositories/Mestrado/RelationshipBetweenMutationAndGFC/Results/Summary/cal_summary_results.csv'#cal_summary_results.D9]" table:style-name="ce1">
            <text:p>6,0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no destino dos arcos primitivos</text:p>
          </table:table-cell>
          <table:table-cell office:value-type="float" office:value="31" table:formula="of:=['file:///C:/Users/ClaudineiBJr/Documents/Repositories/Mestrado/RelationshipBetweenMutationAndGFC/Results/Summary/cal_summary_results.csv'#cal_summary_results.B10]" table:style-name="ce1">
            <text:p>31</text:p>
          </table:table-cell>
          <table:table-cell office:value-type="float" office:value="133" table:formula="of:=['file:///C:/Users/ClaudineiBJr/Documents/Repositories/Mestrado/RelationshipBetweenMutationAndGFC/Results/Summary/cal_summary_results.csv'#cal_summary_results.C10]" table:style-name="ce1">
            <text:p>133</text:p>
          </table:table-cell>
          <table:table-cell office:value-type="float" office:value="23.31" table:formula="of:=['file:///C:/Users/ClaudineiBJr/Documents/Repositories/Mestrado/RelationshipBetweenMutationAndGFC/Results/Summary/cal_summary_results.csv'#cal_summary_results.D10]" table:style-name="ce1">
            <text:p>23,3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Minimais em primitivos ou com origem/destino em primitivos</text:p>
          </table:table-cell>
          <table:table-cell office:value-type="float" office:value="133" table:formula="of:=['file:///C:/Users/ClaudineiBJr/Documents/Repositories/Mestrado/RelationshipBetweenMutationAndGFC/Results/Summary/cal_summary_results.csv'#cal_summary_results.B11]" table:style-name="ce1">
            <text:p>133</text:p>
          </table:table-cell>
          <table:table-cell office:value-type="float" office:value="133" table:formula="of:=['file:///C:/Users/ClaudineiBJr/Documents/Repositories/Mestrado/RelationshipBetweenMutationAndGFC/Results/Summary/cal_summary_results.csv'#cal_summary_results.C11]" table:style-name="ce1">
            <text:p>133</text:p>
          </table:table-cell>
          <table:table-cell office:value-type="float" office:value="100" table:formula="of:=['file:///C:/Users/ClaudineiBJr/Documents/Repositories/Mestrado/RelationshipBetweenMutationAndGFC/Results/Summary/cal_summary_results.csv'#cal_summary_results.D11]" table:style-name="ce1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com nó origem em arcos primitivos</text:p>
          </table:table-cell>
          <table:table-cell office:value-type="float" office:value="123" table:formula="of:=['file:///C:/Users/ClaudineiBJr/Documents/Repositories/Mestrado/RelationshipBetweenMutationAndGFC/Results/Summary/cal_summary_results.csv'#cal_summary_results.B12]" table:style-name="ce1">
            <text:p>123</text:p>
          </table:table-cell>
          <table:table-cell office:value-type="float" office:value="133" table:formula="of:=['file:///C:/Users/ClaudineiBJr/Documents/Repositories/Mestrado/RelationshipBetweenMutationAndGFC/Results/Summary/cal_summary_results.csv'#cal_summary_results.C12]" table:style-name="ce1">
            <text:p>133</text:p>
          </table:table-cell>
          <table:table-cell office:value-type="float" office:value="92.48" table:formula="of:=['file:///C:/Users/ClaudineiBJr/Documents/Repositories/Mestrado/RelationshipBetweenMutationAndGFC/Results/Summary/cal_summary_results.csv'#cal_summary_results.D12]" table:style-name="ce1">
            <text:p>92,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nimais com nó destino em arcos primitivos</text:p>
          </table:table-cell>
          <table:table-cell office:value-type="float" office:value="10" table:formula="of:=['file:///C:/Users/ClaudineiBJr/Documents/Repositories/Mestrado/RelationshipBetweenMutationAndGFC/Results/Summary/cal_summary_results.csv'#cal_summary_results.B13]" table:style-name="ce1">
            <text:p>10</text:p>
          </table:table-cell>
          <table:table-cell office:value-type="float" office:value="133" table:formula="of:=['file:///C:/Users/ClaudineiBJr/Documents/Repositories/Mestrado/RelationshipBetweenMutationAndGFC/Results/Summary/cal_summary_results.csv'#cal_summary_results.C13]" table:style-name="ce1">
            <text:p>133</text:p>
          </table:table-cell>
          <table:table-cell office:value-type="float" office:value="7.52" table:formula="of:=['file:///C:/Users/ClaudineiBJr/Documents/Repositories/Mestrado/RelationshipBetweenMutationAndGFC/Results/Summary/cal_summary_results.csv'#cal_summary_results.D13]" table:style-name="ce1">
            <text:p>7,52</text:p>
          </table:table-cell>
          <table:table-cell table:number-columns-repeated="16380" table:style-name="ce13"/>
        </table:table-row>
        <table:table-row table:style-name="ro1">
          <table:table-cell office:value-type="string" table:style-name="ce13">
            <text:p>Equivalentes em arcos primitivos</text:p>
          </table:table-cell>
          <table:table-cell office:value-type="float" office:value="22" table:formula="of:=['file:///C:/Users/ClaudineiBJr/Documents/Repositories/Mestrado/RelationshipBetweenMutationAndGFC/Results/Summary/cal_summary_results.csv'#cal_summary_results.B14]" table:style-name="ce1">
            <text:p>22</text:p>
          </table:table-cell>
          <table:table-cell office:value-type="float" office:value="77" table:formula="of:=['file:///C:/Users/ClaudineiBJr/Documents/Repositories/Mestrado/RelationshipBetweenMutationAndGFC/Results/Summary/cal_summary_results.csv'#cal_summary_results.C14]" table:style-name="ce1">
            <text:p>77</text:p>
          </table:table-cell>
          <table:table-cell office:value-type="float" office:value="28.57" table:formula="of:=['file:///C:/Users/ClaudineiBJr/Documents/Repositories/Mestrado/RelationshipBetweenMutationAndGFC/Results/Summary/cal_summary_results.csv'#cal_summary_results.D14]" table:style-name="ce1">
            <text:p>28,5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na origem dos arcos primitivos</text:p>
          </table:table-cell>
          <table:table-cell office:value-type="float" office:value="9" table:formula="of:=['file:///C:/Users/ClaudineiBJr/Documents/Repositories/Mestrado/RelationshipBetweenMutationAndGFC/Results/Summary/cal_summary_results.csv'#cal_summary_results.B15]" table:style-name="ce1">
            <text:p>9</text:p>
          </table:table-cell>
          <table:table-cell office:value-type="float" office:value="77" table:formula="of:=['file:///C:/Users/ClaudineiBJr/Documents/Repositories/Mestrado/RelationshipBetweenMutationAndGFC/Results/Summary/cal_summary_results.csv'#cal_summary_results.C15]" table:style-name="ce1">
            <text:p>77</text:p>
          </table:table-cell>
          <table:table-cell office:value-type="float" office:value="11.69" table:formula="of:=['file:///C:/Users/ClaudineiBJr/Documents/Repositories/Mestrado/RelationshipBetweenMutationAndGFC/Results/Summary/cal_summary_results.csv'#cal_summary_results.D15]" table:style-name="ce1">
            <text:p>11,6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no destino dos arcos primitivos</text:p>
          </table:table-cell>
          <table:table-cell office:value-type="float" office:value="13" table:formula="of:=['file:///C:/Users/ClaudineiBJr/Documents/Repositories/Mestrado/RelationshipBetweenMutationAndGFC/Results/Summary/cal_summary_results.csv'#cal_summary_results.B16]" table:style-name="ce1">
            <text:p>13</text:p>
          </table:table-cell>
          <table:table-cell office:value-type="float" office:value="77" table:formula="of:=['file:///C:/Users/ClaudineiBJr/Documents/Repositories/Mestrado/RelationshipBetweenMutationAndGFC/Results/Summary/cal_summary_results.csv'#cal_summary_results.C16]" table:style-name="ce1">
            <text:p>77</text:p>
          </table:table-cell>
          <table:table-cell office:value-type="float" office:value="16.88" table:formula="of:=['file:///C:/Users/ClaudineiBJr/Documents/Repositories/Mestrado/RelationshipBetweenMutationAndGFC/Results/Summary/cal_summary_results.csv'#cal_summary_results.D16]" table:style-name="ce1">
            <text:p>16,88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primitivos ou com origem/destino em primitivos</text:p>
          </table:table-cell>
          <table:table-cell office:value-type="float" office:value="71" table:formula="of:=['file:///C:/Users/ClaudineiBJr/Documents/Repositories/Mestrado/RelationshipBetweenMutationAndGFC/Results/Summary/cal_summary_results.csv'#cal_summary_results.B17]" table:style-name="ce1">
            <text:p>71</text:p>
          </table:table-cell>
          <table:table-cell office:value-type="float" office:value="77" table:formula="of:=['file:///C:/Users/ClaudineiBJr/Documents/Repositories/Mestrado/RelationshipBetweenMutationAndGFC/Results/Summary/cal_summary_results.csv'#cal_summary_results.C17]" table:style-name="ce1">
            <text:p>77</text:p>
          </table:table-cell>
          <table:table-cell office:value-type="float" office:value="92.21" table:formula="of:=['file:///C:/Users/ClaudineiBJr/Documents/Repositories/Mestrado/RelationshipBetweenMutationAndGFC/Results/Summary/cal_summary_results.csv'#cal_summary_results.D17]" table:style-name="ce1">
            <text:p>92,2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com nó origem em arcos primitivos</text:p>
          </table:table-cell>
          <table:table-cell office:value-type="float" office:value="46" table:formula="of:=['file:///C:/Users/ClaudineiBJr/Documents/Repositories/Mestrado/RelationshipBetweenMutationAndGFC/Results/Summary/cal_summary_results.csv'#cal_summary_results.B18]" table:style-name="ce1">
            <text:p>46</text:p>
          </table:table-cell>
          <table:table-cell office:value-type="float" office:value="77" table:formula="of:=['file:///C:/Users/ClaudineiBJr/Documents/Repositories/Mestrado/RelationshipBetweenMutationAndGFC/Results/Summary/cal_summary_results.csv'#cal_summary_results.C18]" table:style-name="ce1">
            <text:p>77</text:p>
          </table:table-cell>
          <table:table-cell office:value-type="float" office:value="59.74" table:formula="of:=['file:///C:/Users/ClaudineiBJr/Documents/Repositories/Mestrado/RelationshipBetweenMutationAndGFC/Results/Summary/cal_summary_results.csv'#cal_summary_results.D18]" table:style-name="ce1">
            <text:p>59,7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com nó destino em arcos primitivos</text:p>
          </table:table-cell>
          <table:table-cell office:value-type="float" office:value="25" table:formula="of:=['file:///C:/Users/ClaudineiBJr/Documents/Repositories/Mestrado/RelationshipBetweenMutationAndGFC/Results/Summary/cal_summary_results.csv'#cal_summary_results.B19]" table:style-name="ce1">
            <text:p>25</text:p>
          </table:table-cell>
          <table:table-cell office:value-type="float" office:value="77" table:formula="of:=['file:///C:/Users/ClaudineiBJr/Documents/Repositories/Mestrado/RelationshipBetweenMutationAndGFC/Results/Summary/cal_summary_results.csv'#cal_summary_results.C19]" table:style-name="ce1">
            <text:p>77</text:p>
          </table:table-cell>
          <table:table-cell office:value-type="float" office:value="32.47" table:formula="of:=['file:///C:/Users/ClaudineiBJr/Documents/Repositories/Mestrado/RelationshipBetweenMutationAndGFC/Results/Summary/cal_summary_results.csv'#cal_summary_results.D19]" table:style-name="ce1">
            <text:p>32,47</text:p>
          </table:table-cell>
          <table:table-cell table:number-columns-repeated="16380"/>
        </table:table-row>
        <table:table-row table:number-rows-repeated="1048557" table:style-name="ro2">
          <table:table-cell table:number-columns-repeated="16384"/>
        </table:table-row>
      </table:table>
      <table:table table:name="CheckIt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2">
          <table:table-cell office:value-type="string" table:style-name="ce1">
            <text:p>Informação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Percentua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minimais</text:p>
          </table:table-cell>
          <table:table-cell office:value-type="float" office:value="32" table:formula="of:=['file:///C:/Users/ClaudineiBJr/Documents/Repositories/Mestrado/RelationshipBetweenMutationAndGFC/Results/Summary/checkIt_summary_results.csv'#checkIt_summary_results.B2]" table:style-name="ce1">
            <text:p>32</text:p>
          </table:table-cell>
          <table:table-cell office:value-type="float" office:value="104" table:formula="of:=['file:///C:/Users/ClaudineiBJr/Documents/Repositories/Mestrado/RelationshipBetweenMutationAndGFC/Results/Summary/checkIt_summary_results.csv'#checkIt_summary_results.C2]" table:style-name="ce1">
            <text:p>104</text:p>
          </table:table-cell>
          <table:table-cell office:value-type="float" office:value="30.77" table:formula="of:=['file:///C:/Users/ClaudineiBJr/Documents/Repositories/Mestrado/RelationshipBetweenMutationAndGFC/Results/Summary/checkIt_summary_results.csv'#checkIt_summary_results.D2]" table:style-name="ce1">
            <text:p>30,7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equivalentes</text:p>
          </table:table-cell>
          <table:table-cell office:value-type="float" office:value="3" table:formula="of:=['file:///C:/Users/ClaudineiBJr/Documents/Repositories/Mestrado/RelationshipBetweenMutationAndGFC/Results/Summary/checkIt_summary_results.csv'#checkIt_summary_results.B3]" table:style-name="ce1">
            <text:p>3</text:p>
          </table:table-cell>
          <table:table-cell office:value-type="float" office:value="104" table:formula="of:=['file:///C:/Users/ClaudineiBJr/Documents/Repositories/Mestrado/RelationshipBetweenMutationAndGFC/Results/Summary/checkIt_summary_results.csv'#checkIt_summary_results.C3]" table:style-name="ce1">
            <text:p>104</text:p>
          </table:table-cell>
          <table:table-cell office:value-type="float" office:value="2.88" table:formula="of:=['file:///C:/Users/ClaudineiBJr/Documents/Repositories/Mestrado/RelationshipBetweenMutationAndGFC/Results/Summary/checkIt_summary_results.csv'#checkIt_summary_results.D3]" table:style-name="ce1">
            <text:p>2,8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s arcos primitivos</text:p>
          </table:table-cell>
          <table:table-cell office:value-type="float" office:value="104" table:formula="of:=['file:///C:/Users/ClaudineiBJr/Documents/Repositories/Mestrado/RelationshipBetweenMutationAndGFC/Results/Summary/checkIt_summary_results.csv'#checkIt_summary_results.B4]" table:style-name="ce1">
            <text:p>104</text:p>
          </table:table-cell>
          <table:table-cell office:value-type="float" office:value="104" table:formula="of:=['file:///C:/Users/ClaudineiBJr/Documents/Repositories/Mestrado/RelationshipBetweenMutationAndGFC/Results/Summary/checkIt_summary_results.csv'#checkIt_summary_results.C4]" table:style-name="ce1">
            <text:p>104</text:p>
          </table:table-cell>
          <table:table-cell office:value-type="float" office:value="100" table:formula="of:=['file:///C:/Users/ClaudineiBJr/Documents/Repositories/Mestrado/RelationshipBetweenMutationAndGFC/Results/Summary/checkIt_summary_results.csv'#checkIt_summary_results.D4]" table:style-name="ce1">
            <text:p>10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a origem dos arcos primitivos</text:p>
          </table:table-cell>
          <table:table-cell office:value-type="float" office:value="92" table:formula="of:=['file:///C:/Users/ClaudineiBJr/Documents/Repositories/Mestrado/RelationshipBetweenMutationAndGFC/Results/Summary/checkIt_summary_results.csv'#checkIt_summary_results.B5]" table:style-name="ce1">
            <text:p>92</text:p>
          </table:table-cell>
          <table:table-cell office:value-type="float" office:value="104" table:formula="of:=['file:///C:/Users/ClaudineiBJr/Documents/Repositories/Mestrado/RelationshipBetweenMutationAndGFC/Results/Summary/checkIt_summary_results.csv'#checkIt_summary_results.C5]" table:style-name="ce1">
            <text:p>104</text:p>
          </table:table-cell>
          <table:table-cell office:value-type="float" office:value="88.46" table:formula="of:=['file:///C:/Users/ClaudineiBJr/Documents/Repositories/Mestrado/RelationshipBetweenMutationAndGFC/Results/Summary/checkIt_summary_results.csv'#checkIt_summary_results.D5]" table:style-name="ce1">
            <text:p>88,4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 destino dos arcos primitivos</text:p>
          </table:table-cell>
          <table:table-cell office:value-type="float" office:value="12" table:formula="of:=['file:///C:/Users/ClaudineiBJr/Documents/Repositories/Mestrado/RelationshipBetweenMutationAndGFC/Results/Summary/checkIt_summary_results.csv'#checkIt_summary_results.B6]" table:style-name="ce1">
            <text:p>12</text:p>
          </table:table-cell>
          <table:table-cell office:value-type="float" office:value="104" table:formula="of:=['file:///C:/Users/ClaudineiBJr/Documents/Repositories/Mestrado/RelationshipBetweenMutationAndGFC/Results/Summary/checkIt_summary_results.csv'#checkIt_summary_results.C6]" table:style-name="ce1">
            <text:p>104</text:p>
          </table:table-cell>
          <table:table-cell office:value-type="float" office:value="11.54" table:formula="of:=['file:///C:/Users/ClaudineiBJr/Documents/Repositories/Mestrado/RelationshipBetweenMutationAndGFC/Results/Summary/checkIt_summary_results.csv'#checkIt_summary_results.D6]" table:style-name="ce1">
            <text:p>11,5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3">
            <text:p>Minimais em arcos primitivos</text:p>
          </table:table-cell>
          <table:table-cell office:value-type="float" office:value="32" table:formula="of:=['file:///C:/Users/ClaudineiBJr/Documents/Repositories/Mestrado/RelationshipBetweenMutationAndGFC/Results/Summary/checkIt_summary_results.csv'#checkIt_summary_results.B8]" table:style-name="ce13">
            <text:p>32</text:p>
          </table:table-cell>
          <table:table-cell office:value-type="float" office:value="32" table:formula="of:=['file:///C:/Users/ClaudineiBJr/Documents/Repositories/Mestrado/RelationshipBetweenMutationAndGFC/Results/Summary/checkIt_summary_results.csv'#checkIt_summary_results.C8]" table:style-name="ce13">
            <text:p>32</text:p>
          </table:table-cell>
          <table:table-cell office:value-type="float" office:value="100" table:formula="of:=['file:///C:/Users/ClaudineiBJr/Documents/Repositories/Mestrado/RelationshipBetweenMutationAndGFC/Results/Summary/checkIt_summary_results.csv'#checkIt_summary_results.D8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na origem dos arcos primitivos</text:p>
          </table:table-cell>
          <table:table-cell office:value-type="float" office:value="32" table:formula="of:=['file:///C:/Users/ClaudineiBJr/Documents/Repositories/Mestrado/RelationshipBetweenMutationAndGFC/Results/Summary/checkIt_summary_results.csv'#checkIt_summary_results.B9]" table:style-name="ce1">
            <text:p>32</text:p>
          </table:table-cell>
          <table:table-cell office:value-type="float" office:value="32" table:formula="of:=['file:///C:/Users/ClaudineiBJr/Documents/Repositories/Mestrado/RelationshipBetweenMutationAndGFC/Results/Summary/checkIt_summary_results.csv'#checkIt_summary_results.C9]" table:style-name="ce1">
            <text:p>32</text:p>
          </table:table-cell>
          <table:table-cell office:value-type="float" office:value="100" table:formula="of:=['file:///C:/Users/ClaudineiBJr/Documents/Repositories/Mestrado/RelationshipBetweenMutationAndGFC/Results/Summary/checkIt_summary_results.csv'#checkIt_summary_results.D9]" table:style-name="ce1">
            <text:p>10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no destino dos arcos primitivos</text:p>
          </table:table-cell>
          <table:table-cell office:value-type="float" office:value="0" table:formula="of:=['file:///C:/Users/ClaudineiBJr/Documents/Repositories/Mestrado/RelationshipBetweenMutationAndGFC/Results/Summary/checkIt_summary_results.csv'#checkIt_summary_results.B10]" table:style-name="ce1">
            <text:p>0</text:p>
          </table:table-cell>
          <table:table-cell office:value-type="float" office:value="32" table:formula="of:=['file:///C:/Users/ClaudineiBJr/Documents/Repositories/Mestrado/RelationshipBetweenMutationAndGFC/Results/Summary/checkIt_summary_results.csv'#checkIt_summary_results.C10]" table:style-name="ce1">
            <text:p>32</text:p>
          </table:table-cell>
          <table:table-cell office:value-type="float" office:value="0" table:formula="of:=['file:///C:/Users/ClaudineiBJr/Documents/Repositories/Mestrado/RelationshipBetweenMutationAndGFC/Results/Summary/checkIt_summary_results.csv'#checkIt_summary_results.D10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Minimais em primitivos ou com origem/destino em primitivos</text:p>
          </table:table-cell>
          <table:table-cell office:value-type="float" office:value="32" table:formula="of:=['file:///C:/Users/ClaudineiBJr/Documents/Repositories/Mestrado/RelationshipBetweenMutationAndGFC/Results/Summary/checkIt_summary_results.csv'#checkIt_summary_results.B11]" table:style-name="ce13">
            <text:p>32</text:p>
          </table:table-cell>
          <table:table-cell office:value-type="float" office:value="32" table:formula="of:=['file:///C:/Users/ClaudineiBJr/Documents/Repositories/Mestrado/RelationshipBetweenMutationAndGFC/Results/Summary/checkIt_summary_results.csv'#checkIt_summary_results.C11]" table:style-name="ce13">
            <text:p>32</text:p>
          </table:table-cell>
          <table:table-cell office:value-type="float" office:value="100" table:formula="of:=['file:///C:/Users/ClaudineiBJr/Documents/Repositories/Mestrado/RelationshipBetweenMutationAndGFC/Results/Summary/checkIt_summary_results.csv'#checkIt_summary_results.D11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com nó origem em arcos primitivos</text:p>
          </table:table-cell>
          <table:table-cell office:value-type="float" office:value="0" table:formula="of:=['file:///C:/Users/ClaudineiBJr/Documents/Repositories/Mestrado/RelationshipBetweenMutationAndGFC/Results/Summary/checkIt_summary_results.csv'#checkIt_summary_results.B12]" table:style-name="ce1">
            <text:p>0</text:p>
          </table:table-cell>
          <table:table-cell office:value-type="float" office:value="32" table:formula="of:=['file:///C:/Users/ClaudineiBJr/Documents/Repositories/Mestrado/RelationshipBetweenMutationAndGFC/Results/Summary/checkIt_summary_results.csv'#checkIt_summary_results.C12]" table:style-name="ce1">
            <text:p>32</text:p>
          </table:table-cell>
          <table:table-cell office:value-type="float" office:value="0" table:formula="of:=['file:///C:/Users/ClaudineiBJr/Documents/Repositories/Mestrado/RelationshipBetweenMutationAndGFC/Results/Summary/checkIt_summary_results.csv'#checkIt_summary_results.D12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nimais com nó destino em arcos primitivos</text:p>
          </table:table-cell>
          <table:table-cell office:value-type="float" office:value="32" table:formula="of:=['file:///C:/Users/ClaudineiBJr/Documents/Repositories/Mestrado/RelationshipBetweenMutationAndGFC/Results/Summary/checkIt_summary_results.csv'#checkIt_summary_results.B13]" table:style-name="ce1">
            <text:p>32</text:p>
          </table:table-cell>
          <table:table-cell office:value-type="float" office:value="32" table:formula="of:=['file:///C:/Users/ClaudineiBJr/Documents/Repositories/Mestrado/RelationshipBetweenMutationAndGFC/Results/Summary/checkIt_summary_results.csv'#checkIt_summary_results.C13]" table:style-name="ce1">
            <text:p>32</text:p>
          </table:table-cell>
          <table:table-cell office:value-type="float" office:value="100" table:formula="of:=['file:///C:/Users/ClaudineiBJr/Documents/Repositories/Mestrado/RelationshipBetweenMutationAndGFC/Results/Summary/checkIt_summary_results.csv'#checkIt_summary_results.D13]" table:style-name="ce1">
            <text:p>100</text:p>
          </table:table-cell>
          <table:table-cell table:number-columns-repeated="16380" table:style-name="ce13"/>
        </table:table-row>
        <table:table-row table:style-name="ro1">
          <table:table-cell office:value-type="string" table:style-name="ce13">
            <text:p>Equivalentes em arcos primitivos</text:p>
          </table:table-cell>
          <table:table-cell office:value-type="float" office:value="3" table:formula="of:=['file:///C:/Users/ClaudineiBJr/Documents/Repositories/Mestrado/RelationshipBetweenMutationAndGFC/Results/Summary/checkIt_summary_results.csv'#checkIt_summary_results.B14]" table:style-name="ce13">
            <text:p>3</text:p>
          </table:table-cell>
          <table:table-cell office:value-type="float" office:value="3" table:formula="of:=['file:///C:/Users/ClaudineiBJr/Documents/Repositories/Mestrado/RelationshipBetweenMutationAndGFC/Results/Summary/checkIt_summary_results.csv'#checkIt_summary_results.C14]" table:style-name="ce13">
            <text:p>3</text:p>
          </table:table-cell>
          <table:table-cell office:value-type="float" office:value="100" table:formula="of:=['file:///C:/Users/ClaudineiBJr/Documents/Repositories/Mestrado/RelationshipBetweenMutationAndGFC/Results/Summary/checkIt_summary_results.csv'#checkIt_summary_results.D14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na origem dos arcos primitivos</text:p>
          </table:table-cell>
          <table:table-cell office:value-type="float" office:value="3" table:formula="of:=['file:///C:/Users/ClaudineiBJr/Documents/Repositories/Mestrado/RelationshipBetweenMutationAndGFC/Results/Summary/checkIt_summary_results.csv'#checkIt_summary_results.B15]" table:style-name="ce1">
            <text:p>3</text:p>
          </table:table-cell>
          <table:table-cell office:value-type="float" office:value="3" table:formula="of:=['file:///C:/Users/ClaudineiBJr/Documents/Repositories/Mestrado/RelationshipBetweenMutationAndGFC/Results/Summary/checkIt_summary_results.csv'#checkIt_summary_results.C15]" table:style-name="ce1">
            <text:p>3</text:p>
          </table:table-cell>
          <table:table-cell office:value-type="float" office:value="100" table:formula="of:=['file:///C:/Users/ClaudineiBJr/Documents/Repositories/Mestrado/RelationshipBetweenMutationAndGFC/Results/Summary/checkIt_summary_results.csv'#checkIt_summary_results.D15]" table:style-name="ce1">
            <text:p>10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no destino dos arcos primitivos</text:p>
          </table:table-cell>
          <table:table-cell office:value-type="float" office:value="0" table:formula="of:=['file:///C:/Users/ClaudineiBJr/Documents/Repositories/Mestrado/RelationshipBetweenMutationAndGFC/Results/Summary/checkIt_summary_results.csv'#checkIt_summary_results.B16]" table:style-name="ce1">
            <text:p>0</text:p>
          </table:table-cell>
          <table:table-cell office:value-type="float" office:value="3" table:formula="of:=['file:///C:/Users/ClaudineiBJr/Documents/Repositories/Mestrado/RelationshipBetweenMutationAndGFC/Results/Summary/checkIt_summary_results.csv'#checkIt_summary_results.C16]" table:style-name="ce1">
            <text:p>3</text:p>
          </table:table-cell>
          <table:table-cell office:value-type="float" office:value="0" table:formula="of:=['file:///C:/Users/ClaudineiBJr/Documents/Repositories/Mestrado/RelationshipBetweenMutationAndGFC/Results/Summary/checkIt_summary_results.csv'#checkIt_summary_results.D16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primitivos ou com origem/destino em primitivos</text:p>
          </table:table-cell>
          <table:table-cell office:value-type="float" office:value="3" table:formula="of:=['file:///C:/Users/ClaudineiBJr/Documents/Repositories/Mestrado/RelationshipBetweenMutationAndGFC/Results/Summary/checkIt_summary_results.csv'#checkIt_summary_results.B17]" table:style-name="ce13">
            <text:p>3</text:p>
          </table:table-cell>
          <table:table-cell office:value-type="float" office:value="3" table:formula="of:=['file:///C:/Users/ClaudineiBJr/Documents/Repositories/Mestrado/RelationshipBetweenMutationAndGFC/Results/Summary/checkIt_summary_results.csv'#checkIt_summary_results.C17]" table:style-name="ce13">
            <text:p>3</text:p>
          </table:table-cell>
          <table:table-cell office:value-type="float" office:value="100" table:formula="of:=['file:///C:/Users/ClaudineiBJr/Documents/Repositories/Mestrado/RelationshipBetweenMutationAndGFC/Results/Summary/checkIt_summary_results.csv'#checkIt_summary_results.D17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com nó origem em arcos primitivos</text:p>
          </table:table-cell>
          <table:table-cell office:value-type="float" office:value="0" table:formula="of:=['file:///C:/Users/ClaudineiBJr/Documents/Repositories/Mestrado/RelationshipBetweenMutationAndGFC/Results/Summary/checkIt_summary_results.csv'#checkIt_summary_results.B18]" table:style-name="ce1">
            <text:p>0</text:p>
          </table:table-cell>
          <table:table-cell office:value-type="float" office:value="3" table:formula="of:=['file:///C:/Users/ClaudineiBJr/Documents/Repositories/Mestrado/RelationshipBetweenMutationAndGFC/Results/Summary/checkIt_summary_results.csv'#checkIt_summary_results.C18]" table:style-name="ce1">
            <text:p>3</text:p>
          </table:table-cell>
          <table:table-cell office:value-type="float" office:value="0" table:formula="of:=['file:///C:/Users/ClaudineiBJr/Documents/Repositories/Mestrado/RelationshipBetweenMutationAndGFC/Results/Summary/checkIt_summary_results.csv'#checkIt_summary_results.D18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com nó destino em arcos primitivos</text:p>
          </table:table-cell>
          <table:table-cell office:value-type="float" office:value="3" table:formula="of:=['file:///C:/Users/ClaudineiBJr/Documents/Repositories/Mestrado/RelationshipBetweenMutationAndGFC/Results/Summary/checkIt_summary_results.csv'#checkIt_summary_results.B19]" table:style-name="ce1">
            <text:p>3</text:p>
          </table:table-cell>
          <table:table-cell office:value-type="float" office:value="3" table:formula="of:=['file:///C:/Users/ClaudineiBJr/Documents/Repositories/Mestrado/RelationshipBetweenMutationAndGFC/Results/Summary/checkIt_summary_results.csv'#checkIt_summary_results.C19]" table:style-name="ce1">
            <text:p>3</text:p>
          </table:table-cell>
          <table:table-cell office:value-type="float" office:value="100" table:formula="of:=['file:///C:/Users/ClaudineiBJr/Documents/Repositories/Mestrado/RelationshipBetweenMutationAndGFC/Results/Summary/checkIt_summary_results.csv'#checkIt_summary_results.D19]" table:style-name="ce1">
            <text:p>100</text:p>
          </table:table-cell>
          <table:table-cell table:number-columns-repeated="16380"/>
        </table:table-row>
        <table:table-row table:number-rows-repeated="1048557" table:style-name="ro2">
          <table:table-cell table:number-columns-repeated="16384"/>
        </table:table-row>
      </table:table>
      <table:table table:name="CheckPalindrome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3">
            <text:p>Informação</text:p>
          </table:table-cell>
          <table:table-cell office:value-type="string" table:style-name="ce13">
            <text:p>Número</text:p>
          </table:table-cell>
          <table:table-cell office:value-type="string" table:style-name="ce13">
            <text:p>Total</text:p>
          </table:table-cell>
          <table:table-cell office:value-type="string" table:style-name="ce13">
            <text:p>Percentua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minimais</text:p>
          </table:table-cell>
          <table:table-cell office:value-type="float" office:value="13" table:formula="of:=['file:///C:/Users/ClaudineiBJr/Documents/Repositories/Mestrado/RelationshipBetweenMutationAndGFC/Results/Summary/isPalindrome_summary_results.csv'#isPalindrome_summary_results.B2]" table:style-name="ce1">
            <text:p>13</text:p>
          </table:table-cell>
          <table:table-cell office:value-type="float" office:value="166" table:formula="of:=['file:///C:/Users/ClaudineiBJr/Documents/Repositories/Mestrado/RelationshipBetweenMutationAndGFC/Results/Summary/isPalindrome_summary_results.csv'#isPalindrome_summary_results.C2]" table:style-name="ce1">
            <text:p>166</text:p>
          </table:table-cell>
          <table:table-cell office:value-type="float" office:value="7.83" table:formula="of:=['file:///C:/Users/ClaudineiBJr/Documents/Repositories/Mestrado/RelationshipBetweenMutationAndGFC/Results/Summary/isPalindrome_summary_results.csv'#isPalindrome_summary_results.D2]" table:style-name="ce1">
            <text:p>7,8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equivalentes</text:p>
          </table:table-cell>
          <table:table-cell office:value-type="float" office:value="20" table:formula="of:=['file:///C:/Users/ClaudineiBJr/Documents/Repositories/Mestrado/RelationshipBetweenMutationAndGFC/Results/Summary/isPalindrome_summary_results.csv'#isPalindrome_summary_results.B3]" table:style-name="ce1">
            <text:p>20</text:p>
          </table:table-cell>
          <table:table-cell office:value-type="float" office:value="166" table:formula="of:=['file:///C:/Users/ClaudineiBJr/Documents/Repositories/Mestrado/RelationshipBetweenMutationAndGFC/Results/Summary/isPalindrome_summary_results.csv'#isPalindrome_summary_results.C3]" table:style-name="ce1">
            <text:p>166</text:p>
          </table:table-cell>
          <table:table-cell office:value-type="float" office:value="12.05" table:formula="of:=['file:///C:/Users/ClaudineiBJr/Documents/Repositories/Mestrado/RelationshipBetweenMutationAndGFC/Results/Summary/isPalindrome_summary_results.csv'#isPalindrome_summary_results.D3]" table:style-name="ce1">
            <text:p>12,0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s arcos primitivos</text:p>
          </table:table-cell>
          <table:table-cell office:value-type="float" office:value="158" table:formula="of:=['file:///C:/Users/ClaudineiBJr/Documents/Repositories/Mestrado/RelationshipBetweenMutationAndGFC/Results/Summary/isPalindrome_summary_results.csv'#isPalindrome_summary_results.B4]" table:style-name="ce1">
            <text:p>158</text:p>
          </table:table-cell>
          <table:table-cell office:value-type="float" office:value="166" table:formula="of:=['file:///C:/Users/ClaudineiBJr/Documents/Repositories/Mestrado/RelationshipBetweenMutationAndGFC/Results/Summary/isPalindrome_summary_results.csv'#isPalindrome_summary_results.C4]" table:style-name="ce1">
            <text:p>166</text:p>
          </table:table-cell>
          <table:table-cell office:value-type="float" office:value="95.18" table:formula="of:=['file:///C:/Users/ClaudineiBJr/Documents/Repositories/Mestrado/RelationshipBetweenMutationAndGFC/Results/Summary/isPalindrome_summary_results.csv'#isPalindrome_summary_results.D4]" table:style-name="ce1">
            <text:p>95,1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a origem dos arcos primitivos</text:p>
          </table:table-cell>
          <table:table-cell office:value-type="float" office:value="134" table:formula="of:=['file:///C:/Users/ClaudineiBJr/Documents/Repositories/Mestrado/RelationshipBetweenMutationAndGFC/Results/Summary/isPalindrome_summary_results.csv'#isPalindrome_summary_results.B5]" table:style-name="ce1">
            <text:p>134</text:p>
          </table:table-cell>
          <table:table-cell office:value-type="float" office:value="166" table:formula="of:=['file:///C:/Users/ClaudineiBJr/Documents/Repositories/Mestrado/RelationshipBetweenMutationAndGFC/Results/Summary/isPalindrome_summary_results.csv'#isPalindrome_summary_results.C5]" table:style-name="ce1">
            <text:p>166</text:p>
          </table:table-cell>
          <table:table-cell office:value-type="float" office:value="80.72" table:formula="of:=['file:///C:/Users/ClaudineiBJr/Documents/Repositories/Mestrado/RelationshipBetweenMutationAndGFC/Results/Summary/isPalindrome_summary_results.csv'#isPalindrome_summary_results.D5]" table:style-name="ce1">
            <text:p>80,7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 destino dos arcos primitivos</text:p>
          </table:table-cell>
          <table:table-cell office:value-type="float" office:value="24" table:formula="of:=['file:///C:/Users/ClaudineiBJr/Documents/Repositories/Mestrado/RelationshipBetweenMutationAndGFC/Results/Summary/isPalindrome_summary_results.csv'#isPalindrome_summary_results.B6]" table:style-name="ce1">
            <text:p>24</text:p>
          </table:table-cell>
          <table:table-cell office:value-type="float" office:value="166" table:formula="of:=['file:///C:/Users/ClaudineiBJr/Documents/Repositories/Mestrado/RelationshipBetweenMutationAndGFC/Results/Summary/isPalindrome_summary_results.csv'#isPalindrome_summary_results.C6]" table:style-name="ce1">
            <text:p>166</text:p>
          </table:table-cell>
          <table:table-cell office:value-type="float" office:value="14.46" table:formula="of:=['file:///C:/Users/ClaudineiBJr/Documents/Repositories/Mestrado/RelationshipBetweenMutationAndGFC/Results/Summary/isPalindrome_summary_results.csv'#isPalindrome_summary_results.D6]" table:style-name="ce1">
            <text:p>14,46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3">
            <text:p>Minimais em arcos primitivos</text:p>
          </table:table-cell>
          <table:table-cell office:value-type="float" office:value="13" table:formula="of:=['file:///C:/Users/ClaudineiBJr/Documents/Repositories/Mestrado/RelationshipBetweenMutationAndGFC/Results/Summary/isPalindrome_summary_results.csv'#isPalindrome_summary_results.B8]" table:style-name="ce13">
            <text:p>13</text:p>
          </table:table-cell>
          <table:table-cell office:value-type="float" office:value="13" table:formula="of:=['file:///C:/Users/ClaudineiBJr/Documents/Repositories/Mestrado/RelationshipBetweenMutationAndGFC/Results/Summary/isPalindrome_summary_results.csv'#isPalindrome_summary_results.C8]" table:style-name="ce13">
            <text:p>13</text:p>
          </table:table-cell>
          <table:table-cell office:value-type="float" office:value="100" table:formula="of:=['file:///C:/Users/ClaudineiBJr/Documents/Repositories/Mestrado/RelationshipBetweenMutationAndGFC/Results/Summary/isPalindrome_summary_results.csv'#isPalindrome_summary_results.D8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na origem dos arcos primitivos</text:p>
          </table:table-cell>
          <table:table-cell office:value-type="float" office:value="9" table:formula="of:=['file:///C:/Users/ClaudineiBJr/Documents/Repositories/Mestrado/RelationshipBetweenMutationAndGFC/Results/Summary/isPalindrome_summary_results.csv'#isPalindrome_summary_results.B9]" table:style-name="ce1">
            <text:p>9</text:p>
          </table:table-cell>
          <table:table-cell office:value-type="float" office:value="13" table:formula="of:=['file:///C:/Users/ClaudineiBJr/Documents/Repositories/Mestrado/RelationshipBetweenMutationAndGFC/Results/Summary/isPalindrome_summary_results.csv'#isPalindrome_summary_results.C9]" table:style-name="ce1">
            <text:p>13</text:p>
          </table:table-cell>
          <table:table-cell office:value-type="float" office:value="69.23" table:formula="of:=['file:///C:/Users/ClaudineiBJr/Documents/Repositories/Mestrado/RelationshipBetweenMutationAndGFC/Results/Summary/isPalindrome_summary_results.csv'#isPalindrome_summary_results.D9]" table:style-name="ce1">
            <text:p>69,2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no destino dos arcos primitivos</text:p>
          </table:table-cell>
          <table:table-cell office:value-type="float" office:value="4" table:formula="of:=['file:///C:/Users/ClaudineiBJr/Documents/Repositories/Mestrado/RelationshipBetweenMutationAndGFC/Results/Summary/isPalindrome_summary_results.csv'#isPalindrome_summary_results.B10]" table:style-name="ce1">
            <text:p>4</text:p>
          </table:table-cell>
          <table:table-cell office:value-type="float" office:value="13" table:formula="of:=['file:///C:/Users/ClaudineiBJr/Documents/Repositories/Mestrado/RelationshipBetweenMutationAndGFC/Results/Summary/isPalindrome_summary_results.csv'#isPalindrome_summary_results.C10]" table:style-name="ce1">
            <text:p>13</text:p>
          </table:table-cell>
          <table:table-cell office:value-type="float" office:value="30.77" table:formula="of:=['file:///C:/Users/ClaudineiBJr/Documents/Repositories/Mestrado/RelationshipBetweenMutationAndGFC/Results/Summary/isPalindrome_summary_results.csv'#isPalindrome_summary_results.D10]" table:style-name="ce1">
            <text:p>30,77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Minimais em primitivos ou com origem/destino em primitivos</text:p>
          </table:table-cell>
          <table:table-cell office:value-type="float" office:value="13" table:formula="of:=['file:///C:/Users/ClaudineiBJr/Documents/Repositories/Mestrado/RelationshipBetweenMutationAndGFC/Results/Summary/isPalindrome_summary_results.csv'#isPalindrome_summary_results.B11]" table:style-name="ce13">
            <text:p>13</text:p>
          </table:table-cell>
          <table:table-cell office:value-type="float" office:value="13" table:formula="of:=['file:///C:/Users/ClaudineiBJr/Documents/Repositories/Mestrado/RelationshipBetweenMutationAndGFC/Results/Summary/isPalindrome_summary_results.csv'#isPalindrome_summary_results.C11]" table:style-name="ce13">
            <text:p>13</text:p>
          </table:table-cell>
          <table:table-cell office:value-type="float" office:value="100" table:formula="of:=['file:///C:/Users/ClaudineiBJr/Documents/Repositories/Mestrado/RelationshipBetweenMutationAndGFC/Results/Summary/isPalindrome_summary_results.csv'#isPalindrome_summary_results.D11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com nó origem em arcos primitivos</text:p>
          </table:table-cell>
          <table:table-cell office:value-type="float" office:value="13" table:formula="of:=['file:///C:/Users/ClaudineiBJr/Documents/Repositories/Mestrado/RelationshipBetweenMutationAndGFC/Results/Summary/isPalindrome_summary_results.csv'#isPalindrome_summary_results.B12]" table:style-name="ce1">
            <text:p>13</text:p>
          </table:table-cell>
          <table:table-cell office:value-type="float" office:value="13" table:formula="of:=['file:///C:/Users/ClaudineiBJr/Documents/Repositories/Mestrado/RelationshipBetweenMutationAndGFC/Results/Summary/isPalindrome_summary_results.csv'#isPalindrome_summary_results.C12]" table:style-name="ce1">
            <text:p>13</text:p>
          </table:table-cell>
          <table:table-cell office:value-type="float" office:value="100" table:formula="of:=['file:///C:/Users/ClaudineiBJr/Documents/Repositories/Mestrado/RelationshipBetweenMutationAndGFC/Results/Summary/isPalindrome_summary_results.csv'#isPalindrome_summary_results.D12]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nimais com nó destino em arcos primitivos</text:p>
          </table:table-cell>
          <table:table-cell office:value-type="float" office:value="11" table:formula="of:=['file:///C:/Users/ClaudineiBJr/Documents/Repositories/Mestrado/RelationshipBetweenMutationAndGFC/Results/Summary/isPalindrome_summary_results.csv'#isPalindrome_summary_results.B13]" table:style-name="ce1">
            <text:p>11</text:p>
          </table:table-cell>
          <table:table-cell office:value-type="float" office:value="13" table:formula="of:=['file:///C:/Users/ClaudineiBJr/Documents/Repositories/Mestrado/RelationshipBetweenMutationAndGFC/Results/Summary/isPalindrome_summary_results.csv'#isPalindrome_summary_results.C13]" table:style-name="ce1">
            <text:p>13</text:p>
          </table:table-cell>
          <table:table-cell office:value-type="float" office:value="84.62" table:formula="of:=['file:///C:/Users/ClaudineiBJr/Documents/Repositories/Mestrado/RelationshipBetweenMutationAndGFC/Results/Summary/isPalindrome_summary_results.csv'#isPalindrome_summary_results.D13]" table:style-name="ce1">
            <text:p>84,62</text:p>
          </table:table-cell>
          <table:table-cell table:number-columns-repeated="16380" table:style-name="ce13"/>
        </table:table-row>
        <table:table-row table:style-name="ro1">
          <table:table-cell office:value-type="string" table:style-name="ce13">
            <text:p>Equivalentes em arcos primitivos</text:p>
          </table:table-cell>
          <table:table-cell office:value-type="float" office:value="20" table:formula="of:=['file:///C:/Users/ClaudineiBJr/Documents/Repositories/Mestrado/RelationshipBetweenMutationAndGFC/Results/Summary/isPalindrome_summary_results.csv'#isPalindrome_summary_results.B14]" table:style-name="ce13">
            <text:p>20</text:p>
          </table:table-cell>
          <table:table-cell office:value-type="float" office:value="20" table:formula="of:=['file:///C:/Users/ClaudineiBJr/Documents/Repositories/Mestrado/RelationshipBetweenMutationAndGFC/Results/Summary/isPalindrome_summary_results.csv'#isPalindrome_summary_results.C14]" table:style-name="ce13">
            <text:p>20</text:p>
          </table:table-cell>
          <table:table-cell office:value-type="float" office:value="100" table:formula="of:=['file:///C:/Users/ClaudineiBJr/Documents/Repositories/Mestrado/RelationshipBetweenMutationAndGFC/Results/Summary/isPalindrome_summary_results.csv'#isPalindrome_summary_results.D14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na origem dos arcos primitivos</text:p>
          </table:table-cell>
          <table:table-cell office:value-type="float" office:value="19" table:formula="of:=['file:///C:/Users/ClaudineiBJr/Documents/Repositories/Mestrado/RelationshipBetweenMutationAndGFC/Results/Summary/isPalindrome_summary_results.csv'#isPalindrome_summary_results.B15]" table:style-name="ce1">
            <text:p>19</text:p>
          </table:table-cell>
          <table:table-cell office:value-type="float" office:value="20" table:formula="of:=['file:///C:/Users/ClaudineiBJr/Documents/Repositories/Mestrado/RelationshipBetweenMutationAndGFC/Results/Summary/isPalindrome_summary_results.csv'#isPalindrome_summary_results.C15]" table:style-name="ce1">
            <text:p>20</text:p>
          </table:table-cell>
          <table:table-cell office:value-type="float" office:value="95" table:formula="of:=['file:///C:/Users/ClaudineiBJr/Documents/Repositories/Mestrado/RelationshipBetweenMutationAndGFC/Results/Summary/isPalindrome_summary_results.csv'#isPalindrome_summary_results.D15]" table:style-name="ce1">
            <text:p>9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no destino dos arcos primitivos</text:p>
          </table:table-cell>
          <table:table-cell office:value-type="float" office:value="1" table:formula="of:=['file:///C:/Users/ClaudineiBJr/Documents/Repositories/Mestrado/RelationshipBetweenMutationAndGFC/Results/Summary/isPalindrome_summary_results.csv'#isPalindrome_summary_results.B16]" table:style-name="ce1">
            <text:p>1</text:p>
          </table:table-cell>
          <table:table-cell office:value-type="float" office:value="20" table:formula="of:=['file:///C:/Users/ClaudineiBJr/Documents/Repositories/Mestrado/RelationshipBetweenMutationAndGFC/Results/Summary/isPalindrome_summary_results.csv'#isPalindrome_summary_results.C16]" table:style-name="ce1">
            <text:p>20</text:p>
          </table:table-cell>
          <table:table-cell office:value-type="float" office:value="5" table:formula="of:=['file:///C:/Users/ClaudineiBJr/Documents/Repositories/Mestrado/RelationshipBetweenMutationAndGFC/Results/Summary/isPalindrome_summary_results.csv'#isPalindrome_summary_results.D16]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primitivos ou com origem/destino em primitivos</text:p>
          </table:table-cell>
          <table:table-cell office:value-type="float" office:value="20" table:formula="of:=['file:///C:/Users/ClaudineiBJr/Documents/Repositories/Mestrado/RelationshipBetweenMutationAndGFC/Results/Summary/isPalindrome_summary_results.csv'#isPalindrome_summary_results.B17]" table:style-name="ce13">
            <text:p>20</text:p>
          </table:table-cell>
          <table:table-cell office:value-type="float" office:value="20" table:formula="of:=['file:///C:/Users/ClaudineiBJr/Documents/Repositories/Mestrado/RelationshipBetweenMutationAndGFC/Results/Summary/isPalindrome_summary_results.csv'#isPalindrome_summary_results.C17]" table:style-name="ce13">
            <text:p>20</text:p>
          </table:table-cell>
          <table:table-cell office:value-type="float" office:value="100" table:formula="of:=['file:///C:/Users/ClaudineiBJr/Documents/Repositories/Mestrado/RelationshipBetweenMutationAndGFC/Results/Summary/isPalindrome_summary_results.csv'#isPalindrome_summary_results.D17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com nó origem em arcos primitivos</text:p>
          </table:table-cell>
          <table:table-cell office:value-type="float" office:value="20" table:formula="of:=['file:///C:/Users/ClaudineiBJr/Documents/Repositories/Mestrado/RelationshipBetweenMutationAndGFC/Results/Summary/isPalindrome_summary_results.csv'#isPalindrome_summary_results.B18]" table:style-name="ce1">
            <text:p>20</text:p>
          </table:table-cell>
          <table:table-cell office:value-type="float" office:value="20" table:formula="of:=['file:///C:/Users/ClaudineiBJr/Documents/Repositories/Mestrado/RelationshipBetweenMutationAndGFC/Results/Summary/isPalindrome_summary_results.csv'#isPalindrome_summary_results.C18]" table:style-name="ce1">
            <text:p>20</text:p>
          </table:table-cell>
          <table:table-cell office:value-type="float" office:value="100" table:formula="of:=['file:///C:/Users/ClaudineiBJr/Documents/Repositories/Mestrado/RelationshipBetweenMutationAndGFC/Results/Summary/isPalindrome_summary_results.csv'#isPalindrome_summary_results.D18]" table:style-name="ce1">
            <text:p>10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com nó destino em arcos primitivos</text:p>
          </table:table-cell>
          <table:table-cell office:value-type="float" office:value="19" table:formula="of:=['file:///C:/Users/ClaudineiBJr/Documents/Repositories/Mestrado/RelationshipBetweenMutationAndGFC/Results/Summary/isPalindrome_summary_results.csv'#isPalindrome_summary_results.B19]" table:style-name="ce1">
            <text:p>19</text:p>
          </table:table-cell>
          <table:table-cell office:value-type="float" office:value="20" table:formula="of:=['file:///C:/Users/ClaudineiBJr/Documents/Repositories/Mestrado/RelationshipBetweenMutationAndGFC/Results/Summary/isPalindrome_summary_results.csv'#isPalindrome_summary_results.C19]" table:style-name="ce1">
            <text:p>20</text:p>
          </table:table-cell>
          <table:table-cell office:value-type="float" office:value="95" table:formula="of:=['file:///C:/Users/ClaudineiBJr/Documents/Repositories/Mestrado/RelationshipBetweenMutationAndGFC/Results/Summary/isPalindrome_summary_results.csv'#isPalindrome_summary_results.D19]" table:style-name="ce1">
            <text:p>95</text:p>
          </table:table-cell>
          <table:table-cell table:number-columns-repeated="16380"/>
        </table:table-row>
        <table:table-row table:number-rows-repeated="1048557" table:style-name="ro2">
          <table:table-cell table:number-columns-repeated="16384"/>
        </table:table-row>
      </table:table>
      <table:table table:name="CountPositive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3">
            <text:p>Informação</text:p>
          </table:table-cell>
          <table:table-cell office:value-type="string" table:style-name="ce13">
            <text:p>Número</text:p>
          </table:table-cell>
          <table:table-cell office:value-type="string" table:style-name="ce13">
            <text:p>Total</text:p>
          </table:table-cell>
          <table:table-cell office:value-type="string" table:style-name="ce13">
            <text:p>Percentua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minimais</text:p>
          </table:table-cell>
          <table:table-cell office:value-type="float" office:value="8" table:formula="of:=['file:///C:/Users/ClaudineiBJr/Documents/Repositories/Mestrado/RelationshipBetweenMutationAndGFC/Results/Summary/countPositive_summary_results.csv'#countPositive_summary_results.B2]" table:style-name="ce1">
            <text:p>8</text:p>
          </table:table-cell>
          <table:table-cell office:value-type="float" office:value="151" table:formula="of:=['file:///C:/Users/ClaudineiBJr/Documents/Repositories/Mestrado/RelationshipBetweenMutationAndGFC/Results/Summary/countPositive_summary_results.csv'#countPositive_summary_results.C2]" table:style-name="ce1">
            <text:p>151</text:p>
          </table:table-cell>
          <table:table-cell office:value-type="float" office:value="5.3" table:formula="of:=['file:///C:/Users/ClaudineiBJr/Documents/Repositories/Mestrado/RelationshipBetweenMutationAndGFC/Results/Summary/countPositive_summary_results.csv'#countPositive_summary_results.D2]" table:style-name="ce1">
            <text:p>5,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equivalentes</text:p>
          </table:table-cell>
          <table:table-cell office:value-type="float" office:value="9" table:formula="of:=['file:///C:/Users/ClaudineiBJr/Documents/Repositories/Mestrado/RelationshipBetweenMutationAndGFC/Results/Summary/countPositive_summary_results.csv'#countPositive_summary_results.B3]" table:style-name="ce1">
            <text:p>9</text:p>
          </table:table-cell>
          <table:table-cell office:value-type="float" office:value="151" table:formula="of:=['file:///C:/Users/ClaudineiBJr/Documents/Repositories/Mestrado/RelationshipBetweenMutationAndGFC/Results/Summary/countPositive_summary_results.csv'#countPositive_summary_results.C3]" table:style-name="ce1">
            <text:p>151</text:p>
          </table:table-cell>
          <table:table-cell office:value-type="float" office:value="5.96" table:formula="of:=['file:///C:/Users/ClaudineiBJr/Documents/Repositories/Mestrado/RelationshipBetweenMutationAndGFC/Results/Summary/countPositive_summary_results.csv'#countPositive_summary_results.D3]" table:style-name="ce1">
            <text:p>5,9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s arcos primitivos</text:p>
          </table:table-cell>
          <table:table-cell office:value-type="float" office:value="66" table:formula="of:=['file:///C:/Users/ClaudineiBJr/Documents/Repositories/Mestrado/RelationshipBetweenMutationAndGFC/Results/Summary/countPositive_summary_results.csv'#countPositive_summary_results.B4]" table:style-name="ce1">
            <text:p>66</text:p>
          </table:table-cell>
          <table:table-cell office:value-type="float" office:value="151" table:formula="of:=['file:///C:/Users/ClaudineiBJr/Documents/Repositories/Mestrado/RelationshipBetweenMutationAndGFC/Results/Summary/countPositive_summary_results.csv'#countPositive_summary_results.C4]" table:style-name="ce1">
            <text:p>151</text:p>
          </table:table-cell>
          <table:table-cell office:value-type="float" office:value="43.71" table:formula="of:=['file:///C:/Users/ClaudineiBJr/Documents/Repositories/Mestrado/RelationshipBetweenMutationAndGFC/Results/Summary/countPositive_summary_results.csv'#countPositive_summary_results.D4]" table:style-name="ce1">
            <text:p>43,7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a origem dos arcos primitivos</text:p>
          </table:table-cell>
          <table:table-cell office:value-type="float" office:value="57" table:formula="of:=['file:///C:/Users/ClaudineiBJr/Documents/Repositories/Mestrado/RelationshipBetweenMutationAndGFC/Results/Summary/countPositive_summary_results.csv'#countPositive_summary_results.B5]" table:style-name="ce1">
            <text:p>57</text:p>
          </table:table-cell>
          <table:table-cell office:value-type="float" office:value="151" table:formula="of:=['file:///C:/Users/ClaudineiBJr/Documents/Repositories/Mestrado/RelationshipBetweenMutationAndGFC/Results/Summary/countPositive_summary_results.csv'#countPositive_summary_results.C5]" table:style-name="ce1">
            <text:p>151</text:p>
          </table:table-cell>
          <table:table-cell office:value-type="float" office:value="37.75" table:formula="of:=['file:///C:/Users/ClaudineiBJr/Documents/Repositories/Mestrado/RelationshipBetweenMutationAndGFC/Results/Summary/countPositive_summary_results.csv'#countPositive_summary_results.D5]" table:style-name="ce1">
            <text:p>37,7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 destino dos arcos primitivos</text:p>
          </table:table-cell>
          <table:table-cell office:value-type="float" office:value="9" table:formula="of:=['file:///C:/Users/ClaudineiBJr/Documents/Repositories/Mestrado/RelationshipBetweenMutationAndGFC/Results/Summary/countPositive_summary_results.csv'#countPositive_summary_results.B6]" table:style-name="ce1">
            <text:p>9</text:p>
          </table:table-cell>
          <table:table-cell office:value-type="float" office:value="151" table:formula="of:=['file:///C:/Users/ClaudineiBJr/Documents/Repositories/Mestrado/RelationshipBetweenMutationAndGFC/Results/Summary/countPositive_summary_results.csv'#countPositive_summary_results.C6]" table:style-name="ce1">
            <text:p>151</text:p>
          </table:table-cell>
          <table:table-cell office:value-type="float" office:value="5.96" table:formula="of:=['file:///C:/Users/ClaudineiBJr/Documents/Repositories/Mestrado/RelationshipBetweenMutationAndGFC/Results/Summary/countPositive_summary_results.csv'#countPositive_summary_results.D6]" table:style-name="ce1">
            <text:p>5,96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3">
            <text:p>Minimais em arcos primitivos</text:p>
          </table:table-cell>
          <table:table-cell office:value-type="float" office:value="7" table:formula="of:=['file:///C:/Users/ClaudineiBJr/Documents/Repositories/Mestrado/RelationshipBetweenMutationAndGFC/Results/Summary/countPositive_summary_results.csv'#countPositive_summary_results.B8]" table:style-name="ce13">
            <text:p>7</text:p>
          </table:table-cell>
          <table:table-cell office:value-type="float" office:value="8" table:formula="of:=['file:///C:/Users/ClaudineiBJr/Documents/Repositories/Mestrado/RelationshipBetweenMutationAndGFC/Results/Summary/countPositive_summary_results.csv'#countPositive_summary_results.C8]" table:style-name="ce13">
            <text:p>8</text:p>
          </table:table-cell>
          <table:table-cell office:value-type="float" office:value="87.5" table:formula="of:=['file:///C:/Users/ClaudineiBJr/Documents/Repositories/Mestrado/RelationshipBetweenMutationAndGFC/Results/Summary/countPositive_summary_results.csv'#countPositive_summary_results.D8]" table:style-name="ce13">
            <text:p>87,5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na origem dos arcos primitivos</text:p>
          </table:table-cell>
          <table:table-cell office:value-type="float" office:value="7" table:formula="of:=['file:///C:/Users/ClaudineiBJr/Documents/Repositories/Mestrado/RelationshipBetweenMutationAndGFC/Results/Summary/countPositive_summary_results.csv'#countPositive_summary_results.B9]" table:style-name="ce1">
            <text:p>7</text:p>
          </table:table-cell>
          <table:table-cell office:value-type="float" office:value="8" table:formula="of:=['file:///C:/Users/ClaudineiBJr/Documents/Repositories/Mestrado/RelationshipBetweenMutationAndGFC/Results/Summary/countPositive_summary_results.csv'#countPositive_summary_results.C9]" table:style-name="ce1">
            <text:p>8</text:p>
          </table:table-cell>
          <table:table-cell office:value-type="float" office:value="87.5" table:formula="of:=['file:///C:/Users/ClaudineiBJr/Documents/Repositories/Mestrado/RelationshipBetweenMutationAndGFC/Results/Summary/countPositive_summary_results.csv'#countPositive_summary_results.D9]" table:style-name="ce1">
            <text:p>87,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no destino dos arcos primitivos</text:p>
          </table:table-cell>
          <table:table-cell office:value-type="float" office:value="0" table:formula="of:=['file:///C:/Users/ClaudineiBJr/Documents/Repositories/Mestrado/RelationshipBetweenMutationAndGFC/Results/Summary/countPositive_summary_results.csv'#countPositive_summary_results.B10]" table:style-name="ce1">
            <text:p>0</text:p>
          </table:table-cell>
          <table:table-cell office:value-type="float" office:value="8" table:formula="of:=['file:///C:/Users/ClaudineiBJr/Documents/Repositories/Mestrado/RelationshipBetweenMutationAndGFC/Results/Summary/countPositive_summary_results.csv'#countPositive_summary_results.C10]" table:style-name="ce1">
            <text:p>8</text:p>
          </table:table-cell>
          <table:table-cell office:value-type="float" office:value="0" table:formula="of:=['file:///C:/Users/ClaudineiBJr/Documents/Repositories/Mestrado/RelationshipBetweenMutationAndGFC/Results/Summary/countPositive_summary_results.csv'#countPositive_summary_results.D10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Minimais em primitivos ou com origem/destino em primitivos</text:p>
          </table:table-cell>
          <table:table-cell office:value-type="float" office:value="8" table:formula="of:=['file:///C:/Users/ClaudineiBJr/Documents/Repositories/Mestrado/RelationshipBetweenMutationAndGFC/Results/Summary/countPositive_summary_results.csv'#countPositive_summary_results.B11]" table:style-name="ce13">
            <text:p>8</text:p>
          </table:table-cell>
          <table:table-cell office:value-type="float" office:value="8" table:formula="of:=['file:///C:/Users/ClaudineiBJr/Documents/Repositories/Mestrado/RelationshipBetweenMutationAndGFC/Results/Summary/countPositive_summary_results.csv'#countPositive_summary_results.C11]" table:style-name="ce13">
            <text:p>8</text:p>
          </table:table-cell>
          <table:table-cell office:value-type="float" office:value="100" table:formula="of:=['file:///C:/Users/ClaudineiBJr/Documents/Repositories/Mestrado/RelationshipBetweenMutationAndGFC/Results/Summary/countPositive_summary_results.csv'#countPositive_summary_results.D11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com nó origem em arcos primitivos</text:p>
          </table:table-cell>
          <table:table-cell office:value-type="float" office:value="0" table:formula="of:=['file:///C:/Users/ClaudineiBJr/Documents/Repositories/Mestrado/RelationshipBetweenMutationAndGFC/Results/Summary/countPositive_summary_results.csv'#countPositive_summary_results.B12]" table:style-name="ce1">
            <text:p>0</text:p>
          </table:table-cell>
          <table:table-cell office:value-type="float" office:value="8" table:formula="of:=['file:///C:/Users/ClaudineiBJr/Documents/Repositories/Mestrado/RelationshipBetweenMutationAndGFC/Results/Summary/countPositive_summary_results.csv'#countPositive_summary_results.C12]" table:style-name="ce1">
            <text:p>8</text:p>
          </table:table-cell>
          <table:table-cell office:value-type="float" office:value="0" table:formula="of:=['file:///C:/Users/ClaudineiBJr/Documents/Repositories/Mestrado/RelationshipBetweenMutationAndGFC/Results/Summary/countPositive_summary_results.csv'#countPositive_summary_results.D12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nimais com nó destino em arcos primitivos</text:p>
          </table:table-cell>
          <table:table-cell office:value-type="float" office:value="8" table:formula="of:=['file:///C:/Users/ClaudineiBJr/Documents/Repositories/Mestrado/RelationshipBetweenMutationAndGFC/Results/Summary/countPositive_summary_results.csv'#countPositive_summary_results.B13]" table:style-name="ce1">
            <text:p>8</text:p>
          </table:table-cell>
          <table:table-cell office:value-type="float" office:value="8" table:formula="of:=['file:///C:/Users/ClaudineiBJr/Documents/Repositories/Mestrado/RelationshipBetweenMutationAndGFC/Results/Summary/countPositive_summary_results.csv'#countPositive_summary_results.C13]" table:style-name="ce1">
            <text:p>8</text:p>
          </table:table-cell>
          <table:table-cell office:value-type="float" office:value="100" table:formula="of:=['file:///C:/Users/ClaudineiBJr/Documents/Repositories/Mestrado/RelationshipBetweenMutationAndGFC/Results/Summary/countPositive_summary_results.csv'#countPositive_summary_results.D13]" table:style-name="ce1">
            <text:p>100</text:p>
          </table:table-cell>
          <table:table-cell table:number-columns-repeated="16380" table:style-name="ce13"/>
        </table:table-row>
        <table:table-row table:style-name="ro1">
          <table:table-cell office:value-type="string" table:style-name="ce13">
            <text:p>Equivalentes em arcos primitivos</text:p>
          </table:table-cell>
          <table:table-cell office:value-type="float" office:value="1" table:formula="of:=['file:///C:/Users/ClaudineiBJr/Documents/Repositories/Mestrado/RelationshipBetweenMutationAndGFC/Results/Summary/countPositive_summary_results.csv'#countPositive_summary_results.B14]" table:style-name="ce13">
            <text:p>1</text:p>
          </table:table-cell>
          <table:table-cell office:value-type="float" office:value="9" table:formula="of:=['file:///C:/Users/ClaudineiBJr/Documents/Repositories/Mestrado/RelationshipBetweenMutationAndGFC/Results/Summary/countPositive_summary_results.csv'#countPositive_summary_results.C14]" table:style-name="ce13">
            <text:p>9</text:p>
          </table:table-cell>
          <table:table-cell office:value-type="float" office:value="11.11" table:formula="of:=['file:///C:/Users/ClaudineiBJr/Documents/Repositories/Mestrado/RelationshipBetweenMutationAndGFC/Results/Summary/countPositive_summary_results.csv'#countPositive_summary_results.D14]" table:style-name="ce13">
            <text:p>11,11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na origem dos arcos primitivos</text:p>
          </table:table-cell>
          <table:table-cell office:value-type="float" office:value="1" table:formula="of:=['file:///C:/Users/ClaudineiBJr/Documents/Repositories/Mestrado/RelationshipBetweenMutationAndGFC/Results/Summary/countPositive_summary_results.csv'#countPositive_summary_results.B15]" table:style-name="ce1">
            <text:p>1</text:p>
          </table:table-cell>
          <table:table-cell office:value-type="float" office:value="9" table:formula="of:=['file:///C:/Users/ClaudineiBJr/Documents/Repositories/Mestrado/RelationshipBetweenMutationAndGFC/Results/Summary/countPositive_summary_results.csv'#countPositive_summary_results.C15]" table:style-name="ce1">
            <text:p>9</text:p>
          </table:table-cell>
          <table:table-cell office:value-type="float" office:value="11.11" table:formula="of:=['file:///C:/Users/ClaudineiBJr/Documents/Repositories/Mestrado/RelationshipBetweenMutationAndGFC/Results/Summary/countPositive_summary_results.csv'#countPositive_summary_results.D15]" table:style-name="ce1">
            <text:p>11,1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no destino dos arcos primitivos</text:p>
          </table:table-cell>
          <table:table-cell office:value-type="float" office:value="0" table:formula="of:=['file:///C:/Users/ClaudineiBJr/Documents/Repositories/Mestrado/RelationshipBetweenMutationAndGFC/Results/Summary/countPositive_summary_results.csv'#countPositive_summary_results.B16]" table:style-name="ce1">
            <text:p>0</text:p>
          </table:table-cell>
          <table:table-cell office:value-type="float" office:value="9" table:formula="of:=['file:///C:/Users/ClaudineiBJr/Documents/Repositories/Mestrado/RelationshipBetweenMutationAndGFC/Results/Summary/countPositive_summary_results.csv'#countPositive_summary_results.C16]" table:style-name="ce1">
            <text:p>9</text:p>
          </table:table-cell>
          <table:table-cell office:value-type="float" office:value="0" table:formula="of:=['file:///C:/Users/ClaudineiBJr/Documents/Repositories/Mestrado/RelationshipBetweenMutationAndGFC/Results/Summary/countPositive_summary_results.csv'#countPositive_summary_results.D16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primitivos ou com origem/destino em primitivos</text:p>
          </table:table-cell>
          <table:table-cell office:value-type="float" office:value="6" table:formula="of:=['file:///C:/Users/ClaudineiBJr/Documents/Repositories/Mestrado/RelationshipBetweenMutationAndGFC/Results/Summary/countPositive_summary_results.csv'#countPositive_summary_results.B17]" table:style-name="ce13">
            <text:p>6</text:p>
          </table:table-cell>
          <table:table-cell office:value-type="float" office:value="9" table:formula="of:=['file:///C:/Users/ClaudineiBJr/Documents/Repositories/Mestrado/RelationshipBetweenMutationAndGFC/Results/Summary/countPositive_summary_results.csv'#countPositive_summary_results.C17]" table:style-name="ce13">
            <text:p>9</text:p>
          </table:table-cell>
          <table:table-cell office:value-type="float" office:value="66.67" table:formula="of:=['file:///C:/Users/ClaudineiBJr/Documents/Repositories/Mestrado/RelationshipBetweenMutationAndGFC/Results/Summary/countPositive_summary_results.csv'#countPositive_summary_results.D17]" table:style-name="ce13">
            <text:p>66,67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com nó origem em arcos primitivos</text:p>
          </table:table-cell>
          <table:table-cell office:value-type="float" office:value="0" table:formula="of:=['file:///C:/Users/ClaudineiBJr/Documents/Repositories/Mestrado/RelationshipBetweenMutationAndGFC/Results/Summary/countPositive_summary_results.csv'#countPositive_summary_results.B18]" table:style-name="ce1">
            <text:p>0</text:p>
          </table:table-cell>
          <table:table-cell office:value-type="float" office:value="9" table:formula="of:=['file:///C:/Users/ClaudineiBJr/Documents/Repositories/Mestrado/RelationshipBetweenMutationAndGFC/Results/Summary/countPositive_summary_results.csv'#countPositive_summary_results.C18]" table:style-name="ce1">
            <text:p>9</text:p>
          </table:table-cell>
          <table:table-cell office:value-type="float" office:value="0" table:formula="of:=['file:///C:/Users/ClaudineiBJr/Documents/Repositories/Mestrado/RelationshipBetweenMutationAndGFC/Results/Summary/countPositive_summary_results.csv'#countPositive_summary_results.D18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com nó destino em arcos primitivos</text:p>
          </table:table-cell>
          <table:table-cell office:value-type="float" office:value="6" table:formula="of:=['file:///C:/Users/ClaudineiBJr/Documents/Repositories/Mestrado/RelationshipBetweenMutationAndGFC/Results/Summary/countPositive_summary_results.csv'#countPositive_summary_results.B19]" table:style-name="ce1">
            <text:p>6</text:p>
          </table:table-cell>
          <table:table-cell office:value-type="float" office:value="9" table:formula="of:=['file:///C:/Users/ClaudineiBJr/Documents/Repositories/Mestrado/RelationshipBetweenMutationAndGFC/Results/Summary/countPositive_summary_results.csv'#countPositive_summary_results.C19]" table:style-name="ce1">
            <text:p>9</text:p>
          </table:table-cell>
          <table:table-cell office:value-type="float" office:value="66.67" table:formula="of:=['file:///C:/Users/ClaudineiBJr/Documents/Repositories/Mestrado/RelationshipBetweenMutationAndGFC/Results/Summary/countPositive_summary_results.csv'#countPositive_summary_results.D19]" table:style-name="ce1">
            <text:p>66,67</text:p>
          </table:table-cell>
          <table:table-cell table:number-columns-repeated="16380"/>
        </table:table-row>
        <table:table-row table:number-rows-repeated="1048557" table:style-name="ro2">
          <table:table-cell table:number-columns-repeated="16384"/>
        </table:table-row>
      </table:table>
      <table:table table:name="DigitReverser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3">
            <text:p>Informação</text:p>
          </table:table-cell>
          <table:table-cell office:value-type="string" table:style-name="ce13">
            <text:p>Número</text:p>
          </table:table-cell>
          <table:table-cell office:value-type="string" table:style-name="ce13">
            <text:p>Total</text:p>
          </table:table-cell>
          <table:table-cell office:value-type="string" table:style-name="ce13">
            <text:p>Percentua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minimais</text:p>
          </table:table-cell>
          <table:table-cell office:value-type="float" office:value="8" table:formula="of:=['file:///C:/Users/ClaudineiBJr/Documents/Repositories/Mestrado/RelationshipBetweenMutationAndGFC/Results/Summary/digit_reverser_summary_results.csv'#digit_reverser_summary_results.B2]" table:style-name="ce1">
            <text:p>8</text:p>
          </table:table-cell>
          <table:table-cell office:value-type="float" office:value="496" table:formula="of:=['file:///C:/Users/ClaudineiBJr/Documents/Repositories/Mestrado/RelationshipBetweenMutationAndGFC/Results/Summary/digit_reverser_summary_results.csv'#digit_reverser_summary_results.C2]" table:style-name="ce1">
            <text:p>496</text:p>
          </table:table-cell>
          <table:table-cell office:value-type="float" office:value="1.61" table:formula="of:=['file:///C:/Users/ClaudineiBJr/Documents/Repositories/Mestrado/RelationshipBetweenMutationAndGFC/Results/Summary/digit_reverser_summary_results.csv'#digit_reverser_summary_results.D2]" table:style-name="ce1">
            <text:p>1,6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equivalentes</text:p>
          </table:table-cell>
          <table:table-cell office:value-type="float" office:value="43" table:formula="of:=['file:///C:/Users/ClaudineiBJr/Documents/Repositories/Mestrado/RelationshipBetweenMutationAndGFC/Results/Summary/digit_reverser_summary_results.csv'#digit_reverser_summary_results.B3]" table:style-name="ce1">
            <text:p>43</text:p>
          </table:table-cell>
          <table:table-cell office:value-type="float" office:value="496" table:formula="of:=['file:///C:/Users/ClaudineiBJr/Documents/Repositories/Mestrado/RelationshipBetweenMutationAndGFC/Results/Summary/digit_reverser_summary_results.csv'#digit_reverser_summary_results.C3]" table:style-name="ce1">
            <text:p>496</text:p>
          </table:table-cell>
          <table:table-cell office:value-type="float" office:value="8.67" table:formula="of:=['file:///C:/Users/ClaudineiBJr/Documents/Repositories/Mestrado/RelationshipBetweenMutationAndGFC/Results/Summary/digit_reverser_summary_results.csv'#digit_reverser_summary_results.D3]" table:style-name="ce1">
            <text:p>8,6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s arcos primitivos</text:p>
          </table:table-cell>
          <table:table-cell office:value-type="float" office:value="432" table:formula="of:=['file:///C:/Users/ClaudineiBJr/Documents/Repositories/Mestrado/RelationshipBetweenMutationAndGFC/Results/Summary/digit_reverser_summary_results.csv'#digit_reverser_summary_results.B4]" table:style-name="ce1">
            <text:p>432</text:p>
          </table:table-cell>
          <table:table-cell office:value-type="float" office:value="496" table:formula="of:=['file:///C:/Users/ClaudineiBJr/Documents/Repositories/Mestrado/RelationshipBetweenMutationAndGFC/Results/Summary/digit_reverser_summary_results.csv'#digit_reverser_summary_results.C4]" table:style-name="ce1">
            <text:p>496</text:p>
          </table:table-cell>
          <table:table-cell office:value-type="float" office:value="87.1" table:formula="of:=['file:///C:/Users/ClaudineiBJr/Documents/Repositories/Mestrado/RelationshipBetweenMutationAndGFC/Results/Summary/digit_reverser_summary_results.csv'#digit_reverser_summary_results.D4]" table:style-name="ce1">
            <text:p>87,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a origem dos arcos primitivos</text:p>
          </table:table-cell>
          <table:table-cell office:value-type="float" office:value="82" table:formula="of:=['file:///C:/Users/ClaudineiBJr/Documents/Repositories/Mestrado/RelationshipBetweenMutationAndGFC/Results/Summary/digit_reverser_summary_results.csv'#digit_reverser_summary_results.B5]" table:style-name="ce1">
            <text:p>82</text:p>
          </table:table-cell>
          <table:table-cell office:value-type="float" office:value="496" table:formula="of:=['file:///C:/Users/ClaudineiBJr/Documents/Repositories/Mestrado/RelationshipBetweenMutationAndGFC/Results/Summary/digit_reverser_summary_results.csv'#digit_reverser_summary_results.C5]" table:style-name="ce1">
            <text:p>496</text:p>
          </table:table-cell>
          <table:table-cell office:value-type="float" office:value="16.53" table:formula="of:=['file:///C:/Users/ClaudineiBJr/Documents/Repositories/Mestrado/RelationshipBetweenMutationAndGFC/Results/Summary/digit_reverser_summary_results.csv'#digit_reverser_summary_results.D5]" table:style-name="ce1">
            <text:p>16,5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 destino dos arcos primitivos</text:p>
          </table:table-cell>
          <table:table-cell office:value-type="float" office:value="350" table:formula="of:=['file:///C:/Users/ClaudineiBJr/Documents/Repositories/Mestrado/RelationshipBetweenMutationAndGFC/Results/Summary/digit_reverser_summary_results.csv'#digit_reverser_summary_results.B6]" table:style-name="ce1">
            <text:p>350</text:p>
          </table:table-cell>
          <table:table-cell office:value-type="float" office:value="496" table:formula="of:=['file:///C:/Users/ClaudineiBJr/Documents/Repositories/Mestrado/RelationshipBetweenMutationAndGFC/Results/Summary/digit_reverser_summary_results.csv'#digit_reverser_summary_results.C6]" table:style-name="ce1">
            <text:p>496</text:p>
          </table:table-cell>
          <table:table-cell office:value-type="float" office:value="70.56" table:formula="of:=['file:///C:/Users/ClaudineiBJr/Documents/Repositories/Mestrado/RelationshipBetweenMutationAndGFC/Results/Summary/digit_reverser_summary_results.csv'#digit_reverser_summary_results.D6]" table:style-name="ce1">
            <text:p>70,56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3">
            <text:p>Minimais em arcos primitivos</text:p>
          </table:table-cell>
          <table:table-cell office:value-type="float" office:value="4" table:formula="of:=['file:///C:/Users/ClaudineiBJr/Documents/Repositories/Mestrado/RelationshipBetweenMutationAndGFC/Results/Summary/digit_reverser_summary_results.csv'#digit_reverser_summary_results.B8]" table:style-name="ce13">
            <text:p>4</text:p>
          </table:table-cell>
          <table:table-cell office:value-type="float" office:value="8" table:formula="of:=['file:///C:/Users/ClaudineiBJr/Documents/Repositories/Mestrado/RelationshipBetweenMutationAndGFC/Results/Summary/digit_reverser_summary_results.csv'#digit_reverser_summary_results.C8]" table:style-name="ce13">
            <text:p>8</text:p>
          </table:table-cell>
          <table:table-cell office:value-type="float" office:value="50" table:formula="of:=['file:///C:/Users/ClaudineiBJr/Documents/Repositories/Mestrado/RelationshipBetweenMutationAndGFC/Results/Summary/digit_reverser_summary_results.csv'#digit_reverser_summary_results.D8]" table:style-name="ce13">
            <text:p>5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na origem dos arcos primitivos</text:p>
          </table:table-cell>
          <table:table-cell office:value-type="float" office:value="0" table:formula="of:=['file:///C:/Users/ClaudineiBJr/Documents/Repositories/Mestrado/RelationshipBetweenMutationAndGFC/Results/Summary/digit_reverser_summary_results.csv'#digit_reverser_summary_results.B9]" table:style-name="ce1">
            <text:p>0</text:p>
          </table:table-cell>
          <table:table-cell office:value-type="float" office:value="8" table:formula="of:=['file:///C:/Users/ClaudineiBJr/Documents/Repositories/Mestrado/RelationshipBetweenMutationAndGFC/Results/Summary/digit_reverser_summary_results.csv'#digit_reverser_summary_results.C9]" table:style-name="ce1">
            <text:p>8</text:p>
          </table:table-cell>
          <table:table-cell office:value-type="float" office:value="0" table:formula="of:=['file:///C:/Users/ClaudineiBJr/Documents/Repositories/Mestrado/RelationshipBetweenMutationAndGFC/Results/Summary/digit_reverser_summary_results.csv'#digit_reverser_summary_results.D9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no destino dos arcos primitivos</text:p>
          </table:table-cell>
          <table:table-cell office:value-type="float" office:value="4" table:formula="of:=['file:///C:/Users/ClaudineiBJr/Documents/Repositories/Mestrado/RelationshipBetweenMutationAndGFC/Results/Summary/digit_reverser_summary_results.csv'#digit_reverser_summary_results.B10]" table:style-name="ce1">
            <text:p>4</text:p>
          </table:table-cell>
          <table:table-cell office:value-type="float" office:value="8" table:formula="of:=['file:///C:/Users/ClaudineiBJr/Documents/Repositories/Mestrado/RelationshipBetweenMutationAndGFC/Results/Summary/digit_reverser_summary_results.csv'#digit_reverser_summary_results.C10]" table:style-name="ce1">
            <text:p>8</text:p>
          </table:table-cell>
          <table:table-cell office:value-type="float" office:value="50" table:formula="of:=['file:///C:/Users/ClaudineiBJr/Documents/Repositories/Mestrado/RelationshipBetweenMutationAndGFC/Results/Summary/digit_reverser_summary_results.csv'#digit_reverser_summary_results.D10]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Minimais em primitivos ou com origem/destino em primitivos</text:p>
          </table:table-cell>
          <table:table-cell office:value-type="float" office:value="8" table:formula="of:=['file:///C:/Users/ClaudineiBJr/Documents/Repositories/Mestrado/RelationshipBetweenMutationAndGFC/Results/Summary/digit_reverser_summary_results.csv'#digit_reverser_summary_results.B11]" table:style-name="ce13">
            <text:p>8</text:p>
          </table:table-cell>
          <table:table-cell office:value-type="float" office:value="8" table:formula="of:=['file:///C:/Users/ClaudineiBJr/Documents/Repositories/Mestrado/RelationshipBetweenMutationAndGFC/Results/Summary/digit_reverser_summary_results.csv'#digit_reverser_summary_results.C11]" table:style-name="ce13">
            <text:p>8</text:p>
          </table:table-cell>
          <table:table-cell office:value-type="float" office:value="100" table:formula="of:=['file:///C:/Users/ClaudineiBJr/Documents/Repositories/Mestrado/RelationshipBetweenMutationAndGFC/Results/Summary/digit_reverser_summary_results.csv'#digit_reverser_summary_results.D11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com nó origem em arcos primitivos</text:p>
          </table:table-cell>
          <table:table-cell office:value-type="float" office:value="8" table:formula="of:=['file:///C:/Users/ClaudineiBJr/Documents/Repositories/Mestrado/RelationshipBetweenMutationAndGFC/Results/Summary/digit_reverser_summary_results.csv'#digit_reverser_summary_results.B12]" table:style-name="ce1">
            <text:p>8</text:p>
          </table:table-cell>
          <table:table-cell office:value-type="float" office:value="8" table:formula="of:=['file:///C:/Users/ClaudineiBJr/Documents/Repositories/Mestrado/RelationshipBetweenMutationAndGFC/Results/Summary/digit_reverser_summary_results.csv'#digit_reverser_summary_results.C12]" table:style-name="ce1">
            <text:p>8</text:p>
          </table:table-cell>
          <table:table-cell office:value-type="float" office:value="100" table:formula="of:=['file:///C:/Users/ClaudineiBJr/Documents/Repositories/Mestrado/RelationshipBetweenMutationAndGFC/Results/Summary/digit_reverser_summary_results.csv'#digit_reverser_summary_results.D12]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nimais com nó destino em arcos primitivos</text:p>
          </table:table-cell>
          <table:table-cell office:value-type="float" office:value="5" table:formula="of:=['file:///C:/Users/ClaudineiBJr/Documents/Repositories/Mestrado/RelationshipBetweenMutationAndGFC/Results/Summary/digit_reverser_summary_results.csv'#digit_reverser_summary_results.B13]" table:style-name="ce1">
            <text:p>5</text:p>
          </table:table-cell>
          <table:table-cell office:value-type="float" office:value="8" table:formula="of:=['file:///C:/Users/ClaudineiBJr/Documents/Repositories/Mestrado/RelationshipBetweenMutationAndGFC/Results/Summary/digit_reverser_summary_results.csv'#digit_reverser_summary_results.C13]" table:style-name="ce1">
            <text:p>8</text:p>
          </table:table-cell>
          <table:table-cell office:value-type="float" office:value="62.5" table:formula="of:=['file:///C:/Users/ClaudineiBJr/Documents/Repositories/Mestrado/RelationshipBetweenMutationAndGFC/Results/Summary/digit_reverser_summary_results.csv'#digit_reverser_summary_results.D13]" table:style-name="ce1">
            <text:p>62,5</text:p>
          </table:table-cell>
          <table:table-cell table:number-columns-repeated="16380" table:style-name="ce13"/>
        </table:table-row>
        <table:table-row table:style-name="ro1">
          <table:table-cell office:value-type="string" table:style-name="ce13">
            <text:p>Equivalentes em arcos primitivos</text:p>
          </table:table-cell>
          <table:table-cell office:value-type="float" office:value="37" table:formula="of:=['file:///C:/Users/ClaudineiBJr/Documents/Repositories/Mestrado/RelationshipBetweenMutationAndGFC/Results/Summary/digit_reverser_summary_results.csv'#digit_reverser_summary_results.B14]" table:style-name="ce13">
            <text:p>37</text:p>
          </table:table-cell>
          <table:table-cell office:value-type="float" office:value="43" table:formula="of:=['file:///C:/Users/ClaudineiBJr/Documents/Repositories/Mestrado/RelationshipBetweenMutationAndGFC/Results/Summary/digit_reverser_summary_results.csv'#digit_reverser_summary_results.C14]" table:style-name="ce13">
            <text:p>43</text:p>
          </table:table-cell>
          <table:table-cell office:value-type="float" office:value="86.05" table:formula="of:=['file:///C:/Users/ClaudineiBJr/Documents/Repositories/Mestrado/RelationshipBetweenMutationAndGFC/Results/Summary/digit_reverser_summary_results.csv'#digit_reverser_summary_results.D14]" table:style-name="ce13">
            <text:p>86,05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na origem dos arcos primitivos</text:p>
          </table:table-cell>
          <table:table-cell office:value-type="float" office:value="24" table:formula="of:=['file:///C:/Users/ClaudineiBJr/Documents/Repositories/Mestrado/RelationshipBetweenMutationAndGFC/Results/Summary/digit_reverser_summary_results.csv'#digit_reverser_summary_results.B15]" table:style-name="ce1">
            <text:p>24</text:p>
          </table:table-cell>
          <table:table-cell office:value-type="float" office:value="43" table:formula="of:=['file:///C:/Users/ClaudineiBJr/Documents/Repositories/Mestrado/RelationshipBetweenMutationAndGFC/Results/Summary/digit_reverser_summary_results.csv'#digit_reverser_summary_results.C15]" table:style-name="ce1">
            <text:p>43</text:p>
          </table:table-cell>
          <table:table-cell office:value-type="float" office:value="55.81" table:formula="of:=['file:///C:/Users/ClaudineiBJr/Documents/Repositories/Mestrado/RelationshipBetweenMutationAndGFC/Results/Summary/digit_reverser_summary_results.csv'#digit_reverser_summary_results.D15]" table:style-name="ce1">
            <text:p>55,8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no destino dos arcos primitivos</text:p>
          </table:table-cell>
          <table:table-cell office:value-type="float" office:value="13" table:formula="of:=['file:///C:/Users/ClaudineiBJr/Documents/Repositories/Mestrado/RelationshipBetweenMutationAndGFC/Results/Summary/digit_reverser_summary_results.csv'#digit_reverser_summary_results.B16]" table:style-name="ce1">
            <text:p>13</text:p>
          </table:table-cell>
          <table:table-cell office:value-type="float" office:value="43" table:formula="of:=['file:///C:/Users/ClaudineiBJr/Documents/Repositories/Mestrado/RelationshipBetweenMutationAndGFC/Results/Summary/digit_reverser_summary_results.csv'#digit_reverser_summary_results.C16]" table:style-name="ce1">
            <text:p>43</text:p>
          </table:table-cell>
          <table:table-cell office:value-type="float" office:value="30.23" table:formula="of:=['file:///C:/Users/ClaudineiBJr/Documents/Repositories/Mestrado/RelationshipBetweenMutationAndGFC/Results/Summary/digit_reverser_summary_results.csv'#digit_reverser_summary_results.D16]" table:style-name="ce1">
            <text:p>30,23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primitivos ou com origem/destino em primitivos</text:p>
          </table:table-cell>
          <table:table-cell office:value-type="float" office:value="43" table:formula="of:=['file:///C:/Users/ClaudineiBJr/Documents/Repositories/Mestrado/RelationshipBetweenMutationAndGFC/Results/Summary/digit_reverser_summary_results.csv'#digit_reverser_summary_results.B17]" table:style-name="ce13">
            <text:p>43</text:p>
          </table:table-cell>
          <table:table-cell office:value-type="float" office:value="43" table:formula="of:=['file:///C:/Users/ClaudineiBJr/Documents/Repositories/Mestrado/RelationshipBetweenMutationAndGFC/Results/Summary/digit_reverser_summary_results.csv'#digit_reverser_summary_results.C17]" table:style-name="ce13">
            <text:p>43</text:p>
          </table:table-cell>
          <table:table-cell office:value-type="float" office:value="100" table:formula="of:=['file:///C:/Users/ClaudineiBJr/Documents/Repositories/Mestrado/RelationshipBetweenMutationAndGFC/Results/Summary/digit_reverser_summary_results.csv'#digit_reverser_summary_results.D17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com nó origem em arcos primitivos</text:p>
          </table:table-cell>
          <table:table-cell office:value-type="float" office:value="43" table:formula="of:=['file:///C:/Users/ClaudineiBJr/Documents/Repositories/Mestrado/RelationshipBetweenMutationAndGFC/Results/Summary/digit_reverser_summary_results.csv'#digit_reverser_summary_results.B18]" table:style-name="ce1">
            <text:p>43</text:p>
          </table:table-cell>
          <table:table-cell office:value-type="float" office:value="43" table:formula="of:=['file:///C:/Users/ClaudineiBJr/Documents/Repositories/Mestrado/RelationshipBetweenMutationAndGFC/Results/Summary/digit_reverser_summary_results.csv'#digit_reverser_summary_results.C18]" table:style-name="ce1">
            <text:p>43</text:p>
          </table:table-cell>
          <table:table-cell office:value-type="float" office:value="100" table:formula="of:=['file:///C:/Users/ClaudineiBJr/Documents/Repositories/Mestrado/RelationshipBetweenMutationAndGFC/Results/Summary/digit_reverser_summary_results.csv'#digit_reverser_summary_results.D18]" table:style-name="ce1">
            <text:p>10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com nó destino em arcos primitivos</text:p>
          </table:table-cell>
          <table:table-cell office:value-type="float" office:value="39" table:formula="of:=['file:///C:/Users/ClaudineiBJr/Documents/Repositories/Mestrado/RelationshipBetweenMutationAndGFC/Results/Summary/digit_reverser_summary_results.csv'#digit_reverser_summary_results.B19]" table:style-name="ce1">
            <text:p>39</text:p>
          </table:table-cell>
          <table:table-cell office:value-type="float" office:value="43" table:formula="of:=['file:///C:/Users/ClaudineiBJr/Documents/Repositories/Mestrado/RelationshipBetweenMutationAndGFC/Results/Summary/digit_reverser_summary_results.csv'#digit_reverser_summary_results.C19]" table:style-name="ce1">
            <text:p>43</text:p>
          </table:table-cell>
          <table:table-cell office:value-type="float" office:value="90.7" table:formula="of:=['file:///C:/Users/ClaudineiBJr/Documents/Repositories/Mestrado/RelationshipBetweenMutationAndGFC/Results/Summary/digit_reverser_summary_results.csv'#digit_reverser_summary_results.D19]" table:style-name="ce1">
            <text:p>90,7</text:p>
          </table:table-cell>
          <table:table-cell table:number-columns-repeated="16380"/>
        </table:table-row>
        <table:table-row table:number-rows-repeated="1048557" table:style-name="ro2">
          <table:table-cell table:number-columns-repeated="16384"/>
        </table:table-row>
      </table:table>
      <table:table table:name="FindLast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3">
            <text:p>Informação</text:p>
          </table:table-cell>
          <table:table-cell office:value-type="string" table:style-name="ce13">
            <text:p>Número</text:p>
          </table:table-cell>
          <table:table-cell office:value-type="string" table:style-name="ce13">
            <text:p>Total</text:p>
          </table:table-cell>
          <table:table-cell office:value-type="string" table:style-name="ce13">
            <text:p>Percentua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minimais</text:p>
          </table:table-cell>
          <table:table-cell office:value-type="float" office:value="32" table:formula="of:=['file:///C:/Users/ClaudineiBJr/Documents/Repositories/Mestrado/RelationshipBetweenMutationAndGFC/Results/Summary/findLast_summary_results.csv'#findLast_summary_results.B2]" table:style-name="ce1">
            <text:p>32</text:p>
          </table:table-cell>
          <table:table-cell office:value-type="float" office:value="198" table:formula="of:=['file:///C:/Users/ClaudineiBJr/Documents/Repositories/Mestrado/RelationshipBetweenMutationAndGFC/Results/Summary/findLast_summary_results.csv'#findLast_summary_results.C2]" table:style-name="ce1">
            <text:p>198</text:p>
          </table:table-cell>
          <table:table-cell office:value-type="float" office:value="16.16" table:formula="of:=['file:///C:/Users/ClaudineiBJr/Documents/Repositories/Mestrado/RelationshipBetweenMutationAndGFC/Results/Summary/findLast_summary_results.csv'#findLast_summary_results.D2]" table:style-name="ce1">
            <text:p>16,1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equivalentes</text:p>
          </table:table-cell>
          <table:table-cell office:value-type="float" office:value="8" table:formula="of:=['file:///C:/Users/ClaudineiBJr/Documents/Repositories/Mestrado/RelationshipBetweenMutationAndGFC/Results/Summary/findLast_summary_results.csv'#findLast_summary_results.B3]" table:style-name="ce1">
            <text:p>8</text:p>
          </table:table-cell>
          <table:table-cell office:value-type="float" office:value="198" table:formula="of:=['file:///C:/Users/ClaudineiBJr/Documents/Repositories/Mestrado/RelationshipBetweenMutationAndGFC/Results/Summary/findLast_summary_results.csv'#findLast_summary_results.C3]" table:style-name="ce1">
            <text:p>198</text:p>
          </table:table-cell>
          <table:table-cell office:value-type="float" office:value="4.04" table:formula="of:=['file:///C:/Users/ClaudineiBJr/Documents/Repositories/Mestrado/RelationshipBetweenMutationAndGFC/Results/Summary/findLast_summary_results.csv'#findLast_summary_results.D3]" table:style-name="ce1">
            <text:p>4,0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s arcos primitivos</text:p>
          </table:table-cell>
          <table:table-cell office:value-type="float" office:value="133" table:formula="of:=['file:///C:/Users/ClaudineiBJr/Documents/Repositories/Mestrado/RelationshipBetweenMutationAndGFC/Results/Summary/findLast_summary_results.csv'#findLast_summary_results.B4]" table:style-name="ce1">
            <text:p>133</text:p>
          </table:table-cell>
          <table:table-cell office:value-type="float" office:value="198" table:formula="of:=['file:///C:/Users/ClaudineiBJr/Documents/Repositories/Mestrado/RelationshipBetweenMutationAndGFC/Results/Summary/findLast_summary_results.csv'#findLast_summary_results.C4]" table:style-name="ce1">
            <text:p>198</text:p>
          </table:table-cell>
          <table:table-cell office:value-type="float" office:value="67.17" table:formula="of:=['file:///C:/Users/ClaudineiBJr/Documents/Repositories/Mestrado/RelationshipBetweenMutationAndGFC/Results/Summary/findLast_summary_results.csv'#findLast_summary_results.D4]" table:style-name="ce1">
            <text:p>67,1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a origem dos arcos primitivos</text:p>
          </table:table-cell>
          <table:table-cell office:value-type="float" office:value="112" table:formula="of:=['file:///C:/Users/ClaudineiBJr/Documents/Repositories/Mestrado/RelationshipBetweenMutationAndGFC/Results/Summary/findLast_summary_results.csv'#findLast_summary_results.B5]" table:style-name="ce1">
            <text:p>112</text:p>
          </table:table-cell>
          <table:table-cell office:value-type="float" office:value="198" table:formula="of:=['file:///C:/Users/ClaudineiBJr/Documents/Repositories/Mestrado/RelationshipBetweenMutationAndGFC/Results/Summary/findLast_summary_results.csv'#findLast_summary_results.C5]" table:style-name="ce1">
            <text:p>198</text:p>
          </table:table-cell>
          <table:table-cell office:value-type="float" office:value="56.57" table:formula="of:=['file:///C:/Users/ClaudineiBJr/Documents/Repositories/Mestrado/RelationshipBetweenMutationAndGFC/Results/Summary/findLast_summary_results.csv'#findLast_summary_results.D5]" table:style-name="ce1">
            <text:p>56,5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 destino dos arcos primitivos</text:p>
          </table:table-cell>
          <table:table-cell office:value-type="float" office:value="21" table:formula="of:=['file:///C:/Users/ClaudineiBJr/Documents/Repositories/Mestrado/RelationshipBetweenMutationAndGFC/Results/Summary/findLast_summary_results.csv'#findLast_summary_results.B6]" table:style-name="ce1">
            <text:p>21</text:p>
          </table:table-cell>
          <table:table-cell office:value-type="float" office:value="198" table:formula="of:=['file:///C:/Users/ClaudineiBJr/Documents/Repositories/Mestrado/RelationshipBetweenMutationAndGFC/Results/Summary/findLast_summary_results.csv'#findLast_summary_results.C6]" table:style-name="ce1">
            <text:p>198</text:p>
          </table:table-cell>
          <table:table-cell office:value-type="float" office:value="10.61" table:formula="of:=['file:///C:/Users/ClaudineiBJr/Documents/Repositories/Mestrado/RelationshipBetweenMutationAndGFC/Results/Summary/findLast_summary_results.csv'#findLast_summary_results.D6]" table:style-name="ce1">
            <text:p>10,6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3">
            <text:p>Minimais em arcos primitivos</text:p>
          </table:table-cell>
          <table:table-cell office:value-type="float" office:value="12" table:formula="of:=['file:///C:/Users/ClaudineiBJr/Documents/Repositories/Mestrado/RelationshipBetweenMutationAndGFC/Results/Summary/findLast_summary_results.csv'#findLast_summary_results.B8]" table:style-name="ce13">
            <text:p>12</text:p>
          </table:table-cell>
          <table:table-cell office:value-type="float" office:value="32" table:formula="of:=['file:///C:/Users/ClaudineiBJr/Documents/Repositories/Mestrado/RelationshipBetweenMutationAndGFC/Results/Summary/findLast_summary_results.csv'#findLast_summary_results.C8]" table:style-name="ce13">
            <text:p>32</text:p>
          </table:table-cell>
          <table:table-cell office:value-type="float" office:value="37.5" table:formula="of:=['file:///C:/Users/ClaudineiBJr/Documents/Repositories/Mestrado/RelationshipBetweenMutationAndGFC/Results/Summary/findLast_summary_results.csv'#findLast_summary_results.D8]" table:style-name="ce13">
            <text:p>37,5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na origem dos arcos primitivos</text:p>
          </table:table-cell>
          <table:table-cell office:value-type="float" office:value="12" table:formula="of:=['file:///C:/Users/ClaudineiBJr/Documents/Repositories/Mestrado/RelationshipBetweenMutationAndGFC/Results/Summary/findLast_summary_results.csv'#findLast_summary_results.B9]" table:style-name="ce1">
            <text:p>12</text:p>
          </table:table-cell>
          <table:table-cell office:value-type="float" office:value="32" table:formula="of:=['file:///C:/Users/ClaudineiBJr/Documents/Repositories/Mestrado/RelationshipBetweenMutationAndGFC/Results/Summary/findLast_summary_results.csv'#findLast_summary_results.C9]" table:style-name="ce1">
            <text:p>32</text:p>
          </table:table-cell>
          <table:table-cell office:value-type="float" office:value="37.5" table:formula="of:=['file:///C:/Users/ClaudineiBJr/Documents/Repositories/Mestrado/RelationshipBetweenMutationAndGFC/Results/Summary/findLast_summary_results.csv'#findLast_summary_results.D9]" table:style-name="ce1">
            <text:p>37,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no destino dos arcos primitivos</text:p>
          </table:table-cell>
          <table:table-cell office:value-type="float" office:value="0" table:formula="of:=['file:///C:/Users/ClaudineiBJr/Documents/Repositories/Mestrado/RelationshipBetweenMutationAndGFC/Results/Summary/findLast_summary_results.csv'#findLast_summary_results.B10]" table:style-name="ce1">
            <text:p>0</text:p>
          </table:table-cell>
          <table:table-cell office:value-type="float" office:value="32" table:formula="of:=['file:///C:/Users/ClaudineiBJr/Documents/Repositories/Mestrado/RelationshipBetweenMutationAndGFC/Results/Summary/findLast_summary_results.csv'#findLast_summary_results.C10]" table:style-name="ce1">
            <text:p>32</text:p>
          </table:table-cell>
          <table:table-cell office:value-type="float" office:value="0" table:formula="of:=['file:///C:/Users/ClaudineiBJr/Documents/Repositories/Mestrado/RelationshipBetweenMutationAndGFC/Results/Summary/findLast_summary_results.csv'#findLast_summary_results.D10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Minimais em primitivos ou com origem/destino em primitivos</text:p>
          </table:table-cell>
          <table:table-cell office:value-type="float" office:value="32" table:formula="of:=['file:///C:/Users/ClaudineiBJr/Documents/Repositories/Mestrado/RelationshipBetweenMutationAndGFC/Results/Summary/findLast_summary_results.csv'#findLast_summary_results.B11]" table:style-name="ce13">
            <text:p>32</text:p>
          </table:table-cell>
          <table:table-cell office:value-type="float" office:value="32" table:formula="of:=['file:///C:/Users/ClaudineiBJr/Documents/Repositories/Mestrado/RelationshipBetweenMutationAndGFC/Results/Summary/findLast_summary_results.csv'#findLast_summary_results.C11]" table:style-name="ce13">
            <text:p>32</text:p>
          </table:table-cell>
          <table:table-cell office:value-type="float" office:value="100" table:formula="of:=['file:///C:/Users/ClaudineiBJr/Documents/Repositories/Mestrado/RelationshipBetweenMutationAndGFC/Results/Summary/findLast_summary_results.csv'#findLast_summary_results.D11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com nó origem em arcos primitivos</text:p>
          </table:table-cell>
          <table:table-cell office:value-type="float" office:value="7" table:formula="of:=['file:///C:/Users/ClaudineiBJr/Documents/Repositories/Mestrado/RelationshipBetweenMutationAndGFC/Results/Summary/findLast_summary_results.csv'#findLast_summary_results.B12]" table:style-name="ce1">
            <text:p>7</text:p>
          </table:table-cell>
          <table:table-cell office:value-type="float" office:value="32" table:formula="of:=['file:///C:/Users/ClaudineiBJr/Documents/Repositories/Mestrado/RelationshipBetweenMutationAndGFC/Results/Summary/findLast_summary_results.csv'#findLast_summary_results.C12]" table:style-name="ce1">
            <text:p>32</text:p>
          </table:table-cell>
          <table:table-cell office:value-type="float" office:value="21.88" table:formula="of:=['file:///C:/Users/ClaudineiBJr/Documents/Repositories/Mestrado/RelationshipBetweenMutationAndGFC/Results/Summary/findLast_summary_results.csv'#findLast_summary_results.D12]" table:style-name="ce1">
            <text:p>21,8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com nó destino em arcos primitivos</text:p>
          </table:table-cell>
          <table:table-cell office:value-type="float" office:value="32" table:formula="of:=['file:///C:/Users/ClaudineiBJr/Documents/Repositories/Mestrado/RelationshipBetweenMutationAndGFC/Results/Summary/findLast_summary_results.csv'#findLast_summary_results.B13]" table:style-name="ce1">
            <text:p>32</text:p>
          </table:table-cell>
          <table:table-cell office:value-type="float" office:value="32" table:formula="of:=['file:///C:/Users/ClaudineiBJr/Documents/Repositories/Mestrado/RelationshipBetweenMutationAndGFC/Results/Summary/findLast_summary_results.csv'#findLast_summary_results.C13]" table:style-name="ce1">
            <text:p>32</text:p>
          </table:table-cell>
          <table:table-cell office:value-type="float" office:value="100" table:formula="of:=['file:///C:/Users/ClaudineiBJr/Documents/Repositories/Mestrado/RelationshipBetweenMutationAndGFC/Results/Summary/findLast_summary_results.csv'#findLast_summary_results.D13]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arcos primitivos</text:p>
          </table:table-cell>
          <table:table-cell office:value-type="float" office:value="4" table:formula="of:=['file:///C:/Users/ClaudineiBJr/Documents/Repositories/Mestrado/RelationshipBetweenMutationAndGFC/Results/Summary/findLast_summary_results.csv'#findLast_summary_results.B14]" table:style-name="ce13">
            <text:p>4</text:p>
          </table:table-cell>
          <table:table-cell office:value-type="float" office:value="8" table:formula="of:=['file:///C:/Users/ClaudineiBJr/Documents/Repositories/Mestrado/RelationshipBetweenMutationAndGFC/Results/Summary/findLast_summary_results.csv'#findLast_summary_results.C14]" table:style-name="ce13">
            <text:p>8</text:p>
          </table:table-cell>
          <table:table-cell office:value-type="float" office:value="50" table:formula="of:=['file:///C:/Users/ClaudineiBJr/Documents/Repositories/Mestrado/RelationshipBetweenMutationAndGFC/Results/Summary/findLast_summary_results.csv'#findLast_summary_results.D14]" table:style-name="ce13">
            <text:p>5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na origem dos arcos primitivos</text:p>
          </table:table-cell>
          <table:table-cell office:value-type="float" office:value="2" table:formula="of:=['file:///C:/Users/ClaudineiBJr/Documents/Repositories/Mestrado/RelationshipBetweenMutationAndGFC/Results/Summary/findLast_summary_results.csv'#findLast_summary_results.B15]" table:style-name="ce1">
            <text:p>2</text:p>
          </table:table-cell>
          <table:table-cell office:value-type="float" office:value="8" table:formula="of:=['file:///C:/Users/ClaudineiBJr/Documents/Repositories/Mestrado/RelationshipBetweenMutationAndGFC/Results/Summary/findLast_summary_results.csv'#findLast_summary_results.C15]" table:style-name="ce1">
            <text:p>8</text:p>
          </table:table-cell>
          <table:table-cell office:value-type="float" office:value="25" table:formula="of:=['file:///C:/Users/ClaudineiBJr/Documents/Repositories/Mestrado/RelationshipBetweenMutationAndGFC/Results/Summary/findLast_summary_results.csv'#findLast_summary_results.D15]" table:style-name="ce1">
            <text:p>2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no destino dos arcos primitivos</text:p>
          </table:table-cell>
          <table:table-cell office:value-type="float" office:value="2" table:formula="of:=['file:///C:/Users/ClaudineiBJr/Documents/Repositories/Mestrado/RelationshipBetweenMutationAndGFC/Results/Summary/findLast_summary_results.csv'#findLast_summary_results.B16]" table:style-name="ce1">
            <text:p>2</text:p>
          </table:table-cell>
          <table:table-cell office:value-type="float" office:value="8" table:formula="of:=['file:///C:/Users/ClaudineiBJr/Documents/Repositories/Mestrado/RelationshipBetweenMutationAndGFC/Results/Summary/findLast_summary_results.csv'#findLast_summary_results.C16]" table:style-name="ce1">
            <text:p>8</text:p>
          </table:table-cell>
          <table:table-cell office:value-type="float" office:value="25" table:formula="of:=['file:///C:/Users/ClaudineiBJr/Documents/Repositories/Mestrado/RelationshipBetweenMutationAndGFC/Results/Summary/findLast_summary_results.csv'#findLast_summary_results.D16]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primitivos ou com origem/destino em primitivos</text:p>
          </table:table-cell>
          <table:table-cell office:value-type="float" office:value="8" table:formula="of:=['file:///C:/Users/ClaudineiBJr/Documents/Repositories/Mestrado/RelationshipBetweenMutationAndGFC/Results/Summary/findLast_summary_results.csv'#findLast_summary_results.B17]" table:style-name="ce13">
            <text:p>8</text:p>
          </table:table-cell>
          <table:table-cell office:value-type="float" office:value="8" table:formula="of:=['file:///C:/Users/ClaudineiBJr/Documents/Repositories/Mestrado/RelationshipBetweenMutationAndGFC/Results/Summary/findLast_summary_results.csv'#findLast_summary_results.C17]" table:style-name="ce13">
            <text:p>8</text:p>
          </table:table-cell>
          <table:table-cell office:value-type="float" office:value="100" table:formula="of:=['file:///C:/Users/ClaudineiBJr/Documents/Repositories/Mestrado/RelationshipBetweenMutationAndGFC/Results/Summary/findLast_summary_results.csv'#findLast_summary_results.D17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com nó origem em arcos primitivos</text:p>
          </table:table-cell>
          <table:table-cell office:value-type="float" office:value="4" table:formula="of:=['file:///C:/Users/ClaudineiBJr/Documents/Repositories/Mestrado/RelationshipBetweenMutationAndGFC/Results/Summary/findLast_summary_results.csv'#findLast_summary_results.B18]" table:style-name="ce1">
            <text:p>4</text:p>
          </table:table-cell>
          <table:table-cell office:value-type="float" office:value="8" table:formula="of:=['file:///C:/Users/ClaudineiBJr/Documents/Repositories/Mestrado/RelationshipBetweenMutationAndGFC/Results/Summary/findLast_summary_results.csv'#findLast_summary_results.C18]" table:style-name="ce1">
            <text:p>8</text:p>
          </table:table-cell>
          <table:table-cell office:value-type="float" office:value="50" table:formula="of:=['file:///C:/Users/ClaudineiBJr/Documents/Repositories/Mestrado/RelationshipBetweenMutationAndGFC/Results/Summary/findLast_summary_results.csv'#findLast_summary_results.D18]" table:style-name="ce1">
            <text:p>5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com nó destino em arcos primitivos</text:p>
          </table:table-cell>
          <table:table-cell office:value-type="float" office:value="6" table:formula="of:=['file:///C:/Users/ClaudineiBJr/Documents/Repositories/Mestrado/RelationshipBetweenMutationAndGFC/Results/Summary/findLast_summary_results.csv'#findLast_summary_results.B19]" table:style-name="ce1">
            <text:p>6</text:p>
          </table:table-cell>
          <table:table-cell office:value-type="float" office:value="8" table:formula="of:=['file:///C:/Users/ClaudineiBJr/Documents/Repositories/Mestrado/RelationshipBetweenMutationAndGFC/Results/Summary/findLast_summary_results.csv'#findLast_summary_results.C19]" table:style-name="ce1">
            <text:p>8</text:p>
          </table:table-cell>
          <table:table-cell office:value-type="float" office:value="75" table:formula="of:=['file:///C:/Users/ClaudineiBJr/Documents/Repositories/Mestrado/RelationshipBetweenMutationAndGFC/Results/Summary/findLast_summary_results.csv'#findLast_summary_results.D19]" table:style-name="ce1">
            <text:p>75</text:p>
          </table:table-cell>
          <table:table-cell table:number-columns-repeated="16380"/>
        </table:table-row>
        <table:table-row table:number-rows-repeated="1048557" table:style-name="ro2">
          <table:table-cell table:number-columns-repeated="16384"/>
        </table:table-row>
      </table:table>
      <table:table table:name="FindVal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3">
            <text:p>Informação</text:p>
          </table:table-cell>
          <table:table-cell office:value-type="string" table:style-name="ce13">
            <text:p>Número</text:p>
          </table:table-cell>
          <table:table-cell office:value-type="string" table:style-name="ce13">
            <text:p>Total</text:p>
          </table:table-cell>
          <table:table-cell office:value-type="string" table:style-name="ce13">
            <text:p>Percentua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minimais</text:p>
          </table:table-cell>
          <table:table-cell office:value-type="float" office:value="9" table:formula="of:=['file:///C:/Users/ClaudineiBJr/Documents/Repositories/Mestrado/RelationshipBetweenMutationAndGFC/Results/Summary/findVal_summary_results.csv'#findVal_summary_results.B2]" table:style-name="ce1">
            <text:p>9</text:p>
          </table:table-cell>
          <table:table-cell office:value-type="float" office:value="190" table:formula="of:=['file:///C:/Users/ClaudineiBJr/Documents/Repositories/Mestrado/RelationshipBetweenMutationAndGFC/Results/Summary/findVal_summary_results.csv'#findVal_summary_results.C2]" table:style-name="ce1">
            <text:p>190</text:p>
          </table:table-cell>
          <table:table-cell office:value-type="float" office:value="4.74" table:formula="of:=['file:///C:/Users/ClaudineiBJr/Documents/Repositories/Mestrado/RelationshipBetweenMutationAndGFC/Results/Summary/findVal_summary_results.csv'#findVal_summary_results.D2]" table:style-name="ce1">
            <text:p>4,7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equivalentes</text:p>
          </table:table-cell>
          <table:table-cell office:value-type="float" office:value="10" table:formula="of:=['file:///C:/Users/ClaudineiBJr/Documents/Repositories/Mestrado/RelationshipBetweenMutationAndGFC/Results/Summary/findVal_summary_results.csv'#findVal_summary_results.B3]" table:style-name="ce1">
            <text:p>10</text:p>
          </table:table-cell>
          <table:table-cell office:value-type="float" office:value="190" table:formula="of:=['file:///C:/Users/ClaudineiBJr/Documents/Repositories/Mestrado/RelationshipBetweenMutationAndGFC/Results/Summary/findVal_summary_results.csv'#findVal_summary_results.C3]" table:style-name="ce1">
            <text:p>190</text:p>
          </table:table-cell>
          <table:table-cell office:value-type="float" office:value="5.26" table:formula="of:=['file:///C:/Users/ClaudineiBJr/Documents/Repositories/Mestrado/RelationshipBetweenMutationAndGFC/Results/Summary/findVal_summary_results.csv'#findVal_summary_results.D3]" table:style-name="ce1">
            <text:p>5,2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s arcos primitivos</text:p>
          </table:table-cell>
          <table:table-cell office:value-type="float" office:value="100" table:formula="of:=['file:///C:/Users/ClaudineiBJr/Documents/Repositories/Mestrado/RelationshipBetweenMutationAndGFC/Results/Summary/findVal_summary_results.csv'#findVal_summary_results.B4]" table:style-name="ce1">
            <text:p>100</text:p>
          </table:table-cell>
          <table:table-cell office:value-type="float" office:value="190" table:formula="of:=['file:///C:/Users/ClaudineiBJr/Documents/Repositories/Mestrado/RelationshipBetweenMutationAndGFC/Results/Summary/findVal_summary_results.csv'#findVal_summary_results.C4]" table:style-name="ce1">
            <text:p>190</text:p>
          </table:table-cell>
          <table:table-cell office:value-type="float" office:value="52.63" table:formula="of:=['file:///C:/Users/ClaudineiBJr/Documents/Repositories/Mestrado/RelationshipBetweenMutationAndGFC/Results/Summary/findVal_summary_results.csv'#findVal_summary_results.D4]" table:style-name="ce1">
            <text:p>52,6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a origem dos arcos primitivos</text:p>
          </table:table-cell>
          <table:table-cell office:value-type="float" office:value="70" table:formula="of:=['file:///C:/Users/ClaudineiBJr/Documents/Repositories/Mestrado/RelationshipBetweenMutationAndGFC/Results/Summary/findVal_summary_results.csv'#findVal_summary_results.B5]" table:style-name="ce1">
            <text:p>70</text:p>
          </table:table-cell>
          <table:table-cell office:value-type="float" office:value="190" table:formula="of:=['file:///C:/Users/ClaudineiBJr/Documents/Repositories/Mestrado/RelationshipBetweenMutationAndGFC/Results/Summary/findVal_summary_results.csv'#findVal_summary_results.C5]" table:style-name="ce1">
            <text:p>190</text:p>
          </table:table-cell>
          <table:table-cell office:value-type="float" office:value="36.840000000000003" table:formula="of:=['file:///C:/Users/ClaudineiBJr/Documents/Repositories/Mestrado/RelationshipBetweenMutationAndGFC/Results/Summary/findVal_summary_results.csv'#findVal_summary_results.D5]" table:style-name="ce1">
            <text:p>36,8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 destino dos arcos primitivos</text:p>
          </table:table-cell>
          <table:table-cell office:value-type="float" office:value="30" table:formula="of:=['file:///C:/Users/ClaudineiBJr/Documents/Repositories/Mestrado/RelationshipBetweenMutationAndGFC/Results/Summary/findVal_summary_results.csv'#findVal_summary_results.B6]" table:style-name="ce1">
            <text:p>30</text:p>
          </table:table-cell>
          <table:table-cell office:value-type="float" office:value="190" table:formula="of:=['file:///C:/Users/ClaudineiBJr/Documents/Repositories/Mestrado/RelationshipBetweenMutationAndGFC/Results/Summary/findVal_summary_results.csv'#findVal_summary_results.C6]" table:style-name="ce1">
            <text:p>190</text:p>
          </table:table-cell>
          <table:table-cell office:value-type="float" office:value="15.79" table:formula="of:=['file:///C:/Users/ClaudineiBJr/Documents/Repositories/Mestrado/RelationshipBetweenMutationAndGFC/Results/Summary/findVal_summary_results.csv'#findVal_summary_results.D6]" table:style-name="ce1">
            <text:p>15,79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3">
            <text:p>Minimais em arcos primitivos</text:p>
          </table:table-cell>
          <table:table-cell office:value-type="float" office:value="4" table:formula="of:=['file:///C:/Users/ClaudineiBJr/Documents/Repositories/Mestrado/RelationshipBetweenMutationAndGFC/Results/Summary/findVal_summary_results.csv'#findVal_summary_results.B8]" table:style-name="ce13">
            <text:p>4</text:p>
          </table:table-cell>
          <table:table-cell office:value-type="float" office:value="9" table:formula="of:=['file:///C:/Users/ClaudineiBJr/Documents/Repositories/Mestrado/RelationshipBetweenMutationAndGFC/Results/Summary/findVal_summary_results.csv'#findVal_summary_results.C8]" table:style-name="ce13">
            <text:p>9</text:p>
          </table:table-cell>
          <table:table-cell office:value-type="float" office:value="44.44" table:formula="of:=['file:///C:/Users/ClaudineiBJr/Documents/Repositories/Mestrado/RelationshipBetweenMutationAndGFC/Results/Summary/findVal_summary_results.csv'#findVal_summary_results.D8]" table:style-name="ce13">
            <text:p>44,44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na origem dos arcos primitivos</text:p>
          </table:table-cell>
          <table:table-cell office:value-type="float" office:value="3" table:formula="of:=['file:///C:/Users/ClaudineiBJr/Documents/Repositories/Mestrado/RelationshipBetweenMutationAndGFC/Results/Summary/findVal_summary_results.csv'#findVal_summary_results.B9]" table:style-name="ce1">
            <text:p>3</text:p>
          </table:table-cell>
          <table:table-cell office:value-type="float" office:value="9" table:formula="of:=['file:///C:/Users/ClaudineiBJr/Documents/Repositories/Mestrado/RelationshipBetweenMutationAndGFC/Results/Summary/findVal_summary_results.csv'#findVal_summary_results.C9]" table:style-name="ce1">
            <text:p>9</text:p>
          </table:table-cell>
          <table:table-cell office:value-type="float" office:value="33.33" table:formula="of:=['file:///C:/Users/ClaudineiBJr/Documents/Repositories/Mestrado/RelationshipBetweenMutationAndGFC/Results/Summary/findVal_summary_results.csv'#findVal_summary_results.D9]" table:style-name="ce1">
            <text:p>33,3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no destino dos arcos primitivos</text:p>
          </table:table-cell>
          <table:table-cell office:value-type="float" office:value="1" table:formula="of:=['file:///C:/Users/ClaudineiBJr/Documents/Repositories/Mestrado/RelationshipBetweenMutationAndGFC/Results/Summary/findVal_summary_results.csv'#findVal_summary_results.B10]" table:style-name="ce1">
            <text:p>1</text:p>
          </table:table-cell>
          <table:table-cell office:value-type="float" office:value="9" table:formula="of:=['file:///C:/Users/ClaudineiBJr/Documents/Repositories/Mestrado/RelationshipBetweenMutationAndGFC/Results/Summary/findVal_summary_results.csv'#findVal_summary_results.C10]" table:style-name="ce1">
            <text:p>9</text:p>
          </table:table-cell>
          <table:table-cell office:value-type="float" office:value="11.11" table:formula="of:=['file:///C:/Users/ClaudineiBJr/Documents/Repositories/Mestrado/RelationshipBetweenMutationAndGFC/Results/Summary/findVal_summary_results.csv'#findVal_summary_results.D10]" table:style-name="ce1">
            <text:p>11,1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Minimais em primitivos ou com origem/destino em primitivos</text:p>
          </table:table-cell>
          <table:table-cell office:value-type="float" office:value="8" table:formula="of:=['file:///C:/Users/ClaudineiBJr/Documents/Repositories/Mestrado/RelationshipBetweenMutationAndGFC/Results/Summary/findVal_summary_results.csv'#findVal_summary_results.B11]" table:style-name="ce13">
            <text:p>8</text:p>
          </table:table-cell>
          <table:table-cell office:value-type="float" office:value="9" table:formula="of:=['file:///C:/Users/ClaudineiBJr/Documents/Repositories/Mestrado/RelationshipBetweenMutationAndGFC/Results/Summary/findVal_summary_results.csv'#findVal_summary_results.C11]" table:style-name="ce13">
            <text:p>9</text:p>
          </table:table-cell>
          <table:table-cell office:value-type="float" office:value="88.89" table:formula="of:=['file:///C:/Users/ClaudineiBJr/Documents/Repositories/Mestrado/RelationshipBetweenMutationAndGFC/Results/Summary/findVal_summary_results.csv'#findVal_summary_results.D11]" table:style-name="ce13">
            <text:p>88,89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com nó origem em arcos primitivos</text:p>
          </table:table-cell>
          <table:table-cell office:value-type="float" office:value="1" table:formula="of:=['file:///C:/Users/ClaudineiBJr/Documents/Repositories/Mestrado/RelationshipBetweenMutationAndGFC/Results/Summary/findVal_summary_results.csv'#findVal_summary_results.B12]" table:style-name="ce1">
            <text:p>1</text:p>
          </table:table-cell>
          <table:table-cell office:value-type="float" office:value="9" table:formula="of:=['file:///C:/Users/ClaudineiBJr/Documents/Repositories/Mestrado/RelationshipBetweenMutationAndGFC/Results/Summary/findVal_summary_results.csv'#findVal_summary_results.C12]" table:style-name="ce1">
            <text:p>9</text:p>
          </table:table-cell>
          <table:table-cell office:value-type="float" office:value="11.11" table:formula="of:=['file:///C:/Users/ClaudineiBJr/Documents/Repositories/Mestrado/RelationshipBetweenMutationAndGFC/Results/Summary/findVal_summary_results.csv'#findVal_summary_results.D12]" table:style-name="ce1">
            <text:p>11,1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com nó destino em arcos primitivos</text:p>
          </table:table-cell>
          <table:table-cell office:value-type="float" office:value="8" table:formula="of:=['file:///C:/Users/ClaudineiBJr/Documents/Repositories/Mestrado/RelationshipBetweenMutationAndGFC/Results/Summary/findVal_summary_results.csv'#findVal_summary_results.B13]" table:style-name="ce1">
            <text:p>8</text:p>
          </table:table-cell>
          <table:table-cell office:value-type="float" office:value="9" table:formula="of:=['file:///C:/Users/ClaudineiBJr/Documents/Repositories/Mestrado/RelationshipBetweenMutationAndGFC/Results/Summary/findVal_summary_results.csv'#findVal_summary_results.C13]" table:style-name="ce1">
            <text:p>9</text:p>
          </table:table-cell>
          <table:table-cell office:value-type="float" office:value="88.89" table:formula="of:=['file:///C:/Users/ClaudineiBJr/Documents/Repositories/Mestrado/RelationshipBetweenMutationAndGFC/Results/Summary/findVal_summary_results.csv'#findVal_summary_results.D13]" table:style-name="ce1">
            <text:p>88,89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arcos primitivos</text:p>
          </table:table-cell>
          <table:table-cell office:value-type="float" office:value="3" table:formula="of:=['file:///C:/Users/ClaudineiBJr/Documents/Repositories/Mestrado/RelationshipBetweenMutationAndGFC/Results/Summary/findVal_summary_results.csv'#findVal_summary_results.B14]" table:style-name="ce13">
            <text:p>3</text:p>
          </table:table-cell>
          <table:table-cell office:value-type="float" office:value="10" table:formula="of:=['file:///C:/Users/ClaudineiBJr/Documents/Repositories/Mestrado/RelationshipBetweenMutationAndGFC/Results/Summary/findVal_summary_results.csv'#findVal_summary_results.C14]" table:style-name="ce13">
            <text:p>10</text:p>
          </table:table-cell>
          <table:table-cell office:value-type="float" office:value="30" table:formula="of:=['file:///C:/Users/ClaudineiBJr/Documents/Repositories/Mestrado/RelationshipBetweenMutationAndGFC/Results/Summary/findVal_summary_results.csv'#findVal_summary_results.D14]" table:style-name="ce13">
            <text:p>3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na origem dos arcos primitivos</text:p>
          </table:table-cell>
          <table:table-cell office:value-type="float" office:value="1" table:formula="of:=['file:///C:/Users/ClaudineiBJr/Documents/Repositories/Mestrado/RelationshipBetweenMutationAndGFC/Results/Summary/findVal_summary_results.csv'#findVal_summary_results.B15]" table:style-name="ce1">
            <text:p>1</text:p>
          </table:table-cell>
          <table:table-cell office:value-type="float" office:value="10" table:formula="of:=['file:///C:/Users/ClaudineiBJr/Documents/Repositories/Mestrado/RelationshipBetweenMutationAndGFC/Results/Summary/findVal_summary_results.csv'#findVal_summary_results.C15]" table:style-name="ce1">
            <text:p>10</text:p>
          </table:table-cell>
          <table:table-cell office:value-type="float" office:value="10" table:formula="of:=['file:///C:/Users/ClaudineiBJr/Documents/Repositories/Mestrado/RelationshipBetweenMutationAndGFC/Results/Summary/findVal_summary_results.csv'#findVal_summary_results.D15]" table:style-name="ce1">
            <text:p>1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no destino dos arcos primitivos</text:p>
          </table:table-cell>
          <table:table-cell office:value-type="float" office:value="2" table:formula="of:=['file:///C:/Users/ClaudineiBJr/Documents/Repositories/Mestrado/RelationshipBetweenMutationAndGFC/Results/Summary/findVal_summary_results.csv'#findVal_summary_results.B16]" table:style-name="ce1">
            <text:p>2</text:p>
          </table:table-cell>
          <table:table-cell office:value-type="float" office:value="10" table:formula="of:=['file:///C:/Users/ClaudineiBJr/Documents/Repositories/Mestrado/RelationshipBetweenMutationAndGFC/Results/Summary/findVal_summary_results.csv'#findVal_summary_results.C16]" table:style-name="ce1">
            <text:p>10</text:p>
          </table:table-cell>
          <table:table-cell office:value-type="float" office:value="20" table:formula="of:=['file:///C:/Users/ClaudineiBJr/Documents/Repositories/Mestrado/RelationshipBetweenMutationAndGFC/Results/Summary/findVal_summary_results.csv'#findVal_summary_results.D16]" table:style-name="ce1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primitivos ou com origem/destino em primitivos</text:p>
          </table:table-cell>
          <table:table-cell office:value-type="float" office:value="8" table:formula="of:=['file:///C:/Users/ClaudineiBJr/Documents/Repositories/Mestrado/RelationshipBetweenMutationAndGFC/Results/Summary/findVal_summary_results.csv'#findVal_summary_results.B17]" table:style-name="ce13">
            <text:p>8</text:p>
          </table:table-cell>
          <table:table-cell office:value-type="float" office:value="10" table:formula="of:=['file:///C:/Users/ClaudineiBJr/Documents/Repositories/Mestrado/RelationshipBetweenMutationAndGFC/Results/Summary/findVal_summary_results.csv'#findVal_summary_results.C17]" table:style-name="ce13">
            <text:p>10</text:p>
          </table:table-cell>
          <table:table-cell office:value-type="float" office:value="80" table:formula="of:=['file:///C:/Users/ClaudineiBJr/Documents/Repositories/Mestrado/RelationshipBetweenMutationAndGFC/Results/Summary/findVal_summary_results.csv'#findVal_summary_results.D17]" table:style-name="ce13">
            <text:p>8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com nó origem em arcos primitivos</text:p>
          </table:table-cell>
          <table:table-cell office:value-type="float" office:value="2" table:formula="of:=['file:///C:/Users/ClaudineiBJr/Documents/Repositories/Mestrado/RelationshipBetweenMutationAndGFC/Results/Summary/findVal_summary_results.csv'#findVal_summary_results.B18]" table:style-name="ce1">
            <text:p>2</text:p>
          </table:table-cell>
          <table:table-cell office:value-type="float" office:value="10" table:formula="of:=['file:///C:/Users/ClaudineiBJr/Documents/Repositories/Mestrado/RelationshipBetweenMutationAndGFC/Results/Summary/findVal_summary_results.csv'#findVal_summary_results.C18]" table:style-name="ce1">
            <text:p>10</text:p>
          </table:table-cell>
          <table:table-cell office:value-type="float" office:value="20" table:formula="of:=['file:///C:/Users/ClaudineiBJr/Documents/Repositories/Mestrado/RelationshipBetweenMutationAndGFC/Results/Summary/findVal_summary_results.csv'#findVal_summary_results.D18]" table:style-name="ce1">
            <text:p>2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com nó destino em arcos primitivos</text:p>
          </table:table-cell>
          <table:table-cell office:value-type="float" office:value="8" table:formula="of:=['file:///C:/Users/ClaudineiBJr/Documents/Repositories/Mestrado/RelationshipBetweenMutationAndGFC/Results/Summary/findVal_summary_results.csv'#findVal_summary_results.B19]" table:style-name="ce1">
            <text:p>8</text:p>
          </table:table-cell>
          <table:table-cell office:value-type="float" office:value="10" table:formula="of:=['file:///C:/Users/ClaudineiBJr/Documents/Repositories/Mestrado/RelationshipBetweenMutationAndGFC/Results/Summary/findVal_summary_results.csv'#findVal_summary_results.C19]" table:style-name="ce1">
            <text:p>10</text:p>
          </table:table-cell>
          <table:table-cell office:value-type="float" office:value="80" table:formula="of:=['file:///C:/Users/ClaudineiBJr/Documents/Repositories/Mestrado/RelationshipBetweenMutationAndGFC/Results/Summary/findVal_summary_results.csv'#findVal_summary_results.D19]" table:style-name="ce1">
            <text:p>80</text:p>
          </table:table-cell>
          <table:table-cell table:number-columns-repeated="16380"/>
        </table:table-row>
        <table:table-row table:number-rows-repeated="1048557" table:style-name="ro2">
          <table:table-cell table:number-columns-repeated="16384"/>
        </table:table-row>
      </table:table>
      <table:table table:name="InversePermutation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3">
            <text:p>Informação</text:p>
          </table:table-cell>
          <table:table-cell office:value-type="string" table:style-name="ce13">
            <text:p>Número</text:p>
          </table:table-cell>
          <table:table-cell office:value-type="string" table:style-name="ce13">
            <text:p>Total</text:p>
          </table:table-cell>
          <table:table-cell office:value-type="string" table:style-name="ce13">
            <text:p>Percentua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minimais</text:p>
          </table:table-cell>
          <table:table-cell office:value-type="float" office:value="38" table:formula="of:=['file:///C:/Users/ClaudineiBJr/Documents/Repositories/Mestrado/RelationshipBetweenMutationAndGFC/Results/Summary/invert_summary_results.csv'#invert_summary_results.B2]" table:style-name="ce1">
            <text:p>38</text:p>
          </table:table-cell>
          <table:table-cell office:value-type="float" office:value="576" table:formula="of:=['file:///C:/Users/ClaudineiBJr/Documents/Repositories/Mestrado/RelationshipBetweenMutationAndGFC/Results/Summary/invert_summary_results.csv'#invert_summary_results.C2]" table:style-name="ce1">
            <text:p>576</text:p>
          </table:table-cell>
          <table:table-cell office:value-type="float" office:value="6.6" table:formula="of:=['file:///C:/Users/ClaudineiBJr/Documents/Repositories/Mestrado/RelationshipBetweenMutationAndGFC/Results/Summary/invert_summary_results.csv'#invert_summary_results.D2]" table:style-name="ce1">
            <text:p>6,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equivalentes</text:p>
          </table:table-cell>
          <table:table-cell office:value-type="float" office:value="60" table:formula="of:=['file:///C:/Users/ClaudineiBJr/Documents/Repositories/Mestrado/RelationshipBetweenMutationAndGFC/Results/Summary/invert_summary_results.csv'#invert_summary_results.B3]" table:style-name="ce1">
            <text:p>60</text:p>
          </table:table-cell>
          <table:table-cell office:value-type="float" office:value="576" table:formula="of:=['file:///C:/Users/ClaudineiBJr/Documents/Repositories/Mestrado/RelationshipBetweenMutationAndGFC/Results/Summary/invert_summary_results.csv'#invert_summary_results.C3]" table:style-name="ce1">
            <text:p>576</text:p>
          </table:table-cell>
          <table:table-cell office:value-type="float" office:value="10.42" table:formula="of:=['file:///C:/Users/ClaudineiBJr/Documents/Repositories/Mestrado/RelationshipBetweenMutationAndGFC/Results/Summary/invert_summary_results.csv'#invert_summary_results.D3]" table:style-name="ce1">
            <text:p>10,4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s arcos primitivos</text:p>
          </table:table-cell>
          <table:table-cell office:value-type="float" office:value="485" table:formula="of:=['file:///C:/Users/ClaudineiBJr/Documents/Repositories/Mestrado/RelationshipBetweenMutationAndGFC/Results/Summary/invert_summary_results.csv'#invert_summary_results.B4]" table:style-name="ce1">
            <text:p>485</text:p>
          </table:table-cell>
          <table:table-cell office:value-type="float" office:value="576" table:formula="of:=['file:///C:/Users/ClaudineiBJr/Documents/Repositories/Mestrado/RelationshipBetweenMutationAndGFC/Results/Summary/invert_summary_results.csv'#invert_summary_results.C4]" table:style-name="ce1">
            <text:p>576</text:p>
          </table:table-cell>
          <table:table-cell office:value-type="float" office:value="84.2" table:formula="of:=['file:///C:/Users/ClaudineiBJr/Documents/Repositories/Mestrado/RelationshipBetweenMutationAndGFC/Results/Summary/invert_summary_results.csv'#invert_summary_results.D4]" table:style-name="ce1">
            <text:p>84,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a origem dos arcos primitivos</text:p>
          </table:table-cell>
          <table:table-cell office:value-type="float" office:value="333" table:formula="of:=['file:///C:/Users/ClaudineiBJr/Documents/Repositories/Mestrado/RelationshipBetweenMutationAndGFC/Results/Summary/invert_summary_results.csv'#invert_summary_results.B5]" table:style-name="ce1">
            <text:p>333</text:p>
          </table:table-cell>
          <table:table-cell office:value-type="float" office:value="576" table:formula="of:=['file:///C:/Users/ClaudineiBJr/Documents/Repositories/Mestrado/RelationshipBetweenMutationAndGFC/Results/Summary/invert_summary_results.csv'#invert_summary_results.C5]" table:style-name="ce1">
            <text:p>576</text:p>
          </table:table-cell>
          <table:table-cell office:value-type="float" office:value="57.81" table:formula="of:=['file:///C:/Users/ClaudineiBJr/Documents/Repositories/Mestrado/RelationshipBetweenMutationAndGFC/Results/Summary/invert_summary_results.csv'#invert_summary_results.D5]" table:style-name="ce1">
            <text:p>57,8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 destino dos arcos primitivos</text:p>
          </table:table-cell>
          <table:table-cell office:value-type="float" office:value="170" table:formula="of:=['file:///C:/Users/ClaudineiBJr/Documents/Repositories/Mestrado/RelationshipBetweenMutationAndGFC/Results/Summary/invert_summary_results.csv'#invert_summary_results.B6]" table:style-name="ce1">
            <text:p>170</text:p>
          </table:table-cell>
          <table:table-cell office:value-type="float" office:value="576" table:formula="of:=['file:///C:/Users/ClaudineiBJr/Documents/Repositories/Mestrado/RelationshipBetweenMutationAndGFC/Results/Summary/invert_summary_results.csv'#invert_summary_results.C6]" table:style-name="ce1">
            <text:p>576</text:p>
          </table:table-cell>
          <table:table-cell office:value-type="float" office:value="29.51" table:formula="of:=['file:///C:/Users/ClaudineiBJr/Documents/Repositories/Mestrado/RelationshipBetweenMutationAndGFC/Results/Summary/invert_summary_results.csv'#invert_summary_results.D6]" table:style-name="ce1">
            <text:p>29,5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3">
            <text:p>Minimais em arcos primitivos</text:p>
          </table:table-cell>
          <table:table-cell office:value-type="float" office:value="37" table:formula="of:=['file:///C:/Users/ClaudineiBJr/Documents/Repositories/Mestrado/RelationshipBetweenMutationAndGFC/Results/Summary/invert_summary_results.csv'#invert_summary_results.B8]" table:style-name="ce13">
            <text:p>37</text:p>
          </table:table-cell>
          <table:table-cell office:value-type="float" office:value="38" table:formula="of:=['file:///C:/Users/ClaudineiBJr/Documents/Repositories/Mestrado/RelationshipBetweenMutationAndGFC/Results/Summary/invert_summary_results.csv'#invert_summary_results.C8]" table:style-name="ce13">
            <text:p>38</text:p>
          </table:table-cell>
          <table:table-cell office:value-type="float" office:value="97.37" table:formula="of:=['file:///C:/Users/ClaudineiBJr/Documents/Repositories/Mestrado/RelationshipBetweenMutationAndGFC/Results/Summary/invert_summary_results.csv'#invert_summary_results.D8]" table:style-name="ce13">
            <text:p>97,37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na origem dos arcos primitivos</text:p>
          </table:table-cell>
          <table:table-cell office:value-type="float" office:value="21" table:formula="of:=['file:///C:/Users/ClaudineiBJr/Documents/Repositories/Mestrado/RelationshipBetweenMutationAndGFC/Results/Summary/invert_summary_results.csv'#invert_summary_results.B9]" table:style-name="ce1">
            <text:p>21</text:p>
          </table:table-cell>
          <table:table-cell office:value-type="float" office:value="38" table:formula="of:=['file:///C:/Users/ClaudineiBJr/Documents/Repositories/Mestrado/RelationshipBetweenMutationAndGFC/Results/Summary/invert_summary_results.csv'#invert_summary_results.C9]" table:style-name="ce1">
            <text:p>38</text:p>
          </table:table-cell>
          <table:table-cell office:value-type="float" office:value="55.26" table:formula="of:=['file:///C:/Users/ClaudineiBJr/Documents/Repositories/Mestrado/RelationshipBetweenMutationAndGFC/Results/Summary/invert_summary_results.csv'#invert_summary_results.D9]" table:style-name="ce1">
            <text:p>55,2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no destino dos arcos primitivos</text:p>
          </table:table-cell>
          <table:table-cell office:value-type="float" office:value="16" table:formula="of:=['file:///C:/Users/ClaudineiBJr/Documents/Repositories/Mestrado/RelationshipBetweenMutationAndGFC/Results/Summary/invert_summary_results.csv'#invert_summary_results.B10]" table:style-name="ce1">
            <text:p>16</text:p>
          </table:table-cell>
          <table:table-cell office:value-type="float" office:value="38" table:formula="of:=['file:///C:/Users/ClaudineiBJr/Documents/Repositories/Mestrado/RelationshipBetweenMutationAndGFC/Results/Summary/invert_summary_results.csv'#invert_summary_results.C10]" table:style-name="ce1">
            <text:p>38</text:p>
          </table:table-cell>
          <table:table-cell office:value-type="float" office:value="42.11" table:formula="of:=['file:///C:/Users/ClaudineiBJr/Documents/Repositories/Mestrado/RelationshipBetweenMutationAndGFC/Results/Summary/invert_summary_results.csv'#invert_summary_results.D10]" table:style-name="ce1">
            <text:p>42,1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Minimais em primitivos ou com origem/destino em primitivos</text:p>
          </table:table-cell>
          <table:table-cell office:value-type="float" office:value="38" table:formula="of:=['file:///C:/Users/ClaudineiBJr/Documents/Repositories/Mestrado/RelationshipBetweenMutationAndGFC/Results/Summary/invert_summary_results.csv'#invert_summary_results.B11]" table:style-name="ce13">
            <text:p>38</text:p>
          </table:table-cell>
          <table:table-cell office:value-type="float" office:value="38" table:formula="of:=['file:///C:/Users/ClaudineiBJr/Documents/Repositories/Mestrado/RelationshipBetweenMutationAndGFC/Results/Summary/invert_summary_results.csv'#invert_summary_results.C11]" table:style-name="ce13">
            <text:p>38</text:p>
          </table:table-cell>
          <table:table-cell office:value-type="float" office:value="100" table:formula="of:=['file:///C:/Users/ClaudineiBJr/Documents/Repositories/Mestrado/RelationshipBetweenMutationAndGFC/Results/Summary/invert_summary_results.csv'#invert_summary_results.D11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com nó origem em arcos primitivos</text:p>
          </table:table-cell>
          <table:table-cell office:value-type="float" office:value="17" table:formula="of:=['file:///C:/Users/ClaudineiBJr/Documents/Repositories/Mestrado/RelationshipBetweenMutationAndGFC/Results/Summary/invert_summary_results.csv'#invert_summary_results.B12]" table:style-name="ce1">
            <text:p>17</text:p>
          </table:table-cell>
          <table:table-cell office:value-type="float" office:value="38" table:formula="of:=['file:///C:/Users/ClaudineiBJr/Documents/Repositories/Mestrado/RelationshipBetweenMutationAndGFC/Results/Summary/invert_summary_results.csv'#invert_summary_results.C12]" table:style-name="ce1">
            <text:p>38</text:p>
          </table:table-cell>
          <table:table-cell office:value-type="float" office:value="44.74" table:formula="of:=['file:///C:/Users/ClaudineiBJr/Documents/Repositories/Mestrado/RelationshipBetweenMutationAndGFC/Results/Summary/invert_summary_results.csv'#invert_summary_results.D12]" table:style-name="ce1">
            <text:p>44,7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com nó destino em arcos primitivos</text:p>
          </table:table-cell>
          <table:table-cell office:value-type="float" office:value="36" table:formula="of:=['file:///C:/Users/ClaudineiBJr/Documents/Repositories/Mestrado/RelationshipBetweenMutationAndGFC/Results/Summary/invert_summary_results.csv'#invert_summary_results.B13]" table:style-name="ce1">
            <text:p>36</text:p>
          </table:table-cell>
          <table:table-cell office:value-type="float" office:value="38" table:formula="of:=['file:///C:/Users/ClaudineiBJr/Documents/Repositories/Mestrado/RelationshipBetweenMutationAndGFC/Results/Summary/invert_summary_results.csv'#invert_summary_results.C13]" table:style-name="ce1">
            <text:p>38</text:p>
          </table:table-cell>
          <table:table-cell office:value-type="float" office:value="94.74" table:formula="of:=['file:///C:/Users/ClaudineiBJr/Documents/Repositories/Mestrado/RelationshipBetweenMutationAndGFC/Results/Summary/invert_summary_results.csv'#invert_summary_results.D13]" table:style-name="ce1">
            <text:p>94,74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arcos primitivos</text:p>
          </table:table-cell>
          <table:table-cell office:value-type="float" office:value="50" table:formula="of:=['file:///C:/Users/ClaudineiBJr/Documents/Repositories/Mestrado/RelationshipBetweenMutationAndGFC/Results/Summary/invert_summary_results.csv'#invert_summary_results.B14]" table:style-name="ce13">
            <text:p>50</text:p>
          </table:table-cell>
          <table:table-cell office:value-type="float" office:value="60" table:formula="of:=['file:///C:/Users/ClaudineiBJr/Documents/Repositories/Mestrado/RelationshipBetweenMutationAndGFC/Results/Summary/invert_summary_results.csv'#invert_summary_results.C14]" table:style-name="ce13">
            <text:p>60</text:p>
          </table:table-cell>
          <table:table-cell office:value-type="float" office:value="83.33" table:formula="of:=['file:///C:/Users/ClaudineiBJr/Documents/Repositories/Mestrado/RelationshipBetweenMutationAndGFC/Results/Summary/invert_summary_results.csv'#invert_summary_results.D14]" table:style-name="ce13">
            <text:p>83,33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na origem dos arcos primitivos</text:p>
          </table:table-cell>
          <table:table-cell office:value-type="float" office:value="34" table:formula="of:=['file:///C:/Users/ClaudineiBJr/Documents/Repositories/Mestrado/RelationshipBetweenMutationAndGFC/Results/Summary/invert_summary_results.csv'#invert_summary_results.B15]" table:style-name="ce1">
            <text:p>34</text:p>
          </table:table-cell>
          <table:table-cell office:value-type="float" office:value="60" table:formula="of:=['file:///C:/Users/ClaudineiBJr/Documents/Repositories/Mestrado/RelationshipBetweenMutationAndGFC/Results/Summary/invert_summary_results.csv'#invert_summary_results.C15]" table:style-name="ce1">
            <text:p>60</text:p>
          </table:table-cell>
          <table:table-cell office:value-type="float" office:value="56.67" table:formula="of:=['file:///C:/Users/ClaudineiBJr/Documents/Repositories/Mestrado/RelationshipBetweenMutationAndGFC/Results/Summary/invert_summary_results.csv'#invert_summary_results.D15]" table:style-name="ce1">
            <text:p>56,6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no destino dos arcos primitivos</text:p>
          </table:table-cell>
          <table:table-cell office:value-type="float" office:value="18" table:formula="of:=['file:///C:/Users/ClaudineiBJr/Documents/Repositories/Mestrado/RelationshipBetweenMutationAndGFC/Results/Summary/invert_summary_results.csv'#invert_summary_results.B16]" table:style-name="ce1">
            <text:p>18</text:p>
          </table:table-cell>
          <table:table-cell office:value-type="float" office:value="60" table:formula="of:=['file:///C:/Users/ClaudineiBJr/Documents/Repositories/Mestrado/RelationshipBetweenMutationAndGFC/Results/Summary/invert_summary_results.csv'#invert_summary_results.C16]" table:style-name="ce1">
            <text:p>60</text:p>
          </table:table-cell>
          <table:table-cell office:value-type="float" office:value="30" table:formula="of:=['file:///C:/Users/ClaudineiBJr/Documents/Repositories/Mestrado/RelationshipBetweenMutationAndGFC/Results/Summary/invert_summary_results.csv'#invert_summary_results.D16]" table:style-name="ce1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primitivos ou com origem/destino em primitivos</text:p>
          </table:table-cell>
          <table:table-cell office:value-type="float" office:value="60" table:formula="of:=['file:///C:/Users/ClaudineiBJr/Documents/Repositories/Mestrado/RelationshipBetweenMutationAndGFC/Results/Summary/invert_summary_results.csv'#invert_summary_results.B17]" table:style-name="ce13">
            <text:p>60</text:p>
          </table:table-cell>
          <table:table-cell office:value-type="float" office:value="60" table:formula="of:=['file:///C:/Users/ClaudineiBJr/Documents/Repositories/Mestrado/RelationshipBetweenMutationAndGFC/Results/Summary/invert_summary_results.csv'#invert_summary_results.C17]" table:style-name="ce13">
            <text:p>60</text:p>
          </table:table-cell>
          <table:table-cell office:value-type="float" office:value="100" table:formula="of:=['file:///C:/Users/ClaudineiBJr/Documents/Repositories/Mestrado/RelationshipBetweenMutationAndGFC/Results/Summary/invert_summary_results.csv'#invert_summary_results.D17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com nó origem em arcos primitivos</text:p>
          </table:table-cell>
          <table:table-cell office:value-type="float" office:value="23" table:formula="of:=['file:///C:/Users/ClaudineiBJr/Documents/Repositories/Mestrado/RelationshipBetweenMutationAndGFC/Results/Summary/invert_summary_results.csv'#invert_summary_results.B18]" table:style-name="ce1">
            <text:p>23</text:p>
          </table:table-cell>
          <table:table-cell office:value-type="float" office:value="60" table:formula="of:=['file:///C:/Users/ClaudineiBJr/Documents/Repositories/Mestrado/RelationshipBetweenMutationAndGFC/Results/Summary/invert_summary_results.csv'#invert_summary_results.C18]" table:style-name="ce1">
            <text:p>60</text:p>
          </table:table-cell>
          <table:table-cell office:value-type="float" office:value="38.33" table:formula="of:=['file:///C:/Users/ClaudineiBJr/Documents/Repositories/Mestrado/RelationshipBetweenMutationAndGFC/Results/Summary/invert_summary_results.csv'#invert_summary_results.D18]" table:style-name="ce1">
            <text:p>38,3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com nó destino em arcos primitivos</text:p>
          </table:table-cell>
          <table:table-cell office:value-type="float" office:value="49" table:formula="of:=['file:///C:/Users/ClaudineiBJr/Documents/Repositories/Mestrado/RelationshipBetweenMutationAndGFC/Results/Summary/invert_summary_results.csv'#invert_summary_results.B19]" table:style-name="ce1">
            <text:p>49</text:p>
          </table:table-cell>
          <table:table-cell office:value-type="float" office:value="60" table:formula="of:=['file:///C:/Users/ClaudineiBJr/Documents/Repositories/Mestrado/RelationshipBetweenMutationAndGFC/Results/Summary/invert_summary_results.csv'#invert_summary_results.C19]" table:style-name="ce1">
            <text:p>60</text:p>
          </table:table-cell>
          <table:table-cell office:value-type="float" office:value="81.67" table:formula="of:=['file:///C:/Users/ClaudineiBJr/Documents/Repositories/Mestrado/RelationshipBetweenMutationAndGFC/Results/Summary/invert_summary_results.csv'#invert_summary_results.D19]" table:style-name="ce1">
            <text:p>81,67</text:p>
          </table:table-cell>
          <table:table-cell table:number-columns-repeated="16380"/>
        </table:table-row>
        <table:table-row table:number-rows-repeated="1048557" table:style-name="ro2">
          <table:table-cell table:number-columns-repeated="16384"/>
        </table:table-row>
      </table:table>
      <table:table table:name="LastZero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3">
            <text:p>Informação</text:p>
          </table:table-cell>
          <table:table-cell office:value-type="string" table:style-name="ce13">
            <text:p>Número</text:p>
          </table:table-cell>
          <table:table-cell office:value-type="string" table:style-name="ce13">
            <text:p>Total</text:p>
          </table:table-cell>
          <table:table-cell office:value-type="string" table:style-name="ce13">
            <text:p>Percentua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minimais</text:p>
          </table:table-cell>
          <table:table-cell office:value-type="float" office:value="9" table:formula="of:=['file:///C:/Users/ClaudineiBJr/Documents/Repositories/Mestrado/RelationshipBetweenMutationAndGFC/Results/Summary/lastZero_summary_results.csv'#lastZero_summary_results.B2]" table:style-name="ce1">
            <text:p>9</text:p>
          </table:table-cell>
          <table:table-cell office:value-type="float" office:value="173" table:formula="of:=['file:///C:/Users/ClaudineiBJr/Documents/Repositories/Mestrado/RelationshipBetweenMutationAndGFC/Results/Summary/lastZero_summary_results.csv'#lastZero_summary_results.C2]" table:style-name="ce1">
            <text:p>173</text:p>
          </table:table-cell>
          <table:table-cell office:value-type="float" office:value="5.2" table:formula="of:=['file:///C:/Users/ClaudineiBJr/Documents/Repositories/Mestrado/RelationshipBetweenMutationAndGFC/Results/Summary/lastZero_summary_results.csv'#lastZero_summary_results.D2]" table:style-name="ce1">
            <text:p>5,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equivalentes</text:p>
          </table:table-cell>
          <table:table-cell office:value-type="float" office:value="9" table:formula="of:=['file:///C:/Users/ClaudineiBJr/Documents/Repositories/Mestrado/RelationshipBetweenMutationAndGFC/Results/Summary/lastZero_summary_results.csv'#lastZero_summary_results.B3]" table:style-name="ce1">
            <text:p>9</text:p>
          </table:table-cell>
          <table:table-cell office:value-type="float" office:value="173" table:formula="of:=['file:///C:/Users/ClaudineiBJr/Documents/Repositories/Mestrado/RelationshipBetweenMutationAndGFC/Results/Summary/lastZero_summary_results.csv'#lastZero_summary_results.C3]" table:style-name="ce1">
            <text:p>173</text:p>
          </table:table-cell>
          <table:table-cell office:value-type="float" office:value="5.2" table:formula="of:=['file:///C:/Users/ClaudineiBJr/Documents/Repositories/Mestrado/RelationshipBetweenMutationAndGFC/Results/Summary/lastZero_summary_results.csv'#lastZero_summary_results.D3]" table:style-name="ce1">
            <text:p>5,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s arcos primitivos</text:p>
          </table:table-cell>
          <table:table-cell office:value-type="float" office:value="88" table:formula="of:=['file:///C:/Users/ClaudineiBJr/Documents/Repositories/Mestrado/RelationshipBetweenMutationAndGFC/Results/Summary/lastZero_summary_results.csv'#lastZero_summary_results.B4]" table:style-name="ce1">
            <text:p>88</text:p>
          </table:table-cell>
          <table:table-cell office:value-type="float" office:value="173" table:formula="of:=['file:///C:/Users/ClaudineiBJr/Documents/Repositories/Mestrado/RelationshipBetweenMutationAndGFC/Results/Summary/lastZero_summary_results.csv'#lastZero_summary_results.C4]" table:style-name="ce1">
            <text:p>173</text:p>
          </table:table-cell>
          <table:table-cell office:value-type="float" office:value="50.87" table:formula="of:=['file:///C:/Users/ClaudineiBJr/Documents/Repositories/Mestrado/RelationshipBetweenMutationAndGFC/Results/Summary/lastZero_summary_results.csv'#lastZero_summary_results.D4]" table:style-name="ce1">
            <text:p>50,8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a origem dos arcos primitivos</text:p>
          </table:table-cell>
          <table:table-cell office:value-type="float" office:value="57" table:formula="of:=['file:///C:/Users/ClaudineiBJr/Documents/Repositories/Mestrado/RelationshipBetweenMutationAndGFC/Results/Summary/lastZero_summary_results.csv'#lastZero_summary_results.B5]" table:style-name="ce1">
            <text:p>57</text:p>
          </table:table-cell>
          <table:table-cell office:value-type="float" office:value="173" table:formula="of:=['file:///C:/Users/ClaudineiBJr/Documents/Repositories/Mestrado/RelationshipBetweenMutationAndGFC/Results/Summary/lastZero_summary_results.csv'#lastZero_summary_results.C5]" table:style-name="ce1">
            <text:p>173</text:p>
          </table:table-cell>
          <table:table-cell office:value-type="float" office:value="32.950000000000003" table:formula="of:=['file:///C:/Users/ClaudineiBJr/Documents/Repositories/Mestrado/RelationshipBetweenMutationAndGFC/Results/Summary/lastZero_summary_results.csv'#lastZero_summary_results.D5]" table:style-name="ce1">
            <text:p>32,9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 destino dos arcos primitivos</text:p>
          </table:table-cell>
          <table:table-cell office:value-type="float" office:value="31" table:formula="of:=['file:///C:/Users/ClaudineiBJr/Documents/Repositories/Mestrado/RelationshipBetweenMutationAndGFC/Results/Summary/lastZero_summary_results.csv'#lastZero_summary_results.B6]" table:style-name="ce1">
            <text:p>31</text:p>
          </table:table-cell>
          <table:table-cell office:value-type="float" office:value="173" table:formula="of:=['file:///C:/Users/ClaudineiBJr/Documents/Repositories/Mestrado/RelationshipBetweenMutationAndGFC/Results/Summary/lastZero_summary_results.csv'#lastZero_summary_results.C6]" table:style-name="ce1">
            <text:p>173</text:p>
          </table:table-cell>
          <table:table-cell office:value-type="float" office:value="17.920000000000002" table:formula="of:=['file:///C:/Users/ClaudineiBJr/Documents/Repositories/Mestrado/RelationshipBetweenMutationAndGFC/Results/Summary/lastZero_summary_results.csv'#lastZero_summary_results.D6]" table:style-name="ce1">
            <text:p>17,92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3">
            <text:p>Minimais em arcos primitivos</text:p>
          </table:table-cell>
          <table:table-cell office:value-type="float" office:value="3" table:formula="of:=['file:///C:/Users/ClaudineiBJr/Documents/Repositories/Mestrado/RelationshipBetweenMutationAndGFC/Results/Summary/lastZero_summary_results.csv'#lastZero_summary_results.B8]" table:style-name="ce13">
            <text:p>3</text:p>
          </table:table-cell>
          <table:table-cell office:value-type="float" office:value="9" table:formula="of:=['file:///C:/Users/ClaudineiBJr/Documents/Repositories/Mestrado/RelationshipBetweenMutationAndGFC/Results/Summary/lastZero_summary_results.csv'#lastZero_summary_results.C8]" table:style-name="ce13">
            <text:p>9</text:p>
          </table:table-cell>
          <table:table-cell office:value-type="float" office:value="33.33" table:formula="of:=['file:///C:/Users/ClaudineiBJr/Documents/Repositories/Mestrado/RelationshipBetweenMutationAndGFC/Results/Summary/lastZero_summary_results.csv'#lastZero_summary_results.D8]" table:style-name="ce13">
            <text:p>33,33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na origem dos arcos primitivos</text:p>
          </table:table-cell>
          <table:table-cell office:value-type="float" office:value="2" table:formula="of:=['file:///C:/Users/ClaudineiBJr/Documents/Repositories/Mestrado/RelationshipBetweenMutationAndGFC/Results/Summary/lastZero_summary_results.csv'#lastZero_summary_results.B9]" table:style-name="ce1">
            <text:p>2</text:p>
          </table:table-cell>
          <table:table-cell office:value-type="float" office:value="9" table:formula="of:=['file:///C:/Users/ClaudineiBJr/Documents/Repositories/Mestrado/RelationshipBetweenMutationAndGFC/Results/Summary/lastZero_summary_results.csv'#lastZero_summary_results.C9]" table:style-name="ce1">
            <text:p>9</text:p>
          </table:table-cell>
          <table:table-cell office:value-type="float" office:value="22.22" table:formula="of:=['file:///C:/Users/ClaudineiBJr/Documents/Repositories/Mestrado/RelationshipBetweenMutationAndGFC/Results/Summary/lastZero_summary_results.csv'#lastZero_summary_results.D9]" table:style-name="ce1">
            <text:p>22,2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no destino dos arcos primitivos</text:p>
          </table:table-cell>
          <table:table-cell office:value-type="float" office:value="1" table:formula="of:=['file:///C:/Users/ClaudineiBJr/Documents/Repositories/Mestrado/RelationshipBetweenMutationAndGFC/Results/Summary/lastZero_summary_results.csv'#lastZero_summary_results.B10]" table:style-name="ce1">
            <text:p>1</text:p>
          </table:table-cell>
          <table:table-cell office:value-type="float" office:value="9" table:formula="of:=['file:///C:/Users/ClaudineiBJr/Documents/Repositories/Mestrado/RelationshipBetweenMutationAndGFC/Results/Summary/lastZero_summary_results.csv'#lastZero_summary_results.C10]" table:style-name="ce1">
            <text:p>9</text:p>
          </table:table-cell>
          <table:table-cell office:value-type="float" office:value="11.11" table:formula="of:=['file:///C:/Users/ClaudineiBJr/Documents/Repositories/Mestrado/RelationshipBetweenMutationAndGFC/Results/Summary/lastZero_summary_results.csv'#lastZero_summary_results.D10]" table:style-name="ce1">
            <text:p>11,1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Minimais em primitivos ou com origem/destino em primitivos</text:p>
          </table:table-cell>
          <table:table-cell office:value-type="float" office:value="6" table:formula="of:=['file:///C:/Users/ClaudineiBJr/Documents/Repositories/Mestrado/RelationshipBetweenMutationAndGFC/Results/Summary/lastZero_summary_results.csv'#lastZero_summary_results.B11]" table:style-name="ce13">
            <text:p>6</text:p>
          </table:table-cell>
          <table:table-cell office:value-type="float" office:value="9" table:formula="of:=['file:///C:/Users/ClaudineiBJr/Documents/Repositories/Mestrado/RelationshipBetweenMutationAndGFC/Results/Summary/lastZero_summary_results.csv'#lastZero_summary_results.C11]" table:style-name="ce13">
            <text:p>9</text:p>
          </table:table-cell>
          <table:table-cell office:value-type="float" office:value="66.67" table:formula="of:=['file:///C:/Users/ClaudineiBJr/Documents/Repositories/Mestrado/RelationshipBetweenMutationAndGFC/Results/Summary/lastZero_summary_results.csv'#lastZero_summary_results.D11]" table:style-name="ce13">
            <text:p>66,67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com nó origem em arcos primitivos</text:p>
          </table:table-cell>
          <table:table-cell office:value-type="float" office:value="1" table:formula="of:=['file:///C:/Users/ClaudineiBJr/Documents/Repositories/Mestrado/RelationshipBetweenMutationAndGFC/Results/Summary/lastZero_summary_results.csv'#lastZero_summary_results.B12]" table:style-name="ce1">
            <text:p>1</text:p>
          </table:table-cell>
          <table:table-cell office:value-type="float" office:value="9" table:formula="of:=['file:///C:/Users/ClaudineiBJr/Documents/Repositories/Mestrado/RelationshipBetweenMutationAndGFC/Results/Summary/lastZero_summary_results.csv'#lastZero_summary_results.C12]" table:style-name="ce1">
            <text:p>9</text:p>
          </table:table-cell>
          <table:table-cell office:value-type="float" office:value="11.11" table:formula="of:=['file:///C:/Users/ClaudineiBJr/Documents/Repositories/Mestrado/RelationshipBetweenMutationAndGFC/Results/Summary/lastZero_summary_results.csv'#lastZero_summary_results.D12]" table:style-name="ce1">
            <text:p>11,1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com nó destino em arcos primitivos</text:p>
          </table:table-cell>
          <table:table-cell office:value-type="float" office:value="6" table:formula="of:=['file:///C:/Users/ClaudineiBJr/Documents/Repositories/Mestrado/RelationshipBetweenMutationAndGFC/Results/Summary/lastZero_summary_results.csv'#lastZero_summary_results.B13]" table:style-name="ce1">
            <text:p>6</text:p>
          </table:table-cell>
          <table:table-cell office:value-type="float" office:value="9" table:formula="of:=['file:///C:/Users/ClaudineiBJr/Documents/Repositories/Mestrado/RelationshipBetweenMutationAndGFC/Results/Summary/lastZero_summary_results.csv'#lastZero_summary_results.C13]" table:style-name="ce1">
            <text:p>9</text:p>
          </table:table-cell>
          <table:table-cell office:value-type="float" office:value="66.67" table:formula="of:=['file:///C:/Users/ClaudineiBJr/Documents/Repositories/Mestrado/RelationshipBetweenMutationAndGFC/Results/Summary/lastZero_summary_results.csv'#lastZero_summary_results.D13]" table:style-name="ce1">
            <text:p>66,67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arcos primitivos</text:p>
          </table:table-cell>
          <table:table-cell office:value-type="float" office:value="2" table:formula="of:=['file:///C:/Users/ClaudineiBJr/Documents/Repositories/Mestrado/RelationshipBetweenMutationAndGFC/Results/Summary/lastZero_summary_results.csv'#lastZero_summary_results.B14]" table:style-name="ce13">
            <text:p>2</text:p>
          </table:table-cell>
          <table:table-cell office:value-type="float" office:value="9" table:formula="of:=['file:///C:/Users/ClaudineiBJr/Documents/Repositories/Mestrado/RelationshipBetweenMutationAndGFC/Results/Summary/lastZero_summary_results.csv'#lastZero_summary_results.C14]" table:style-name="ce13">
            <text:p>9</text:p>
          </table:table-cell>
          <table:table-cell office:value-type="float" office:value="22.22" table:formula="of:=['file:///C:/Users/ClaudineiBJr/Documents/Repositories/Mestrado/RelationshipBetweenMutationAndGFC/Results/Summary/lastZero_summary_results.csv'#lastZero_summary_results.D14]" table:style-name="ce13">
            <text:p>22,22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na origem dos arcos primitivos</text:p>
          </table:table-cell>
          <table:table-cell office:value-type="float" office:value="1" table:formula="of:=['file:///C:/Users/ClaudineiBJr/Documents/Repositories/Mestrado/RelationshipBetweenMutationAndGFC/Results/Summary/lastZero_summary_results.csv'#lastZero_summary_results.B15]" table:style-name="ce1">
            <text:p>1</text:p>
          </table:table-cell>
          <table:table-cell office:value-type="float" office:value="9" table:formula="of:=['file:///C:/Users/ClaudineiBJr/Documents/Repositories/Mestrado/RelationshipBetweenMutationAndGFC/Results/Summary/lastZero_summary_results.csv'#lastZero_summary_results.C15]" table:style-name="ce1">
            <text:p>9</text:p>
          </table:table-cell>
          <table:table-cell office:value-type="float" office:value="11.11" table:formula="of:=['file:///C:/Users/ClaudineiBJr/Documents/Repositories/Mestrado/RelationshipBetweenMutationAndGFC/Results/Summary/lastZero_summary_results.csv'#lastZero_summary_results.D15]" table:style-name="ce1">
            <text:p>11,1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no destino dos arcos primitivos</text:p>
          </table:table-cell>
          <table:table-cell office:value-type="float" office:value="1" table:formula="of:=['file:///C:/Users/ClaudineiBJr/Documents/Repositories/Mestrado/RelationshipBetweenMutationAndGFC/Results/Summary/lastZero_summary_results.csv'#lastZero_summary_results.B16]" table:style-name="ce1">
            <text:p>1</text:p>
          </table:table-cell>
          <table:table-cell office:value-type="float" office:value="9" table:formula="of:=['file:///C:/Users/ClaudineiBJr/Documents/Repositories/Mestrado/RelationshipBetweenMutationAndGFC/Results/Summary/lastZero_summary_results.csv'#lastZero_summary_results.C16]" table:style-name="ce1">
            <text:p>9</text:p>
          </table:table-cell>
          <table:table-cell office:value-type="float" office:value="11.11" table:formula="of:=['file:///C:/Users/ClaudineiBJr/Documents/Repositories/Mestrado/RelationshipBetweenMutationAndGFC/Results/Summary/lastZero_summary_results.csv'#lastZero_summary_results.D16]" table:style-name="ce1">
            <text:p>11,1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primitivos ou com origem/destino em primitivos</text:p>
          </table:table-cell>
          <table:table-cell office:value-type="float" office:value="7" table:formula="of:=['file:///C:/Users/ClaudineiBJr/Documents/Repositories/Mestrado/RelationshipBetweenMutationAndGFC/Results/Summary/lastZero_summary_results.csv'#lastZero_summary_results.B17]" table:style-name="ce13">
            <text:p>7</text:p>
          </table:table-cell>
          <table:table-cell office:value-type="float" office:value="9" table:formula="of:=['file:///C:/Users/ClaudineiBJr/Documents/Repositories/Mestrado/RelationshipBetweenMutationAndGFC/Results/Summary/lastZero_summary_results.csv'#lastZero_summary_results.C17]" table:style-name="ce13">
            <text:p>9</text:p>
          </table:table-cell>
          <table:table-cell office:value-type="float" office:value="77.78" table:formula="of:=['file:///C:/Users/ClaudineiBJr/Documents/Repositories/Mestrado/RelationshipBetweenMutationAndGFC/Results/Summary/lastZero_summary_results.csv'#lastZero_summary_results.D17]" table:style-name="ce13">
            <text:p>77,78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com nó origem em arcos primitivos</text:p>
          </table:table-cell>
          <table:table-cell office:value-type="float" office:value="1" table:formula="of:=['file:///C:/Users/ClaudineiBJr/Documents/Repositories/Mestrado/RelationshipBetweenMutationAndGFC/Results/Summary/lastZero_summary_results.csv'#lastZero_summary_results.B18]" table:style-name="ce1">
            <text:p>1</text:p>
          </table:table-cell>
          <table:table-cell office:value-type="float" office:value="9" table:formula="of:=['file:///C:/Users/ClaudineiBJr/Documents/Repositories/Mestrado/RelationshipBetweenMutationAndGFC/Results/Summary/lastZero_summary_results.csv'#lastZero_summary_results.C18]" table:style-name="ce1">
            <text:p>9</text:p>
          </table:table-cell>
          <table:table-cell office:value-type="float" office:value="11.11" table:formula="of:=['file:///C:/Users/ClaudineiBJr/Documents/Repositories/Mestrado/RelationshipBetweenMutationAndGFC/Results/Summary/lastZero_summary_results.csv'#lastZero_summary_results.D18]" table:style-name="ce1">
            <text:p>11,1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com nó destino em arcos primitivos</text:p>
          </table:table-cell>
          <table:table-cell office:value-type="float" office:value="7" table:formula="of:=['file:///C:/Users/ClaudineiBJr/Documents/Repositories/Mestrado/RelationshipBetweenMutationAndGFC/Results/Summary/lastZero_summary_results.csv'#lastZero_summary_results.B19]" table:style-name="ce1">
            <text:p>7</text:p>
          </table:table-cell>
          <table:table-cell office:value-type="float" office:value="9" table:formula="of:=['file:///C:/Users/ClaudineiBJr/Documents/Repositories/Mestrado/RelationshipBetweenMutationAndGFC/Results/Summary/lastZero_summary_results.csv'#lastZero_summary_results.C19]" table:style-name="ce1">
            <text:p>9</text:p>
          </table:table-cell>
          <table:table-cell office:value-type="float" office:value="77.78" table:formula="of:=['file:///C:/Users/ClaudineiBJr/Documents/Repositories/Mestrado/RelationshipBetweenMutationAndGFC/Results/Summary/lastZero_summary_results.csv'#lastZero_summary_results.D19]" table:style-name="ce1">
            <text:p>77,78</text:p>
          </table:table-cell>
          <table:table-cell table:number-columns-repeated="16380"/>
        </table:table-row>
        <table:table-row table:number-rows-repeated="1048557" table:style-name="ro2">
          <table:table-cell table:number-columns-repeated="16384"/>
        </table:table-row>
      </table:table>
      <table:table table:name="TestPad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3">
            <text:p>Informação</text:p>
          </table:table-cell>
          <table:table-cell office:value-type="string" table:style-name="ce13">
            <text:p>Número</text:p>
          </table:table-cell>
          <table:table-cell office:value-type="string" table:style-name="ce13">
            <text:p>Total</text:p>
          </table:table-cell>
          <table:table-cell office:value-type="string" table:style-name="ce13">
            <text:p>Percentua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minimais</text:p>
          </table:table-cell>
          <table:table-cell office:value-type="float" office:value="54" table:formula="of:=['file:///C:/Users/ClaudineiBJr/Documents/Repositories/Mestrado/RelationshipBetweenMutationAndGFC/Results/Summary/pat_summary_results.csv'#pat_summary_results.B2]" table:style-name="ce1">
            <text:p>54</text:p>
          </table:table-cell>
          <table:table-cell office:value-type="float" office:value="629" table:formula="of:=['file:///C:/Users/ClaudineiBJr/Documents/Repositories/Mestrado/RelationshipBetweenMutationAndGFC/Results/Summary/pat_summary_results.csv'#pat_summary_results.C2]" table:style-name="ce1">
            <text:p>629</text:p>
          </table:table-cell>
          <table:table-cell office:value-type="float" office:value="8.59" table:formula="of:=['file:///C:/Users/ClaudineiBJr/Documents/Repositories/Mestrado/RelationshipBetweenMutationAndGFC/Results/Summary/pat_summary_results.csv'#pat_summary_results.D2]" table:style-name="ce1">
            <text:p>8,5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equivalentes</text:p>
          </table:table-cell>
          <table:table-cell office:value-type="float" office:value="57" table:formula="of:=['file:///C:/Users/ClaudineiBJr/Documents/Repositories/Mestrado/RelationshipBetweenMutationAndGFC/Results/Summary/pat_summary_results.csv'#pat_summary_results.B3]" table:style-name="ce1">
            <text:p>57</text:p>
          </table:table-cell>
          <table:table-cell office:value-type="float" office:value="629" table:formula="of:=['file:///C:/Users/ClaudineiBJr/Documents/Repositories/Mestrado/RelationshipBetweenMutationAndGFC/Results/Summary/pat_summary_results.csv'#pat_summary_results.C3]" table:style-name="ce1">
            <text:p>629</text:p>
          </table:table-cell>
          <table:table-cell office:value-type="float" office:value="9.06" table:formula="of:=['file:///C:/Users/ClaudineiBJr/Documents/Repositories/Mestrado/RelationshipBetweenMutationAndGFC/Results/Summary/pat_summary_results.csv'#pat_summary_results.D3]" table:style-name="ce1">
            <text:p>9,0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s arcos primitivos</text:p>
          </table:table-cell>
          <table:table-cell office:value-type="float" office:value="524" table:formula="of:=['file:///C:/Users/ClaudineiBJr/Documents/Repositories/Mestrado/RelationshipBetweenMutationAndGFC/Results/Summary/pat_summary_results.csv'#pat_summary_results.B4]" table:style-name="ce1">
            <text:p>524</text:p>
          </table:table-cell>
          <table:table-cell office:value-type="float" office:value="629" table:formula="of:=['file:///C:/Users/ClaudineiBJr/Documents/Repositories/Mestrado/RelationshipBetweenMutationAndGFC/Results/Summary/pat_summary_results.csv'#pat_summary_results.C4]" table:style-name="ce1">
            <text:p>629</text:p>
          </table:table-cell>
          <table:table-cell office:value-type="float" office:value="83.31" table:formula="of:=['file:///C:/Users/ClaudineiBJr/Documents/Repositories/Mestrado/RelationshipBetweenMutationAndGFC/Results/Summary/pat_summary_results.csv'#pat_summary_results.D4]" table:style-name="ce1">
            <text:p>83,3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a origem dos arcos primitivos</text:p>
          </table:table-cell>
          <table:table-cell office:value-type="float" office:value="286" table:formula="of:=['file:///C:/Users/ClaudineiBJr/Documents/Repositories/Mestrado/RelationshipBetweenMutationAndGFC/Results/Summary/pat_summary_results.csv'#pat_summary_results.B5]" table:style-name="ce1">
            <text:p>286</text:p>
          </table:table-cell>
          <table:table-cell office:value-type="float" office:value="629" table:formula="of:=['file:///C:/Users/ClaudineiBJr/Documents/Repositories/Mestrado/RelationshipBetweenMutationAndGFC/Results/Summary/pat_summary_results.csv'#pat_summary_results.C5]" table:style-name="ce1">
            <text:p>629</text:p>
          </table:table-cell>
          <table:table-cell office:value-type="float" office:value="45.47" table:formula="of:=['file:///C:/Users/ClaudineiBJr/Documents/Repositories/Mestrado/RelationshipBetweenMutationAndGFC/Results/Summary/pat_summary_results.csv'#pat_summary_results.D5]" table:style-name="ce1">
            <text:p>45,4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 destino dos arcos primitivos</text:p>
          </table:table-cell>
          <table:table-cell office:value-type="float" office:value="238" table:formula="of:=['file:///C:/Users/ClaudineiBJr/Documents/Repositories/Mestrado/RelationshipBetweenMutationAndGFC/Results/Summary/pat_summary_results.csv'#pat_summary_results.B6]" table:style-name="ce1">
            <text:p>238</text:p>
          </table:table-cell>
          <table:table-cell office:value-type="float" office:value="629" table:formula="of:=['file:///C:/Users/ClaudineiBJr/Documents/Repositories/Mestrado/RelationshipBetweenMutationAndGFC/Results/Summary/pat_summary_results.csv'#pat_summary_results.C6]" table:style-name="ce1">
            <text:p>629</text:p>
          </table:table-cell>
          <table:table-cell office:value-type="float" office:value="37.840000000000003" table:formula="of:=['file:///C:/Users/ClaudineiBJr/Documents/Repositories/Mestrado/RelationshipBetweenMutationAndGFC/Results/Summary/pat_summary_results.csv'#pat_summary_results.D6]" table:style-name="ce1">
            <text:p>37,8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3">
            <text:p>Minimais em arcos primitivos</text:p>
          </table:table-cell>
          <table:table-cell office:value-type="float" office:value="40" table:formula="of:=['file:///C:/Users/ClaudineiBJr/Documents/Repositories/Mestrado/RelationshipBetweenMutationAndGFC/Results/Summary/pat_summary_results.csv'#pat_summary_results.B8]" table:style-name="ce13">
            <text:p>40</text:p>
          </table:table-cell>
          <table:table-cell office:value-type="float" office:value="54" table:formula="of:=['file:///C:/Users/ClaudineiBJr/Documents/Repositories/Mestrado/RelationshipBetweenMutationAndGFC/Results/Summary/pat_summary_results.csv'#pat_summary_results.C8]" table:style-name="ce13">
            <text:p>54</text:p>
          </table:table-cell>
          <table:table-cell office:value-type="float" office:value="74.069999999999993" table:formula="of:=['file:///C:/Users/ClaudineiBJr/Documents/Repositories/Mestrado/RelationshipBetweenMutationAndGFC/Results/Summary/pat_summary_results.csv'#pat_summary_results.D8]" table:style-name="ce13">
            <text:p>74,07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na origem dos arcos primitivos</text:p>
          </table:table-cell>
          <table:table-cell office:value-type="float" office:value="13" table:formula="of:=['file:///C:/Users/ClaudineiBJr/Documents/Repositories/Mestrado/RelationshipBetweenMutationAndGFC/Results/Summary/pat_summary_results.csv'#pat_summary_results.B9]" table:style-name="ce1">
            <text:p>13</text:p>
          </table:table-cell>
          <table:table-cell office:value-type="float" office:value="54" table:formula="of:=['file:///C:/Users/ClaudineiBJr/Documents/Repositories/Mestrado/RelationshipBetweenMutationAndGFC/Results/Summary/pat_summary_results.csv'#pat_summary_results.C9]" table:style-name="ce1">
            <text:p>54</text:p>
          </table:table-cell>
          <table:table-cell office:value-type="float" office:value="24.07" table:formula="of:=['file:///C:/Users/ClaudineiBJr/Documents/Repositories/Mestrado/RelationshipBetweenMutationAndGFC/Results/Summary/pat_summary_results.csv'#pat_summary_results.D9]" table:style-name="ce1">
            <text:p>24,0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no destino dos arcos primitivos</text:p>
          </table:table-cell>
          <table:table-cell office:value-type="float" office:value="27" table:formula="of:=['file:///C:/Users/ClaudineiBJr/Documents/Repositories/Mestrado/RelationshipBetweenMutationAndGFC/Results/Summary/pat_summary_results.csv'#pat_summary_results.B10]" table:style-name="ce1">
            <text:p>27</text:p>
          </table:table-cell>
          <table:table-cell office:value-type="float" office:value="54" table:formula="of:=['file:///C:/Users/ClaudineiBJr/Documents/Repositories/Mestrado/RelationshipBetweenMutationAndGFC/Results/Summary/pat_summary_results.csv'#pat_summary_results.C10]" table:style-name="ce1">
            <text:p>54</text:p>
          </table:table-cell>
          <table:table-cell office:value-type="float" office:value="50" table:formula="of:=['file:///C:/Users/ClaudineiBJr/Documents/Repositories/Mestrado/RelationshipBetweenMutationAndGFC/Results/Summary/pat_summary_results.csv'#pat_summary_results.D10]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Minimais em primitivos ou com origem/destino em primitivos</text:p>
          </table:table-cell>
          <table:table-cell office:value-type="float" office:value="54" table:formula="of:=['file:///C:/Users/ClaudineiBJr/Documents/Repositories/Mestrado/RelationshipBetweenMutationAndGFC/Results/Summary/pat_summary_results.csv'#pat_summary_results.B11]" table:style-name="ce13">
            <text:p>54</text:p>
          </table:table-cell>
          <table:table-cell office:value-type="float" office:value="54" table:formula="of:=['file:///C:/Users/ClaudineiBJr/Documents/Repositories/Mestrado/RelationshipBetweenMutationAndGFC/Results/Summary/pat_summary_results.csv'#pat_summary_results.C11]" table:style-name="ce13">
            <text:p>54</text:p>
          </table:table-cell>
          <table:table-cell office:value-type="float" office:value="100" table:formula="of:=['file:///C:/Users/ClaudineiBJr/Documents/Repositories/Mestrado/RelationshipBetweenMutationAndGFC/Results/Summary/pat_summary_results.csv'#pat_summary_results.D11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com nó origem em arcos primitivos</text:p>
          </table:table-cell>
          <table:table-cell office:value-type="float" office:value="47" table:formula="of:=['file:///C:/Users/ClaudineiBJr/Documents/Repositories/Mestrado/RelationshipBetweenMutationAndGFC/Results/Summary/pat_summary_results.csv'#pat_summary_results.B12]" table:style-name="ce1">
            <text:p>47</text:p>
          </table:table-cell>
          <table:table-cell office:value-type="float" office:value="54" table:formula="of:=['file:///C:/Users/ClaudineiBJr/Documents/Repositories/Mestrado/RelationshipBetweenMutationAndGFC/Results/Summary/pat_summary_results.csv'#pat_summary_results.C12]" table:style-name="ce1">
            <text:p>54</text:p>
          </table:table-cell>
          <table:table-cell office:value-type="float" office:value="87.04" table:formula="of:=['file:///C:/Users/ClaudineiBJr/Documents/Repositories/Mestrado/RelationshipBetweenMutationAndGFC/Results/Summary/pat_summary_results.csv'#pat_summary_results.D12]" table:style-name="ce1">
            <text:p>87,0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com nó destino em arcos primitivos</text:p>
          </table:table-cell>
          <table:table-cell office:value-type="float" office:value="52" table:formula="of:=['file:///C:/Users/ClaudineiBJr/Documents/Repositories/Mestrado/RelationshipBetweenMutationAndGFC/Results/Summary/pat_summary_results.csv'#pat_summary_results.B13]" table:style-name="ce1">
            <text:p>52</text:p>
          </table:table-cell>
          <table:table-cell office:value-type="float" office:value="54" table:formula="of:=['file:///C:/Users/ClaudineiBJr/Documents/Repositories/Mestrado/RelationshipBetweenMutationAndGFC/Results/Summary/pat_summary_results.csv'#pat_summary_results.C13]" table:style-name="ce1">
            <text:p>54</text:p>
          </table:table-cell>
          <table:table-cell office:value-type="float" office:value="96.3" table:formula="of:=['file:///C:/Users/ClaudineiBJr/Documents/Repositories/Mestrado/RelationshipBetweenMutationAndGFC/Results/Summary/pat_summary_results.csv'#pat_summary_results.D13]" table:style-name="ce1">
            <text:p>96,3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arcos primitivos</text:p>
          </table:table-cell>
          <table:table-cell office:value-type="float" office:value="47" table:formula="of:=['file:///C:/Users/ClaudineiBJr/Documents/Repositories/Mestrado/RelationshipBetweenMutationAndGFC/Results/Summary/pat_summary_results.csv'#pat_summary_results.B14]" table:style-name="ce13">
            <text:p>47</text:p>
          </table:table-cell>
          <table:table-cell office:value-type="float" office:value="57" table:formula="of:=['file:///C:/Users/ClaudineiBJr/Documents/Repositories/Mestrado/RelationshipBetweenMutationAndGFC/Results/Summary/pat_summary_results.csv'#pat_summary_results.C14]" table:style-name="ce13">
            <text:p>57</text:p>
          </table:table-cell>
          <table:table-cell office:value-type="float" office:value="82.46" table:formula="of:=['file:///C:/Users/ClaudineiBJr/Documents/Repositories/Mestrado/RelationshipBetweenMutationAndGFC/Results/Summary/pat_summary_results.csv'#pat_summary_results.D14]" table:style-name="ce13">
            <text:p>82,46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na origem dos arcos primitivos</text:p>
          </table:table-cell>
          <table:table-cell office:value-type="float" office:value="18" table:formula="of:=['file:///C:/Users/ClaudineiBJr/Documents/Repositories/Mestrado/RelationshipBetweenMutationAndGFC/Results/Summary/pat_summary_results.csv'#pat_summary_results.B15]" table:style-name="ce1">
            <text:p>18</text:p>
          </table:table-cell>
          <table:table-cell office:value-type="float" office:value="57" table:formula="of:=['file:///C:/Users/ClaudineiBJr/Documents/Repositories/Mestrado/RelationshipBetweenMutationAndGFC/Results/Summary/pat_summary_results.csv'#pat_summary_results.C15]" table:style-name="ce1">
            <text:p>57</text:p>
          </table:table-cell>
          <table:table-cell office:value-type="float" office:value="31.58" table:formula="of:=['file:///C:/Users/ClaudineiBJr/Documents/Repositories/Mestrado/RelationshipBetweenMutationAndGFC/Results/Summary/pat_summary_results.csv'#pat_summary_results.D15]" table:style-name="ce1">
            <text:p>31,5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no destino dos arcos primitivos</text:p>
          </table:table-cell>
          <table:table-cell office:value-type="float" office:value="29" table:formula="of:=['file:///C:/Users/ClaudineiBJr/Documents/Repositories/Mestrado/RelationshipBetweenMutationAndGFC/Results/Summary/pat_summary_results.csv'#pat_summary_results.B16]" table:style-name="ce1">
            <text:p>29</text:p>
          </table:table-cell>
          <table:table-cell office:value-type="float" office:value="57" table:formula="of:=['file:///C:/Users/ClaudineiBJr/Documents/Repositories/Mestrado/RelationshipBetweenMutationAndGFC/Results/Summary/pat_summary_results.csv'#pat_summary_results.C16]" table:style-name="ce1">
            <text:p>57</text:p>
          </table:table-cell>
          <table:table-cell office:value-type="float" office:value="50.88" table:formula="of:=['file:///C:/Users/ClaudineiBJr/Documents/Repositories/Mestrado/RelationshipBetweenMutationAndGFC/Results/Summary/pat_summary_results.csv'#pat_summary_results.D16]" table:style-name="ce1">
            <text:p>50,88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primitivos ou com origem/destino em primitivos</text:p>
          </table:table-cell>
          <table:table-cell office:value-type="float" office:value="57" table:formula="of:=['file:///C:/Users/ClaudineiBJr/Documents/Repositories/Mestrado/RelationshipBetweenMutationAndGFC/Results/Summary/pat_summary_results.csv'#pat_summary_results.B17]" table:style-name="ce13">
            <text:p>57</text:p>
          </table:table-cell>
          <table:table-cell office:value-type="float" office:value="57" table:formula="of:=['file:///C:/Users/ClaudineiBJr/Documents/Repositories/Mestrado/RelationshipBetweenMutationAndGFC/Results/Summary/pat_summary_results.csv'#pat_summary_results.C17]" table:style-name="ce13">
            <text:p>57</text:p>
          </table:table-cell>
          <table:table-cell office:value-type="float" office:value="100" table:formula="of:=['file:///C:/Users/ClaudineiBJr/Documents/Repositories/Mestrado/RelationshipBetweenMutationAndGFC/Results/Summary/pat_summary_results.csv'#pat_summary_results.D17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com nó origem em arcos primitivos</text:p>
          </table:table-cell>
          <table:table-cell office:value-type="float" office:value="54" table:formula="of:=['file:///C:/Users/ClaudineiBJr/Documents/Repositories/Mestrado/RelationshipBetweenMutationAndGFC/Results/Summary/pat_summary_results.csv'#pat_summary_results.B18]" table:style-name="ce1">
            <text:p>54</text:p>
          </table:table-cell>
          <table:table-cell office:value-type="float" office:value="57" table:formula="of:=['file:///C:/Users/ClaudineiBJr/Documents/Repositories/Mestrado/RelationshipBetweenMutationAndGFC/Results/Summary/pat_summary_results.csv'#pat_summary_results.C18]" table:style-name="ce1">
            <text:p>57</text:p>
          </table:table-cell>
          <table:table-cell office:value-type="float" office:value="94.74" table:formula="of:=['file:///C:/Users/ClaudineiBJr/Documents/Repositories/Mestrado/RelationshipBetweenMutationAndGFC/Results/Summary/pat_summary_results.csv'#pat_summary_results.D18]" table:style-name="ce1">
            <text:p>94,7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com nó destino em arcos primitivos</text:p>
          </table:table-cell>
          <table:table-cell office:value-type="float" office:value="56" table:formula="of:=['file:///C:/Users/ClaudineiBJr/Documents/Repositories/Mestrado/RelationshipBetweenMutationAndGFC/Results/Summary/pat_summary_results.csv'#pat_summary_results.B19]" table:style-name="ce1">
            <text:p>56</text:p>
          </table:table-cell>
          <table:table-cell office:value-type="float" office:value="57" table:formula="of:=['file:///C:/Users/ClaudineiBJr/Documents/Repositories/Mestrado/RelationshipBetweenMutationAndGFC/Results/Summary/pat_summary_results.csv'#pat_summary_results.C19]" table:style-name="ce1">
            <text:p>57</text:p>
          </table:table-cell>
          <table:table-cell office:value-type="float" office:value="98.25" table:formula="of:=['file:///C:/Users/ClaudineiBJr/Documents/Repositories/Mestrado/RelationshipBetweenMutationAndGFC/Results/Summary/pat_summary_results.csv'#pat_summary_results.D19]" table:style-name="ce1">
            <text:p>98,25</text:p>
          </table:table-cell>
          <table:table-cell table:number-columns-repeated="16380"/>
        </table:table-row>
        <table:table-row table:number-rows-repeated="1048557" table:style-name="ro2">
          <table:table-cell table:number-columns-repeated="16384"/>
        </table:table-row>
      </table:table>
      <table:table table:name="Power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3">
            <text:p>Informação</text:p>
          </table:table-cell>
          <table:table-cell office:value-type="string" table:style-name="ce13">
            <text:p>Número</text:p>
          </table:table-cell>
          <table:table-cell office:value-type="string" table:style-name="ce13">
            <text:p>Total</text:p>
          </table:table-cell>
          <table:table-cell office:value-type="string" table:style-name="ce13">
            <text:p>Percentua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minimais</text:p>
          </table:table-cell>
          <table:table-cell office:value-type="float" office:value="9" table:formula="of:=['file:///C:/Users/ClaudineiBJr/Documents/Repositories/Mestrado/RelationshipBetweenMutationAndGFC/Results/Summary/power_summary_results.csv'#power_summary_results.B2]" table:style-name="ce1">
            <text:p>9</text:p>
          </table:table-cell>
          <table:table-cell office:value-type="float" office:value="268" table:formula="of:=['file:///C:/Users/ClaudineiBJr/Documents/Repositories/Mestrado/RelationshipBetweenMutationAndGFC/Results/Summary/power_summary_results.csv'#power_summary_results.C2]" table:style-name="ce1">
            <text:p>268</text:p>
          </table:table-cell>
          <table:table-cell office:value-type="float" office:value="3.36" table:formula="of:=['file:///C:/Users/ClaudineiBJr/Documents/Repositories/Mestrado/RelationshipBetweenMutationAndGFC/Results/Summary/power_summary_results.csv'#power_summary_results.D2]" table:style-name="ce1">
            <text:p>3,3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equivalentes</text:p>
          </table:table-cell>
          <table:table-cell office:value-type="float" office:value="6" table:formula="of:=['file:///C:/Users/ClaudineiBJr/Documents/Repositories/Mestrado/RelationshipBetweenMutationAndGFC/Results/Summary/power_summary_results.csv'#power_summary_results.B3]" table:style-name="ce1">
            <text:p>6</text:p>
          </table:table-cell>
          <table:table-cell office:value-type="float" office:value="268" table:formula="of:=['file:///C:/Users/ClaudineiBJr/Documents/Repositories/Mestrado/RelationshipBetweenMutationAndGFC/Results/Summary/power_summary_results.csv'#power_summary_results.C3]" table:style-name="ce1">
            <text:p>268</text:p>
          </table:table-cell>
          <table:table-cell office:value-type="float" office:value="2.2400000000000002" table:formula="of:=['file:///C:/Users/ClaudineiBJr/Documents/Repositories/Mestrado/RelationshipBetweenMutationAndGFC/Results/Summary/power_summary_results.csv'#power_summary_results.D3]" table:style-name="ce1">
            <text:p>2,2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s arcos primitivos</text:p>
          </table:table-cell>
          <table:table-cell office:value-type="float" office:value="223" table:formula="of:=['file:///C:/Users/ClaudineiBJr/Documents/Repositories/Mestrado/RelationshipBetweenMutationAndGFC/Results/Summary/power_summary_results.csv'#power_summary_results.B4]" table:style-name="ce1">
            <text:p>223</text:p>
          </table:table-cell>
          <table:table-cell office:value-type="float" office:value="268" table:formula="of:=['file:///C:/Users/ClaudineiBJr/Documents/Repositories/Mestrado/RelationshipBetweenMutationAndGFC/Results/Summary/power_summary_results.csv'#power_summary_results.C4]" table:style-name="ce1">
            <text:p>268</text:p>
          </table:table-cell>
          <table:table-cell office:value-type="float" office:value="83.21" table:formula="of:=['file:///C:/Users/ClaudineiBJr/Documents/Repositories/Mestrado/RelationshipBetweenMutationAndGFC/Results/Summary/power_summary_results.csv'#power_summary_results.D4]" table:style-name="ce1">
            <text:p>83,2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a origem dos arcos primitivos</text:p>
          </table:table-cell>
          <table:table-cell office:value-type="float" office:value="133" table:formula="of:=['file:///C:/Users/ClaudineiBJr/Documents/Repositories/Mestrado/RelationshipBetweenMutationAndGFC/Results/Summary/power_summary_results.csv'#power_summary_results.B5]" table:style-name="ce1">
            <text:p>133</text:p>
          </table:table-cell>
          <table:table-cell office:value-type="float" office:value="268" table:formula="of:=['file:///C:/Users/ClaudineiBJr/Documents/Repositories/Mestrado/RelationshipBetweenMutationAndGFC/Results/Summary/power_summary_results.csv'#power_summary_results.C5]" table:style-name="ce1">
            <text:p>268</text:p>
          </table:table-cell>
          <table:table-cell office:value-type="float" office:value="49.63" table:formula="of:=['file:///C:/Users/ClaudineiBJr/Documents/Repositories/Mestrado/RelationshipBetweenMutationAndGFC/Results/Summary/power_summary_results.csv'#power_summary_results.D5]" table:style-name="ce1">
            <text:p>49,6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 destino dos arcos primitivos</text:p>
          </table:table-cell>
          <table:table-cell office:value-type="float" office:value="90" table:formula="of:=['file:///C:/Users/ClaudineiBJr/Documents/Repositories/Mestrado/RelationshipBetweenMutationAndGFC/Results/Summary/power_summary_results.csv'#power_summary_results.B6]" table:style-name="ce1">
            <text:p>90</text:p>
          </table:table-cell>
          <table:table-cell office:value-type="float" office:value="268" table:formula="of:=['file:///C:/Users/ClaudineiBJr/Documents/Repositories/Mestrado/RelationshipBetweenMutationAndGFC/Results/Summary/power_summary_results.csv'#power_summary_results.C6]" table:style-name="ce1">
            <text:p>268</text:p>
          </table:table-cell>
          <table:table-cell office:value-type="float" office:value="33.58" table:formula="of:=['file:///C:/Users/ClaudineiBJr/Documents/Repositories/Mestrado/RelationshipBetweenMutationAndGFC/Results/Summary/power_summary_results.csv'#power_summary_results.D6]" table:style-name="ce1">
            <text:p>33,58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3">
            <text:p>Minimais em arcos primitivos</text:p>
          </table:table-cell>
          <table:table-cell office:value-type="float" office:value="8" table:formula="of:=['file:///C:/Users/ClaudineiBJr/Documents/Repositories/Mestrado/RelationshipBetweenMutationAndGFC/Results/Summary/power_summary_results.csv'#power_summary_results.B8]" table:style-name="ce13">
            <text:p>8</text:p>
          </table:table-cell>
          <table:table-cell office:value-type="float" office:value="9" table:formula="of:=['file:///C:/Users/ClaudineiBJr/Documents/Repositories/Mestrado/RelationshipBetweenMutationAndGFC/Results/Summary/power_summary_results.csv'#power_summary_results.C8]" table:style-name="ce13">
            <text:p>9</text:p>
          </table:table-cell>
          <table:table-cell office:value-type="float" office:value="88.89" table:formula="of:=['file:///C:/Users/ClaudineiBJr/Documents/Repositories/Mestrado/RelationshipBetweenMutationAndGFC/Results/Summary/power_summary_results.csv'#power_summary_results.D8]" table:style-name="ce13">
            <text:p>88,89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na origem dos arcos primitivos</text:p>
          </table:table-cell>
          <table:table-cell office:value-type="float" office:value="1" table:formula="of:=['file:///C:/Users/ClaudineiBJr/Documents/Repositories/Mestrado/RelationshipBetweenMutationAndGFC/Results/Summary/power_summary_results.csv'#power_summary_results.B9]" table:style-name="ce1">
            <text:p>1</text:p>
          </table:table-cell>
          <table:table-cell office:value-type="float" office:value="9" table:formula="of:=['file:///C:/Users/ClaudineiBJr/Documents/Repositories/Mestrado/RelationshipBetweenMutationAndGFC/Results/Summary/power_summary_results.csv'#power_summary_results.C9]" table:style-name="ce1">
            <text:p>9</text:p>
          </table:table-cell>
          <table:table-cell office:value-type="float" office:value="11.11" table:formula="of:=['file:///C:/Users/ClaudineiBJr/Documents/Repositories/Mestrado/RelationshipBetweenMutationAndGFC/Results/Summary/power_summary_results.csv'#power_summary_results.D9]" table:style-name="ce1">
            <text:p>11,1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no destino dos arcos primitivos</text:p>
          </table:table-cell>
          <table:table-cell office:value-type="float" office:value="7" table:formula="of:=['file:///C:/Users/ClaudineiBJr/Documents/Repositories/Mestrado/RelationshipBetweenMutationAndGFC/Results/Summary/power_summary_results.csv'#power_summary_results.B10]" table:style-name="ce1">
            <text:p>7</text:p>
          </table:table-cell>
          <table:table-cell office:value-type="float" office:value="9" table:formula="of:=['file:///C:/Users/ClaudineiBJr/Documents/Repositories/Mestrado/RelationshipBetweenMutationAndGFC/Results/Summary/power_summary_results.csv'#power_summary_results.C10]" table:style-name="ce1">
            <text:p>9</text:p>
          </table:table-cell>
          <table:table-cell office:value-type="float" office:value="77.78" table:formula="of:=['file:///C:/Users/ClaudineiBJr/Documents/Repositories/Mestrado/RelationshipBetweenMutationAndGFC/Results/Summary/power_summary_results.csv'#power_summary_results.D10]" table:style-name="ce1">
            <text:p>77,78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Minimais em primitivos ou com origem/destino em primitivos</text:p>
          </table:table-cell>
          <table:table-cell office:value-type="float" office:value="9" table:formula="of:=['file:///C:/Users/ClaudineiBJr/Documents/Repositories/Mestrado/RelationshipBetweenMutationAndGFC/Results/Summary/power_summary_results.csv'#power_summary_results.B11]" table:style-name="ce13">
            <text:p>9</text:p>
          </table:table-cell>
          <table:table-cell office:value-type="float" office:value="9" table:formula="of:=['file:///C:/Users/ClaudineiBJr/Documents/Repositories/Mestrado/RelationshipBetweenMutationAndGFC/Results/Summary/power_summary_results.csv'#power_summary_results.C11]" table:style-name="ce13">
            <text:p>9</text:p>
          </table:table-cell>
          <table:table-cell office:value-type="float" office:value="100" table:formula="of:=['file:///C:/Users/ClaudineiBJr/Documents/Repositories/Mestrado/RelationshipBetweenMutationAndGFC/Results/Summary/power_summary_results.csv'#power_summary_results.D11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com nó origem em arcos primitivos</text:p>
          </table:table-cell>
          <table:table-cell office:value-type="float" office:value="8" table:formula="of:=['file:///C:/Users/ClaudineiBJr/Documents/Repositories/Mestrado/RelationshipBetweenMutationAndGFC/Results/Summary/power_summary_results.csv'#power_summary_results.B12]" table:style-name="ce1">
            <text:p>8</text:p>
          </table:table-cell>
          <table:table-cell office:value-type="float" office:value="9" table:formula="of:=['file:///C:/Users/ClaudineiBJr/Documents/Repositories/Mestrado/RelationshipBetweenMutationAndGFC/Results/Summary/power_summary_results.csv'#power_summary_results.C12]" table:style-name="ce1">
            <text:p>9</text:p>
          </table:table-cell>
          <table:table-cell office:value-type="float" office:value="88.89" table:formula="of:=['file:///C:/Users/ClaudineiBJr/Documents/Repositories/Mestrado/RelationshipBetweenMutationAndGFC/Results/Summary/power_summary_results.csv'#power_summary_results.D12]" table:style-name="ce1">
            <text:p>88,8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com nó destino em arcos primitivos</text:p>
          </table:table-cell>
          <table:table-cell office:value-type="float" office:value="1" table:formula="of:=['file:///C:/Users/ClaudineiBJr/Documents/Repositories/Mestrado/RelationshipBetweenMutationAndGFC/Results/Summary/power_summary_results.csv'#power_summary_results.B13]" table:style-name="ce1">
            <text:p>1</text:p>
          </table:table-cell>
          <table:table-cell office:value-type="float" office:value="9" table:formula="of:=['file:///C:/Users/ClaudineiBJr/Documents/Repositories/Mestrado/RelationshipBetweenMutationAndGFC/Results/Summary/power_summary_results.csv'#power_summary_results.C13]" table:style-name="ce1">
            <text:p>9</text:p>
          </table:table-cell>
          <table:table-cell office:value-type="float" office:value="11.11" table:formula="of:=['file:///C:/Users/ClaudineiBJr/Documents/Repositories/Mestrado/RelationshipBetweenMutationAndGFC/Results/Summary/power_summary_results.csv'#power_summary_results.D13]" table:style-name="ce1">
            <text:p>11,1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arcos primitivos</text:p>
          </table:table-cell>
          <table:table-cell office:value-type="float" office:value="6" table:formula="of:=['file:///C:/Users/ClaudineiBJr/Documents/Repositories/Mestrado/RelationshipBetweenMutationAndGFC/Results/Summary/power_summary_results.csv'#power_summary_results.B14]" table:style-name="ce13">
            <text:p>6</text:p>
          </table:table-cell>
          <table:table-cell office:value-type="float" office:value="6" table:formula="of:=['file:///C:/Users/ClaudineiBJr/Documents/Repositories/Mestrado/RelationshipBetweenMutationAndGFC/Results/Summary/power_summary_results.csv'#power_summary_results.C14]" table:style-name="ce13">
            <text:p>6</text:p>
          </table:table-cell>
          <table:table-cell office:value-type="float" office:value="100" table:formula="of:=['file:///C:/Users/ClaudineiBJr/Documents/Repositories/Mestrado/RelationshipBetweenMutationAndGFC/Results/Summary/power_summary_results.csv'#power_summary_results.D14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na origem dos arcos primitivos</text:p>
          </table:table-cell>
          <table:table-cell office:value-type="float" office:value="6" table:formula="of:=['file:///C:/Users/ClaudineiBJr/Documents/Repositories/Mestrado/RelationshipBetweenMutationAndGFC/Results/Summary/power_summary_results.csv'#power_summary_results.B15]" table:style-name="ce1">
            <text:p>6</text:p>
          </table:table-cell>
          <table:table-cell office:value-type="float" office:value="6" table:formula="of:=['file:///C:/Users/ClaudineiBJr/Documents/Repositories/Mestrado/RelationshipBetweenMutationAndGFC/Results/Summary/power_summary_results.csv'#power_summary_results.C15]" table:style-name="ce1">
            <text:p>6</text:p>
          </table:table-cell>
          <table:table-cell office:value-type="float" office:value="100" table:formula="of:=['file:///C:/Users/ClaudineiBJr/Documents/Repositories/Mestrado/RelationshipBetweenMutationAndGFC/Results/Summary/power_summary_results.csv'#power_summary_results.D15]" table:style-name="ce1">
            <text:p>10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no destino dos arcos primitivos</text:p>
          </table:table-cell>
          <table:table-cell office:value-type="float" office:value="0" table:formula="of:=['file:///C:/Users/ClaudineiBJr/Documents/Repositories/Mestrado/RelationshipBetweenMutationAndGFC/Results/Summary/power_summary_results.csv'#power_summary_results.B16]" table:style-name="ce1">
            <text:p>0</text:p>
          </table:table-cell>
          <table:table-cell office:value-type="float" office:value="6" table:formula="of:=['file:///C:/Users/ClaudineiBJr/Documents/Repositories/Mestrado/RelationshipBetweenMutationAndGFC/Results/Summary/power_summary_results.csv'#power_summary_results.C16]" table:style-name="ce1">
            <text:p>6</text:p>
          </table:table-cell>
          <table:table-cell office:value-type="float" office:value="0" table:formula="of:=['file:///C:/Users/ClaudineiBJr/Documents/Repositories/Mestrado/RelationshipBetweenMutationAndGFC/Results/Summary/power_summary_results.csv'#power_summary_results.D16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primitivos ou com origem/destino em primitivos</text:p>
          </table:table-cell>
          <table:table-cell office:value-type="float" office:value="6" table:formula="of:=['file:///C:/Users/ClaudineiBJr/Documents/Repositories/Mestrado/RelationshipBetweenMutationAndGFC/Results/Summary/power_summary_results.csv'#power_summary_results.B17]" table:style-name="ce13">
            <text:p>6</text:p>
          </table:table-cell>
          <table:table-cell office:value-type="float" office:value="6" table:formula="of:=['file:///C:/Users/ClaudineiBJr/Documents/Repositories/Mestrado/RelationshipBetweenMutationAndGFC/Results/Summary/power_summary_results.csv'#power_summary_results.C17]" table:style-name="ce13">
            <text:p>6</text:p>
          </table:table-cell>
          <table:table-cell office:value-type="float" office:value="100" table:formula="of:=['file:///C:/Users/ClaudineiBJr/Documents/Repositories/Mestrado/RelationshipBetweenMutationAndGFC/Results/Summary/power_summary_results.csv'#power_summary_results.D17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com nó origem em arcos primitivos</text:p>
          </table:table-cell>
          <table:table-cell office:value-type="float" office:value="0" table:formula="of:=['file:///C:/Users/ClaudineiBJr/Documents/Repositories/Mestrado/RelationshipBetweenMutationAndGFC/Results/Summary/power_summary_results.csv'#power_summary_results.B18]" table:style-name="ce1">
            <text:p>0</text:p>
          </table:table-cell>
          <table:table-cell office:value-type="float" office:value="6" table:formula="of:=['file:///C:/Users/ClaudineiBJr/Documents/Repositories/Mestrado/RelationshipBetweenMutationAndGFC/Results/Summary/power_summary_results.csv'#power_summary_results.C18]" table:style-name="ce1">
            <text:p>6</text:p>
          </table:table-cell>
          <table:table-cell office:value-type="float" office:value="0" table:formula="of:=['file:///C:/Users/ClaudineiBJr/Documents/Repositories/Mestrado/RelationshipBetweenMutationAndGFC/Results/Summary/power_summary_results.csv'#power_summary_results.D18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com nó destino em arcos primitivos</text:p>
          </table:table-cell>
          <table:table-cell office:value-type="float" office:value="6" table:formula="of:=['file:///C:/Users/ClaudineiBJr/Documents/Repositories/Mestrado/RelationshipBetweenMutationAndGFC/Results/Summary/power_summary_results.csv'#power_summary_results.B19]" table:style-name="ce1">
            <text:p>6</text:p>
          </table:table-cell>
          <table:table-cell office:value-type="float" office:value="6" table:formula="of:=['file:///C:/Users/ClaudineiBJr/Documents/Repositories/Mestrado/RelationshipBetweenMutationAndGFC/Results/Summary/power_summary_results.csv'#power_summary_results.C19]" table:style-name="ce1">
            <text:p>6</text:p>
          </table:table-cell>
          <table:table-cell office:value-type="float" office:value="100" table:formula="of:=['file:///C:/Users/ClaudineiBJr/Documents/Repositories/Mestrado/RelationshipBetweenMutationAndGFC/Results/Summary/power_summary_results.csv'#power_summary_results.D19]" table:style-name="ce1">
            <text:p>100</text:p>
          </table:table-cell>
          <table:table-cell table:number-columns-repeated="16380"/>
        </table:table-row>
        <table:table-row table:number-rows-repeated="1048557" table:style-name="ro2">
          <table:table-cell table:number-columns-repeated="16384"/>
        </table:table-row>
      </table:table>
      <table:table table:name="QuickSort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3">
            <text:p>Informação</text:p>
          </table:table-cell>
          <table:table-cell office:value-type="string" table:style-name="ce13">
            <text:p>Número</text:p>
          </table:table-cell>
          <table:table-cell office:value-type="string" table:style-name="ce13">
            <text:p>Total</text:p>
          </table:table-cell>
          <table:table-cell office:value-type="string" table:style-name="ce13">
            <text:p>Percentua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minimais</text:p>
          </table:table-cell>
          <table:table-cell office:value-type="float" office:value="12" table:formula="of:=['file:///C:/Users/ClaudineiBJr/Documents/Repositories/Mestrado/RelationshipBetweenMutationAndGFC/Results/Summary/quicksort_summary_results.csv'#quicksort_summary_results.B2]" table:style-name="ce1">
            <text:p>12</text:p>
          </table:table-cell>
          <table:table-cell office:value-type="float" office:value="1026" table:formula="of:=['file:///C:/Users/ClaudineiBJr/Documents/Repositories/Mestrado/RelationshipBetweenMutationAndGFC/Results/Summary/quicksort_summary_results.csv'#quicksort_summary_results.C2]" table:style-name="ce1">
            <text:p>1026</text:p>
          </table:table-cell>
          <table:table-cell office:value-type="float" office:value="1.17" table:formula="of:=['file:///C:/Users/ClaudineiBJr/Documents/Repositories/Mestrado/RelationshipBetweenMutationAndGFC/Results/Summary/quicksort_summary_results.csv'#quicksort_summary_results.D2]" table:style-name="ce1">
            <text:p>1,1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equivalentes</text:p>
          </table:table-cell>
          <table:table-cell office:value-type="float" office:value="82" table:formula="of:=['file:///C:/Users/ClaudineiBJr/Documents/Repositories/Mestrado/RelationshipBetweenMutationAndGFC/Results/Summary/quicksort_summary_results.csv'#quicksort_summary_results.B3]" table:style-name="ce1">
            <text:p>82</text:p>
          </table:table-cell>
          <table:table-cell office:value-type="float" office:value="1026" table:formula="of:=['file:///C:/Users/ClaudineiBJr/Documents/Repositories/Mestrado/RelationshipBetweenMutationAndGFC/Results/Summary/quicksort_summary_results.csv'#quicksort_summary_results.C3]" table:style-name="ce1">
            <text:p>1026</text:p>
          </table:table-cell>
          <table:table-cell office:value-type="float" office:value="7.99" table:formula="of:=['file:///C:/Users/ClaudineiBJr/Documents/Repositories/Mestrado/RelationshipBetweenMutationAndGFC/Results/Summary/quicksort_summary_results.csv'#quicksort_summary_results.D3]" table:style-name="ce1">
            <text:p>7,9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s arcos primitivos</text:p>
          </table:table-cell>
          <table:table-cell office:value-type="float" office:value="680" table:formula="of:=['file:///C:/Users/ClaudineiBJr/Documents/Repositories/Mestrado/RelationshipBetweenMutationAndGFC/Results/Summary/quicksort_summary_results.csv'#quicksort_summary_results.B4]" table:style-name="ce1">
            <text:p>680</text:p>
          </table:table-cell>
          <table:table-cell office:value-type="float" office:value="1026" table:formula="of:=['file:///C:/Users/ClaudineiBJr/Documents/Repositories/Mestrado/RelationshipBetweenMutationAndGFC/Results/Summary/quicksort_summary_results.csv'#quicksort_summary_results.C4]" table:style-name="ce1">
            <text:p>1026</text:p>
          </table:table-cell>
          <table:table-cell office:value-type="float" office:value="66.28" table:formula="of:=['file:///C:/Users/ClaudineiBJr/Documents/Repositories/Mestrado/RelationshipBetweenMutationAndGFC/Results/Summary/quicksort_summary_results.csv'#quicksort_summary_results.D4]" table:style-name="ce1">
            <text:p>66,2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a origem dos arcos primitivos</text:p>
          </table:table-cell>
          <table:table-cell office:value-type="float" office:value="375" table:formula="of:=['file:///C:/Users/ClaudineiBJr/Documents/Repositories/Mestrado/RelationshipBetweenMutationAndGFC/Results/Summary/quicksort_summary_results.csv'#quicksort_summary_results.B5]" table:style-name="ce1">
            <text:p>375</text:p>
          </table:table-cell>
          <table:table-cell office:value-type="float" office:value="1026" table:formula="of:=['file:///C:/Users/ClaudineiBJr/Documents/Repositories/Mestrado/RelationshipBetweenMutationAndGFC/Results/Summary/quicksort_summary_results.csv'#quicksort_summary_results.C5]" table:style-name="ce1">
            <text:p>1026</text:p>
          </table:table-cell>
          <table:table-cell office:value-type="float" office:value="36.549999999999997" table:formula="of:=['file:///C:/Users/ClaudineiBJr/Documents/Repositories/Mestrado/RelationshipBetweenMutationAndGFC/Results/Summary/quicksort_summary_results.csv'#quicksort_summary_results.D5]" table:style-name="ce1">
            <text:p>36,5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 destino dos arcos primitivos</text:p>
          </table:table-cell>
          <table:table-cell office:value-type="float" office:value="367" table:formula="of:=['file:///C:/Users/ClaudineiBJr/Documents/Repositories/Mestrado/RelationshipBetweenMutationAndGFC/Results/Summary/quicksort_summary_results.csv'#quicksort_summary_results.B6]" table:style-name="ce1">
            <text:p>367</text:p>
          </table:table-cell>
          <table:table-cell office:value-type="float" office:value="1026" table:formula="of:=['file:///C:/Users/ClaudineiBJr/Documents/Repositories/Mestrado/RelationshipBetweenMutationAndGFC/Results/Summary/quicksort_summary_results.csv'#quicksort_summary_results.C6]" table:style-name="ce1">
            <text:p>1026</text:p>
          </table:table-cell>
          <table:table-cell office:value-type="float" office:value="35.770000000000003" table:formula="of:=['file:///C:/Users/ClaudineiBJr/Documents/Repositories/Mestrado/RelationshipBetweenMutationAndGFC/Results/Summary/quicksort_summary_results.csv'#quicksort_summary_results.D6]" table:style-name="ce1">
            <text:p>35,77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3">
            <text:p>Minimais em arcos primitivos</text:p>
          </table:table-cell>
          <table:table-cell office:value-type="float" office:value="12" table:formula="of:=['file:///C:/Users/ClaudineiBJr/Documents/Repositories/Mestrado/RelationshipBetweenMutationAndGFC/Results/Summary/quicksort_summary_results.csv'#quicksort_summary_results.B8]" table:style-name="ce13">
            <text:p>12</text:p>
          </table:table-cell>
          <table:table-cell office:value-type="float" office:value="12" table:formula="of:=['file:///C:/Users/ClaudineiBJr/Documents/Repositories/Mestrado/RelationshipBetweenMutationAndGFC/Results/Summary/quicksort_summary_results.csv'#quicksort_summary_results.C8]" table:style-name="ce13">
            <text:p>12</text:p>
          </table:table-cell>
          <table:table-cell office:value-type="float" office:value="100" table:formula="of:=['file:///C:/Users/ClaudineiBJr/Documents/Repositories/Mestrado/RelationshipBetweenMutationAndGFC/Results/Summary/quicksort_summary_results.csv'#quicksort_summary_results.D8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na origem dos arcos primitivos</text:p>
          </table:table-cell>
          <table:table-cell office:value-type="float" office:value="4" table:formula="of:=['file:///C:/Users/ClaudineiBJr/Documents/Repositories/Mestrado/RelationshipBetweenMutationAndGFC/Results/Summary/quicksort_summary_results.csv'#quicksort_summary_results.B9]" table:style-name="ce1">
            <text:p>4</text:p>
          </table:table-cell>
          <table:table-cell office:value-type="float" office:value="12" table:formula="of:=['file:///C:/Users/ClaudineiBJr/Documents/Repositories/Mestrado/RelationshipBetweenMutationAndGFC/Results/Summary/quicksort_summary_results.csv'#quicksort_summary_results.C9]" table:style-name="ce1">
            <text:p>12</text:p>
          </table:table-cell>
          <table:table-cell office:value-type="float" office:value="33.33" table:formula="of:=['file:///C:/Users/ClaudineiBJr/Documents/Repositories/Mestrado/RelationshipBetweenMutationAndGFC/Results/Summary/quicksort_summary_results.csv'#quicksort_summary_results.D9]" table:style-name="ce1">
            <text:p>33,3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no destino dos arcos primitivos</text:p>
          </table:table-cell>
          <table:table-cell office:value-type="float" office:value="8" table:formula="of:=['file:///C:/Users/ClaudineiBJr/Documents/Repositories/Mestrado/RelationshipBetweenMutationAndGFC/Results/Summary/quicksort_summary_results.csv'#quicksort_summary_results.B10]" table:style-name="ce1">
            <text:p>8</text:p>
          </table:table-cell>
          <table:table-cell office:value-type="float" office:value="12" table:formula="of:=['file:///C:/Users/ClaudineiBJr/Documents/Repositories/Mestrado/RelationshipBetweenMutationAndGFC/Results/Summary/quicksort_summary_results.csv'#quicksort_summary_results.C10]" table:style-name="ce1">
            <text:p>12</text:p>
          </table:table-cell>
          <table:table-cell office:value-type="float" office:value="66.67" table:formula="of:=['file:///C:/Users/ClaudineiBJr/Documents/Repositories/Mestrado/RelationshipBetweenMutationAndGFC/Results/Summary/quicksort_summary_results.csv'#quicksort_summary_results.D10]" table:style-name="ce1">
            <text:p>66,67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Minimais em primitivos ou com origem/destino em primitivos</text:p>
          </table:table-cell>
          <table:table-cell office:value-type="float" office:value="12" table:formula="of:=['file:///C:/Users/ClaudineiBJr/Documents/Repositories/Mestrado/RelationshipBetweenMutationAndGFC/Results/Summary/quicksort_summary_results.csv'#quicksort_summary_results.B11]" table:style-name="ce13">
            <text:p>12</text:p>
          </table:table-cell>
          <table:table-cell office:value-type="float" office:value="12" table:formula="of:=['file:///C:/Users/ClaudineiBJr/Documents/Repositories/Mestrado/RelationshipBetweenMutationAndGFC/Results/Summary/quicksort_summary_results.csv'#quicksort_summary_results.C11]" table:style-name="ce13">
            <text:p>12</text:p>
          </table:table-cell>
          <table:table-cell office:value-type="float" office:value="100" table:formula="of:=['file:///C:/Users/ClaudineiBJr/Documents/Repositories/Mestrado/RelationshipBetweenMutationAndGFC/Results/Summary/quicksort_summary_results.csv'#quicksort_summary_results.D11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com nó origem em arcos primitivos</text:p>
          </table:table-cell>
          <table:table-cell office:value-type="float" office:value="12" table:formula="of:=['file:///C:/Users/ClaudineiBJr/Documents/Repositories/Mestrado/RelationshipBetweenMutationAndGFC/Results/Summary/quicksort_summary_results.csv'#quicksort_summary_results.B12]" table:style-name="ce1">
            <text:p>12</text:p>
          </table:table-cell>
          <table:table-cell office:value-type="float" office:value="12" table:formula="of:=['file:///C:/Users/ClaudineiBJr/Documents/Repositories/Mestrado/RelationshipBetweenMutationAndGFC/Results/Summary/quicksort_summary_results.csv'#quicksort_summary_results.C12]" table:style-name="ce1">
            <text:p>12</text:p>
          </table:table-cell>
          <table:table-cell office:value-type="float" office:value="100" table:formula="of:=['file:///C:/Users/ClaudineiBJr/Documents/Repositories/Mestrado/RelationshipBetweenMutationAndGFC/Results/Summary/quicksort_summary_results.csv'#quicksort_summary_results.D12]" table:style-name="ce1">
            <text:p>10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com nó destino em arcos primitivos</text:p>
          </table:table-cell>
          <table:table-cell office:value-type="float" office:value="9" table:formula="of:=['file:///C:/Users/ClaudineiBJr/Documents/Repositories/Mestrado/RelationshipBetweenMutationAndGFC/Results/Summary/quicksort_summary_results.csv'#quicksort_summary_results.B13]" table:style-name="ce1">
            <text:p>9</text:p>
          </table:table-cell>
          <table:table-cell office:value-type="float" office:value="12" table:formula="of:=['file:///C:/Users/ClaudineiBJr/Documents/Repositories/Mestrado/RelationshipBetweenMutationAndGFC/Results/Summary/quicksort_summary_results.csv'#quicksort_summary_results.C13]" table:style-name="ce1">
            <text:p>12</text:p>
          </table:table-cell>
          <table:table-cell office:value-type="float" office:value="75" table:formula="of:=['file:///C:/Users/ClaudineiBJr/Documents/Repositories/Mestrado/RelationshipBetweenMutationAndGFC/Results/Summary/quicksort_summary_results.csv'#quicksort_summary_results.D13]" table:style-name="ce1">
            <text:p>75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arcos primitivos</text:p>
          </table:table-cell>
          <table:table-cell office:value-type="float" office:value="60" table:formula="of:=['file:///C:/Users/ClaudineiBJr/Documents/Repositories/Mestrado/RelationshipBetweenMutationAndGFC/Results/Summary/quicksort_summary_results.csv'#quicksort_summary_results.B14]" table:style-name="ce13">
            <text:p>60</text:p>
          </table:table-cell>
          <table:table-cell office:value-type="float" office:value="82" table:formula="of:=['file:///C:/Users/ClaudineiBJr/Documents/Repositories/Mestrado/RelationshipBetweenMutationAndGFC/Results/Summary/quicksort_summary_results.csv'#quicksort_summary_results.C14]" table:style-name="ce13">
            <text:p>82</text:p>
          </table:table-cell>
          <table:table-cell office:value-type="float" office:value="73.17" table:formula="of:=['file:///C:/Users/ClaudineiBJr/Documents/Repositories/Mestrado/RelationshipBetweenMutationAndGFC/Results/Summary/quicksort_summary_results.csv'#quicksort_summary_results.D14]" table:style-name="ce13">
            <text:p>73,17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na origem dos arcos primitivos</text:p>
          </table:table-cell>
          <table:table-cell office:value-type="float" office:value="28" table:formula="of:=['file:///C:/Users/ClaudineiBJr/Documents/Repositories/Mestrado/RelationshipBetweenMutationAndGFC/Results/Summary/quicksort_summary_results.csv'#quicksort_summary_results.B15]" table:style-name="ce1">
            <text:p>28</text:p>
          </table:table-cell>
          <table:table-cell office:value-type="float" office:value="82" table:formula="of:=['file:///C:/Users/ClaudineiBJr/Documents/Repositories/Mestrado/RelationshipBetweenMutationAndGFC/Results/Summary/quicksort_summary_results.csv'#quicksort_summary_results.C15]" table:style-name="ce1">
            <text:p>82</text:p>
          </table:table-cell>
          <table:table-cell office:value-type="float" office:value="34.15" table:formula="of:=['file:///C:/Users/ClaudineiBJr/Documents/Repositories/Mestrado/RelationshipBetweenMutationAndGFC/Results/Summary/quicksort_summary_results.csv'#quicksort_summary_results.D15]" table:style-name="ce1">
            <text:p>34,1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no destino dos arcos primitivos</text:p>
          </table:table-cell>
          <table:table-cell office:value-type="float" office:value="36" table:formula="of:=['file:///C:/Users/ClaudineiBJr/Documents/Repositories/Mestrado/RelationshipBetweenMutationAndGFC/Results/Summary/quicksort_summary_results.csv'#quicksort_summary_results.B16]" table:style-name="ce1">
            <text:p>36</text:p>
          </table:table-cell>
          <table:table-cell office:value-type="float" office:value="82" table:formula="of:=['file:///C:/Users/ClaudineiBJr/Documents/Repositories/Mestrado/RelationshipBetweenMutationAndGFC/Results/Summary/quicksort_summary_results.csv'#quicksort_summary_results.C16]" table:style-name="ce1">
            <text:p>82</text:p>
          </table:table-cell>
          <table:table-cell office:value-type="float" office:value="43.9" table:formula="of:=['file:///C:/Users/ClaudineiBJr/Documents/Repositories/Mestrado/RelationshipBetweenMutationAndGFC/Results/Summary/quicksort_summary_results.csv'#quicksort_summary_results.D16]" table:style-name="ce1">
            <text:p>43,9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primitivos ou com origem/destino em primitivos</text:p>
          </table:table-cell>
          <table:table-cell office:value-type="float" office:value="82" table:formula="of:=['file:///C:/Users/ClaudineiBJr/Documents/Repositories/Mestrado/RelationshipBetweenMutationAndGFC/Results/Summary/quicksort_summary_results.csv'#quicksort_summary_results.B17]" table:style-name="ce13">
            <text:p>82</text:p>
          </table:table-cell>
          <table:table-cell office:value-type="float" office:value="82" table:formula="of:=['file:///C:/Users/ClaudineiBJr/Documents/Repositories/Mestrado/RelationshipBetweenMutationAndGFC/Results/Summary/quicksort_summary_results.csv'#quicksort_summary_results.C17]" table:style-name="ce13">
            <text:p>82</text:p>
          </table:table-cell>
          <table:table-cell office:value-type="float" office:value="100" table:formula="of:=['file:///C:/Users/ClaudineiBJr/Documents/Repositories/Mestrado/RelationshipBetweenMutationAndGFC/Results/Summary/quicksort_summary_results.csv'#quicksort_summary_results.D17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com nó origem em arcos primitivos</text:p>
          </table:table-cell>
          <table:table-cell office:value-type="float" office:value="59" table:formula="of:=['file:///C:/Users/ClaudineiBJr/Documents/Repositories/Mestrado/RelationshipBetweenMutationAndGFC/Results/Summary/quicksort_summary_results.csv'#quicksort_summary_results.B18]" table:style-name="ce1">
            <text:p>59</text:p>
          </table:table-cell>
          <table:table-cell office:value-type="float" office:value="82" table:formula="of:=['file:///C:/Users/ClaudineiBJr/Documents/Repositories/Mestrado/RelationshipBetweenMutationAndGFC/Results/Summary/quicksort_summary_results.csv'#quicksort_summary_results.C18]" table:style-name="ce1">
            <text:p>82</text:p>
          </table:table-cell>
          <table:table-cell office:value-type="float" office:value="71.95" table:formula="of:=['file:///C:/Users/ClaudineiBJr/Documents/Repositories/Mestrado/RelationshipBetweenMutationAndGFC/Results/Summary/quicksort_summary_results.csv'#quicksort_summary_results.D18]" table:style-name="ce1">
            <text:p>71,9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com nó destino em arcos primitivos</text:p>
          </table:table-cell>
          <table:table-cell office:value-type="float" office:value="58" table:formula="of:=['file:///C:/Users/ClaudineiBJr/Documents/Repositories/Mestrado/RelationshipBetweenMutationAndGFC/Results/Summary/quicksort_summary_results.csv'#quicksort_summary_results.B19]" table:style-name="ce1">
            <text:p>58</text:p>
          </table:table-cell>
          <table:table-cell office:value-type="float" office:value="82" table:formula="of:=['file:///C:/Users/ClaudineiBJr/Documents/Repositories/Mestrado/RelationshipBetweenMutationAndGFC/Results/Summary/quicksort_summary_results.csv'#quicksort_summary_results.C19]" table:style-name="ce1">
            <text:p>82</text:p>
          </table:table-cell>
          <table:table-cell office:value-type="float" office:value="70.73" table:formula="of:=['file:///C:/Users/ClaudineiBJr/Documents/Repositories/Mestrado/RelationshipBetweenMutationAndGFC/Results/Summary/quicksort_summary_results.csv'#quicksort_summary_results.D19]" table:style-name="ce1">
            <text:p>70,73</text:p>
          </table:table-cell>
          <table:table-cell table:number-columns-repeated="16380"/>
        </table:table-row>
        <table:table-row table:number-rows-repeated="1048557" table:style-name="ro2">
          <table:table-cell table:number-columns-repeated="16384"/>
        </table:table-row>
      </table:table>
      <table:table table:name="RecursiveSelectionSort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3">
            <text:p>Informação</text:p>
          </table:table-cell>
          <table:table-cell office:value-type="string" table:style-name="ce13">
            <text:p>Número</text:p>
          </table:table-cell>
          <table:table-cell office:value-type="string" table:style-name="ce13">
            <text:p>Total</text:p>
          </table:table-cell>
          <table:table-cell office:value-type="string" table:style-name="ce13">
            <text:p>Percentua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minimais</text:p>
          </table:table-cell>
          <table:table-cell office:value-type="float" office:value="14" table:formula="of:=['file:///C:/Users/ClaudineiBJr/Documents/Repositories/Mestrado/RelationshipBetweenMutationAndGFC/Results/Summary/sort_summary_results.csv'#sort_summary_results.B2]" table:style-name="ce1">
            <text:p>14</text:p>
          </table:table-cell>
          <table:table-cell office:value-type="float" office:value="555" table:formula="of:=['file:///C:/Users/ClaudineiBJr/Documents/Repositories/Mestrado/RelationshipBetweenMutationAndGFC/Results/Summary/sort_summary_results.csv'#sort_summary_results.C2]" table:style-name="ce1">
            <text:p>555</text:p>
          </table:table-cell>
          <table:table-cell office:value-type="float" office:value="2.52" table:formula="of:=['file:///C:/Users/ClaudineiBJr/Documents/Repositories/Mestrado/RelationshipBetweenMutationAndGFC/Results/Summary/sort_summary_results.csv'#sort_summary_results.D2]" table:style-name="ce1">
            <text:p>2,5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equivalentes</text:p>
          </table:table-cell>
          <table:table-cell office:value-type="float" office:value="35" table:formula="of:=['file:///C:/Users/ClaudineiBJr/Documents/Repositories/Mestrado/RelationshipBetweenMutationAndGFC/Results/Summary/sort_summary_results.csv'#sort_summary_results.B3]" table:style-name="ce1">
            <text:p>35</text:p>
          </table:table-cell>
          <table:table-cell office:value-type="float" office:value="555" table:formula="of:=['file:///C:/Users/ClaudineiBJr/Documents/Repositories/Mestrado/RelationshipBetweenMutationAndGFC/Results/Summary/sort_summary_results.csv'#sort_summary_results.C3]" table:style-name="ce1">
            <text:p>555</text:p>
          </table:table-cell>
          <table:table-cell office:value-type="float" office:value="6.31" table:formula="of:=['file:///C:/Users/ClaudineiBJr/Documents/Repositories/Mestrado/RelationshipBetweenMutationAndGFC/Results/Summary/sort_summary_results.csv'#sort_summary_results.D3]" table:style-name="ce1">
            <text:p>6,3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s arcos primitivos</text:p>
          </table:table-cell>
          <table:table-cell office:value-type="float" office:value="209" table:formula="of:=['file:///C:/Users/ClaudineiBJr/Documents/Repositories/Mestrado/RelationshipBetweenMutationAndGFC/Results/Summary/sort_summary_results.csv'#sort_summary_results.B4]" table:style-name="ce1">
            <text:p>209</text:p>
          </table:table-cell>
          <table:table-cell office:value-type="float" office:value="555" table:formula="of:=['file:///C:/Users/ClaudineiBJr/Documents/Repositories/Mestrado/RelationshipBetweenMutationAndGFC/Results/Summary/sort_summary_results.csv'#sort_summary_results.C4]" table:style-name="ce1">
            <text:p>555</text:p>
          </table:table-cell>
          <table:table-cell office:value-type="float" office:value="37.659999999999997" table:formula="of:=['file:///C:/Users/ClaudineiBJr/Documents/Repositories/Mestrado/RelationshipBetweenMutationAndGFC/Results/Summary/sort_summary_results.csv'#sort_summary_results.D4]" table:style-name="ce1">
            <text:p>37,6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a origem dos arcos primitivos</text:p>
          </table:table-cell>
          <table:table-cell office:value-type="float" office:value="131" table:formula="of:=['file:///C:/Users/ClaudineiBJr/Documents/Repositories/Mestrado/RelationshipBetweenMutationAndGFC/Results/Summary/sort_summary_results.csv'#sort_summary_results.B5]" table:style-name="ce1">
            <text:p>131</text:p>
          </table:table-cell>
          <table:table-cell office:value-type="float" office:value="555" table:formula="of:=['file:///C:/Users/ClaudineiBJr/Documents/Repositories/Mestrado/RelationshipBetweenMutationAndGFC/Results/Summary/sort_summary_results.csv'#sort_summary_results.C5]" table:style-name="ce1">
            <text:p>555</text:p>
          </table:table-cell>
          <table:table-cell office:value-type="float" office:value="23.6" table:formula="of:=['file:///C:/Users/ClaudineiBJr/Documents/Repositories/Mestrado/RelationshipBetweenMutationAndGFC/Results/Summary/sort_summary_results.csv'#sort_summary_results.D5]" table:style-name="ce1">
            <text:p>23,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 destino dos arcos primitivos</text:p>
          </table:table-cell>
          <table:table-cell office:value-type="float" office:value="78" table:formula="of:=['file:///C:/Users/ClaudineiBJr/Documents/Repositories/Mestrado/RelationshipBetweenMutationAndGFC/Results/Summary/sort_summary_results.csv'#sort_summary_results.B6]" table:style-name="ce1">
            <text:p>78</text:p>
          </table:table-cell>
          <table:table-cell office:value-type="float" office:value="555" table:formula="of:=['file:///C:/Users/ClaudineiBJr/Documents/Repositories/Mestrado/RelationshipBetweenMutationAndGFC/Results/Summary/sort_summary_results.csv'#sort_summary_results.C6]" table:style-name="ce1">
            <text:p>555</text:p>
          </table:table-cell>
          <table:table-cell office:value-type="float" office:value="14.05" table:formula="of:=['file:///C:/Users/ClaudineiBJr/Documents/Repositories/Mestrado/RelationshipBetweenMutationAndGFC/Results/Summary/sort_summary_results.csv'#sort_summary_results.D6]" table:style-name="ce1">
            <text:p>14,0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3">
            <text:p>Minimais em arcos primitivos</text:p>
          </table:table-cell>
          <table:table-cell office:value-type="float" office:value="9" table:formula="of:=['file:///C:/Users/ClaudineiBJr/Documents/Repositories/Mestrado/RelationshipBetweenMutationAndGFC/Results/Summary/sort_summary_results.csv'#sort_summary_results.B8]" table:style-name="ce13">
            <text:p>9</text:p>
          </table:table-cell>
          <table:table-cell office:value-type="float" office:value="14" table:formula="of:=['file:///C:/Users/ClaudineiBJr/Documents/Repositories/Mestrado/RelationshipBetweenMutationAndGFC/Results/Summary/sort_summary_results.csv'#sort_summary_results.C8]" table:style-name="ce13">
            <text:p>14</text:p>
          </table:table-cell>
          <table:table-cell office:value-type="float" office:value="64.290000000000006" table:formula="of:=['file:///C:/Users/ClaudineiBJr/Documents/Repositories/Mestrado/RelationshipBetweenMutationAndGFC/Results/Summary/sort_summary_results.csv'#sort_summary_results.D8]" table:style-name="ce13">
            <text:p>64,29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na origem dos arcos primitivos</text:p>
          </table:table-cell>
          <table:table-cell office:value-type="float" office:value="8" table:formula="of:=['file:///C:/Users/ClaudineiBJr/Documents/Repositories/Mestrado/RelationshipBetweenMutationAndGFC/Results/Summary/sort_summary_results.csv'#sort_summary_results.B9]" table:style-name="ce1">
            <text:p>8</text:p>
          </table:table-cell>
          <table:table-cell office:value-type="float" office:value="14" table:formula="of:=['file:///C:/Users/ClaudineiBJr/Documents/Repositories/Mestrado/RelationshipBetweenMutationAndGFC/Results/Summary/sort_summary_results.csv'#sort_summary_results.C9]" table:style-name="ce1">
            <text:p>14</text:p>
          </table:table-cell>
          <table:table-cell office:value-type="float" office:value="57.14" table:formula="of:=['file:///C:/Users/ClaudineiBJr/Documents/Repositories/Mestrado/RelationshipBetweenMutationAndGFC/Results/Summary/sort_summary_results.csv'#sort_summary_results.D9]" table:style-name="ce1">
            <text:p>57,1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no destino dos arcos primitivos</text:p>
          </table:table-cell>
          <table:table-cell office:value-type="float" office:value="1" table:formula="of:=['file:///C:/Users/ClaudineiBJr/Documents/Repositories/Mestrado/RelationshipBetweenMutationAndGFC/Results/Summary/sort_summary_results.csv'#sort_summary_results.B10]" table:style-name="ce1">
            <text:p>1</text:p>
          </table:table-cell>
          <table:table-cell office:value-type="float" office:value="14" table:formula="of:=['file:///C:/Users/ClaudineiBJr/Documents/Repositories/Mestrado/RelationshipBetweenMutationAndGFC/Results/Summary/sort_summary_results.csv'#sort_summary_results.C10]" table:style-name="ce1">
            <text:p>14</text:p>
          </table:table-cell>
          <table:table-cell office:value-type="float" office:value="7.14" table:formula="of:=['file:///C:/Users/ClaudineiBJr/Documents/Repositories/Mestrado/RelationshipBetweenMutationAndGFC/Results/Summary/sort_summary_results.csv'#sort_summary_results.D10]" table:style-name="ce1">
            <text:p>7,14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Minimais em primitivos ou com origem/destino em primitivos</text:p>
          </table:table-cell>
          <table:table-cell office:value-type="float" office:value="14" table:formula="of:=['file:///C:/Users/ClaudineiBJr/Documents/Repositories/Mestrado/RelationshipBetweenMutationAndGFC/Results/Summary/sort_summary_results.csv'#sort_summary_results.B11]" table:style-name="ce13">
            <text:p>14</text:p>
          </table:table-cell>
          <table:table-cell office:value-type="float" office:value="14" table:formula="of:=['file:///C:/Users/ClaudineiBJr/Documents/Repositories/Mestrado/RelationshipBetweenMutationAndGFC/Results/Summary/sort_summary_results.csv'#sort_summary_results.C11]" table:style-name="ce13">
            <text:p>14</text:p>
          </table:table-cell>
          <table:table-cell office:value-type="float" office:value="100" table:formula="of:=['file:///C:/Users/ClaudineiBJr/Documents/Repositories/Mestrado/RelationshipBetweenMutationAndGFC/Results/Summary/sort_summary_results.csv'#sort_summary_results.D11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com nó origem em arcos primitivos</text:p>
          </table:table-cell>
          <table:table-cell office:value-type="float" office:value="3" table:formula="of:=['file:///C:/Users/ClaudineiBJr/Documents/Repositories/Mestrado/RelationshipBetweenMutationAndGFC/Results/Summary/sort_summary_results.csv'#sort_summary_results.B12]" table:style-name="ce1">
            <text:p>3</text:p>
          </table:table-cell>
          <table:table-cell office:value-type="float" office:value="14" table:formula="of:=['file:///C:/Users/ClaudineiBJr/Documents/Repositories/Mestrado/RelationshipBetweenMutationAndGFC/Results/Summary/sort_summary_results.csv'#sort_summary_results.C12]" table:style-name="ce1">
            <text:p>14</text:p>
          </table:table-cell>
          <table:table-cell office:value-type="float" office:value="21.43" table:formula="of:=['file:///C:/Users/ClaudineiBJr/Documents/Repositories/Mestrado/RelationshipBetweenMutationAndGFC/Results/Summary/sort_summary_results.csv'#sort_summary_results.D12]" table:style-name="ce1">
            <text:p>21,4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com nó destino em arcos primitivos</text:p>
          </table:table-cell>
          <table:table-cell office:value-type="float" office:value="12" table:formula="of:=['file:///C:/Users/ClaudineiBJr/Documents/Repositories/Mestrado/RelationshipBetweenMutationAndGFC/Results/Summary/sort_summary_results.csv'#sort_summary_results.B13]" table:style-name="ce1">
            <text:p>12</text:p>
          </table:table-cell>
          <table:table-cell office:value-type="float" office:value="14" table:formula="of:=['file:///C:/Users/ClaudineiBJr/Documents/Repositories/Mestrado/RelationshipBetweenMutationAndGFC/Results/Summary/sort_summary_results.csv'#sort_summary_results.C13]" table:style-name="ce1">
            <text:p>14</text:p>
          </table:table-cell>
          <table:table-cell office:value-type="float" office:value="85.71" table:formula="of:=['file:///C:/Users/ClaudineiBJr/Documents/Repositories/Mestrado/RelationshipBetweenMutationAndGFC/Results/Summary/sort_summary_results.csv'#sort_summary_results.D13]" table:style-name="ce1">
            <text:p>85,7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arcos primitivos</text:p>
          </table:table-cell>
          <table:table-cell office:value-type="float" office:value="13" table:formula="of:=['file:///C:/Users/ClaudineiBJr/Documents/Repositories/Mestrado/RelationshipBetweenMutationAndGFC/Results/Summary/sort_summary_results.csv'#sort_summary_results.B14]" table:style-name="ce13">
            <text:p>13</text:p>
          </table:table-cell>
          <table:table-cell office:value-type="float" office:value="35" table:formula="of:=['file:///C:/Users/ClaudineiBJr/Documents/Repositories/Mestrado/RelationshipBetweenMutationAndGFC/Results/Summary/sort_summary_results.csv'#sort_summary_results.C14]" table:style-name="ce13">
            <text:p>35</text:p>
          </table:table-cell>
          <table:table-cell office:value-type="float" office:value="37.14" table:formula="of:=['file:///C:/Users/ClaudineiBJr/Documents/Repositories/Mestrado/RelationshipBetweenMutationAndGFC/Results/Summary/sort_summary_results.csv'#sort_summary_results.D14]" table:style-name="ce13">
            <text:p>37,14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na origem dos arcos primitivos</text:p>
          </table:table-cell>
          <table:table-cell office:value-type="float" office:value="9" table:formula="of:=['file:///C:/Users/ClaudineiBJr/Documents/Repositories/Mestrado/RelationshipBetweenMutationAndGFC/Results/Summary/sort_summary_results.csv'#sort_summary_results.B15]" table:style-name="ce1">
            <text:p>9</text:p>
          </table:table-cell>
          <table:table-cell office:value-type="float" office:value="35" table:formula="of:=['file:///C:/Users/ClaudineiBJr/Documents/Repositories/Mestrado/RelationshipBetweenMutationAndGFC/Results/Summary/sort_summary_results.csv'#sort_summary_results.C15]" table:style-name="ce1">
            <text:p>35</text:p>
          </table:table-cell>
          <table:table-cell office:value-type="float" office:value="25.71" table:formula="of:=['file:///C:/Users/ClaudineiBJr/Documents/Repositories/Mestrado/RelationshipBetweenMutationAndGFC/Results/Summary/sort_summary_results.csv'#sort_summary_results.D15]" table:style-name="ce1">
            <text:p>25,7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no destino dos arcos primitivos</text:p>
          </table:table-cell>
          <table:table-cell office:value-type="float" office:value="4" table:formula="of:=['file:///C:/Users/ClaudineiBJr/Documents/Repositories/Mestrado/RelationshipBetweenMutationAndGFC/Results/Summary/sort_summary_results.csv'#sort_summary_results.B16]" table:style-name="ce1">
            <text:p>4</text:p>
          </table:table-cell>
          <table:table-cell office:value-type="float" office:value="35" table:formula="of:=['file:///C:/Users/ClaudineiBJr/Documents/Repositories/Mestrado/RelationshipBetweenMutationAndGFC/Results/Summary/sort_summary_results.csv'#sort_summary_results.C16]" table:style-name="ce1">
            <text:p>35</text:p>
          </table:table-cell>
          <table:table-cell office:value-type="float" office:value="11.43" table:formula="of:=['file:///C:/Users/ClaudineiBJr/Documents/Repositories/Mestrado/RelationshipBetweenMutationAndGFC/Results/Summary/sort_summary_results.csv'#sort_summary_results.D16]" table:style-name="ce1">
            <text:p>11,43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primitivos ou com origem/destino em primitivos</text:p>
          </table:table-cell>
          <table:table-cell office:value-type="float" office:value="35" table:formula="of:=['file:///C:/Users/ClaudineiBJr/Documents/Repositories/Mestrado/RelationshipBetweenMutationAndGFC/Results/Summary/sort_summary_results.csv'#sort_summary_results.B17]" table:style-name="ce13">
            <text:p>35</text:p>
          </table:table-cell>
          <table:table-cell office:value-type="float" office:value="35" table:formula="of:=['file:///C:/Users/ClaudineiBJr/Documents/Repositories/Mestrado/RelationshipBetweenMutationAndGFC/Results/Summary/sort_summary_results.csv'#sort_summary_results.C17]" table:style-name="ce13">
            <text:p>35</text:p>
          </table:table-cell>
          <table:table-cell office:value-type="float" office:value="100" table:formula="of:=['file:///C:/Users/ClaudineiBJr/Documents/Repositories/Mestrado/RelationshipBetweenMutationAndGFC/Results/Summary/sort_summary_results.csv'#sort_summary_results.D17]" table:style-name="ce13">
            <text:p>100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com nó origem em arcos primitivos</text:p>
          </table:table-cell>
          <table:table-cell office:value-type="float" office:value="16" table:formula="of:=['file:///C:/Users/ClaudineiBJr/Documents/Repositories/Mestrado/RelationshipBetweenMutationAndGFC/Results/Summary/sort_summary_results.csv'#sort_summary_results.B18]" table:style-name="ce1">
            <text:p>16</text:p>
          </table:table-cell>
          <table:table-cell office:value-type="float" office:value="35" table:formula="of:=['file:///C:/Users/ClaudineiBJr/Documents/Repositories/Mestrado/RelationshipBetweenMutationAndGFC/Results/Summary/sort_summary_results.csv'#sort_summary_results.C18]" table:style-name="ce1">
            <text:p>35</text:p>
          </table:table-cell>
          <table:table-cell office:value-type="float" office:value="45.71" table:formula="of:=['file:///C:/Users/ClaudineiBJr/Documents/Repositories/Mestrado/RelationshipBetweenMutationAndGFC/Results/Summary/sort_summary_results.csv'#sort_summary_results.D18]" table:style-name="ce1">
            <text:p>45,7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com nó destino em arcos primitivos</text:p>
          </table:table-cell>
          <table:table-cell office:value-type="float" office:value="23" table:formula="of:=['file:///C:/Users/ClaudineiBJr/Documents/Repositories/Mestrado/RelationshipBetweenMutationAndGFC/Results/Summary/sort_summary_results.csv'#sort_summary_results.B19]" table:style-name="ce1">
            <text:p>23</text:p>
          </table:table-cell>
          <table:table-cell office:value-type="float" office:value="35" table:formula="of:=['file:///C:/Users/ClaudineiBJr/Documents/Repositories/Mestrado/RelationshipBetweenMutationAndGFC/Results/Summary/sort_summary_results.csv'#sort_summary_results.C19]" table:style-name="ce1">
            <text:p>35</text:p>
          </table:table-cell>
          <table:table-cell office:value-type="float" office:value="65.709999999999994" table:formula="of:=['file:///C:/Users/ClaudineiBJr/Documents/Repositories/Mestrado/RelationshipBetweenMutationAndGFC/Results/Summary/sort_summary_results.csv'#sort_summary_results.D19]" table:style-name="ce1">
            <text:p>65,71</text:p>
          </table:table-cell>
          <table:table-cell table:number-columns-repeated="16380"/>
        </table:table-row>
        <table:table-row table:number-rows-repeated="1048557" table:style-name="ro2">
          <table:table-cell table:number-columns-repeated="16384"/>
        </table:table-row>
      </table:table>
      <table:table table:name="TwoPred" table:style-name="ta1">
        <table:table-column table:style-name="co1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3">
            <text:p>Informação</text:p>
          </table:table-cell>
          <table:table-cell office:value-type="string" table:style-name="ce13">
            <text:p>Número</text:p>
          </table:table-cell>
          <table:table-cell office:value-type="string" table:style-name="ce13">
            <text:p>Total</text:p>
          </table:table-cell>
          <table:table-cell office:value-type="string" table:style-name="ce13">
            <text:p>Percentua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minimais</text:p>
          </table:table-cell>
          <table:table-cell office:value-type="float" office:value="16" table:formula="of:=['file:///C:/Users/ClaudineiBJr/Documents/Repositories/Mestrado/RelationshipBetweenMutationAndGFC/Results/Summary/twoPred_summary_results.csv'#twoPred_summary_results.B2]" table:style-name="ce1">
            <text:p>16</text:p>
          </table:table-cell>
          <table:table-cell office:value-type="float" office:value="246" table:formula="of:=['file:///C:/Users/ClaudineiBJr/Documents/Repositories/Mestrado/RelationshipBetweenMutationAndGFC/Results/Summary/twoPred_summary_results.csv'#twoPred_summary_results.C2]" table:style-name="ce1">
            <text:p>246</text:p>
          </table:table-cell>
          <table:table-cell office:value-type="float" office:value="6.5" table:formula="of:=['file:///C:/Users/ClaudineiBJr/Documents/Repositories/Mestrado/RelationshipBetweenMutationAndGFC/Results/Summary/twoPred_summary_results.csv'#twoPred_summary_results.D2]" table:style-name="ce1">
            <text:p>6,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equivalentes</text:p>
          </table:table-cell>
          <table:table-cell office:value-type="float" office:value="24" table:formula="of:=['file:///C:/Users/ClaudineiBJr/Documents/Repositories/Mestrado/RelationshipBetweenMutationAndGFC/Results/Summary/twoPred_summary_results.csv'#twoPred_summary_results.B3]" table:style-name="ce1">
            <text:p>24</text:p>
          </table:table-cell>
          <table:table-cell office:value-type="float" office:value="246" table:formula="of:=['file:///C:/Users/ClaudineiBJr/Documents/Repositories/Mestrado/RelationshipBetweenMutationAndGFC/Results/Summary/twoPred_summary_results.csv'#twoPred_summary_results.C3]" table:style-name="ce1">
            <text:p>246</text:p>
          </table:table-cell>
          <table:table-cell office:value-type="float" office:value="9.76" table:formula="of:=['file:///C:/Users/ClaudineiBJr/Documents/Repositories/Mestrado/RelationshipBetweenMutationAndGFC/Results/Summary/twoPred_summary_results.csv'#twoPred_summary_results.D3]" table:style-name="ce1">
            <text:p>9,7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s arcos primitivos</text:p>
          </table:table-cell>
          <table:table-cell office:value-type="float" office:value="140" table:formula="of:=['file:///C:/Users/ClaudineiBJr/Documents/Repositories/Mestrado/RelationshipBetweenMutationAndGFC/Results/Summary/twoPred_summary_results.csv'#twoPred_summary_results.B4]" table:style-name="ce1">
            <text:p>140</text:p>
          </table:table-cell>
          <table:table-cell office:value-type="float" office:value="246" table:formula="of:=['file:///C:/Users/ClaudineiBJr/Documents/Repositories/Mestrado/RelationshipBetweenMutationAndGFC/Results/Summary/twoPred_summary_results.csv'#twoPred_summary_results.C4]" table:style-name="ce1">
            <text:p>246</text:p>
          </table:table-cell>
          <table:table-cell office:value-type="float" office:value="56.91" table:formula="of:=['file:///C:/Users/ClaudineiBJr/Documents/Repositories/Mestrado/RelationshipBetweenMutationAndGFC/Results/Summary/twoPred_summary_results.csv'#twoPred_summary_results.D4]" table:style-name="ce1">
            <text:p>56,9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a origem dos arcos primitivos</text:p>
          </table:table-cell>
          <table:table-cell office:value-type="float" office:value="126" table:formula="of:=['file:///C:/Users/ClaudineiBJr/Documents/Repositories/Mestrado/RelationshipBetweenMutationAndGFC/Results/Summary/twoPred_summary_results.csv'#twoPred_summary_results.B5]" table:style-name="ce1">
            <text:p>126</text:p>
          </table:table-cell>
          <table:table-cell office:value-type="float" office:value="246" table:formula="of:=['file:///C:/Users/ClaudineiBJr/Documents/Repositories/Mestrado/RelationshipBetweenMutationAndGFC/Results/Summary/twoPred_summary_results.csv'#twoPred_summary_results.C5]" table:style-name="ce1">
            <text:p>246</text:p>
          </table:table-cell>
          <table:table-cell office:value-type="float" office:value="51.22" table:formula="of:=['file:///C:/Users/ClaudineiBJr/Documents/Repositories/Mestrado/RelationshipBetweenMutationAndGFC/Results/Summary/twoPred_summary_results.csv'#twoPred_summary_results.D5]" table:style-name="ce1">
            <text:p>51,2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utantes no destino dos arcos primitivos</text:p>
          </table:table-cell>
          <table:table-cell office:value-type="float" office:value="14" table:formula="of:=['file:///C:/Users/ClaudineiBJr/Documents/Repositories/Mestrado/RelationshipBetweenMutationAndGFC/Results/Summary/twoPred_summary_results.csv'#twoPred_summary_results.B6]" table:style-name="ce1">
            <text:p>14</text:p>
          </table:table-cell>
          <table:table-cell office:value-type="float" office:value="246" table:formula="of:=['file:///C:/Users/ClaudineiBJr/Documents/Repositories/Mestrado/RelationshipBetweenMutationAndGFC/Results/Summary/twoPred_summary_results.csv'#twoPred_summary_results.C6]" table:style-name="ce1">
            <text:p>246</text:p>
          </table:table-cell>
          <table:table-cell office:value-type="float" office:value="5.69" table:formula="of:=['file:///C:/Users/ClaudineiBJr/Documents/Repositories/Mestrado/RelationshipBetweenMutationAndGFC/Results/Summary/twoPred_summary_results.csv'#twoPred_summary_results.D6]" table:style-name="ce1">
            <text:p>5,69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3">
            <text:p>Minimais em arcos primitivos</text:p>
          </table:table-cell>
          <table:table-cell office:value-type="float" office:value="5" table:formula="of:=['file:///C:/Users/ClaudineiBJr/Documents/Repositories/Mestrado/RelationshipBetweenMutationAndGFC/Results/Summary/twoPred_summary_results.csv'#twoPred_summary_results.B8]" table:style-name="ce13">
            <text:p>5</text:p>
          </table:table-cell>
          <table:table-cell office:value-type="float" office:value="16" table:formula="of:=['file:///C:/Users/ClaudineiBJr/Documents/Repositories/Mestrado/RelationshipBetweenMutationAndGFC/Results/Summary/twoPred_summary_results.csv'#twoPred_summary_results.C8]" table:style-name="ce13">
            <text:p>16</text:p>
          </table:table-cell>
          <table:table-cell office:value-type="float" office:value="31.25" table:formula="of:=['file:///C:/Users/ClaudineiBJr/Documents/Repositories/Mestrado/RelationshipBetweenMutationAndGFC/Results/Summary/twoPred_summary_results.csv'#twoPred_summary_results.D8]" table:style-name="ce13">
            <text:p>31,25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na origem dos arcos primitivos</text:p>
          </table:table-cell>
          <table:table-cell office:value-type="float" office:value="5" table:formula="of:=['file:///C:/Users/ClaudineiBJr/Documents/Repositories/Mestrado/RelationshipBetweenMutationAndGFC/Results/Summary/twoPred_summary_results.csv'#twoPred_summary_results.B9]" table:style-name="ce1">
            <text:p>5</text:p>
          </table:table-cell>
          <table:table-cell office:value-type="float" office:value="16" table:formula="of:=['file:///C:/Users/ClaudineiBJr/Documents/Repositories/Mestrado/RelationshipBetweenMutationAndGFC/Results/Summary/twoPred_summary_results.csv'#twoPred_summary_results.C9]" table:style-name="ce1">
            <text:p>16</text:p>
          </table:table-cell>
          <table:table-cell office:value-type="float" office:value="31.25" table:formula="of:=['file:///C:/Users/ClaudineiBJr/Documents/Repositories/Mestrado/RelationshipBetweenMutationAndGFC/Results/Summary/twoPred_summary_results.csv'#twoPred_summary_results.D9]" table:style-name="ce1">
            <text:p>31,2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no destino dos arcos primitivos</text:p>
          </table:table-cell>
          <table:table-cell office:value-type="float" office:value="0" table:formula="of:=['file:///C:/Users/ClaudineiBJr/Documents/Repositories/Mestrado/RelationshipBetweenMutationAndGFC/Results/Summary/twoPred_summary_results.csv'#twoPred_summary_results.B10]" table:style-name="ce1">
            <text:p>0</text:p>
          </table:table-cell>
          <table:table-cell office:value-type="float" office:value="16" table:formula="of:=['file:///C:/Users/ClaudineiBJr/Documents/Repositories/Mestrado/RelationshipBetweenMutationAndGFC/Results/Summary/twoPred_summary_results.csv'#twoPred_summary_results.C10]" table:style-name="ce1">
            <text:p>16</text:p>
          </table:table-cell>
          <table:table-cell office:value-type="float" office:value="0" table:formula="of:=['file:///C:/Users/ClaudineiBJr/Documents/Repositories/Mestrado/RelationshipBetweenMutationAndGFC/Results/Summary/twoPred_summary_results.csv'#twoPred_summary_results.D10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Minimais em primitivos ou com origem/destino em primitivos</text:p>
          </table:table-cell>
          <table:table-cell office:value-type="float" office:value="5" table:formula="of:=['file:///C:/Users/ClaudineiBJr/Documents/Repositories/Mestrado/RelationshipBetweenMutationAndGFC/Results/Summary/twoPred_summary_results.csv'#twoPred_summary_results.B11]" table:style-name="ce13">
            <text:p>5</text:p>
          </table:table-cell>
          <table:table-cell office:value-type="float" office:value="16" table:formula="of:=['file:///C:/Users/ClaudineiBJr/Documents/Repositories/Mestrado/RelationshipBetweenMutationAndGFC/Results/Summary/twoPred_summary_results.csv'#twoPred_summary_results.C11]" table:style-name="ce13">
            <text:p>16</text:p>
          </table:table-cell>
          <table:table-cell office:value-type="float" office:value="31.25" table:formula="of:=['file:///C:/Users/ClaudineiBJr/Documents/Repositories/Mestrado/RelationshipBetweenMutationAndGFC/Results/Summary/twoPred_summary_results.csv'#twoPred_summary_results.D11]" table:style-name="ce13">
            <text:p>31,25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Minimais com nó origem em arcos primitivos</text:p>
          </table:table-cell>
          <table:table-cell office:value-type="float" office:value="0" table:formula="of:=['file:///C:/Users/ClaudineiBJr/Documents/Repositories/Mestrado/RelationshipBetweenMutationAndGFC/Results/Summary/twoPred_summary_results.csv'#twoPred_summary_results.B12]" table:style-name="ce1">
            <text:p>0</text:p>
          </table:table-cell>
          <table:table-cell office:value-type="float" office:value="16" table:formula="of:=['file:///C:/Users/ClaudineiBJr/Documents/Repositories/Mestrado/RelationshipBetweenMutationAndGFC/Results/Summary/twoPred_summary_results.csv'#twoPred_summary_results.C12]" table:style-name="ce1">
            <text:p>16</text:p>
          </table:table-cell>
          <table:table-cell office:value-type="float" office:value="0" table:formula="of:=['file:///C:/Users/ClaudineiBJr/Documents/Repositories/Mestrado/RelationshipBetweenMutationAndGFC/Results/Summary/twoPred_summary_results.csv'#twoPred_summary_results.D12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nimais com nó destino em arcos primitivos</text:p>
          </table:table-cell>
          <table:table-cell office:value-type="float" office:value="5" table:formula="of:=['file:///C:/Users/ClaudineiBJr/Documents/Repositories/Mestrado/RelationshipBetweenMutationAndGFC/Results/Summary/twoPred_summary_results.csv'#twoPred_summary_results.B13]" table:style-name="ce1">
            <text:p>5</text:p>
          </table:table-cell>
          <table:table-cell office:value-type="float" office:value="16" table:formula="of:=['file:///C:/Users/ClaudineiBJr/Documents/Repositories/Mestrado/RelationshipBetweenMutationAndGFC/Results/Summary/twoPred_summary_results.csv'#twoPred_summary_results.C13]" table:style-name="ce1">
            <text:p>16</text:p>
          </table:table-cell>
          <table:table-cell office:value-type="float" office:value="31.25" table:formula="of:=['file:///C:/Users/ClaudineiBJr/Documents/Repositories/Mestrado/RelationshipBetweenMutationAndGFC/Results/Summary/twoPred_summary_results.csv'#twoPred_summary_results.D13]" table:style-name="ce1">
            <text:p>31,25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arcos primitivos</text:p>
          </table:table-cell>
          <table:table-cell office:value-type="float" office:value="3" table:formula="of:=['file:///C:/Users/ClaudineiBJr/Documents/Repositories/Mestrado/RelationshipBetweenMutationAndGFC/Results/Summary/twoPred_summary_results.csv'#twoPred_summary_results.B14]" table:style-name="ce13">
            <text:p>3</text:p>
          </table:table-cell>
          <table:table-cell office:value-type="float" office:value="24" table:formula="of:=['file:///C:/Users/ClaudineiBJr/Documents/Repositories/Mestrado/RelationshipBetweenMutationAndGFC/Results/Summary/twoPred_summary_results.csv'#twoPred_summary_results.C14]" table:style-name="ce13">
            <text:p>24</text:p>
          </table:table-cell>
          <table:table-cell office:value-type="float" office:value="12.5" table:formula="of:=['file:///C:/Users/ClaudineiBJr/Documents/Repositories/Mestrado/RelationshipBetweenMutationAndGFC/Results/Summary/twoPred_summary_results.csv'#twoPred_summary_results.D14]" table:style-name="ce13">
            <text:p>12,5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na origem dos arcos primitivos</text:p>
          </table:table-cell>
          <table:table-cell office:value-type="float" office:value="3" table:formula="of:=['file:///C:/Users/ClaudineiBJr/Documents/Repositories/Mestrado/RelationshipBetweenMutationAndGFC/Results/Summary/twoPred_summary_results.csv'#twoPred_summary_results.B15]" table:style-name="ce1">
            <text:p>3</text:p>
          </table:table-cell>
          <table:table-cell office:value-type="float" office:value="24" table:formula="of:=['file:///C:/Users/ClaudineiBJr/Documents/Repositories/Mestrado/RelationshipBetweenMutationAndGFC/Results/Summary/twoPred_summary_results.csv'#twoPred_summary_results.C15]" table:style-name="ce1">
            <text:p>24</text:p>
          </table:table-cell>
          <table:table-cell office:value-type="float" office:value="12.5" table:formula="of:=['file:///C:/Users/ClaudineiBJr/Documents/Repositories/Mestrado/RelationshipBetweenMutationAndGFC/Results/Summary/twoPred_summary_results.csv'#twoPred_summary_results.D15]" table:style-name="ce1">
            <text:p>12,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no destino dos arcos primitivos</text:p>
          </table:table-cell>
          <table:table-cell office:value-type="float" office:value="0" table:formula="of:=['file:///C:/Users/ClaudineiBJr/Documents/Repositories/Mestrado/RelationshipBetweenMutationAndGFC/Results/Summary/twoPred_summary_results.csv'#twoPred_summary_results.B16]" table:style-name="ce1">
            <text:p>0</text:p>
          </table:table-cell>
          <table:table-cell office:value-type="float" office:value="24" table:formula="of:=['file:///C:/Users/ClaudineiBJr/Documents/Repositories/Mestrado/RelationshipBetweenMutationAndGFC/Results/Summary/twoPred_summary_results.csv'#twoPred_summary_results.C16]" table:style-name="ce1">
            <text:p>24</text:p>
          </table:table-cell>
          <table:table-cell office:value-type="float" office:value="0" table:formula="of:=['file:///C:/Users/ClaudineiBJr/Documents/Repositories/Mestrado/RelationshipBetweenMutationAndGFC/Results/Summary/twoPred_summary_results.csv'#twoPred_summary_results.D16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quivalentes em primitivos ou com origem/destino em primitivos</text:p>
          </table:table-cell>
          <table:table-cell office:value-type="float" office:value="22" table:formula="of:=['file:///C:/Users/ClaudineiBJr/Documents/Repositories/Mestrado/RelationshipBetweenMutationAndGFC/Results/Summary/twoPred_summary_results.csv'#twoPred_summary_results.B17]" table:style-name="ce13">
            <text:p>22</text:p>
          </table:table-cell>
          <table:table-cell office:value-type="float" office:value="24" table:formula="of:=['file:///C:/Users/ClaudineiBJr/Documents/Repositories/Mestrado/RelationshipBetweenMutationAndGFC/Results/Summary/twoPred_summary_results.csv'#twoPred_summary_results.C17]" table:style-name="ce13">
            <text:p>24</text:p>
          </table:table-cell>
          <table:table-cell office:value-type="float" office:value="91.67" table:formula="of:=['file:///C:/Users/ClaudineiBJr/Documents/Repositories/Mestrado/RelationshipBetweenMutationAndGFC/Results/Summary/twoPred_summary_results.csv'#twoPred_summary_results.D17]" table:style-name="ce13">
            <text:p>91,67</text:p>
          </table:table-cell>
          <table:table-cell table:number-columns-repeated="16380" table:style-name="ce13"/>
        </table:table-row>
        <table:table-row table:style-name="ro2">
          <table:table-cell office:value-type="string" table:style-name="ce1">
            <text:p>Equivalentes com nó origem em arcos primitivos</text:p>
          </table:table-cell>
          <table:table-cell office:value-type="float" office:value="0" table:formula="of:=['file:///C:/Users/ClaudineiBJr/Documents/Repositories/Mestrado/RelationshipBetweenMutationAndGFC/Results/Summary/twoPred_summary_results.csv'#twoPred_summary_results.B18]" table:style-name="ce1">
            <text:p>0</text:p>
          </table:table-cell>
          <table:table-cell office:value-type="float" office:value="24" table:formula="of:=['file:///C:/Users/ClaudineiBJr/Documents/Repositories/Mestrado/RelationshipBetweenMutationAndGFC/Results/Summary/twoPred_summary_results.csv'#twoPred_summary_results.C18]" table:style-name="ce1">
            <text:p>24</text:p>
          </table:table-cell>
          <table:table-cell office:value-type="float" office:value="0" table:formula="of:=['file:///C:/Users/ClaudineiBJr/Documents/Repositories/Mestrado/RelationshipBetweenMutationAndGFC/Results/Summary/twoPred_summary_results.csv'#twoPred_summary_results.D18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quivalentes com nó destino em arcos primitivos</text:p>
          </table:table-cell>
          <table:table-cell office:value-type="float" office:value="22" table:formula="of:=['file:///C:/Users/ClaudineiBJr/Documents/Repositories/Mestrado/RelationshipBetweenMutationAndGFC/Results/Summary/twoPred_summary_results.csv'#twoPred_summary_results.B19]" table:style-name="ce1">
            <text:p>22</text:p>
          </table:table-cell>
          <table:table-cell office:value-type="float" office:value="24" table:formula="of:=['file:///C:/Users/ClaudineiBJr/Documents/Repositories/Mestrado/RelationshipBetweenMutationAndGFC/Results/Summary/twoPred_summary_results.csv'#twoPred_summary_results.C19]" table:style-name="ce1">
            <text:p>24</text:p>
          </table:table-cell>
          <table:table-cell office:value-type="float" office:value="91.67" table:formula="of:=['file:///C:/Users/ClaudineiBJr/Documents/Repositories/Mestrado/RelationshipBetweenMutationAndGFC/Results/Summary/twoPred_summary_results.csv'#twoPred_summary_results.D19]" table:style-name="ce1">
            <text:p>91,67</text:p>
          </table:table-cell>
          <table:table-cell table:number-columns-repeated="16380"/>
        </table:table-row>
        <table:table-row table:number-rows-repeated="1048557" table:style-name="ro2">
          <table:table-cell table:number-columns-repeated="16384"/>
        </table:table-row>
      </table:table>
      <table:table table:name="'file:///C:/Users/ClaudineiBJr/Documents/Repositories/Mestrado/RelationshipBetweenMutationAndGFC/Results/Summary/cal_summary_results.csv'#cal_summary_results" table:style-name="ta2">
        <table:table-source xlink:href="file:///C:/Users/ClaudineiBJr/Documents/Repositories/Mestrado/RelationshipBetweenMutationAndGFC/Results/Summary/cal_summary_results.csv" table:table-name="cal_summary_result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133"/>
          <table:table-cell office:value-type="float" office:value="891"/>
          <table:table-cell office:value-type="float" office:value="14.93"/>
          <table:table-cell table:number-columns-repeated="16380"/>
        </table:table-row>
        <table:table-row>
          <table:table-cell/>
          <table:table-cell office:value-type="float" office:value="77"/>
          <table:table-cell office:value-type="float" office:value="891"/>
          <table:table-cell office:value-type="float" office:value="8.64"/>
          <table:table-cell table:number-columns-repeated="16380"/>
        </table:table-row>
        <table:table-row>
          <table:table-cell/>
          <table:table-cell office:value-type="float" office:value="363"/>
          <table:table-cell office:value-type="float" office:value="891"/>
          <table:table-cell office:value-type="float" office:value="40.74"/>
          <table:table-cell table:number-columns-repeated="16380"/>
        </table:table-row>
        <table:table-row>
          <table:table-cell/>
          <table:table-cell office:value-type="float" office:value="165"/>
          <table:table-cell office:value-type="float" office:value="891"/>
          <table:table-cell office:value-type="float" office:value="18.52"/>
          <table:table-cell table:number-columns-repeated="16380"/>
        </table:table-row>
        <table:table-row>
          <table:table-cell/>
          <table:table-cell office:value-type="float" office:value="198"/>
          <table:table-cell office:value-type="float" office:value="891"/>
          <table:table-cell office:value-type="float" office:value="22.22"/>
          <table:table-cell table:number-columns-repeated="16380"/>
        </table:table-row>
        <table:table-row>
          <table:table-cell table:number-columns-repeated="16384"/>
        </table:table-row>
        <table:table-row>
          <table:table-cell/>
          <table:table-cell office:value-type="float" office:value="39"/>
          <table:table-cell office:value-type="float" office:value="133"/>
          <table:table-cell office:value-type="float" office:value="29.32"/>
          <table:table-cell table:number-columns-repeated="16380"/>
        </table:table-row>
        <table:table-row>
          <table:table-cell/>
          <table:table-cell office:value-type="float" office:value="8"/>
          <table:table-cell office:value-type="float" office:value="133"/>
          <table:table-cell office:value-type="float" office:value="6.02"/>
          <table:table-cell table:number-columns-repeated="16380"/>
        </table:table-row>
        <table:table-row>
          <table:table-cell/>
          <table:table-cell office:value-type="float" office:value="31"/>
          <table:table-cell office:value-type="float" office:value="133"/>
          <table:table-cell office:value-type="float" office:value="23.31"/>
          <table:table-cell table:number-columns-repeated="16380"/>
        </table:table-row>
        <table:table-row>
          <table:table-cell/>
          <table:table-cell office:value-type="float" office:value="133"/>
          <table:table-cell office:value-type="float" office:value="133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123"/>
          <table:table-cell office:value-type="float" office:value="133"/>
          <table:table-cell office:value-type="float" office:value="92.48"/>
          <table:table-cell table:number-columns-repeated="16380"/>
        </table:table-row>
        <table:table-row>
          <table:table-cell/>
          <table:table-cell office:value-type="float" office:value="10"/>
          <table:table-cell office:value-type="float" office:value="133"/>
          <table:table-cell office:value-type="float" office:value="7.52"/>
          <table:table-cell table:number-columns-repeated="16380"/>
        </table:table-row>
        <table:table-row>
          <table:table-cell/>
          <table:table-cell office:value-type="float" office:value="22"/>
          <table:table-cell office:value-type="float" office:value="77"/>
          <table:table-cell office:value-type="float" office:value="28.57"/>
          <table:table-cell table:number-columns-repeated="16380"/>
        </table:table-row>
        <table:table-row>
          <table:table-cell/>
          <table:table-cell office:value-type="float" office:value="9"/>
          <table:table-cell office:value-type="float" office:value="77"/>
          <table:table-cell office:value-type="float" office:value="11.69"/>
          <table:table-cell table:number-columns-repeated="16380"/>
        </table:table-row>
        <table:table-row>
          <table:table-cell/>
          <table:table-cell office:value-type="float" office:value="13"/>
          <table:table-cell office:value-type="float" office:value="77"/>
          <table:table-cell office:value-type="float" office:value="16.88"/>
          <table:table-cell table:number-columns-repeated="16380"/>
        </table:table-row>
        <table:table-row>
          <table:table-cell/>
          <table:table-cell office:value-type="float" office:value="71"/>
          <table:table-cell office:value-type="float" office:value="77"/>
          <table:table-cell office:value-type="float" office:value="92.21"/>
          <table:table-cell table:number-columns-repeated="16380"/>
        </table:table-row>
        <table:table-row>
          <table:table-cell/>
          <table:table-cell office:value-type="float" office:value="46"/>
          <table:table-cell office:value-type="float" office:value="77"/>
          <table:table-cell office:value-type="float" office:value="59.74"/>
          <table:table-cell table:number-columns-repeated="16380"/>
        </table:table-row>
        <table:table-row>
          <table:table-cell/>
          <table:table-cell office:value-type="float" office:value="25"/>
          <table:table-cell office:value-type="float" office:value="77"/>
          <table:table-cell office:value-type="float" office:value="32.47"/>
          <table:table-cell table:number-columns-repeated="16380"/>
        </table:table-row>
        <table:table-row table:number-rows-repeated="1048557">
          <table:table-cell table:number-columns-repeated="16380"/>
        </table:table-row>
      </table:table>
      <table:table table:name="'file:///C:/Users/ClaudineiBJr/Documents/Repositories/Mestrado/RelationshipBetweenMutationAndGFC/Results/Summary/checkIt_summary_results.csv'#checkIt_summary_results" table:style-name="ta2">
        <table:table-source xlink:href="file:///C:/Users/ClaudineiBJr/Documents/Repositories/Mestrado/RelationshipBetweenMutationAndGFC/Results/Summary/checkIt_summary_results.csv" table:table-name="checkIt_summary_result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32"/>
          <table:table-cell office:value-type="float" office:value="104"/>
          <table:table-cell office:value-type="float" office:value="30.77"/>
          <table:table-cell table:number-columns-repeated="16380"/>
        </table:table-row>
        <table:table-row>
          <table:table-cell/>
          <table:table-cell office:value-type="float" office:value="3"/>
          <table:table-cell office:value-type="float" office:value="104"/>
          <table:table-cell office:value-type="float" office:value="2.88"/>
          <table:table-cell table:number-columns-repeated="16380"/>
        </table:table-row>
        <table:table-row>
          <table:table-cell/>
          <table:table-cell office:value-type="float" office:value="104"/>
          <table:table-cell office:value-type="float" office:value="104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92"/>
          <table:table-cell office:value-type="float" office:value="104"/>
          <table:table-cell office:value-type="float" office:value="88.46"/>
          <table:table-cell table:number-columns-repeated="16380"/>
        </table:table-row>
        <table:table-row>
          <table:table-cell/>
          <table:table-cell office:value-type="float" office:value="12"/>
          <table:table-cell office:value-type="float" office:value="104"/>
          <table:table-cell office:value-type="float" office:value="11.54"/>
          <table:table-cell table:number-columns-repeated="16380"/>
        </table:table-row>
        <table:table-row>
          <table:table-cell table:number-columns-repeated="16384"/>
        </table:table-row>
        <table:table-row>
          <table:table-cell/>
          <table:table-cell office:value-type="float" office:value="32"/>
          <table:table-cell office:value-type="float" office:value="32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32"/>
          <table:table-cell office:value-type="float" office:value="32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0"/>
          <table:table-cell office:value-type="float" office:value="32"/>
          <table:table-cell office:value-type="float" office:value="0"/>
          <table:table-cell table:number-columns-repeated="16380"/>
        </table:table-row>
        <table:table-row>
          <table:table-cell/>
          <table:table-cell office:value-type="float" office:value="32"/>
          <table:table-cell office:value-type="float" office:value="32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0"/>
          <table:table-cell office:value-type="float" office:value="32"/>
          <table:table-cell office:value-type="float" office:value="0"/>
          <table:table-cell table:number-columns-repeated="16380"/>
        </table:table-row>
        <table:table-row>
          <table:table-cell/>
          <table:table-cell office:value-type="float" office:value="32"/>
          <table:table-cell office:value-type="float" office:value="32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3"/>
          <table:table-cell office:value-type="float" office:value="3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3"/>
          <table:table-cell office:value-type="float" office:value="3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0"/>
          <table:table-cell office:value-type="float" office:value="3"/>
          <table:table-cell office:value-type="float" office:value="0"/>
          <table:table-cell table:number-columns-repeated="16380"/>
        </table:table-row>
        <table:table-row>
          <table:table-cell/>
          <table:table-cell office:value-type="float" office:value="3"/>
          <table:table-cell office:value-type="float" office:value="3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0"/>
          <table:table-cell office:value-type="float" office:value="3"/>
          <table:table-cell office:value-type="float" office:value="0"/>
          <table:table-cell table:number-columns-repeated="16380"/>
        </table:table-row>
        <table:table-row>
          <table:table-cell/>
          <table:table-cell office:value-type="float" office:value="3"/>
          <table:table-cell office:value-type="float" office:value="3"/>
          <table:table-cell office:value-type="float" office:value="100"/>
          <table:table-cell table:number-columns-repeated="16380"/>
        </table:table-row>
        <table:table-row table:number-rows-repeated="1048557">
          <table:table-cell table:number-columns-repeated="16380"/>
        </table:table-row>
      </table:table>
      <table:table table:name="'file:///C:/Users/ClaudineiBJr/Documents/Repositories/Mestrado/RelationshipBetweenMutationAndGFC/Results/Summary/isPalindrome_summary_results.csv'#isPalindrome_summary_results" table:style-name="ta2">
        <table:table-source xlink:href="file:///C:/Users/ClaudineiBJr/Documents/Repositories/Mestrado/RelationshipBetweenMutationAndGFC/Results/Summary/isPalindrome_summary_results.csv" table:table-name="isPalindrome_summary_result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13"/>
          <table:table-cell office:value-type="float" office:value="166"/>
          <table:table-cell office:value-type="float" office:value="7.83"/>
          <table:table-cell table:number-columns-repeated="16380"/>
        </table:table-row>
        <table:table-row>
          <table:table-cell/>
          <table:table-cell office:value-type="float" office:value="20"/>
          <table:table-cell office:value-type="float" office:value="166"/>
          <table:table-cell office:value-type="float" office:value="12.05"/>
          <table:table-cell table:number-columns-repeated="16380"/>
        </table:table-row>
        <table:table-row>
          <table:table-cell/>
          <table:table-cell office:value-type="float" office:value="158"/>
          <table:table-cell office:value-type="float" office:value="166"/>
          <table:table-cell office:value-type="float" office:value="95.18"/>
          <table:table-cell table:number-columns-repeated="16380"/>
        </table:table-row>
        <table:table-row>
          <table:table-cell/>
          <table:table-cell office:value-type="float" office:value="134"/>
          <table:table-cell office:value-type="float" office:value="166"/>
          <table:table-cell office:value-type="float" office:value="80.72"/>
          <table:table-cell table:number-columns-repeated="16380"/>
        </table:table-row>
        <table:table-row>
          <table:table-cell/>
          <table:table-cell office:value-type="float" office:value="24"/>
          <table:table-cell office:value-type="float" office:value="166"/>
          <table:table-cell office:value-type="float" office:value="14.46"/>
          <table:table-cell table:number-columns-repeated="16380"/>
        </table:table-row>
        <table:table-row>
          <table:table-cell table:number-columns-repeated="16384"/>
        </table:table-row>
        <table:table-row>
          <table:table-cell/>
          <table:table-cell office:value-type="float" office:value="13"/>
          <table:table-cell office:value-type="float" office:value="13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9"/>
          <table:table-cell office:value-type="float" office:value="13"/>
          <table:table-cell office:value-type="float" office:value="69.23"/>
          <table:table-cell table:number-columns-repeated="16380"/>
        </table:table-row>
        <table:table-row>
          <table:table-cell/>
          <table:table-cell office:value-type="float" office:value="4"/>
          <table:table-cell office:value-type="float" office:value="13"/>
          <table:table-cell office:value-type="float" office:value="30.77"/>
          <table:table-cell table:number-columns-repeated="16380"/>
        </table:table-row>
        <table:table-row>
          <table:table-cell/>
          <table:table-cell office:value-type="float" office:value="13"/>
          <table:table-cell office:value-type="float" office:value="13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13"/>
          <table:table-cell office:value-type="float" office:value="13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11"/>
          <table:table-cell office:value-type="float" office:value="13"/>
          <table:table-cell office:value-type="float" office:value="84.62"/>
          <table:table-cell table:number-columns-repeated="16380"/>
        </table:table-row>
        <table:table-row>
          <table:table-cell/>
          <table:table-cell office:value-type="float" office:value="20"/>
          <table:table-cell office:value-type="float" office:value="20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19"/>
          <table:table-cell office:value-type="float" office:value="20"/>
          <table:table-cell office:value-type="float" office:value="95"/>
          <table:table-cell table:number-columns-repeated="16380"/>
        </table:table-row>
        <table:table-row>
          <table:table-cell/>
          <table:table-cell office:value-type="float" office:value="1"/>
          <table:table-cell office:value-type="float" office:value="20"/>
          <table:table-cell office:value-type="float" office:value="5"/>
          <table:table-cell table:number-columns-repeated="16380"/>
        </table:table-row>
        <table:table-row>
          <table:table-cell/>
          <table:table-cell office:value-type="float" office:value="20"/>
          <table:table-cell office:value-type="float" office:value="20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20"/>
          <table:table-cell office:value-type="float" office:value="20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19"/>
          <table:table-cell office:value-type="float" office:value="20"/>
          <table:table-cell office:value-type="float" office:value="95"/>
          <table:table-cell table:number-columns-repeated="16380"/>
        </table:table-row>
        <table:table-row table:number-rows-repeated="1048557">
          <table:table-cell table:number-columns-repeated="16380"/>
        </table:table-row>
      </table:table>
      <table:table table:name="'file:///C:/Users/ClaudineiBJr/Documents/Repositories/Mestrado/RelationshipBetweenMutationAndGFC/Results/Summary/countPositive_summary_results.csv'#countPositive_summary_results" table:style-name="ta2">
        <table:table-source xlink:href="file:///C:/Users/ClaudineiBJr/Documents/Repositories/Mestrado/RelationshipBetweenMutationAndGFC/Results/Summary/countPositive_summary_results.csv" table:table-name="countPositive_summary_result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8"/>
          <table:table-cell office:value-type="float" office:value="151"/>
          <table:table-cell office:value-type="float" office:value="5.3"/>
          <table:table-cell table:number-columns-repeated="16380"/>
        </table:table-row>
        <table:table-row>
          <table:table-cell/>
          <table:table-cell office:value-type="float" office:value="9"/>
          <table:table-cell office:value-type="float" office:value="151"/>
          <table:table-cell office:value-type="float" office:value="5.96"/>
          <table:table-cell table:number-columns-repeated="16380"/>
        </table:table-row>
        <table:table-row>
          <table:table-cell/>
          <table:table-cell office:value-type="float" office:value="66"/>
          <table:table-cell office:value-type="float" office:value="151"/>
          <table:table-cell office:value-type="float" office:value="43.71"/>
          <table:table-cell table:number-columns-repeated="16380"/>
        </table:table-row>
        <table:table-row>
          <table:table-cell/>
          <table:table-cell office:value-type="float" office:value="57"/>
          <table:table-cell office:value-type="float" office:value="151"/>
          <table:table-cell office:value-type="float" office:value="37.75"/>
          <table:table-cell table:number-columns-repeated="16380"/>
        </table:table-row>
        <table:table-row>
          <table:table-cell/>
          <table:table-cell office:value-type="float" office:value="9"/>
          <table:table-cell office:value-type="float" office:value="151"/>
          <table:table-cell office:value-type="float" office:value="5.96"/>
          <table:table-cell table:number-columns-repeated="16380"/>
        </table:table-row>
        <table:table-row>
          <table:table-cell table:number-columns-repeated="16384"/>
        </table:table-row>
        <table:table-row>
          <table:table-cell/>
          <table:table-cell office:value-type="float" office:value="7"/>
          <table:table-cell office:value-type="float" office:value="8"/>
          <table:table-cell office:value-type="float" office:value="87.5"/>
          <table:table-cell table:number-columns-repeated="16380"/>
        </table:table-row>
        <table:table-row>
          <table:table-cell/>
          <table:table-cell office:value-type="float" office:value="7"/>
          <table:table-cell office:value-type="float" office:value="8"/>
          <table:table-cell office:value-type="float" office:value="87.5"/>
          <table:table-cell table:number-columns-repeated="16380"/>
        </table:table-row>
        <table:table-row>
          <table:table-cell/>
          <table:table-cell office:value-type="float" office:value="0"/>
          <table:table-cell office:value-type="float" office:value="8"/>
          <table:table-cell office:value-type="float" office:value="0"/>
          <table:table-cell table:number-columns-repeated="16380"/>
        </table:table-row>
        <table:table-row>
          <table:table-cell/>
          <table:table-cell office:value-type="float" office:value="8"/>
          <table:table-cell office:value-type="float" office:value="8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0"/>
          <table:table-cell office:value-type="float" office:value="8"/>
          <table:table-cell office:value-type="float" office:value="0"/>
          <table:table-cell table:number-columns-repeated="16380"/>
        </table:table-row>
        <table:table-row>
          <table:table-cell/>
          <table:table-cell office:value-type="float" office:value="8"/>
          <table:table-cell office:value-type="float" office:value="8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1"/>
          <table:table-cell office:value-type="float" office:value="9"/>
          <table:table-cell office:value-type="float" office:value="11.11"/>
          <table:table-cell table:number-columns-repeated="16380"/>
        </table:table-row>
        <table:table-row>
          <table:table-cell/>
          <table:table-cell office:value-type="float" office:value="1"/>
          <table:table-cell office:value-type="float" office:value="9"/>
          <table:table-cell office:value-type="float" office:value="11.11"/>
          <table:table-cell table:number-columns-repeated="16380"/>
        </table:table-row>
        <table:table-row>
          <table:table-cell/>
          <table:table-cell office:value-type="float" office:value="0"/>
          <table:table-cell office:value-type="float" office:value="9"/>
          <table:table-cell office:value-type="float" office:value="0"/>
          <table:table-cell table:number-columns-repeated="16380"/>
        </table:table-row>
        <table:table-row>
          <table:table-cell/>
          <table:table-cell office:value-type="float" office:value="6"/>
          <table:table-cell office:value-type="float" office:value="9"/>
          <table:table-cell office:value-type="float" office:value="66.67"/>
          <table:table-cell table:number-columns-repeated="16380"/>
        </table:table-row>
        <table:table-row>
          <table:table-cell/>
          <table:table-cell office:value-type="float" office:value="0"/>
          <table:table-cell office:value-type="float" office:value="9"/>
          <table:table-cell office:value-type="float" office:value="0"/>
          <table:table-cell table:number-columns-repeated="16380"/>
        </table:table-row>
        <table:table-row>
          <table:table-cell/>
          <table:table-cell office:value-type="float" office:value="6"/>
          <table:table-cell office:value-type="float" office:value="9"/>
          <table:table-cell office:value-type="float" office:value="66.67"/>
          <table:table-cell table:number-columns-repeated="16380"/>
        </table:table-row>
        <table:table-row table:number-rows-repeated="1048557">
          <table:table-cell table:number-columns-repeated="16380"/>
        </table:table-row>
      </table:table>
      <table:table table:name="'file:///C:/Users/ClaudineiBJr/Documents/Repositories/Mestrado/RelationshipBetweenMutationAndGFC/Results/Summary/digit_reverser_summary_results.csv'#digit_reverser_summary_results" table:style-name="ta2">
        <table:table-source xlink:href="file:///C:/Users/ClaudineiBJr/Documents/Repositories/Mestrado/RelationshipBetweenMutationAndGFC/Results/Summary/digit_reverser_summary_results.csv" table:table-name="digit_reverser_summary_result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8"/>
          <table:table-cell office:value-type="float" office:value="496"/>
          <table:table-cell office:value-type="float" office:value="1.61"/>
          <table:table-cell table:number-columns-repeated="16380"/>
        </table:table-row>
        <table:table-row>
          <table:table-cell/>
          <table:table-cell office:value-type="float" office:value="43"/>
          <table:table-cell office:value-type="float" office:value="496"/>
          <table:table-cell office:value-type="float" office:value="8.67"/>
          <table:table-cell table:number-columns-repeated="16380"/>
        </table:table-row>
        <table:table-row>
          <table:table-cell/>
          <table:table-cell office:value-type="float" office:value="432"/>
          <table:table-cell office:value-type="float" office:value="496"/>
          <table:table-cell office:value-type="float" office:value="87.1"/>
          <table:table-cell table:number-columns-repeated="16380"/>
        </table:table-row>
        <table:table-row>
          <table:table-cell/>
          <table:table-cell office:value-type="float" office:value="82"/>
          <table:table-cell office:value-type="float" office:value="496"/>
          <table:table-cell office:value-type="float" office:value="16.53"/>
          <table:table-cell table:number-columns-repeated="16380"/>
        </table:table-row>
        <table:table-row>
          <table:table-cell/>
          <table:table-cell office:value-type="float" office:value="350"/>
          <table:table-cell office:value-type="float" office:value="496"/>
          <table:table-cell office:value-type="float" office:value="70.56"/>
          <table:table-cell table:number-columns-repeated="16380"/>
        </table:table-row>
        <table:table-row>
          <table:table-cell table:number-columns-repeated="16384"/>
        </table:table-row>
        <table:table-row>
          <table:table-cell/>
          <table:table-cell office:value-type="float" office:value="4"/>
          <table:table-cell office:value-type="float" office:value="8"/>
          <table:table-cell office:value-type="float" office:value="50"/>
          <table:table-cell table:number-columns-repeated="16380"/>
        </table:table-row>
        <table:table-row>
          <table:table-cell/>
          <table:table-cell office:value-type="float" office:value="0"/>
          <table:table-cell office:value-type="float" office:value="8"/>
          <table:table-cell office:value-type="float" office:value="0"/>
          <table:table-cell table:number-columns-repeated="16380"/>
        </table:table-row>
        <table:table-row>
          <table:table-cell/>
          <table:table-cell office:value-type="float" office:value="4"/>
          <table:table-cell office:value-type="float" office:value="8"/>
          <table:table-cell office:value-type="float" office:value="50"/>
          <table:table-cell table:number-columns-repeated="16380"/>
        </table:table-row>
        <table:table-row>
          <table:table-cell/>
          <table:table-cell office:value-type="float" office:value="8"/>
          <table:table-cell office:value-type="float" office:value="8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8"/>
          <table:table-cell office:value-type="float" office:value="8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5"/>
          <table:table-cell office:value-type="float" office:value="8"/>
          <table:table-cell office:value-type="float" office:value="62.5"/>
          <table:table-cell table:number-columns-repeated="16380"/>
        </table:table-row>
        <table:table-row>
          <table:table-cell/>
          <table:table-cell office:value-type="float" office:value="37"/>
          <table:table-cell office:value-type="float" office:value="43"/>
          <table:table-cell office:value-type="float" office:value="86.05"/>
          <table:table-cell table:number-columns-repeated="16380"/>
        </table:table-row>
        <table:table-row>
          <table:table-cell/>
          <table:table-cell office:value-type="float" office:value="24"/>
          <table:table-cell office:value-type="float" office:value="43"/>
          <table:table-cell office:value-type="float" office:value="55.81"/>
          <table:table-cell table:number-columns-repeated="16380"/>
        </table:table-row>
        <table:table-row>
          <table:table-cell/>
          <table:table-cell office:value-type="float" office:value="13"/>
          <table:table-cell office:value-type="float" office:value="43"/>
          <table:table-cell office:value-type="float" office:value="30.23"/>
          <table:table-cell table:number-columns-repeated="16380"/>
        </table:table-row>
        <table:table-row>
          <table:table-cell/>
          <table:table-cell office:value-type="float" office:value="43"/>
          <table:table-cell office:value-type="float" office:value="43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43"/>
          <table:table-cell office:value-type="float" office:value="43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39"/>
          <table:table-cell office:value-type="float" office:value="43"/>
          <table:table-cell office:value-type="float" office:value="90.7"/>
          <table:table-cell table:number-columns-repeated="16380"/>
        </table:table-row>
        <table:table-row table:number-rows-repeated="1048557">
          <table:table-cell table:number-columns-repeated="16380"/>
        </table:table-row>
      </table:table>
      <table:table table:name="'file:///C:/Users/ClaudineiBJr/Documents/Repositories/Mestrado/RelationshipBetweenMutationAndGFC/Results/Summary/findLast_summary_results.csv'#findLast_summary_results" table:style-name="ta2">
        <table:table-source xlink:href="file:///C:/Users/ClaudineiBJr/Documents/Repositories/Mestrado/RelationshipBetweenMutationAndGFC/Results/Summary/findLast_summary_results.csv" table:table-name="findLast_summary_result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32"/>
          <table:table-cell office:value-type="float" office:value="198"/>
          <table:table-cell office:value-type="float" office:value="16.16"/>
          <table:table-cell table:number-columns-repeated="16380"/>
        </table:table-row>
        <table:table-row>
          <table:table-cell/>
          <table:table-cell office:value-type="float" office:value="8"/>
          <table:table-cell office:value-type="float" office:value="198"/>
          <table:table-cell office:value-type="float" office:value="4.04"/>
          <table:table-cell table:number-columns-repeated="16380"/>
        </table:table-row>
        <table:table-row>
          <table:table-cell/>
          <table:table-cell office:value-type="float" office:value="133"/>
          <table:table-cell office:value-type="float" office:value="198"/>
          <table:table-cell office:value-type="float" office:value="67.17"/>
          <table:table-cell table:number-columns-repeated="16380"/>
        </table:table-row>
        <table:table-row>
          <table:table-cell/>
          <table:table-cell office:value-type="float" office:value="112"/>
          <table:table-cell office:value-type="float" office:value="198"/>
          <table:table-cell office:value-type="float" office:value="56.57"/>
          <table:table-cell table:number-columns-repeated="16380"/>
        </table:table-row>
        <table:table-row>
          <table:table-cell/>
          <table:table-cell office:value-type="float" office:value="21"/>
          <table:table-cell office:value-type="float" office:value="198"/>
          <table:table-cell office:value-type="float" office:value="10.61"/>
          <table:table-cell table:number-columns-repeated="16380"/>
        </table:table-row>
        <table:table-row>
          <table:table-cell table:number-columns-repeated="16384"/>
        </table:table-row>
        <table:table-row>
          <table:table-cell/>
          <table:table-cell office:value-type="float" office:value="12"/>
          <table:table-cell office:value-type="float" office:value="32"/>
          <table:table-cell office:value-type="float" office:value="37.5"/>
          <table:table-cell table:number-columns-repeated="16380"/>
        </table:table-row>
        <table:table-row>
          <table:table-cell/>
          <table:table-cell office:value-type="float" office:value="12"/>
          <table:table-cell office:value-type="float" office:value="32"/>
          <table:table-cell office:value-type="float" office:value="37.5"/>
          <table:table-cell table:number-columns-repeated="16380"/>
        </table:table-row>
        <table:table-row>
          <table:table-cell/>
          <table:table-cell office:value-type="float" office:value="0"/>
          <table:table-cell office:value-type="float" office:value="32"/>
          <table:table-cell office:value-type="float" office:value="0"/>
          <table:table-cell table:number-columns-repeated="16380"/>
        </table:table-row>
        <table:table-row>
          <table:table-cell/>
          <table:table-cell office:value-type="float" office:value="32"/>
          <table:table-cell office:value-type="float" office:value="32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7"/>
          <table:table-cell office:value-type="float" office:value="32"/>
          <table:table-cell office:value-type="float" office:value="21.88"/>
          <table:table-cell table:number-columns-repeated="16380"/>
        </table:table-row>
        <table:table-row>
          <table:table-cell/>
          <table:table-cell office:value-type="float" office:value="32"/>
          <table:table-cell office:value-type="float" office:value="32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4"/>
          <table:table-cell office:value-type="float" office:value="8"/>
          <table:table-cell office:value-type="float" office:value="50"/>
          <table:table-cell table:number-columns-repeated="16380"/>
        </table:table-row>
        <table:table-row>
          <table:table-cell/>
          <table:table-cell office:value-type="float" office:value="2"/>
          <table:table-cell office:value-type="float" office:value="8"/>
          <table:table-cell office:value-type="float" office:value="25"/>
          <table:table-cell table:number-columns-repeated="16380"/>
        </table:table-row>
        <table:table-row>
          <table:table-cell/>
          <table:table-cell office:value-type="float" office:value="2"/>
          <table:table-cell office:value-type="float" office:value="8"/>
          <table:table-cell office:value-type="float" office:value="25"/>
          <table:table-cell table:number-columns-repeated="16380"/>
        </table:table-row>
        <table:table-row>
          <table:table-cell/>
          <table:table-cell office:value-type="float" office:value="8"/>
          <table:table-cell office:value-type="float" office:value="8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4"/>
          <table:table-cell office:value-type="float" office:value="8"/>
          <table:table-cell office:value-type="float" office:value="50"/>
          <table:table-cell table:number-columns-repeated="16380"/>
        </table:table-row>
        <table:table-row>
          <table:table-cell/>
          <table:table-cell office:value-type="float" office:value="6"/>
          <table:table-cell office:value-type="float" office:value="8"/>
          <table:table-cell office:value-type="float" office:value="75"/>
          <table:table-cell table:number-columns-repeated="16380"/>
        </table:table-row>
        <table:table-row table:number-rows-repeated="1048557">
          <table:table-cell table:number-columns-repeated="16380"/>
        </table:table-row>
      </table:table>
      <table:table table:name="'file:///C:/Users/ClaudineiBJr/Documents/Repositories/Mestrado/RelationshipBetweenMutationAndGFC/Results/Summary/findVal_summary_results.csv'#findVal_summary_results" table:style-name="ta2">
        <table:table-source xlink:href="file:///C:/Users/ClaudineiBJr/Documents/Repositories/Mestrado/RelationshipBetweenMutationAndGFC/Results/Summary/findVal_summary_results.csv" table:table-name="findVal_summary_result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9"/>
          <table:table-cell office:value-type="float" office:value="190"/>
          <table:table-cell office:value-type="float" office:value="4.74"/>
          <table:table-cell table:number-columns-repeated="16380"/>
        </table:table-row>
        <table:table-row>
          <table:table-cell/>
          <table:table-cell office:value-type="float" office:value="10"/>
          <table:table-cell office:value-type="float" office:value="190"/>
          <table:table-cell office:value-type="float" office:value="5.26"/>
          <table:table-cell table:number-columns-repeated="16380"/>
        </table:table-row>
        <table:table-row>
          <table:table-cell/>
          <table:table-cell office:value-type="float" office:value="100"/>
          <table:table-cell office:value-type="float" office:value="190"/>
          <table:table-cell office:value-type="float" office:value="52.63"/>
          <table:table-cell table:number-columns-repeated="16380"/>
        </table:table-row>
        <table:table-row>
          <table:table-cell/>
          <table:table-cell office:value-type="float" office:value="70"/>
          <table:table-cell office:value-type="float" office:value="190"/>
          <table:table-cell office:value-type="float" office:value="36.840000000000003"/>
          <table:table-cell table:number-columns-repeated="16380"/>
        </table:table-row>
        <table:table-row>
          <table:table-cell/>
          <table:table-cell office:value-type="float" office:value="30"/>
          <table:table-cell office:value-type="float" office:value="190"/>
          <table:table-cell office:value-type="float" office:value="15.79"/>
          <table:table-cell table:number-columns-repeated="16380"/>
        </table:table-row>
        <table:table-row>
          <table:table-cell table:number-columns-repeated="16384"/>
        </table:table-row>
        <table:table-row>
          <table:table-cell/>
          <table:table-cell office:value-type="float" office:value="4"/>
          <table:table-cell office:value-type="float" office:value="9"/>
          <table:table-cell office:value-type="float" office:value="44.44"/>
          <table:table-cell table:number-columns-repeated="16380"/>
        </table:table-row>
        <table:table-row>
          <table:table-cell/>
          <table:table-cell office:value-type="float" office:value="3"/>
          <table:table-cell office:value-type="float" office:value="9"/>
          <table:table-cell office:value-type="float" office:value="33.33"/>
          <table:table-cell table:number-columns-repeated="16380"/>
        </table:table-row>
        <table:table-row>
          <table:table-cell/>
          <table:table-cell office:value-type="float" office:value="1"/>
          <table:table-cell office:value-type="float" office:value="9"/>
          <table:table-cell office:value-type="float" office:value="11.11"/>
          <table:table-cell table:number-columns-repeated="16380"/>
        </table:table-row>
        <table:table-row>
          <table:table-cell/>
          <table:table-cell office:value-type="float" office:value="8"/>
          <table:table-cell office:value-type="float" office:value="9"/>
          <table:table-cell office:value-type="float" office:value="88.89"/>
          <table:table-cell table:number-columns-repeated="16380"/>
        </table:table-row>
        <table:table-row>
          <table:table-cell/>
          <table:table-cell office:value-type="float" office:value="1"/>
          <table:table-cell office:value-type="float" office:value="9"/>
          <table:table-cell office:value-type="float" office:value="11.11"/>
          <table:table-cell table:number-columns-repeated="16380"/>
        </table:table-row>
        <table:table-row>
          <table:table-cell/>
          <table:table-cell office:value-type="float" office:value="8"/>
          <table:table-cell office:value-type="float" office:value="9"/>
          <table:table-cell office:value-type="float" office:value="88.89"/>
          <table:table-cell table:number-columns-repeated="16380"/>
        </table:table-row>
        <table:table-row>
          <table:table-cell/>
          <table:table-cell office:value-type="float" office:value="3"/>
          <table:table-cell office:value-type="float" office:value="10"/>
          <table:table-cell office:value-type="float" office:value="30"/>
          <table:table-cell table:number-columns-repeated="16380"/>
        </table:table-row>
        <table:table-row>
          <table:table-cell/>
          <table:table-cell office:value-type="float" office:value="1"/>
          <table:table-cell office:value-type="float" office:value="10"/>
          <table:table-cell office:value-type="float" office:value="10"/>
          <table:table-cell table:number-columns-repeated="16380"/>
        </table:table-row>
        <table:table-row>
          <table:table-cell/>
          <table:table-cell office:value-type="float" office:value="2"/>
          <table:table-cell office:value-type="float" office:value="10"/>
          <table:table-cell office:value-type="float" office:value="20"/>
          <table:table-cell table:number-columns-repeated="16380"/>
        </table:table-row>
        <table:table-row>
          <table:table-cell/>
          <table:table-cell office:value-type="float" office:value="8"/>
          <table:table-cell office:value-type="float" office:value="10"/>
          <table:table-cell office:value-type="float" office:value="80"/>
          <table:table-cell table:number-columns-repeated="16380"/>
        </table:table-row>
        <table:table-row>
          <table:table-cell/>
          <table:table-cell office:value-type="float" office:value="2"/>
          <table:table-cell office:value-type="float" office:value="10"/>
          <table:table-cell office:value-type="float" office:value="20"/>
          <table:table-cell table:number-columns-repeated="16380"/>
        </table:table-row>
        <table:table-row>
          <table:table-cell/>
          <table:table-cell office:value-type="float" office:value="8"/>
          <table:table-cell office:value-type="float" office:value="10"/>
          <table:table-cell office:value-type="float" office:value="80"/>
          <table:table-cell table:number-columns-repeated="16380"/>
        </table:table-row>
        <table:table-row table:number-rows-repeated="1048557">
          <table:table-cell table:number-columns-repeated="16380"/>
        </table:table-row>
      </table:table>
      <table:table table:name="'file:///C:/Users/ClaudineiBJr/Documents/Repositories/Mestrado/RelationshipBetweenMutationAndGFC/Results/Summary/invert_summary_results.csv'#invert_summary_results" table:style-name="ta2">
        <table:table-source xlink:href="file:///C:/Users/ClaudineiBJr/Documents/Repositories/Mestrado/RelationshipBetweenMutationAndGFC/Results/Summary/invert_summary_results.csv" table:table-name="invert_summary_result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38"/>
          <table:table-cell office:value-type="float" office:value="576"/>
          <table:table-cell office:value-type="float" office:value="6.6"/>
          <table:table-cell table:number-columns-repeated="16380"/>
        </table:table-row>
        <table:table-row>
          <table:table-cell/>
          <table:table-cell office:value-type="float" office:value="60"/>
          <table:table-cell office:value-type="float" office:value="576"/>
          <table:table-cell office:value-type="float" office:value="10.42"/>
          <table:table-cell table:number-columns-repeated="16380"/>
        </table:table-row>
        <table:table-row>
          <table:table-cell/>
          <table:table-cell office:value-type="float" office:value="485"/>
          <table:table-cell office:value-type="float" office:value="576"/>
          <table:table-cell office:value-type="float" office:value="84.2"/>
          <table:table-cell table:number-columns-repeated="16380"/>
        </table:table-row>
        <table:table-row>
          <table:table-cell/>
          <table:table-cell office:value-type="float" office:value="333"/>
          <table:table-cell office:value-type="float" office:value="576"/>
          <table:table-cell office:value-type="float" office:value="57.81"/>
          <table:table-cell table:number-columns-repeated="16380"/>
        </table:table-row>
        <table:table-row>
          <table:table-cell/>
          <table:table-cell office:value-type="float" office:value="170"/>
          <table:table-cell office:value-type="float" office:value="576"/>
          <table:table-cell office:value-type="float" office:value="29.51"/>
          <table:table-cell table:number-columns-repeated="16380"/>
        </table:table-row>
        <table:table-row>
          <table:table-cell table:number-columns-repeated="16384"/>
        </table:table-row>
        <table:table-row>
          <table:table-cell/>
          <table:table-cell office:value-type="float" office:value="37"/>
          <table:table-cell office:value-type="float" office:value="38"/>
          <table:table-cell office:value-type="float" office:value="97.37"/>
          <table:table-cell table:number-columns-repeated="16380"/>
        </table:table-row>
        <table:table-row>
          <table:table-cell/>
          <table:table-cell office:value-type="float" office:value="21"/>
          <table:table-cell office:value-type="float" office:value="38"/>
          <table:table-cell office:value-type="float" office:value="55.26"/>
          <table:table-cell table:number-columns-repeated="16380"/>
        </table:table-row>
        <table:table-row>
          <table:table-cell/>
          <table:table-cell office:value-type="float" office:value="16"/>
          <table:table-cell office:value-type="float" office:value="38"/>
          <table:table-cell office:value-type="float" office:value="42.11"/>
          <table:table-cell table:number-columns-repeated="16380"/>
        </table:table-row>
        <table:table-row>
          <table:table-cell/>
          <table:table-cell office:value-type="float" office:value="38"/>
          <table:table-cell office:value-type="float" office:value="38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17"/>
          <table:table-cell office:value-type="float" office:value="38"/>
          <table:table-cell office:value-type="float" office:value="44.74"/>
          <table:table-cell table:number-columns-repeated="16380"/>
        </table:table-row>
        <table:table-row>
          <table:table-cell/>
          <table:table-cell office:value-type="float" office:value="36"/>
          <table:table-cell office:value-type="float" office:value="38"/>
          <table:table-cell office:value-type="float" office:value="94.74"/>
          <table:table-cell table:number-columns-repeated="16380"/>
        </table:table-row>
        <table:table-row>
          <table:table-cell/>
          <table:table-cell office:value-type="float" office:value="50"/>
          <table:table-cell office:value-type="float" office:value="60"/>
          <table:table-cell office:value-type="float" office:value="83.33"/>
          <table:table-cell table:number-columns-repeated="16380"/>
        </table:table-row>
        <table:table-row>
          <table:table-cell/>
          <table:table-cell office:value-type="float" office:value="34"/>
          <table:table-cell office:value-type="float" office:value="60"/>
          <table:table-cell office:value-type="float" office:value="56.67"/>
          <table:table-cell table:number-columns-repeated="16380"/>
        </table:table-row>
        <table:table-row>
          <table:table-cell/>
          <table:table-cell office:value-type="float" office:value="18"/>
          <table:table-cell office:value-type="float" office:value="60"/>
          <table:table-cell office:value-type="float" office:value="30"/>
          <table:table-cell table:number-columns-repeated="16380"/>
        </table:table-row>
        <table:table-row>
          <table:table-cell/>
          <table:table-cell office:value-type="float" office:value="60"/>
          <table:table-cell office:value-type="float" office:value="60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23"/>
          <table:table-cell office:value-type="float" office:value="60"/>
          <table:table-cell office:value-type="float" office:value="38.33"/>
          <table:table-cell table:number-columns-repeated="16380"/>
        </table:table-row>
        <table:table-row>
          <table:table-cell/>
          <table:table-cell office:value-type="float" office:value="49"/>
          <table:table-cell office:value-type="float" office:value="60"/>
          <table:table-cell office:value-type="float" office:value="81.67"/>
          <table:table-cell table:number-columns-repeated="16380"/>
        </table:table-row>
        <table:table-row table:number-rows-repeated="1048557">
          <table:table-cell table:number-columns-repeated="16380"/>
        </table:table-row>
      </table:table>
      <table:table table:name="'file:///C:/Users/ClaudineiBJr/Documents/Repositories/Mestrado/RelationshipBetweenMutationAndGFC/Results/Summary/lastZero_summary_results.csv'#lastZero_summary_results" table:style-name="ta2">
        <table:table-source xlink:href="file:///C:/Users/ClaudineiBJr/Documents/Repositories/Mestrado/RelationshipBetweenMutationAndGFC/Results/Summary/lastZero_summary_results.csv" table:table-name="lastZero_summary_result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9"/>
          <table:table-cell office:value-type="float" office:value="173"/>
          <table:table-cell office:value-type="float" office:value="5.2"/>
          <table:table-cell table:number-columns-repeated="16380"/>
        </table:table-row>
        <table:table-row>
          <table:table-cell/>
          <table:table-cell office:value-type="float" office:value="9"/>
          <table:table-cell office:value-type="float" office:value="173"/>
          <table:table-cell office:value-type="float" office:value="5.2"/>
          <table:table-cell table:number-columns-repeated="16380"/>
        </table:table-row>
        <table:table-row>
          <table:table-cell/>
          <table:table-cell office:value-type="float" office:value="88"/>
          <table:table-cell office:value-type="float" office:value="173"/>
          <table:table-cell office:value-type="float" office:value="50.87"/>
          <table:table-cell table:number-columns-repeated="16380"/>
        </table:table-row>
        <table:table-row>
          <table:table-cell/>
          <table:table-cell office:value-type="float" office:value="57"/>
          <table:table-cell office:value-type="float" office:value="173"/>
          <table:table-cell office:value-type="float" office:value="32.950000000000003"/>
          <table:table-cell table:number-columns-repeated="16380"/>
        </table:table-row>
        <table:table-row>
          <table:table-cell/>
          <table:table-cell office:value-type="float" office:value="31"/>
          <table:table-cell office:value-type="float" office:value="173"/>
          <table:table-cell office:value-type="float" office:value="17.920000000000002"/>
          <table:table-cell table:number-columns-repeated="16380"/>
        </table:table-row>
        <table:table-row>
          <table:table-cell table:number-columns-repeated="16384"/>
        </table:table-row>
        <table:table-row>
          <table:table-cell/>
          <table:table-cell office:value-type="float" office:value="3"/>
          <table:table-cell office:value-type="float" office:value="9"/>
          <table:table-cell office:value-type="float" office:value="33.33"/>
          <table:table-cell table:number-columns-repeated="16380"/>
        </table:table-row>
        <table:table-row>
          <table:table-cell/>
          <table:table-cell office:value-type="float" office:value="2"/>
          <table:table-cell office:value-type="float" office:value="9"/>
          <table:table-cell office:value-type="float" office:value="22.22"/>
          <table:table-cell table:number-columns-repeated="16380"/>
        </table:table-row>
        <table:table-row>
          <table:table-cell/>
          <table:table-cell office:value-type="float" office:value="1"/>
          <table:table-cell office:value-type="float" office:value="9"/>
          <table:table-cell office:value-type="float" office:value="11.11"/>
          <table:table-cell table:number-columns-repeated="16380"/>
        </table:table-row>
        <table:table-row>
          <table:table-cell/>
          <table:table-cell office:value-type="float" office:value="6"/>
          <table:table-cell office:value-type="float" office:value="9"/>
          <table:table-cell office:value-type="float" office:value="66.67"/>
          <table:table-cell table:number-columns-repeated="16380"/>
        </table:table-row>
        <table:table-row>
          <table:table-cell/>
          <table:table-cell office:value-type="float" office:value="1"/>
          <table:table-cell office:value-type="float" office:value="9"/>
          <table:table-cell office:value-type="float" office:value="11.11"/>
          <table:table-cell table:number-columns-repeated="16380"/>
        </table:table-row>
        <table:table-row>
          <table:table-cell/>
          <table:table-cell office:value-type="float" office:value="6"/>
          <table:table-cell office:value-type="float" office:value="9"/>
          <table:table-cell office:value-type="float" office:value="66.67"/>
          <table:table-cell table:number-columns-repeated="16380"/>
        </table:table-row>
        <table:table-row>
          <table:table-cell/>
          <table:table-cell office:value-type="float" office:value="2"/>
          <table:table-cell office:value-type="float" office:value="9"/>
          <table:table-cell office:value-type="float" office:value="22.22"/>
          <table:table-cell table:number-columns-repeated="16380"/>
        </table:table-row>
        <table:table-row>
          <table:table-cell/>
          <table:table-cell office:value-type="float" office:value="1"/>
          <table:table-cell office:value-type="float" office:value="9"/>
          <table:table-cell office:value-type="float" office:value="11.11"/>
          <table:table-cell table:number-columns-repeated="16380"/>
        </table:table-row>
        <table:table-row>
          <table:table-cell/>
          <table:table-cell office:value-type="float" office:value="1"/>
          <table:table-cell office:value-type="float" office:value="9"/>
          <table:table-cell office:value-type="float" office:value="11.11"/>
          <table:table-cell table:number-columns-repeated="16380"/>
        </table:table-row>
        <table:table-row>
          <table:table-cell/>
          <table:table-cell office:value-type="float" office:value="7"/>
          <table:table-cell office:value-type="float" office:value="9"/>
          <table:table-cell office:value-type="float" office:value="77.78"/>
          <table:table-cell table:number-columns-repeated="16380"/>
        </table:table-row>
        <table:table-row>
          <table:table-cell/>
          <table:table-cell office:value-type="float" office:value="1"/>
          <table:table-cell office:value-type="float" office:value="9"/>
          <table:table-cell office:value-type="float" office:value="11.11"/>
          <table:table-cell table:number-columns-repeated="16380"/>
        </table:table-row>
        <table:table-row>
          <table:table-cell/>
          <table:table-cell office:value-type="float" office:value="7"/>
          <table:table-cell office:value-type="float" office:value="9"/>
          <table:table-cell office:value-type="float" office:value="77.78"/>
          <table:table-cell table:number-columns-repeated="16380"/>
        </table:table-row>
        <table:table-row table:number-rows-repeated="1048557">
          <table:table-cell table:number-columns-repeated="16380"/>
        </table:table-row>
      </table:table>
      <table:table table:name="'file:///C:/Users/ClaudineiBJr/Documents/Repositories/Mestrado/RelationshipBetweenMutationAndGFC/Results/Summary/pat_summary_results.csv'#pat_summary_results" table:style-name="ta2">
        <table:table-source xlink:href="file:///C:/Users/ClaudineiBJr/Documents/Repositories/Mestrado/RelationshipBetweenMutationAndGFC/Results/Summary/pat_summary_results.csv" table:table-name="pat_summary_result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54"/>
          <table:table-cell office:value-type="float" office:value="629"/>
          <table:table-cell office:value-type="float" office:value="8.59"/>
          <table:table-cell table:number-columns-repeated="16380"/>
        </table:table-row>
        <table:table-row>
          <table:table-cell/>
          <table:table-cell office:value-type="float" office:value="57"/>
          <table:table-cell office:value-type="float" office:value="629"/>
          <table:table-cell office:value-type="float" office:value="9.06"/>
          <table:table-cell table:number-columns-repeated="16380"/>
        </table:table-row>
        <table:table-row>
          <table:table-cell/>
          <table:table-cell office:value-type="float" office:value="524"/>
          <table:table-cell office:value-type="float" office:value="629"/>
          <table:table-cell office:value-type="float" office:value="83.31"/>
          <table:table-cell table:number-columns-repeated="16380"/>
        </table:table-row>
        <table:table-row>
          <table:table-cell/>
          <table:table-cell office:value-type="float" office:value="286"/>
          <table:table-cell office:value-type="float" office:value="629"/>
          <table:table-cell office:value-type="float" office:value="45.47"/>
          <table:table-cell table:number-columns-repeated="16380"/>
        </table:table-row>
        <table:table-row>
          <table:table-cell/>
          <table:table-cell office:value-type="float" office:value="238"/>
          <table:table-cell office:value-type="float" office:value="629"/>
          <table:table-cell office:value-type="float" office:value="37.840000000000003"/>
          <table:table-cell table:number-columns-repeated="16380"/>
        </table:table-row>
        <table:table-row>
          <table:table-cell table:number-columns-repeated="16384"/>
        </table:table-row>
        <table:table-row>
          <table:table-cell/>
          <table:table-cell office:value-type="float" office:value="40"/>
          <table:table-cell office:value-type="float" office:value="54"/>
          <table:table-cell office:value-type="float" office:value="74.069999999999993"/>
          <table:table-cell table:number-columns-repeated="16380"/>
        </table:table-row>
        <table:table-row>
          <table:table-cell/>
          <table:table-cell office:value-type="float" office:value="13"/>
          <table:table-cell office:value-type="float" office:value="54"/>
          <table:table-cell office:value-type="float" office:value="24.07"/>
          <table:table-cell table:number-columns-repeated="16380"/>
        </table:table-row>
        <table:table-row>
          <table:table-cell/>
          <table:table-cell office:value-type="float" office:value="27"/>
          <table:table-cell office:value-type="float" office:value="54"/>
          <table:table-cell office:value-type="float" office:value="50"/>
          <table:table-cell table:number-columns-repeated="16380"/>
        </table:table-row>
        <table:table-row>
          <table:table-cell/>
          <table:table-cell office:value-type="float" office:value="54"/>
          <table:table-cell office:value-type="float" office:value="54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47"/>
          <table:table-cell office:value-type="float" office:value="54"/>
          <table:table-cell office:value-type="float" office:value="87.04"/>
          <table:table-cell table:number-columns-repeated="16380"/>
        </table:table-row>
        <table:table-row>
          <table:table-cell/>
          <table:table-cell office:value-type="float" office:value="52"/>
          <table:table-cell office:value-type="float" office:value="54"/>
          <table:table-cell office:value-type="float" office:value="96.3"/>
          <table:table-cell table:number-columns-repeated="16380"/>
        </table:table-row>
        <table:table-row>
          <table:table-cell/>
          <table:table-cell office:value-type="float" office:value="47"/>
          <table:table-cell office:value-type="float" office:value="57"/>
          <table:table-cell office:value-type="float" office:value="82.46"/>
          <table:table-cell table:number-columns-repeated="16380"/>
        </table:table-row>
        <table:table-row>
          <table:table-cell/>
          <table:table-cell office:value-type="float" office:value="18"/>
          <table:table-cell office:value-type="float" office:value="57"/>
          <table:table-cell office:value-type="float" office:value="31.58"/>
          <table:table-cell table:number-columns-repeated="16380"/>
        </table:table-row>
        <table:table-row>
          <table:table-cell/>
          <table:table-cell office:value-type="float" office:value="29"/>
          <table:table-cell office:value-type="float" office:value="57"/>
          <table:table-cell office:value-type="float" office:value="50.88"/>
          <table:table-cell table:number-columns-repeated="16380"/>
        </table:table-row>
        <table:table-row>
          <table:table-cell/>
          <table:table-cell office:value-type="float" office:value="57"/>
          <table:table-cell office:value-type="float" office:value="57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54"/>
          <table:table-cell office:value-type="float" office:value="57"/>
          <table:table-cell office:value-type="float" office:value="94.74"/>
          <table:table-cell table:number-columns-repeated="16380"/>
        </table:table-row>
        <table:table-row>
          <table:table-cell/>
          <table:table-cell office:value-type="float" office:value="56"/>
          <table:table-cell office:value-type="float" office:value="57"/>
          <table:table-cell office:value-type="float" office:value="98.25"/>
          <table:table-cell table:number-columns-repeated="16380"/>
        </table:table-row>
        <table:table-row table:number-rows-repeated="1048557">
          <table:table-cell table:number-columns-repeated="16380"/>
        </table:table-row>
      </table:table>
      <table:table table:name="'file:///C:/Users/ClaudineiBJr/Documents/Repositories/Mestrado/RelationshipBetweenMutationAndGFC/Results/Summary/power_summary_results.csv'#power_summary_results" table:style-name="ta2">
        <table:table-source xlink:href="file:///C:/Users/ClaudineiBJr/Documents/Repositories/Mestrado/RelationshipBetweenMutationAndGFC/Results/Summary/power_summary_results.csv" table:table-name="power_summary_result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9"/>
          <table:table-cell office:value-type="float" office:value="268"/>
          <table:table-cell office:value-type="float" office:value="3.36"/>
          <table:table-cell table:number-columns-repeated="16380"/>
        </table:table-row>
        <table:table-row>
          <table:table-cell/>
          <table:table-cell office:value-type="float" office:value="6"/>
          <table:table-cell office:value-type="float" office:value="268"/>
          <table:table-cell office:value-type="float" office:value="2.2400000000000002"/>
          <table:table-cell table:number-columns-repeated="16380"/>
        </table:table-row>
        <table:table-row>
          <table:table-cell/>
          <table:table-cell office:value-type="float" office:value="223"/>
          <table:table-cell office:value-type="float" office:value="268"/>
          <table:table-cell office:value-type="float" office:value="83.21"/>
          <table:table-cell table:number-columns-repeated="16380"/>
        </table:table-row>
        <table:table-row>
          <table:table-cell/>
          <table:table-cell office:value-type="float" office:value="133"/>
          <table:table-cell office:value-type="float" office:value="268"/>
          <table:table-cell office:value-type="float" office:value="49.63"/>
          <table:table-cell table:number-columns-repeated="16380"/>
        </table:table-row>
        <table:table-row>
          <table:table-cell/>
          <table:table-cell office:value-type="float" office:value="90"/>
          <table:table-cell office:value-type="float" office:value="268"/>
          <table:table-cell office:value-type="float" office:value="33.58"/>
          <table:table-cell table:number-columns-repeated="16380"/>
        </table:table-row>
        <table:table-row>
          <table:table-cell table:number-columns-repeated="16384"/>
        </table:table-row>
        <table:table-row>
          <table:table-cell/>
          <table:table-cell office:value-type="float" office:value="8"/>
          <table:table-cell office:value-type="float" office:value="9"/>
          <table:table-cell office:value-type="float" office:value="88.89"/>
          <table:table-cell table:number-columns-repeated="16380"/>
        </table:table-row>
        <table:table-row>
          <table:table-cell/>
          <table:table-cell office:value-type="float" office:value="1"/>
          <table:table-cell office:value-type="float" office:value="9"/>
          <table:table-cell office:value-type="float" office:value="11.11"/>
          <table:table-cell table:number-columns-repeated="16380"/>
        </table:table-row>
        <table:table-row>
          <table:table-cell/>
          <table:table-cell office:value-type="float" office:value="7"/>
          <table:table-cell office:value-type="float" office:value="9"/>
          <table:table-cell office:value-type="float" office:value="77.78"/>
          <table:table-cell table:number-columns-repeated="16380"/>
        </table:table-row>
        <table:table-row>
          <table:table-cell/>
          <table:table-cell office:value-type="float" office:value="9"/>
          <table:table-cell office:value-type="float" office:value="9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8"/>
          <table:table-cell office:value-type="float" office:value="9"/>
          <table:table-cell office:value-type="float" office:value="88.89"/>
          <table:table-cell table:number-columns-repeated="16380"/>
        </table:table-row>
        <table:table-row>
          <table:table-cell/>
          <table:table-cell office:value-type="float" office:value="1"/>
          <table:table-cell office:value-type="float" office:value="9"/>
          <table:table-cell office:value-type="float" office:value="11.11"/>
          <table:table-cell table:number-columns-repeated="16380"/>
        </table:table-row>
        <table:table-row>
          <table:table-cell/>
          <table:table-cell office:value-type="float" office:value="6"/>
          <table:table-cell office:value-type="float" office:value="6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6"/>
          <table:table-cell office:value-type="float" office:value="6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0"/>
          <table:table-cell office:value-type="float" office:value="6"/>
          <table:table-cell office:value-type="float" office:value="0"/>
          <table:table-cell table:number-columns-repeated="16380"/>
        </table:table-row>
        <table:table-row>
          <table:table-cell/>
          <table:table-cell office:value-type="float" office:value="6"/>
          <table:table-cell office:value-type="float" office:value="6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0"/>
          <table:table-cell office:value-type="float" office:value="6"/>
          <table:table-cell office:value-type="float" office:value="0"/>
          <table:table-cell table:number-columns-repeated="16380"/>
        </table:table-row>
        <table:table-row>
          <table:table-cell/>
          <table:table-cell office:value-type="float" office:value="6"/>
          <table:table-cell office:value-type="float" office:value="6"/>
          <table:table-cell office:value-type="float" office:value="100"/>
          <table:table-cell table:number-columns-repeated="16380"/>
        </table:table-row>
        <table:table-row table:number-rows-repeated="1048557">
          <table:table-cell table:number-columns-repeated="16380"/>
        </table:table-row>
      </table:table>
      <table:table table:name="'file:///C:/Users/ClaudineiBJr/Documents/Repositories/Mestrado/RelationshipBetweenMutationAndGFC/Results/Summary/quicksort_summary_results.csv'#quicksort_summary_results" table:style-name="ta2">
        <table:table-source xlink:href="file:///C:/Users/ClaudineiBJr/Documents/Repositories/Mestrado/RelationshipBetweenMutationAndGFC/Results/Summary/quicksort_summary_results.csv" table:table-name="quicksort_summary_result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12"/>
          <table:table-cell office:value-type="float" office:value="1026"/>
          <table:table-cell office:value-type="float" office:value="1.17"/>
          <table:table-cell table:number-columns-repeated="16380"/>
        </table:table-row>
        <table:table-row>
          <table:table-cell/>
          <table:table-cell office:value-type="float" office:value="82"/>
          <table:table-cell office:value-type="float" office:value="1026"/>
          <table:table-cell office:value-type="float" office:value="7.99"/>
          <table:table-cell table:number-columns-repeated="16380"/>
        </table:table-row>
        <table:table-row>
          <table:table-cell/>
          <table:table-cell office:value-type="float" office:value="680"/>
          <table:table-cell office:value-type="float" office:value="1026"/>
          <table:table-cell office:value-type="float" office:value="66.28"/>
          <table:table-cell table:number-columns-repeated="16380"/>
        </table:table-row>
        <table:table-row>
          <table:table-cell/>
          <table:table-cell office:value-type="float" office:value="375"/>
          <table:table-cell office:value-type="float" office:value="1026"/>
          <table:table-cell office:value-type="float" office:value="36.549999999999997"/>
          <table:table-cell table:number-columns-repeated="16380"/>
        </table:table-row>
        <table:table-row>
          <table:table-cell/>
          <table:table-cell office:value-type="float" office:value="367"/>
          <table:table-cell office:value-type="float" office:value="1026"/>
          <table:table-cell office:value-type="float" office:value="35.770000000000003"/>
          <table:table-cell table:number-columns-repeated="16380"/>
        </table:table-row>
        <table:table-row>
          <table:table-cell table:number-columns-repeated="16384"/>
        </table:table-row>
        <table:table-row>
          <table:table-cell/>
          <table:table-cell office:value-type="float" office:value="12"/>
          <table:table-cell office:value-type="float" office:value="12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4"/>
          <table:table-cell office:value-type="float" office:value="12"/>
          <table:table-cell office:value-type="float" office:value="33.33"/>
          <table:table-cell table:number-columns-repeated="16380"/>
        </table:table-row>
        <table:table-row>
          <table:table-cell/>
          <table:table-cell office:value-type="float" office:value="8"/>
          <table:table-cell office:value-type="float" office:value="12"/>
          <table:table-cell office:value-type="float" office:value="66.67"/>
          <table:table-cell table:number-columns-repeated="16380"/>
        </table:table-row>
        <table:table-row>
          <table:table-cell/>
          <table:table-cell office:value-type="float" office:value="12"/>
          <table:table-cell office:value-type="float" office:value="12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12"/>
          <table:table-cell office:value-type="float" office:value="12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9"/>
          <table:table-cell office:value-type="float" office:value="12"/>
          <table:table-cell office:value-type="float" office:value="75"/>
          <table:table-cell table:number-columns-repeated="16380"/>
        </table:table-row>
        <table:table-row>
          <table:table-cell/>
          <table:table-cell office:value-type="float" office:value="60"/>
          <table:table-cell office:value-type="float" office:value="82"/>
          <table:table-cell office:value-type="float" office:value="73.17"/>
          <table:table-cell table:number-columns-repeated="16380"/>
        </table:table-row>
        <table:table-row>
          <table:table-cell/>
          <table:table-cell office:value-type="float" office:value="28"/>
          <table:table-cell office:value-type="float" office:value="82"/>
          <table:table-cell office:value-type="float" office:value="34.15"/>
          <table:table-cell table:number-columns-repeated="16380"/>
        </table:table-row>
        <table:table-row>
          <table:table-cell/>
          <table:table-cell office:value-type="float" office:value="36"/>
          <table:table-cell office:value-type="float" office:value="82"/>
          <table:table-cell office:value-type="float" office:value="43.9"/>
          <table:table-cell table:number-columns-repeated="16380"/>
        </table:table-row>
        <table:table-row>
          <table:table-cell/>
          <table:table-cell office:value-type="float" office:value="82"/>
          <table:table-cell office:value-type="float" office:value="82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59"/>
          <table:table-cell office:value-type="float" office:value="82"/>
          <table:table-cell office:value-type="float" office:value="71.95"/>
          <table:table-cell table:number-columns-repeated="16380"/>
        </table:table-row>
        <table:table-row>
          <table:table-cell/>
          <table:table-cell office:value-type="float" office:value="58"/>
          <table:table-cell office:value-type="float" office:value="82"/>
          <table:table-cell office:value-type="float" office:value="70.73"/>
          <table:table-cell table:number-columns-repeated="16380"/>
        </table:table-row>
        <table:table-row table:number-rows-repeated="1048557">
          <table:table-cell table:number-columns-repeated="16380"/>
        </table:table-row>
      </table:table>
      <table:table table:name="'file:///C:/Users/ClaudineiBJr/Documents/Repositories/Mestrado/RelationshipBetweenMutationAndGFC/Results/Summary/sort_summary_results.csv'#sort_summary_results" table:style-name="ta2">
        <table:table-source xlink:href="file:///C:/Users/ClaudineiBJr/Documents/Repositories/Mestrado/RelationshipBetweenMutationAndGFC/Results/Summary/sort_summary_results.csv" table:table-name="sort_summary_result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14"/>
          <table:table-cell office:value-type="float" office:value="555"/>
          <table:table-cell office:value-type="float" office:value="2.52"/>
          <table:table-cell table:number-columns-repeated="16380"/>
        </table:table-row>
        <table:table-row>
          <table:table-cell/>
          <table:table-cell office:value-type="float" office:value="35"/>
          <table:table-cell office:value-type="float" office:value="555"/>
          <table:table-cell office:value-type="float" office:value="6.31"/>
          <table:table-cell table:number-columns-repeated="16380"/>
        </table:table-row>
        <table:table-row>
          <table:table-cell/>
          <table:table-cell office:value-type="float" office:value="209"/>
          <table:table-cell office:value-type="float" office:value="555"/>
          <table:table-cell office:value-type="float" office:value="37.659999999999997"/>
          <table:table-cell table:number-columns-repeated="16380"/>
        </table:table-row>
        <table:table-row>
          <table:table-cell/>
          <table:table-cell office:value-type="float" office:value="131"/>
          <table:table-cell office:value-type="float" office:value="555"/>
          <table:table-cell office:value-type="float" office:value="23.6"/>
          <table:table-cell table:number-columns-repeated="16380"/>
        </table:table-row>
        <table:table-row>
          <table:table-cell/>
          <table:table-cell office:value-type="float" office:value="78"/>
          <table:table-cell office:value-type="float" office:value="555"/>
          <table:table-cell office:value-type="float" office:value="14.05"/>
          <table:table-cell table:number-columns-repeated="16380"/>
        </table:table-row>
        <table:table-row>
          <table:table-cell table:number-columns-repeated="16384"/>
        </table:table-row>
        <table:table-row>
          <table:table-cell/>
          <table:table-cell office:value-type="float" office:value="9"/>
          <table:table-cell office:value-type="float" office:value="14"/>
          <table:table-cell office:value-type="float" office:value="64.290000000000006"/>
          <table:table-cell table:number-columns-repeated="16380"/>
        </table:table-row>
        <table:table-row>
          <table:table-cell/>
          <table:table-cell office:value-type="float" office:value="8"/>
          <table:table-cell office:value-type="float" office:value="14"/>
          <table:table-cell office:value-type="float" office:value="57.14"/>
          <table:table-cell table:number-columns-repeated="16380"/>
        </table:table-row>
        <table:table-row>
          <table:table-cell/>
          <table:table-cell office:value-type="float" office:value="1"/>
          <table:table-cell office:value-type="float" office:value="14"/>
          <table:table-cell office:value-type="float" office:value="7.14"/>
          <table:table-cell table:number-columns-repeated="16380"/>
        </table:table-row>
        <table:table-row>
          <table:table-cell/>
          <table:table-cell office:value-type="float" office:value="14"/>
          <table:table-cell office:value-type="float" office:value="14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3"/>
          <table:table-cell office:value-type="float" office:value="14"/>
          <table:table-cell office:value-type="float" office:value="21.43"/>
          <table:table-cell table:number-columns-repeated="16380"/>
        </table:table-row>
        <table:table-row>
          <table:table-cell/>
          <table:table-cell office:value-type="float" office:value="12"/>
          <table:table-cell office:value-type="float" office:value="14"/>
          <table:table-cell office:value-type="float" office:value="85.71"/>
          <table:table-cell table:number-columns-repeated="16380"/>
        </table:table-row>
        <table:table-row>
          <table:table-cell/>
          <table:table-cell office:value-type="float" office:value="13"/>
          <table:table-cell office:value-type="float" office:value="35"/>
          <table:table-cell office:value-type="float" office:value="37.14"/>
          <table:table-cell table:number-columns-repeated="16380"/>
        </table:table-row>
        <table:table-row>
          <table:table-cell/>
          <table:table-cell office:value-type="float" office:value="9"/>
          <table:table-cell office:value-type="float" office:value="35"/>
          <table:table-cell office:value-type="float" office:value="25.71"/>
          <table:table-cell table:number-columns-repeated="16380"/>
        </table:table-row>
        <table:table-row>
          <table:table-cell/>
          <table:table-cell office:value-type="float" office:value="4"/>
          <table:table-cell office:value-type="float" office:value="35"/>
          <table:table-cell office:value-type="float" office:value="11.43"/>
          <table:table-cell table:number-columns-repeated="16380"/>
        </table:table-row>
        <table:table-row>
          <table:table-cell/>
          <table:table-cell office:value-type="float" office:value="35"/>
          <table:table-cell office:value-type="float" office:value="35"/>
          <table:table-cell office:value-type="float" office:value="100"/>
          <table:table-cell table:number-columns-repeated="16380"/>
        </table:table-row>
        <table:table-row>
          <table:table-cell/>
          <table:table-cell office:value-type="float" office:value="16"/>
          <table:table-cell office:value-type="float" office:value="35"/>
          <table:table-cell office:value-type="float" office:value="45.71"/>
          <table:table-cell table:number-columns-repeated="16380"/>
        </table:table-row>
        <table:table-row>
          <table:table-cell/>
          <table:table-cell office:value-type="float" office:value="23"/>
          <table:table-cell office:value-type="float" office:value="35"/>
          <table:table-cell office:value-type="float" office:value="65.709999999999994"/>
          <table:table-cell table:number-columns-repeated="16380"/>
        </table:table-row>
        <table:table-row table:number-rows-repeated="1048557">
          <table:table-cell table:number-columns-repeated="16380"/>
        </table:table-row>
      </table:table>
      <table:table table:name="'file:///C:/Users/ClaudineiBJr/Documents/Repositories/Mestrado/RelationshipBetweenMutationAndGFC/Results/Summary/twoPred_summary_results.csv'#twoPred_summary_results" table:style-name="ta2">
        <table:table-source xlink:href="file:///C:/Users/ClaudineiBJr/Documents/Repositories/Mestrado/RelationshipBetweenMutationAndGFC/Results/Summary/twoPred_summary_results.csv" table:table-name="twoPred_summary_result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16"/>
          <table:table-cell office:value-type="float" office:value="246"/>
          <table:table-cell office:value-type="float" office:value="6.5"/>
          <table:table-cell table:number-columns-repeated="16380"/>
        </table:table-row>
        <table:table-row>
          <table:table-cell/>
          <table:table-cell office:value-type="float" office:value="24"/>
          <table:table-cell office:value-type="float" office:value="246"/>
          <table:table-cell office:value-type="float" office:value="9.76"/>
          <table:table-cell table:number-columns-repeated="16380"/>
        </table:table-row>
        <table:table-row>
          <table:table-cell/>
          <table:table-cell office:value-type="float" office:value="140"/>
          <table:table-cell office:value-type="float" office:value="246"/>
          <table:table-cell office:value-type="float" office:value="56.91"/>
          <table:table-cell table:number-columns-repeated="16380"/>
        </table:table-row>
        <table:table-row>
          <table:table-cell/>
          <table:table-cell office:value-type="float" office:value="126"/>
          <table:table-cell office:value-type="float" office:value="246"/>
          <table:table-cell office:value-type="float" office:value="51.22"/>
          <table:table-cell table:number-columns-repeated="16380"/>
        </table:table-row>
        <table:table-row>
          <table:table-cell/>
          <table:table-cell office:value-type="float" office:value="14"/>
          <table:table-cell office:value-type="float" office:value="246"/>
          <table:table-cell office:value-type="float" office:value="5.69"/>
          <table:table-cell table:number-columns-repeated="16380"/>
        </table:table-row>
        <table:table-row>
          <table:table-cell table:number-columns-repeated="16384"/>
        </table:table-row>
        <table:table-row>
          <table:table-cell/>
          <table:table-cell office:value-type="float" office:value="5"/>
          <table:table-cell office:value-type="float" office:value="16"/>
          <table:table-cell office:value-type="float" office:value="31.25"/>
          <table:table-cell table:number-columns-repeated="16380"/>
        </table:table-row>
        <table:table-row>
          <table:table-cell/>
          <table:table-cell office:value-type="float" office:value="5"/>
          <table:table-cell office:value-type="float" office:value="16"/>
          <table:table-cell office:value-type="float" office:value="31.25"/>
          <table:table-cell table:number-columns-repeated="16380"/>
        </table:table-row>
        <table:table-row>
          <table:table-cell/>
          <table:table-cell office:value-type="float" office:value="0"/>
          <table:table-cell office:value-type="float" office:value="16"/>
          <table:table-cell office:value-type="float" office:value="0"/>
          <table:table-cell table:number-columns-repeated="16380"/>
        </table:table-row>
        <table:table-row>
          <table:table-cell/>
          <table:table-cell office:value-type="float" office:value="5"/>
          <table:table-cell office:value-type="float" office:value="16"/>
          <table:table-cell office:value-type="float" office:value="31.25"/>
          <table:table-cell table:number-columns-repeated="16380"/>
        </table:table-row>
        <table:table-row>
          <table:table-cell/>
          <table:table-cell office:value-type="float" office:value="0"/>
          <table:table-cell office:value-type="float" office:value="16"/>
          <table:table-cell office:value-type="float" office:value="0"/>
          <table:table-cell table:number-columns-repeated="16380"/>
        </table:table-row>
        <table:table-row>
          <table:table-cell/>
          <table:table-cell office:value-type="float" office:value="5"/>
          <table:table-cell office:value-type="float" office:value="16"/>
          <table:table-cell office:value-type="float" office:value="31.25"/>
          <table:table-cell table:number-columns-repeated="16380"/>
        </table:table-row>
        <table:table-row>
          <table:table-cell/>
          <table:table-cell office:value-type="float" office:value="3"/>
          <table:table-cell office:value-type="float" office:value="24"/>
          <table:table-cell office:value-type="float" office:value="12.5"/>
          <table:table-cell table:number-columns-repeated="16380"/>
        </table:table-row>
        <table:table-row>
          <table:table-cell/>
          <table:table-cell office:value-type="float" office:value="3"/>
          <table:table-cell office:value-type="float" office:value="24"/>
          <table:table-cell office:value-type="float" office:value="12.5"/>
          <table:table-cell table:number-columns-repeated="16380"/>
        </table:table-row>
        <table:table-row>
          <table:table-cell/>
          <table:table-cell office:value-type="float" office:value="0"/>
          <table:table-cell office:value-type="float" office:value="24"/>
          <table:table-cell office:value-type="float" office:value="0"/>
          <table:table-cell table:number-columns-repeated="16380"/>
        </table:table-row>
        <table:table-row>
          <table:table-cell/>
          <table:table-cell office:value-type="float" office:value="22"/>
          <table:table-cell office:value-type="float" office:value="24"/>
          <table:table-cell office:value-type="float" office:value="91.67"/>
          <table:table-cell table:number-columns-repeated="16380"/>
        </table:table-row>
        <table:table-row>
          <table:table-cell/>
          <table:table-cell office:value-type="float" office:value="0"/>
          <table:table-cell office:value-type="float" office:value="24"/>
          <table:table-cell office:value-type="float" office:value="0"/>
          <table:table-cell table:number-columns-repeated="16380"/>
        </table:table-row>
        <table:table-row>
          <table:table-cell/>
          <table:table-cell office:value-type="float" office:value="22"/>
          <table:table-cell office:value-type="float" office:value="24"/>
          <table:table-cell office:value-type="float" office:value="91.67"/>
          <table:table-cell table:number-columns-repeated="16380"/>
        </table:table-row>
        <table:table-row table:number-rows-repeated="1048557">
          <table:table-cell table:number-columns-repeated="1638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4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6in" fo:margin-bottom="0.6in" fo:margin-left="0.4in" fo:margin-right="0.4in" style:print-orientation="landscape" style:print-page-order="ltr" style:first-page-number="1" style:scale-to="95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laudineiBJr</dc:creator>
    <meta:creation-date>2019-06-11T13:37:36Z</meta:creation-date>
    <dc:date>2019-07-03T18:24:10Z</dc:date>
    <meta:print-date>2019-06-12T15:30:21Z</meta:print-date>
    <meta:editing-cycles>49</meta:editing-cycles>
    <meta:editing-duration>PT8505S</meta:editing-duration>
  </office:meta>
</office:document-meta>
</file>